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Receptor</text:p>
          </table:table-cell>
          <table:table-cell office:value-type="string" calcext:value-type="string">
            <text:p>Cores</text:p>
          </table:table-cell>
          <table:table-cell table:style-name="Default" office:value-type="string" calcext:value-type="string">
            <text:p>AoS Time(s)</text:p>
          </table:table-cell>
          <table:table-cell table:style-name="Default" office:value-type="string" calcext:value-type="string">
            <text:p>SoA Time(s)</text:p>
          </table:table-cell>
          <table:table-cell table:style-name="Default"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1" calcext:value-type="float">
            <text:p>1</text:p>
          </table:table-cell>
          <table:table-cell office:value-type="float" office:value="3083.92435296264" calcext:value-type="float">
            <text:p>3083.92</text:p>
          </table:table-cell>
          <table:table-cell office:value-type="float" office:value="1662.45892668059" calcext:value-type="float">
            <text:p>1662.46</text:p>
          </table:table-cell>
          <table:table-cell table:formula="of:=[.C2]/[.D2]" office:value-type="float" office:value="1.85503792212194" calcext:value-type="float">
            <text:p>1.86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1" calcext:value-type="float">
            <text:p>1</text:p>
          </table:table-cell>
          <table:table-cell office:value-type="float" office:value="845.740383423065" calcext:value-type="float">
            <text:p>845.74</text:p>
          </table:table-cell>
          <table:table-cell office:value-type="float" office:value="514.264522138234" calcext:value-type="float">
            <text:p>514.26</text:p>
          </table:table-cell>
          <table:table-cell table:formula="of:=[.C3]/[.D3]" office:value-type="float" office:value="1.6445629574185" calcext:value-type="float">
            <text:p>1.64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1" calcext:value-type="float">
            <text:p>1</text:p>
          </table:table-cell>
          <table:table-cell office:value-type="float" office:value="23.2515805869926" calcext:value-type="float">
            <text:p>23.25</text:p>
          </table:table-cell>
          <table:table-cell office:value-type="float" office:value="13.2164130921471" calcext:value-type="float">
            <text:p>13.22</text:p>
          </table:table-cell>
          <table:table-cell table:formula="of:=[.C4]/[.D4]" office:value-type="float" office:value="1.75929584107871" calcext:value-type="float">
            <text:p>1.76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1" calcext:value-type="float">
            <text:p>1</text:p>
          </table:table-cell>
          <table:table-cell office:value-type="float" office:value="1530.38308641518" calcext:value-type="float">
            <text:p>1530.38</text:p>
          </table:table-cell>
          <table:table-cell office:value-type="float" office:value="854.259952662399" calcext:value-type="float">
            <text:p>854.26</text:p>
          </table:table-cell>
          <table:table-cell table:formula="of:=[.C5]/[.D5]" office:value-type="float" office:value="1.79147235176549" calcext:value-type="float">
            <text:p>1.79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1" calcext:value-type="float">
            <text:p>1</text:p>
          </table:table-cell>
          <table:table-cell office:value-type="float" office:value="6312.18256940952" calcext:value-type="float">
            <text:p>6312.18</text:p>
          </table:table-cell>
          <table:table-cell office:value-type="float" office:value="3627.96572382661" calcext:value-type="float">
            <text:p>3627.97</text:p>
          </table:table-cell>
          <table:table-cell table:formula="of:=[.C6]/[.D6]" office:value-type="float" office:value="1.73986830359349" calcext:value-type="float">
            <text:p>1.74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1" calcext:value-type="float">
            <text:p>1</text:p>
          </table:table-cell>
          <table:table-cell office:value-type="float" office:value="5317.37956288662" calcext:value-type="float">
            <text:p>5317.38</text:p>
          </table:table-cell>
          <table:table-cell office:value-type="float" office:value="2074.59364326513" calcext:value-type="float">
            <text:p>2074.59</text:p>
          </table:table-cell>
          <table:table-cell table:formula="of:=[.C7]/[.D7]" office:value-type="float" office:value="2.56309450293976" calcext:value-type="float">
            <text:p>2.56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1" calcext:value-type="float">
            <text:p>1</text:p>
          </table:table-cell>
          <table:table-cell office:value-type="float" office:value="833.182138687866" calcext:value-type="float">
            <text:p>833.18</text:p>
          </table:table-cell>
          <table:table-cell office:value-type="float" office:value="456.785528023824" calcext:value-type="float">
            <text:p>456.79</text:p>
          </table:table-cell>
          <table:table-cell table:formula="of:=[.C8]/[.D8]" office:value-type="float" office:value="1.82401168069495" calcext:value-type="float">
            <text:p>1.82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1" calcext:value-type="float">
            <text:p>1</text:p>
          </table:table-cell>
          <table:table-cell office:value-type="float" office:value="7451.62195850145" calcext:value-type="float">
            <text:p>7451.62</text:p>
          </table:table-cell>
          <table:table-cell office:value-type="float" office:value="4283.29757328103" calcext:value-type="float">
            <text:p>4283.30</text:p>
          </table:table-cell>
          <table:table-cell table:formula="of:=[.C9]/[.D9]" office:value-type="float" office:value="1.73969280233628" calcext:value-type="float">
            <text:p>1.74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1" calcext:value-type="float">
            <text:p>1</text:p>
          </table:table-cell>
          <table:table-cell office:value-type="float" office:value="2366.70773853612" calcext:value-type="float">
            <text:p>2366.71</text:p>
          </table:table-cell>
          <table:table-cell office:value-type="float" office:value="1282.09601778651" calcext:value-type="float">
            <text:p>1282.10</text:p>
          </table:table-cell>
          <table:table-cell table:formula="of:=[.C10]/[.D10]" office:value-type="float" office:value="1.84596762309749" calcext:value-type="float">
            <text:p>1.85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1" calcext:value-type="float">
            <text:p>1</text:p>
          </table:table-cell>
          <table:table-cell office:value-type="float" office:value="7035.69830242622" calcext:value-type="float">
            <text:p>7035.70</text:p>
          </table:table-cell>
          <table:table-cell office:value-type="float" office:value="3811.52695927128" calcext:value-type="float">
            <text:p>3811.53</text:p>
          </table:table-cell>
          <table:table-cell table:formula="of:=[.C11]/[.D11]" office:value-type="float" office:value="1.84590018058573" calcext:value-type="float">
            <text:p>1.85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1" calcext:value-type="float">
            <text:p>1</text:p>
          </table:table-cell>
          <table:table-cell office:value-type="float" office:value="2075.94822038657" calcext:value-type="float">
            <text:p>2075.95</text:p>
          </table:table-cell>
          <table:table-cell office:value-type="float" office:value="1122.69106129501" calcext:value-type="float">
            <text:p>1122.69</text:p>
          </table:table-cell>
          <table:table-cell table:formula="of:=[.C12]/[.D12]" office:value-type="float" office:value="1.84908234505046" calcext:value-type="float">
            <text:p>1.85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1" calcext:value-type="float">
            <text:p>1</text:p>
          </table:table-cell>
          <table:table-cell office:value-type="float" office:value="10337.4120209135" calcext:value-type="float">
            <text:p>10337.41</text:p>
          </table:table-cell>
          <table:table-cell office:value-type="float" office:value="5599.95688232012" calcext:value-type="float">
            <text:p>5599.96</text:p>
          </table:table-cell>
          <table:table-cell table:formula="of:=[.C13]/[.D13]" office:value-type="float" office:value="1.84598064559215" calcext:value-type="float">
            <text:p>1.85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1" calcext:value-type="float">
            <text:p>1</text:p>
          </table:table-cell>
          <table:table-cell office:value-type="float" office:value="1935.20490333632" calcext:value-type="float">
            <text:p>1935.20</text:p>
          </table:table-cell>
          <table:table-cell office:value-type="float" office:value="1070.8430449475" calcext:value-type="float">
            <text:p>1070.84</text:p>
          </table:table-cell>
          <table:table-cell table:formula="of:=[.C14]/[.D14]" office:value-type="float" office:value="1.80717885078219" calcext:value-type="float">
            <text:p>1.81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1" calcext:value-type="float">
            <text:p>1</text:p>
          </table:table-cell>
          <table:table-cell office:value-type="float" office:value="4757.55724807559" calcext:value-type="float">
            <text:p>4757.56</text:p>
          </table:table-cell>
          <table:table-cell office:value-type="float" office:value="2623.89298894263" calcext:value-type="float">
            <text:p>2623.89</text:p>
          </table:table-cell>
          <table:table-cell table:formula="of:=[.C15]/[.D15]" office:value-type="float" office:value="1.81316740740741" calcext:value-type="float">
            <text:p>1.81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1" calcext:value-type="float">
            <text:p>1</text:p>
          </table:table-cell>
          <table:table-cell office:value-type="float" office:value="541.612177134526" calcext:value-type="float">
            <text:p>541.61</text:p>
          </table:table-cell>
          <table:table-cell office:value-type="float" office:value="311.708177423285" calcext:value-type="float">
            <text:p>311.71</text:p>
          </table:table-cell>
          <table:table-cell table:formula="of:=[.C16]/[.D16]" office:value-type="float" office:value="1.73756165658446" calcext:value-type="float">
            <text:p>1.74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1" calcext:value-type="float">
            <text:p>1</text:p>
          </table:table-cell>
          <table:table-cell office:value-type="float" office:value="5311.93960341054" calcext:value-type="float">
            <text:p>5311.94</text:p>
          </table:table-cell>
          <table:table-cell office:value-type="float" office:value="2969.46309614653" calcext:value-type="float">
            <text:p>2969.46</text:p>
          </table:table-cell>
          <table:table-cell table:formula="of:=[.C17]/[.D17]" office:value-type="float" office:value="1.78885523457215" calcext:value-type="float">
            <text:p>1.79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1" calcext:value-type="float">
            <text:p>1</text:p>
          </table:table-cell>
          <table:table-cell office:value-type="float" office:value="10241.2176568106" calcext:value-type="float">
            <text:p>10241.22</text:p>
          </table:table-cell>
          <table:table-cell office:value-type="float" office:value="5547.88593863354" calcext:value-type="float">
            <text:p>5547.89</text:p>
          </table:table-cell>
          <table:table-cell table:formula="of:=[.C18]/[.D18]" office:value-type="float" office:value="1.84596759379899" calcext:value-type="float">
            <text:p>1.85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1" calcext:value-type="float">
            <text:p>1</text:p>
          </table:table-cell>
          <table:table-cell office:value-type="float" office:value="3249.76333555738" calcext:value-type="float">
            <text:p>3249.76</text:p>
          </table:table-cell>
          <table:table-cell office:value-type="float" office:value="1769.99683046441" calcext:value-type="float">
            <text:p>1770.00</text:p>
          </table:table-cell>
          <table:table-cell table:formula="of:=[.C19]/[.D19]" office:value-type="float" office:value="1.83602777113714" calcext:value-type="float">
            <text:p>1.84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1" calcext:value-type="float">
            <text:p>1</text:p>
          </table:table-cell>
          <table:table-cell office:value-type="float" office:value="4387.57520723959" calcext:value-type="float">
            <text:p>4387.58</text:p>
          </table:table-cell>
          <table:table-cell office:value-type="float" office:value="2369.26830522659" calcext:value-type="float">
            <text:p>2369.27</text:p>
          </table:table-cell>
          <table:table-cell table:formula="of:=[.C20]/[.D20]" office:value-type="float" office:value="1.85186928705399" calcext:value-type="float">
            <text:p>1.85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1" calcext:value-type="float">
            <text:p>1</text:p>
          </table:table-cell>
          <table:table-cell office:value-type="float" office:value="1926.2342438464" calcext:value-type="float">
            <text:p>1926.23</text:p>
          </table:table-cell>
          <table:table-cell office:value-type="float" office:value="1027.88949207246" calcext:value-type="float">
            <text:p>1027.89</text:p>
          </table:table-cell>
          <table:table-cell table:formula="of:=[.C21]/[.D21]" office:value-type="float" office:value="1.87397016771002" calcext:value-type="float">
            <text:p>1.87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1" calcext:value-type="float">
            <text:p>1</text:p>
          </table:table-cell>
          <table:table-cell office:value-type="float" office:value="7025.7067228776" calcext:value-type="float">
            <text:p>7025.71</text:p>
          </table:table-cell>
          <table:table-cell office:value-type="float" office:value="3805.97383198804" calcext:value-type="float">
            <text:p>3805.97</text:p>
          </table:table-cell>
          <table:table-cell table:formula="of:=[.C22]/[.D22]" office:value-type="float" office:value="1.84596821550077" calcext:value-type="float">
            <text:p>1.85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1" calcext:value-type="float">
            <text:p>1</text:p>
          </table:table-cell>
          <table:table-cell office:value-type="float" office:value="1672.86812854262" calcext:value-type="float">
            <text:p>1672.87</text:p>
          </table:table-cell>
          <table:table-cell office:value-type="float" office:value="896.158434793658" calcext:value-type="float">
            <text:p>896.16</text:p>
          </table:table-cell>
          <table:table-cell table:formula="of:=[.C23]/[.D23]" office:value-type="float" office:value="1.86671024184223" calcext:value-type="float">
            <text:p>1.87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1" calcext:value-type="float">
            <text:p>1</text:p>
          </table:table-cell>
          <table:table-cell office:value-type="float" office:value="5429.89687947588" calcext:value-type="float">
            <text:p>5429.90</text:p>
          </table:table-cell>
          <table:table-cell office:value-type="float" office:value="2916.94578007489" calcext:value-type="float">
            <text:p>2916.95</text:p>
          </table:table-cell>
          <table:table-cell table:formula="of:=[.C24]/[.D24]" office:value-type="float" office:value="1.86150079187844" calcext:value-type="float">
            <text:p>1.86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1" calcext:value-type="float">
            <text:p>1</text:p>
          </table:table-cell>
          <table:table-cell office:value-type="float" office:value="1737.01337265457" calcext:value-type="float">
            <text:p>1737.01</text:p>
          </table:table-cell>
          <table:table-cell office:value-type="float" office:value="941.025465029902" calcext:value-type="float">
            <text:p>941.03</text:p>
          </table:table-cell>
          <table:table-cell table:formula="of:=[.C25]/[.D25]" office:value-type="float" office:value="1.84587286657474" calcext:value-type="float">
            <text:p>1.85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1" calcext:value-type="float">
            <text:p>1</text:p>
          </table:table-cell>
          <table:table-cell office:value-type="float" office:value="2442.21226722088" calcext:value-type="float">
            <text:p>2442.21</text:p>
          </table:table-cell>
          <table:table-cell office:value-type="float" office:value="1377.81319158718" calcext:value-type="float">
            <text:p>1377.81</text:p>
          </table:table-cell>
          <table:table-cell table:formula="of:=[.C26]/[.D26]" office:value-type="float" office:value="1.7725278594608" calcext:value-type="float">
            <text:p>1.77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1" calcext:value-type="float">
            <text:p>1</text:p>
          </table:table-cell>
          <table:table-cell office:value-type="float" office:value="2404.77265042512" calcext:value-type="float">
            <text:p>2404.77</text:p>
          </table:table-cell>
          <table:table-cell office:value-type="float" office:value="1353.26048424913" calcext:value-type="float">
            <text:p>1353.26</text:p>
          </table:table-cell>
          <table:table-cell table:formula="of:=[.C27]/[.D27]" office:value-type="float" office:value="1.77702125970185" calcext:value-type="float">
            <text:p>1.7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1" calcext:value-type="float">
            <text:p>1</text:p>
          </table:table-cell>
          <table:table-cell office:value-type="float" office:value="1218.42661781444" calcext:value-type="float">
            <text:p>1218.43</text:p>
          </table:table-cell>
          <table:table-cell office:value-type="float" office:value="762.333727557597" calcext:value-type="float">
            <text:p>762.33</text:p>
          </table:table-cell>
          <table:table-cell table:formula="of:=[.C28]/[.D28]" office:value-type="float" office:value="1.59828507354397" calcext:value-type="float">
            <text:p>1.60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1" calcext:value-type="float">
            <text:p>1</text:p>
          </table:table-cell>
          <table:table-cell office:value-type="float" office:value="773.431639483514" calcext:value-type="float">
            <text:p>773.43</text:p>
          </table:table-cell>
          <table:table-cell office:value-type="float" office:value="461.021362243895" calcext:value-type="float">
            <text:p>461.02</text:p>
          </table:table-cell>
          <table:table-cell table:formula="of:=[.C29]/[.D29]" office:value-type="float" office:value="1.67764815868629" calcext:value-type="float">
            <text:p>1.68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1" calcext:value-type="float">
            <text:p>1</text:p>
          </table:table-cell>
          <table:table-cell office:value-type="float" office:value="1875.96240844355" calcext:value-type="float">
            <text:p>1875.96</text:p>
          </table:table-cell>
          <table:table-cell office:value-type="float" office:value="994.496897025228" calcext:value-type="float">
            <text:p>994.50</text:p>
          </table:table-cell>
          <table:table-cell table:formula="of:=[.C30]/[.D30]" office:value-type="float" office:value="1.88634314903846" calcext:value-type="float">
            <text:p>1.89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1" calcext:value-type="float">
            <text:p>1</text:p>
          </table:table-cell>
          <table:table-cell office:value-type="float" office:value="1554.40442654089" calcext:value-type="float">
            <text:p>1554.40</text:p>
          </table:table-cell>
          <table:table-cell office:value-type="float" office:value="793.512684952678" calcext:value-type="float">
            <text:p>793.51</text:p>
          </table:table-cell>
          <table:table-cell table:formula="of:=[.C31]/[.D31]" office:value-type="float" office:value="1.95889045760319" calcext:value-type="float">
            <text:p>1.96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1" calcext:value-type="float">
            <text:p>1</text:p>
          </table:table-cell>
          <table:table-cell office:value-type="float" office:value="2661.34310759588" calcext:value-type="float">
            <text:p>2661.34</text:p>
          </table:table-cell>
          <table:table-cell office:value-type="float" office:value="1499.21818103808" calcext:value-type="float">
            <text:p>1499.22</text:p>
          </table:table-cell>
          <table:table-cell table:formula="of:=[.C32]/[.D32]" office:value-type="float" office:value="1.7751539710872" calcext:value-type="float">
            <text:p>1.78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2" calcext:value-type="float">
            <text:p>2</text:p>
          </table:table-cell>
          <table:table-cell office:value-type="float" office:value="1620.50808052876" calcext:value-type="float">
            <text:p>1620.51</text:p>
          </table:table-cell>
          <table:table-cell office:value-type="float" office:value="872.666451810492" calcext:value-type="float">
            <text:p>872.67</text:p>
          </table:table-cell>
          <table:table-cell table:formula="of:=[.C33]/[.D33]" office:value-type="float" office:value="1.85696158843593" calcext:value-type="float">
            <text:p>1.86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2" calcext:value-type="float">
            <text:p>2</text:p>
          </table:table-cell>
          <table:table-cell office:value-type="float" office:value="426.961187203968" calcext:value-type="float">
            <text:p>426.96</text:p>
          </table:table-cell>
          <table:table-cell office:value-type="float" office:value="254.977624541791" calcext:value-type="float">
            <text:p>254.98</text:p>
          </table:table-cell>
          <table:table-cell table:formula="of:=[.C34]/[.D34]" office:value-type="float" office:value="1.67450452945132" calcext:value-type="float">
            <text:p>1.67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2" calcext:value-type="float">
            <text:p>2</text:p>
          </table:table-cell>
          <table:table-cell office:value-type="float" office:value="21.8197308943883" calcext:value-type="float">
            <text:p>21.82</text:p>
          </table:table-cell>
          <table:table-cell office:value-type="float" office:value="12.4942048565834" calcext:value-type="float">
            <text:p>12.49</text:p>
          </table:table-cell>
          <table:table-cell table:formula="of:=[.C35]/[.D35]" office:value-type="float" office:value="1.74638811711904" calcext:value-type="float">
            <text:p>1.75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2" calcext:value-type="float">
            <text:p>2</text:p>
          </table:table-cell>
          <table:table-cell office:value-type="float" office:value="762.938407836741" calcext:value-type="float">
            <text:p>762.94</text:p>
          </table:table-cell>
          <table:table-cell office:value-type="float" office:value="422.768325475104" calcext:value-type="float">
            <text:p>422.77</text:p>
          </table:table-cell>
          <table:table-cell table:formula="of:=[.C36]/[.D36]" office:value-type="float" office:value="1.80462528023914" calcext:value-type="float">
            <text:p>1.80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2" calcext:value-type="float">
            <text:p>2</text:p>
          </table:table-cell>
          <table:table-cell office:value-type="float" office:value="3273.2679119604" calcext:value-type="float">
            <text:p>3273.27</text:p>
          </table:table-cell>
          <table:table-cell office:value-type="float" office:value="1889.50317007049" calcext:value-type="float">
            <text:p>1889.50</text:p>
          </table:table-cell>
          <table:table-cell table:formula="of:=[.C37]/[.D37]" office:value-type="float" office:value="1.73234317031513" calcext:value-type="float">
            <text:p>1.73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2" calcext:value-type="float">
            <text:p>2</text:p>
          </table:table-cell>
          <table:table-cell office:value-type="float" office:value="1868.45718956756" calcext:value-type="float">
            <text:p>1868.46</text:p>
          </table:table-cell>
          <table:table-cell office:value-type="float" office:value="1059.15747590125" calcext:value-type="float">
            <text:p>1059.16</text:p>
          </table:table-cell>
          <table:table-cell table:formula="of:=[.C38]/[.D38]" office:value-type="float" office:value="1.764097626727" calcext:value-type="float">
            <text:p>1.76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2" calcext:value-type="float">
            <text:p>2</text:p>
          </table:table-cell>
          <table:table-cell office:value-type="float" office:value="460.790555030268" calcext:value-type="float">
            <text:p>460.79</text:p>
          </table:table-cell>
          <table:table-cell office:value-type="float" office:value="247.788725370472" calcext:value-type="float">
            <text:p>247.79</text:p>
          </table:table-cell>
          <table:table-cell table:formula="of:=[.C39]/[.D39]" office:value-type="float" office:value="1.85961065961066" calcext:value-type="float">
            <text:p>1.86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2" calcext:value-type="float">
            <text:p>2</text:p>
          </table:table-cell>
          <table:table-cell office:value-type="float" office:value="3766.11666586917" calcext:value-type="float">
            <text:p>3766.12</text:p>
          </table:table-cell>
          <table:table-cell office:value-type="float" office:value="2125.1740412389" calcext:value-type="float">
            <text:p>2125.17</text:p>
          </table:table-cell>
          <table:table-cell table:formula="of:=[.C40]/[.D40]" office:value-type="float" office:value="1.77214505390517" calcext:value-type="float">
            <text:p>1.77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2" calcext:value-type="float">
            <text:p>2</text:p>
          </table:table-cell>
          <table:table-cell office:value-type="float" office:value="1264.32949356847" calcext:value-type="float">
            <text:p>1264.33</text:p>
          </table:table-cell>
          <table:table-cell office:value-type="float" office:value="683.615518639827" calcext:value-type="float">
            <text:p>683.62</text:p>
          </table:table-cell>
          <table:table-cell table:formula="of:=[.C41]/[.D41]" office:value-type="float" office:value="1.84947453516573" calcext:value-type="float">
            <text:p>1.85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2" calcext:value-type="float">
            <text:p>2</text:p>
          </table:table-cell>
          <table:table-cell office:value-type="float" office:value="3720.54946019944" calcext:value-type="float">
            <text:p>3720.55</text:p>
          </table:table-cell>
          <table:table-cell office:value-type="float" office:value="2089.66340033729" calcext:value-type="float">
            <text:p>2089.66</text:p>
          </table:table-cell>
          <table:table-cell table:formula="of:=[.C42]/[.D42]" office:value-type="float" office:value="1.78045395234415" calcext:value-type="float">
            <text:p>1.78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2" calcext:value-type="float">
            <text:p>2</text:p>
          </table:table-cell>
          <table:table-cell office:value-type="float" office:value="1136.77602346752" calcext:value-type="float">
            <text:p>1136.78</text:p>
          </table:table-cell>
          <table:table-cell office:value-type="float" office:value="614.243709416993" calcext:value-type="float">
            <text:p>614.24</text:p>
          </table:table-cell>
          <table:table-cell table:formula="of:=[.C43]/[.D43]" office:value-type="float" office:value="1.85069216996375" calcext:value-type="float">
            <text:p>1.85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2" calcext:value-type="float">
            <text:p>2</text:p>
          </table:table-cell>
          <table:table-cell office:value-type="float" office:value="5467.62114531551" calcext:value-type="float">
            <text:p>5467.62</text:p>
          </table:table-cell>
          <table:table-cell office:value-type="float" office:value="2937.22674411427" calcext:value-type="float">
            <text:p>2937.23</text:p>
          </table:table-cell>
          <table:table-cell table:formula="of:=[.C44]/[.D44]" office:value-type="float" office:value="1.861490998702" calcext:value-type="float">
            <text:p>1.86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2" calcext:value-type="float">
            <text:p>2</text:p>
          </table:table-cell>
          <table:table-cell office:value-type="float" office:value="1084.49861708428" calcext:value-type="float">
            <text:p>1084.50</text:p>
          </table:table-cell>
          <table:table-cell office:value-type="float" office:value="596.207153470554" calcext:value-type="float">
            <text:p>596.21</text:p>
          </table:table-cell>
          <table:table-cell table:formula="of:=[.C45]/[.D45]" office:value-type="float" office:value="1.81899631826179" calcext:value-type="float">
            <text:p>1.82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2" calcext:value-type="float">
            <text:p>2</text:p>
          </table:table-cell>
          <table:table-cell office:value-type="float" office:value="2404.8588313515" calcext:value-type="float">
            <text:p>2404.86</text:p>
          </table:table-cell>
          <table:table-cell office:value-type="float" office:value="1355.36117615235" calcext:value-type="float">
            <text:p>1355.36</text:p>
          </table:table-cell>
          <table:table-cell table:formula="of:=[.C46]/[.D46]" office:value-type="float" office:value="1.77433061656562" calcext:value-type="float">
            <text:p>1.77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2" calcext:value-type="float">
            <text:p>2</text:p>
          </table:table-cell>
          <table:table-cell office:value-type="float" office:value="281.864262258739" calcext:value-type="float">
            <text:p>281.86</text:p>
          </table:table-cell>
          <table:table-cell office:value-type="float" office:value="160.880765518671" calcext:value-type="float">
            <text:p>160.88</text:p>
          </table:table-cell>
          <table:table-cell table:formula="of:=[.C47]/[.D47]" office:value-type="float" office:value="1.75200721695986" calcext:value-type="float">
            <text:p>1.75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2" calcext:value-type="float">
            <text:p>2</text:p>
          </table:table-cell>
          <table:table-cell office:value-type="float" office:value="2885.64445246629" calcext:value-type="float">
            <text:p>2885.64</text:p>
          </table:table-cell>
          <table:table-cell office:value-type="float" office:value="1617.54598927337" calcext:value-type="float">
            <text:p>1617.55</text:p>
          </table:table-cell>
          <table:table-cell table:formula="of:=[.C48]/[.D48]" office:value-type="float" office:value="1.7839643952025" calcext:value-type="float">
            <text:p>1.78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2" calcext:value-type="float">
            <text:p>2</text:p>
          </table:table-cell>
          <table:table-cell office:value-type="float" office:value="4447.17127537658" calcext:value-type="float">
            <text:p>4447.17</text:p>
          </table:table-cell>
          <table:table-cell office:value-type="float" office:value="2618.878558288" calcext:value-type="float">
            <text:p>2618.88</text:p>
          </table:table-cell>
          <table:table-cell table:formula="of:=[.C49]/[.D49]" office:value-type="float" office:value="1.69812046507562" calcext:value-type="float">
            <text:p>1.70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2" calcext:value-type="float">
            <text:p>2</text:p>
          </table:table-cell>
          <table:table-cell office:value-type="float" office:value="1652.20903083548" calcext:value-type="float">
            <text:p>1652.21</text:p>
          </table:table-cell>
          <table:table-cell office:value-type="float" office:value="877.755055435574" calcext:value-type="float">
            <text:p>877.76</text:p>
          </table:table-cell>
          <table:table-cell table:formula="of:=[.C50]/[.D50]" office:value-type="float" office:value="1.88231217878386" calcext:value-type="float">
            <text:p>1.88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2" calcext:value-type="float">
            <text:p>2</text:p>
          </table:table-cell>
          <table:table-cell office:value-type="float" office:value="2208.24811590397" calcext:value-type="float">
            <text:p>2208.25</text:p>
          </table:table-cell>
          <table:table-cell office:value-type="float" office:value="1189.32243049899" calcext:value-type="float">
            <text:p>1189.32</text:p>
          </table:table-cell>
          <table:table-cell table:formula="of:=[.C51]/[.D51]" office:value-type="float" office:value="1.85672788074591" calcext:value-type="float">
            <text:p>1.86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2" calcext:value-type="float">
            <text:p>2</text:p>
          </table:table-cell>
          <table:table-cell office:value-type="float" office:value="1050.9836179472" calcext:value-type="float">
            <text:p>1050.98</text:p>
          </table:table-cell>
          <table:table-cell office:value-type="float" office:value="562.392795861925" calcext:value-type="float">
            <text:p>562.39</text:p>
          </table:table-cell>
          <table:table-cell table:formula="of:=[.C52]/[.D52]" office:value-type="float" office:value="1.86877148085878" calcext:value-type="float">
            <text:p>1.87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2" calcext:value-type="float">
            <text:p>2</text:p>
          </table:table-cell>
          <table:table-cell office:value-type="float" office:value="3606.15580014639" calcext:value-type="float">
            <text:p>3606.16</text:p>
          </table:table-cell>
          <table:table-cell office:value-type="float" office:value="1878.57439270931" calcext:value-type="float">
            <text:p>1878.57</text:p>
          </table:table-cell>
          <table:table-cell table:formula="of:=[.C53]/[.D53]" office:value-type="float" office:value="1.91962363276204" calcext:value-type="float">
            <text:p>1.9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2" calcext:value-type="float">
            <text:p>2</text:p>
          </table:table-cell>
          <table:table-cell office:value-type="float" office:value="865.634076615208" calcext:value-type="float">
            <text:p>865.63</text:p>
          </table:table-cell>
          <table:table-cell office:value-type="float" office:value="482.929632986994" calcext:value-type="float">
            <text:p>482.93</text:p>
          </table:table-cell>
          <table:table-cell table:formula="of:=[.C54]/[.D54]" office:value-type="float" office:value="1.79246419661831" calcext:value-type="float">
            <text:p>1.79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2" calcext:value-type="float">
            <text:p>2</text:p>
          </table:table-cell>
          <table:table-cell office:value-type="float" office:value="2691.06192426142" calcext:value-type="float">
            <text:p>2691.06</text:p>
          </table:table-cell>
          <table:table-cell office:value-type="float" office:value="1513.83759828309" calcext:value-type="float">
            <text:p>1513.84</text:p>
          </table:table-cell>
          <table:table-cell table:formula="of:=[.C55]/[.D55]" office:value-type="float" office:value="1.77764241508698" calcext:value-type="float">
            <text:p>1.78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2" calcext:value-type="float">
            <text:p>2</text:p>
          </table:table-cell>
          <table:table-cell office:value-type="float" office:value="959.113153240645" calcext:value-type="float">
            <text:p>959.11</text:p>
          </table:table-cell>
          <table:table-cell office:value-type="float" office:value="521.978036569274" calcext:value-type="float">
            <text:p>521.98</text:p>
          </table:table-cell>
          <table:table-cell table:formula="of:=[.C56]/[.D56]" office:value-type="float" office:value="1.8374588316866" calcext:value-type="float">
            <text:p>1.84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2" calcext:value-type="float">
            <text:p>2</text:p>
          </table:table-cell>
          <table:table-cell office:value-type="float" office:value="1312.31263522104" calcext:value-type="float">
            <text:p>1312.31</text:p>
          </table:table-cell>
          <table:table-cell office:value-type="float" office:value="734.442846167558" calcext:value-type="float">
            <text:p>734.44</text:p>
          </table:table-cell>
          <table:table-cell table:formula="of:=[.C57]/[.D57]" office:value-type="float" office:value="1.78681383046877" calcext:value-type="float">
            <text:p>1.79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2" calcext:value-type="float">
            <text:p>2</text:p>
          </table:table-cell>
          <table:table-cell office:value-type="float" office:value="1253.74346530989" calcext:value-type="float">
            <text:p>1253.74</text:p>
          </table:table-cell>
          <table:table-cell office:value-type="float" office:value="702.492221056105" calcext:value-type="float">
            <text:p>702.49</text:p>
          </table:table-cell>
          <table:table-cell table:formula="of:=[.C58]/[.D58]" office:value-type="float" office:value="1.78470796932819" calcext:value-type="float">
            <text:p>1.7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2" calcext:value-type="float">
            <text:p>2</text:p>
          </table:table-cell>
          <table:table-cell office:value-type="float" office:value="650.327072236575" calcext:value-type="float">
            <text:p>650.33</text:p>
          </table:table-cell>
          <table:table-cell office:value-type="float" office:value="408.637559330218" calcext:value-type="float">
            <text:p>408.64</text:p>
          </table:table-cell>
          <table:table-cell table:formula="of:=[.C59]/[.D59]" office:value-type="float" office:value="1.59145202732343" calcext:value-type="float">
            <text:p>1.59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2" calcext:value-type="float">
            <text:p>2</text:p>
          </table:table-cell>
          <table:table-cell office:value-type="float" office:value="406.85425274568" calcext:value-type="float">
            <text:p>406.85</text:p>
          </table:table-cell>
          <table:table-cell office:value-type="float" office:value="228.000362134148" calcext:value-type="float">
            <text:p>228.00</text:p>
          </table:table-cell>
          <table:table-cell table:formula="of:=[.C60]/[.D60]" office:value-type="float" office:value="1.78444564270604" calcext:value-type="float">
            <text:p>1.78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2" calcext:value-type="float">
            <text:p>2</text:p>
          </table:table-cell>
          <table:table-cell office:value-type="float" office:value="904.789313249892" calcext:value-type="float">
            <text:p>904.79</text:p>
          </table:table-cell>
          <table:table-cell office:value-type="float" office:value="473.171719388203" calcext:value-type="float">
            <text:p>473.17</text:p>
          </table:table-cell>
          <table:table-cell table:formula="of:=[.C61]/[.D61]" office:value-type="float" office:value="1.91217960874703" calcext:value-type="float">
            <text:p>1.91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2" calcext:value-type="float">
            <text:p>2</text:p>
          </table:table-cell>
          <table:table-cell office:value-type="float" office:value="766.9299081361" calcext:value-type="float">
            <text:p>766.93</text:p>
          </table:table-cell>
          <table:table-cell office:value-type="float" office:value="395.020931374391" calcext:value-type="float">
            <text:p>395.02</text:p>
          </table:table-cell>
          <table:table-cell table:formula="of:=[.C62]/[.D62]" office:value-type="float" office:value="1.94149182289589" calcext:value-type="float">
            <text:p>1.94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2" calcext:value-type="float">
            <text:p>2</text:p>
          </table:table-cell>
          <table:table-cell office:value-type="float" office:value="1314.22957550595" calcext:value-type="float">
            <text:p>1314.23</text:p>
          </table:table-cell>
          <table:table-cell office:value-type="float" office:value="732.809088349942" calcext:value-type="float">
            <text:p>732.81</text:p>
          </table:table-cell>
          <table:table-cell table:formula="of:=[.C63]/[.D63]" office:value-type="float" office:value="1.79341331378025" calcext:value-type="float">
            <text:p>1.79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3" calcext:value-type="float">
            <text:p>3</text:p>
          </table:table-cell>
          <table:table-cell office:value-type="float" office:value="1054.58339531411" calcext:value-type="float">
            <text:p>1054.58</text:p>
          </table:table-cell>
          <table:table-cell office:value-type="float" office:value="566.540967351269" calcext:value-type="float">
            <text:p>566.54</text:p>
          </table:table-cell>
          <table:table-cell table:formula="of:=[.C64]/[.D64]" office:value-type="float" office:value="1.86144243062346" calcext:value-type="float">
            <text:p>1.86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3" calcext:value-type="float">
            <text:p>3</text:p>
          </table:table-cell>
          <table:table-cell office:value-type="float" office:value="291.354875621744" calcext:value-type="float">
            <text:p>291.35</text:p>
          </table:table-cell>
          <table:table-cell office:value-type="float" office:value="175.61011706391" calcext:value-type="float">
            <text:p>175.61</text:p>
          </table:table-cell>
          <table:table-cell table:formula="of:=[.C65]/[.D65]" office:value-type="float" office:value="1.65910074255979" calcext:value-type="float">
            <text:p>1.66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3" calcext:value-type="float">
            <text:p>3</text:p>
          </table:table-cell>
          <table:table-cell office:value-type="float" office:value="18.2001688921248" calcext:value-type="float">
            <text:p>18.20</text:p>
          </table:table-cell>
          <table:table-cell office:value-type="float" office:value="10.5665447000383" calcext:value-type="float">
            <text:p>10.57</text:p>
          </table:table-cell>
          <table:table-cell table:formula="of:=[.C66]/[.D66]" office:value-type="float" office:value="1.72243334115256" calcext:value-type="float">
            <text:p>1.72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3" calcext:value-type="float">
            <text:p>3</text:p>
          </table:table-cell>
          <table:table-cell office:value-type="float" office:value="517.667450360782" calcext:value-type="float">
            <text:p>517.67</text:p>
          </table:table-cell>
          <table:table-cell office:value-type="float" office:value="288.807643125514" calcext:value-type="float">
            <text:p>288.81</text:p>
          </table:table-cell>
          <table:table-cell table:formula="of:=[.C67]/[.D67]" office:value-type="float" office:value="1.79242988432895" calcext:value-type="float">
            <text:p>1.79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3" calcext:value-type="float">
            <text:p>3</text:p>
          </table:table-cell>
          <table:table-cell office:value-type="float" office:value="2217.54055508149" calcext:value-type="float">
            <text:p>2217.54</text:p>
          </table:table-cell>
          <table:table-cell office:value-type="float" office:value="1256.3093230316" calcext:value-type="float">
            <text:p>1256.31</text:p>
          </table:table-cell>
          <table:table-cell table:formula="of:=[.C68]/[.D68]" office:value-type="float" office:value="1.76512305881034" calcext:value-type="float">
            <text:p>1.77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3" calcext:value-type="float">
            <text:p>3</text:p>
          </table:table-cell>
          <table:table-cell office:value-type="float" office:value="1307.38490133025" calcext:value-type="float">
            <text:p>1307.38</text:p>
          </table:table-cell>
          <table:table-cell office:value-type="float" office:value="720.913721043036" calcext:value-type="float">
            <text:p>720.91</text:p>
          </table:table-cell>
          <table:table-cell table:formula="of:=[.C69]/[.D69]" office:value-type="float" office:value="1.81351091423075" calcext:value-type="float">
            <text:p>1.81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3" calcext:value-type="float">
            <text:p>3</text:p>
          </table:table-cell>
          <table:table-cell office:value-type="float" office:value="311.7518913566" calcext:value-type="float">
            <text:p>311.75</text:p>
          </table:table-cell>
          <table:table-cell office:value-type="float" office:value="173.937482061098" calcext:value-type="float">
            <text:p>173.94</text:p>
          </table:table-cell>
          <table:table-cell table:formula="of:=[.C70]/[.D70]" office:value-type="float" office:value="1.79232151496302" calcext:value-type="float">
            <text:p>1.79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3" calcext:value-type="float">
            <text:p>3</text:p>
          </table:table-cell>
          <table:table-cell office:value-type="float" office:value="2654.31757761283" calcext:value-type="float">
            <text:p>2654.32</text:p>
          </table:table-cell>
          <table:table-cell office:value-type="float" office:value="1518.1853250488" calcext:value-type="float">
            <text:p>1518.19</text:p>
          </table:table-cell>
          <table:table-cell table:formula="of:=[.C71]/[.D71]" office:value-type="float" office:value="1.74834885690093" calcext:value-type="float">
            <text:p>1.75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3" calcext:value-type="float">
            <text:p>3</text:p>
          </table:table-cell>
          <table:table-cell office:value-type="float" office:value="858.581635148435" calcext:value-type="float">
            <text:p>858.58</text:p>
          </table:table-cell>
          <table:table-cell office:value-type="float" office:value="462.337170892063" calcext:value-type="float">
            <text:p>462.34</text:p>
          </table:table-cell>
          <table:table-cell table:formula="of:=[.C72]/[.D72]" office:value-type="float" office:value="1.8570465218962" calcext:value-type="float">
            <text:p>1.86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3" calcext:value-type="float">
            <text:p>3</text:p>
          </table:table-cell>
          <table:table-cell office:value-type="float" office:value="2505.05649504082" calcext:value-type="float">
            <text:p>2505.06</text:p>
          </table:table-cell>
          <table:table-cell office:value-type="float" office:value="1392.71306720194" calcext:value-type="float">
            <text:p>1392.71</text:p>
          </table:table-cell>
          <table:table-cell table:formula="of:=[.C73]/[.D73]" office:value-type="float" office:value="1.79868815338515" calcext:value-type="float">
            <text:p>1.80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3" calcext:value-type="float">
            <text:p>3</text:p>
          </table:table-cell>
          <table:table-cell office:value-type="float" office:value="825.424192640019" calcext:value-type="float">
            <text:p>825.42</text:p>
          </table:table-cell>
          <table:table-cell office:value-type="float" office:value="406.795602658597" calcext:value-type="float">
            <text:p>406.80</text:p>
          </table:table-cell>
          <table:table-cell table:formula="of:=[.C74]/[.D74]" office:value-type="float" office:value="2.02908828720245" calcext:value-type="float">
            <text:p>2.03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3" calcext:value-type="float">
            <text:p>3</text:p>
          </table:table-cell>
          <table:table-cell office:value-type="float" office:value="3677.3504014189" calcext:value-type="float">
            <text:p>3677.35</text:p>
          </table:table-cell>
          <table:table-cell office:value-type="float" office:value="1975.163056535" calcext:value-type="float">
            <text:p>1975.16</text:p>
          </table:table-cell>
          <table:table-cell table:formula="of:=[.C75]/[.D75]" office:value-type="float" office:value="1.86179585996815" calcext:value-type="float">
            <text:p>1.86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3" calcext:value-type="float">
            <text:p>3</text:p>
          </table:table-cell>
          <table:table-cell office:value-type="float" office:value="685.968554356497" calcext:value-type="float">
            <text:p>685.97</text:p>
          </table:table-cell>
          <table:table-cell office:value-type="float" office:value="574.638833303015" calcext:value-type="float">
            <text:p>574.64</text:p>
          </table:table-cell>
          <table:table-cell table:formula="of:=[.C76]/[.D76]" office:value-type="float" office:value="1.19373859649123" calcext:value-type="float">
            <text:p>1.19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3" calcext:value-type="float">
            <text:p>3</text:p>
          </table:table-cell>
          <table:table-cell office:value-type="float" office:value="1654.67416370542" calcext:value-type="float">
            <text:p>1654.67</text:p>
          </table:table-cell>
          <table:table-cell office:value-type="float" office:value="915.226583588313" calcext:value-type="float">
            <text:p>915.23</text:p>
          </table:table-cell>
          <table:table-cell table:formula="of:=[.C77]/[.D77]" office:value-type="float" office:value="1.80793935991016" calcext:value-type="float">
            <text:p>1.81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3" calcext:value-type="float">
            <text:p>3</text:p>
          </table:table-cell>
          <table:table-cell office:value-type="float" office:value="199.098430919237" calcext:value-type="float">
            <text:p>199.10</text:p>
          </table:table-cell>
          <table:table-cell office:value-type="float" office:value="176.847141940175" calcext:value-type="float">
            <text:p>176.85</text:p>
          </table:table-cell>
          <table:table-cell table:formula="of:=[.C78]/[.D78]" office:value-type="float" office:value="1.12582215768344" calcext:value-type="float">
            <text:p>1.13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3" calcext:value-type="float">
            <text:p>3</text:p>
          </table:table-cell>
          <table:table-cell office:value-type="float" office:value="1931.58151154288" calcext:value-type="float">
            <text:p>1931.58</text:p>
          </table:table-cell>
          <table:table-cell office:value-type="float" office:value="1604.99093934353" calcext:value-type="float">
            <text:p>1604.99</text:p>
          </table:table-cell>
          <table:table-cell table:formula="of:=[.C79]/[.D79]" office:value-type="float" office:value="1.20348437127809" calcext:value-type="float">
            <text:p>1.20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3" calcext:value-type="float">
            <text:p>3</text:p>
          </table:table-cell>
          <table:table-cell office:value-type="float" office:value="3063.24827378713" calcext:value-type="float">
            <text:p>3063.25</text:p>
          </table:table-cell>
          <table:table-cell office:value-type="float" office:value="1806.26311796728" calcext:value-type="float">
            <text:p>1806.26</text:p>
          </table:table-cell>
          <table:table-cell table:formula="of:=[.C80]/[.D80]" office:value-type="float" office:value="1.69590368275605" calcext:value-type="float">
            <text:p>1.70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3" calcext:value-type="float">
            <text:p>3</text:p>
          </table:table-cell>
          <table:table-cell office:value-type="float" office:value="1112.16206681177" calcext:value-type="float">
            <text:p>1112.16</text:p>
          </table:table-cell>
          <table:table-cell office:value-type="float" office:value="593.613958555687" calcext:value-type="float">
            <text:p>593.61</text:p>
          </table:table-cell>
          <table:table-cell table:formula="of:=[.C81]/[.D81]" office:value-type="float" office:value="1.87354433092806" calcext:value-type="float">
            <text:p>1.87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3" calcext:value-type="float">
            <text:p>3</text:p>
          </table:table-cell>
          <table:table-cell office:value-type="float" office:value="1641.3875572347" calcext:value-type="float">
            <text:p>1641.39</text:p>
          </table:table-cell>
          <table:table-cell office:value-type="float" office:value="884.192105367079" calcext:value-type="float">
            <text:p>884.19</text:p>
          </table:table-cell>
          <table:table-cell table:formula="of:=[.C82]/[.D82]" office:value-type="float" office:value="1.85636984007369" calcext:value-type="float">
            <text:p>1.86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3" calcext:value-type="float">
            <text:p>3</text:p>
          </table:table-cell>
          <table:table-cell office:value-type="float" office:value="665.383676462958" calcext:value-type="float">
            <text:p>665.38</text:p>
          </table:table-cell>
          <table:table-cell office:value-type="float" office:value="355.814517782122" calcext:value-type="float">
            <text:p>355.81</text:p>
          </table:table-cell>
          <table:table-cell table:formula="of:=[.C83]/[.D83]" office:value-type="float" office:value="1.8700295890411" calcext:value-type="float">
            <text:p>1.87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3" calcext:value-type="float">
            <text:p>3</text:p>
          </table:table-cell>
          <table:table-cell office:value-type="float" office:value="2442.34319965046" calcext:value-type="float">
            <text:p>2442.34</text:p>
          </table:table-cell>
          <table:table-cell office:value-type="float" office:value="1269.51599929655" calcext:value-type="float">
            <text:p>1269.52</text:p>
          </table:table-cell>
          <table:table-cell table:formula="of:=[.C84]/[.D84]" office:value-type="float" office:value="1.92383806191004" calcext:value-type="float">
            <text:p>1.9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3" calcext:value-type="float">
            <text:p>3</text:p>
          </table:table-cell>
          <table:table-cell office:value-type="float" office:value="592.829887909261" calcext:value-type="float">
            <text:p>592.83</text:p>
          </table:table-cell>
          <table:table-cell office:value-type="float" office:value="318.834379092094" calcext:value-type="float">
            <text:p>318.83</text:p>
          </table:table-cell>
          <table:table-cell table:formula="of:=[.C85]/[.D85]" office:value-type="float" office:value="1.85936626281454" calcext:value-type="float">
            <text:p>1.86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3" calcext:value-type="float">
            <text:p>3</text:p>
          </table:table-cell>
          <table:table-cell office:value-type="float" office:value="1813.15159691389" calcext:value-type="float">
            <text:p>1813.15</text:p>
          </table:table-cell>
          <table:table-cell office:value-type="float" office:value="1021.32528936243" calcext:value-type="float">
            <text:p>1021.33</text:p>
          </table:table-cell>
          <table:table-cell table:formula="of:=[.C86]/[.D86]" office:value-type="float" office:value="1.77529296082129" calcext:value-type="float">
            <text:p>1.78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3" calcext:value-type="float">
            <text:p>3</text:p>
          </table:table-cell>
          <table:table-cell office:value-type="float" office:value="621.541027969621" calcext:value-type="float">
            <text:p>621.54</text:p>
          </table:table-cell>
          <table:table-cell office:value-type="float" office:value="339.040166064115" calcext:value-type="float">
            <text:p>339.04</text:p>
          </table:table-cell>
          <table:table-cell table:formula="of:=[.C87]/[.D87]" office:value-type="float" office:value="1.83323715058611" calcext:value-type="float">
            <text:p>1.83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3" calcext:value-type="float">
            <text:p>3</text:p>
          </table:table-cell>
          <table:table-cell office:value-type="float" office:value="860.566456284424" calcext:value-type="float">
            <text:p>860.57</text:p>
          </table:table-cell>
          <table:table-cell office:value-type="float" office:value="493.678431960576" calcext:value-type="float">
            <text:p>493.68</text:p>
          </table:table-cell>
          <table:table-cell table:formula="of:=[.C88]/[.D88]" office:value-type="float" office:value="1.74317207431324" calcext:value-type="float">
            <text:p>1.74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3" calcext:value-type="float">
            <text:p>3</text:p>
          </table:table-cell>
          <table:table-cell office:value-type="float" office:value="853.649927362051" calcext:value-type="float">
            <text:p>853.65</text:p>
          </table:table-cell>
          <table:table-cell office:value-type="float" office:value="469.97529801633" calcext:value-type="float">
            <text:p>469.98</text:p>
          </table:table-cell>
          <table:table-cell table:formula="of:=[.C89]/[.D89]" office:value-type="float" office:value="1.81637190500253" calcext:value-type="float">
            <text:p>1.82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3" calcext:value-type="float">
            <text:p>3</text:p>
          </table:table-cell>
          <table:table-cell office:value-type="float" office:value="444.158261120375" calcext:value-type="float">
            <text:p>444.16</text:p>
          </table:table-cell>
          <table:table-cell office:value-type="float" office:value="277.710486376357" calcext:value-type="float">
            <text:p>277.71</text:p>
          </table:table-cell>
          <table:table-cell table:formula="of:=[.C90]/[.D90]" office:value-type="float" office:value="1.59935718278368" calcext:value-type="float">
            <text:p>1.60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3" calcext:value-type="float">
            <text:p>3</text:p>
          </table:table-cell>
          <table:table-cell office:value-type="float" office:value="280.778393792964" calcext:value-type="float">
            <text:p>280.78</text:p>
          </table:table-cell>
          <table:table-cell office:value-type="float" office:value="157.767278507685" calcext:value-type="float">
            <text:p>157.77</text:p>
          </table:table-cell>
          <table:table-cell table:formula="of:=[.C91]/[.D91]" office:value-type="float" office:value="1.77969979864543" calcext:value-type="float">
            <text:p>1.78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3" calcext:value-type="float">
            <text:p>3</text:p>
          </table:table-cell>
          <table:table-cell office:value-type="float" office:value="620.451338053541" calcext:value-type="float">
            <text:p>620.45</text:p>
          </table:table-cell>
          <table:table-cell office:value-type="float" office:value="323.424303219761" calcext:value-type="float">
            <text:p>323.42</text:p>
          </table:table-cell>
          <table:table-cell table:formula="of:=[.C92]/[.D92]" office:value-type="float" office:value="1.91838192701294" calcext:value-type="float">
            <text:p>1.92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3" calcext:value-type="float">
            <text:p>3</text:p>
          </table:table-cell>
          <table:table-cell office:value-type="float" office:value="540.484359848052" calcext:value-type="float">
            <text:p>540.48</text:p>
          </table:table-cell>
          <table:table-cell office:value-type="float" office:value="280.254485685984" calcext:value-type="float">
            <text:p>280.25</text:p>
          </table:table-cell>
          <table:table-cell table:formula="of:=[.C93]/[.D93]" office:value-type="float" office:value="1.92854847095524" calcext:value-type="float">
            <text:p>1.93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3" calcext:value-type="float">
            <text:p>3</text:p>
          </table:table-cell>
          <table:table-cell office:value-type="float" office:value="946.46429724181" calcext:value-type="float">
            <text:p>946.46</text:p>
          </table:table-cell>
          <table:table-cell office:value-type="float" office:value="522.504589709603" calcext:value-type="float">
            <text:p>522.50</text:p>
          </table:table-cell>
          <table:table-cell table:formula="of:=[.C94]/[.D94]" office:value-type="float" office:value="1.81139901138062" calcext:value-type="float">
            <text:p>1.81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4" calcext:value-type="float">
            <text:p>4</text:p>
          </table:table-cell>
          <table:table-cell office:value-type="float" office:value="843.357423660222" calcext:value-type="float">
            <text:p>843.36</text:p>
          </table:table-cell>
          <table:table-cell office:value-type="float" office:value="455.283295735413" calcext:value-type="float">
            <text:p>455.28</text:p>
          </table:table-cell>
          <table:table-cell table:formula="of:=[.C95]/[.D95]" office:value-type="float" office:value="1.85237945595601" calcext:value-type="float">
            <text:p>1.85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4" calcext:value-type="float">
            <text:p>4</text:p>
          </table:table-cell>
          <table:table-cell office:value-type="float" office:value="227.309299442534" calcext:value-type="float">
            <text:p>227.31</text:p>
          </table:table-cell>
          <table:table-cell office:value-type="float" office:value="139.212563672818" calcext:value-type="float">
            <text:p>139.21</text:p>
          </table:table-cell>
          <table:table-cell table:formula="of:=[.C96]/[.D96]" office:value-type="float" office:value="1.63282173279104" calcext:value-type="float">
            <text:p>1.63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4" calcext:value-type="float">
            <text:p>4</text:p>
          </table:table-cell>
          <table:table-cell office:value-type="float" office:value="14.120636311036" calcext:value-type="float">
            <text:p>14.12</text:p>
          </table:table-cell>
          <table:table-cell office:value-type="float" office:value="7.91085190578795" calcext:value-type="float">
            <text:p>7.91</text:p>
          </table:table-cell>
          <table:table-cell table:formula="of:=[.C97]/[.D97]" office:value-type="float" office:value="1.78497037729965" calcext:value-type="float">
            <text:p>1.78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4" calcext:value-type="float">
            <text:p>4</text:p>
          </table:table-cell>
          <table:table-cell office:value-type="float" office:value="401.533770852484" calcext:value-type="float">
            <text:p>401.53</text:p>
          </table:table-cell>
          <table:table-cell office:value-type="float" office:value="225.34751042537" calcext:value-type="float">
            <text:p>225.35</text:p>
          </table:table-cell>
          <table:table-cell table:formula="of:=[.C98]/[.D98]" office:value-type="float" office:value="1.7818424978139" calcext:value-type="float">
            <text:p>1.78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4" calcext:value-type="float">
            <text:p>4</text:p>
          </table:table-cell>
          <table:table-cell office:value-type="float" office:value="1607.96590050842" calcext:value-type="float">
            <text:p>1607.97</text:p>
          </table:table-cell>
          <table:table-cell office:value-type="float" office:value="926.875058718012" calcext:value-type="float">
            <text:p>926.88</text:p>
          </table:table-cell>
          <table:table-cell table:formula="of:=[.C99]/[.D99]" office:value-type="float" office:value="1.73482486704567" calcext:value-type="float">
            <text:p>1.73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4" calcext:value-type="float">
            <text:p>4</text:p>
          </table:table-cell>
          <table:table-cell office:value-type="float" office:value="967.668729655809" calcext:value-type="float">
            <text:p>967.67</text:p>
          </table:table-cell>
          <table:table-cell office:value-type="float" office:value="537.076452715926" calcext:value-type="float">
            <text:p>537.08</text:p>
          </table:table-cell>
          <table:table-cell table:formula="of:=[.C100]/[.D100]" office:value-type="float" office:value="1.80173367266882" calcext:value-type="float">
            <text:p>1.80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4" calcext:value-type="float">
            <text:p>4</text:p>
          </table:table-cell>
          <table:table-cell office:value-type="float" office:value="232.846098471028" calcext:value-type="float">
            <text:p>232.85</text:p>
          </table:table-cell>
          <table:table-cell office:value-type="float" office:value="130.21532066225" calcext:value-type="float">
            <text:p>130.22</text:p>
          </table:table-cell>
          <table:table-cell table:formula="of:=[.C101]/[.D101]" office:value-type="float" office:value="1.78816207867721" calcext:value-type="float">
            <text:p>1.79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4" calcext:value-type="float">
            <text:p>4</text:p>
          </table:table-cell>
          <table:table-cell office:value-type="float" office:value="2052.85314712195" calcext:value-type="float">
            <text:p>2052.85</text:p>
          </table:table-cell>
          <table:table-cell office:value-type="float" office:value="1155.19594402894" calcext:value-type="float">
            <text:p>1155.20</text:p>
          </table:table-cell>
          <table:table-cell table:formula="of:=[.C102]/[.D102]" office:value-type="float" office:value="1.7770605564648" calcext:value-type="float">
            <text:p>1.78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4" calcext:value-type="float">
            <text:p>4</text:p>
          </table:table-cell>
          <table:table-cell office:value-type="float" office:value="645.005021670033" calcext:value-type="float">
            <text:p>645.01</text:p>
          </table:table-cell>
          <table:table-cell office:value-type="float" office:value="338.455669840143" calcext:value-type="float">
            <text:p>338.46</text:p>
          </table:table-cell>
          <table:table-cell table:formula="of:=[.C103]/[.D103]" office:value-type="float" office:value="1.90572969858852" calcext:value-type="float">
            <text:p>1.91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4" calcext:value-type="float">
            <text:p>4</text:p>
          </table:table-cell>
          <table:table-cell office:value-type="float" office:value="1851.32674400665" calcext:value-type="float">
            <text:p>1851.33</text:p>
          </table:table-cell>
          <table:table-cell office:value-type="float" office:value="1028.17357331102" calcext:value-type="float">
            <text:p>1028.17</text:p>
          </table:table-cell>
          <table:table-cell table:formula="of:=[.C104]/[.D104]" office:value-type="float" office:value="1.80059747893037" calcext:value-type="float">
            <text:p>1.80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4" calcext:value-type="float">
            <text:p>4</text:p>
          </table:table-cell>
          <table:table-cell office:value-type="float" office:value="572.262506894367" calcext:value-type="float">
            <text:p>572.26</text:p>
          </table:table-cell>
          <table:table-cell office:value-type="float" office:value="309.781110286284" calcext:value-type="float">
            <text:p>309.78</text:p>
          </table:table-cell>
          <table:table-cell table:formula="of:=[.C105]/[.D105]" office:value-type="float" office:value="1.8473124664235" calcext:value-type="float">
            <text:p>1.85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4" calcext:value-type="float">
            <text:p>4</text:p>
          </table:table-cell>
          <table:table-cell office:value-type="float" office:value="2875.84313516565" calcext:value-type="float">
            <text:p>2875.84</text:p>
          </table:table-cell>
          <table:table-cell office:value-type="float" office:value="1509.99495050529" calcext:value-type="float">
            <text:p>1509.99</text:p>
          </table:table-cell>
          <table:table-cell table:formula="of:=[.C106]/[.D106]" office:value-type="float" office:value="1.90453824643805" calcext:value-type="float">
            <text:p>1.90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4" calcext:value-type="float">
            <text:p>4</text:p>
          </table:table-cell>
          <table:table-cell office:value-type="float" office:value="535.648354019067" calcext:value-type="float">
            <text:p>535.65</text:p>
          </table:table-cell>
          <table:table-cell office:value-type="float" office:value="296.430146987541" calcext:value-type="float">
            <text:p>296.43</text:p>
          </table:table-cell>
          <table:table-cell table:formula="of:=[.C107]/[.D107]" office:value-type="float" office:value="1.80699689104692" calcext:value-type="float">
            <text:p>1.81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4" calcext:value-type="float">
            <text:p>4</text:p>
          </table:table-cell>
          <table:table-cell office:value-type="float" office:value="1263.55777437802" calcext:value-type="float">
            <text:p>1263.56</text:p>
          </table:table-cell>
          <table:table-cell office:value-type="float" office:value="702.3046692505" calcext:value-type="float">
            <text:p>702.30</text:p>
          </table:table-cell>
          <table:table-cell table:formula="of:=[.C108]/[.D108]" office:value-type="float" office:value="1.79915901132551" calcext:value-type="float">
            <text:p>1.80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4" calcext:value-type="float">
            <text:p>4</text:p>
          </table:table-cell>
          <table:table-cell office:value-type="float" office:value="148.646686769716" calcext:value-type="float">
            <text:p>148.65</text:p>
          </table:table-cell>
          <table:table-cell office:value-type="float" office:value="87.8881804971263" calcext:value-type="float">
            <text:p>87.89</text:p>
          </table:table-cell>
          <table:table-cell table:formula="of:=[.C109]/[.D109]" office:value-type="float" office:value="1.69131601005867" calcext:value-type="float">
            <text:p>1.69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4" calcext:value-type="float">
            <text:p>4</text:p>
          </table:table-cell>
          <table:table-cell office:value-type="float" office:value="1455.65131886949" calcext:value-type="float">
            <text:p>1455.65</text:p>
          </table:table-cell>
          <table:table-cell office:value-type="float" office:value="813.595289470138" calcext:value-type="float">
            <text:p>813.60</text:p>
          </table:table-cell>
          <table:table-cell table:formula="of:=[.C110]/[.D110]" office:value-type="float" office:value="1.78915898077224" calcext:value-type="float">
            <text:p>1.79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4" calcext:value-type="float">
            <text:p>4</text:p>
          </table:table-cell>
          <table:table-cell office:value-type="float" office:value="2388.43159573055" calcext:value-type="float">
            <text:p>2388.43</text:p>
          </table:table-cell>
          <table:table-cell office:value-type="float" office:value="1417.13862764098" calcext:value-type="float">
            <text:p>1417.14</text:p>
          </table:table-cell>
          <table:table-cell table:formula="of:=[.C111]/[.D111]" office:value-type="float" office:value="1.68539022869373" calcext:value-type="float">
            <text:p>1.69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4" calcext:value-type="float">
            <text:p>4</text:p>
          </table:table-cell>
          <table:table-cell office:value-type="float" office:value="854.598587001146" calcext:value-type="float">
            <text:p>854.60</text:p>
          </table:table-cell>
          <table:table-cell office:value-type="float" office:value="460.332337307754" calcext:value-type="float">
            <text:p>460.33</text:p>
          </table:table-cell>
          <table:table-cell table:formula="of:=[.C112]/[.D112]" office:value-type="float" office:value="1.8564817583732" calcext:value-type="float">
            <text:p>1.86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4" calcext:value-type="float">
            <text:p>4</text:p>
          </table:table-cell>
          <table:table-cell office:value-type="float" office:value="1258.30436803719" calcext:value-type="float">
            <text:p>1258.30</text:p>
          </table:table-cell>
          <table:table-cell office:value-type="float" office:value="677.006847011857" calcext:value-type="float">
            <text:p>677.01</text:p>
          </table:table-cell>
          <table:table-cell table:formula="of:=[.C113]/[.D113]" office:value-type="float" office:value="1.85862871784981" calcext:value-type="float">
            <text:p>1.86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4" calcext:value-type="float">
            <text:p>4</text:p>
          </table:table-cell>
          <table:table-cell office:value-type="float" office:value="559.41783864035" calcext:value-type="float">
            <text:p>559.42</text:p>
          </table:table-cell>
          <table:table-cell office:value-type="float" office:value="301.54357765192" calcext:value-type="float">
            <text:p>301.54</text:p>
          </table:table-cell>
          <table:table-cell table:formula="of:=[.C114]/[.D114]" office:value-type="float" office:value="1.85518074368044" calcext:value-type="float">
            <text:p>1.86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4" calcext:value-type="float">
            <text:p>4</text:p>
          </table:table-cell>
          <table:table-cell office:value-type="float" office:value="1969.34770129632" calcext:value-type="float">
            <text:p>1969.35</text:p>
          </table:table-cell>
          <table:table-cell office:value-type="float" office:value="1028.79481905966" calcext:value-type="float">
            <text:p>1028.79</text:p>
          </table:table-cell>
          <table:table-cell table:formula="of:=[.C115]/[.D115]" office:value-type="float" office:value="1.91422785652862" calcext:value-type="float">
            <text:p>1.91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4" calcext:value-type="float">
            <text:p>4</text:p>
          </table:table-cell>
          <table:table-cell office:value-type="float" office:value="440.885679606037" calcext:value-type="float">
            <text:p>440.89</text:p>
          </table:table-cell>
          <table:table-cell office:value-type="float" office:value="237.865465198596" calcext:value-type="float">
            <text:p>237.87</text:p>
          </table:table-cell>
          <table:table-cell table:formula="of:=[.C116]/[.D116]" office:value-type="float" office:value="1.85350857568978" calcext:value-type="float">
            <text:p>1.85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4" calcext:value-type="float">
            <text:p>4</text:p>
          </table:table-cell>
          <table:table-cell office:value-type="float" office:value="1450.46100717261" calcext:value-type="float">
            <text:p>1450.46</text:p>
          </table:table-cell>
          <table:table-cell office:value-type="float" office:value="815.175636744738" calcext:value-type="float">
            <text:p>815.18</text:p>
          </table:table-cell>
          <table:table-cell table:formula="of:=[.C117]/[.D117]" office:value-type="float" office:value="1.77932330382784" calcext:value-type="float">
            <text:p>1.78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4" calcext:value-type="float">
            <text:p>4</text:p>
          </table:table-cell>
          <table:table-cell office:value-type="float" office:value="497.084628125076" calcext:value-type="float">
            <text:p>497.08</text:p>
          </table:table-cell>
          <table:table-cell office:value-type="float" office:value="268.903153438616" calcext:value-type="float">
            <text:p>268.90</text:p>
          </table:table-cell>
          <table:table-cell table:formula="of:=[.C118]/[.D118]" office:value-type="float" office:value="1.84856377386645" calcext:value-type="float">
            <text:p>1.85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4" calcext:value-type="float">
            <text:p>4</text:p>
          </table:table-cell>
          <table:table-cell office:value-type="float" office:value="671.417506858883" calcext:value-type="float">
            <text:p>671.42</text:p>
          </table:table-cell>
          <table:table-cell office:value-type="float" office:value="376.849702035155" calcext:value-type="float">
            <text:p>376.85</text:p>
          </table:table-cell>
          <table:table-cell table:formula="of:=[.C119]/[.D119]" office:value-type="float" office:value="1.78165858492904" calcext:value-type="float">
            <text:p>1.78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4" calcext:value-type="float">
            <text:p>4</text:p>
          </table:table-cell>
          <table:table-cell office:value-type="float" office:value="646.895741096155" calcext:value-type="float">
            <text:p>646.90</text:p>
          </table:table-cell>
          <table:table-cell office:value-type="float" office:value="363.855427448734" calcext:value-type="float">
            <text:p>363.86</text:p>
          </table:table-cell>
          <table:table-cell table:formula="of:=[.C120]/[.D120]" office:value-type="float" office:value="1.77789224042096" calcext:value-type="float">
            <text:p>1.7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4" calcext:value-type="float">
            <text:p>4</text:p>
          </table:table-cell>
          <table:table-cell office:value-type="float" office:value="327.706612670232" calcext:value-type="float">
            <text:p>327.71</text:p>
          </table:table-cell>
          <table:table-cell office:value-type="float" office:value="206.384435766408" calcext:value-type="float">
            <text:p>206.38</text:p>
          </table:table-cell>
          <table:table-cell table:formula="of:=[.C121]/[.D121]" office:value-type="float" office:value="1.58784557301181" calcext:value-type="float">
            <text:p>1.59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4" calcext:value-type="float">
            <text:p>4</text:p>
          </table:table-cell>
          <table:table-cell office:value-type="float" office:value="222.965877598752" calcext:value-type="float">
            <text:p>222.97</text:p>
          </table:table-cell>
          <table:table-cell office:value-type="float" office:value="126.95616033471" calcext:value-type="float">
            <text:p>126.96</text:p>
          </table:table-cell>
          <table:table-cell table:formula="of:=[.C122]/[.D122]" office:value-type="float" office:value="1.75624307643615" calcext:value-type="float">
            <text:p>1.76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4" calcext:value-type="float">
            <text:p>4</text:p>
          </table:table-cell>
          <table:table-cell office:value-type="float" office:value="475.699204033879" calcext:value-type="float">
            <text:p>475.70</text:p>
          </table:table-cell>
          <table:table-cell office:value-type="float" office:value="249.628118083421" calcext:value-type="float">
            <text:p>249.63</text:p>
          </table:table-cell>
          <table:table-cell table:formula="of:=[.C123]/[.D123]" office:value-type="float" office:value="1.90563149570718" calcext:value-type="float">
            <text:p>1.91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4" calcext:value-type="float">
            <text:p>4</text:p>
          </table:table-cell>
          <table:table-cell office:value-type="float" office:value="428.189082095206" calcext:value-type="float">
            <text:p>428.19</text:p>
          </table:table-cell>
          <table:table-cell office:value-type="float" office:value="202.838805950164" calcext:value-type="float">
            <text:p>202.84</text:p>
          </table:table-cell>
          <table:table-cell table:formula="of:=[.C124]/[.D124]" office:value-type="float" office:value="2.1109820681966" calcext:value-type="float">
            <text:p>2.11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4" calcext:value-type="float">
            <text:p>4</text:p>
          </table:table-cell>
          <table:table-cell office:value-type="float" office:value="683.796619573865" calcext:value-type="float">
            <text:p>683.80</text:p>
          </table:table-cell>
          <table:table-cell office:value-type="float" office:value="376.829202542881" calcext:value-type="float">
            <text:p>376.83</text:p>
          </table:table-cell>
          <table:table-cell table:formula="of:=[.C125]/[.D125]" office:value-type="float" office:value="1.81460623263679" calcext:value-type="float">
            <text:p>1.81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5" calcext:value-type="float">
            <text:p>5</text:p>
          </table:table-cell>
          <table:table-cell office:value-type="float" office:value="648.489826882629" calcext:value-type="float">
            <text:p>648.49</text:p>
          </table:table-cell>
          <table:table-cell office:value-type="float" office:value="353.135766052936" calcext:value-type="float">
            <text:p>353.14</text:p>
          </table:table-cell>
          <table:table-cell table:formula="of:=[.C126]/[.D126]" office:value-type="float" office:value="1.83637538086533" calcext:value-type="float">
            <text:p>1.84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5" calcext:value-type="float">
            <text:p>5</text:p>
          </table:table-cell>
          <table:table-cell office:value-type="float" office:value="184.255984982175" calcext:value-type="float">
            <text:p>184.26</text:p>
          </table:table-cell>
          <table:table-cell office:value-type="float" office:value="113.490493998694" calcext:value-type="float">
            <text:p>113.49</text:p>
          </table:table-cell>
          <table:table-cell table:formula="of:=[.C127]/[.D127]" office:value-type="float" office:value="1.62353672532517" calcext:value-type="float">
            <text:p>1.62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5" calcext:value-type="float">
            <text:p>5</text:p>
          </table:table-cell>
          <table:table-cell office:value-type="float" office:value="12.8697032334339" calcext:value-type="float">
            <text:p>12.87</text:p>
          </table:table-cell>
          <table:table-cell office:value-type="float" office:value="7.3799822976048" calcext:value-type="float">
            <text:p>7.38</text:p>
          </table:table-cell>
          <table:table-cell table:formula="of:=[.C128]/[.D128]" office:value-type="float" office:value="1.74386640976237" calcext:value-type="float">
            <text:p>1.74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5" calcext:value-type="float">
            <text:p>5</text:p>
          </table:table-cell>
          <table:table-cell office:value-type="float" office:value="326.052225828821" calcext:value-type="float">
            <text:p>326.05</text:p>
          </table:table-cell>
          <table:table-cell office:value-type="float" office:value="191.112758008016" calcext:value-type="float">
            <text:p>191.11</text:p>
          </table:table-cell>
          <table:table-cell table:formula="of:=[.C129]/[.D129]" office:value-type="float" office:value="1.7060725261217" calcext:value-type="float">
            <text:p>1.71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5" calcext:value-type="float">
            <text:p>5</text:p>
          </table:table-cell>
          <table:table-cell office:value-type="float" office:value="1331.62575046143" calcext:value-type="float">
            <text:p>1331.63</text:p>
          </table:table-cell>
          <table:table-cell office:value-type="float" office:value="760.382441534448" calcext:value-type="float">
            <text:p>760.38</text:p>
          </table:table-cell>
          <table:table-cell table:formula="of:=[.C130]/[.D130]" office:value-type="float" office:value="1.75125789040343" calcext:value-type="float">
            <text:p>1.75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5" calcext:value-type="float">
            <text:p>5</text:p>
          </table:table-cell>
          <table:table-cell office:value-type="float" office:value="788.783810866883" calcext:value-type="float">
            <text:p>788.78</text:p>
          </table:table-cell>
          <table:table-cell office:value-type="float" office:value="436.278112500951" calcext:value-type="float">
            <text:p>436.28</text:p>
          </table:table-cell>
          <table:table-cell table:formula="of:=[.C131]/[.D131]" office:value-type="float" office:value="1.80798391728891" calcext:value-type="float">
            <text:p>1.81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5" calcext:value-type="float">
            <text:p>5</text:p>
          </table:table-cell>
          <table:table-cell office:value-type="float" office:value="187.272642616326" calcext:value-type="float">
            <text:p>187.27</text:p>
          </table:table-cell>
          <table:table-cell office:value-type="float" office:value="106.743420367206" calcext:value-type="float">
            <text:p>106.74</text:p>
          </table:table-cell>
          <table:table-cell table:formula="of:=[.C132]/[.D132]" office:value-type="float" office:value="1.75441860465116" calcext:value-type="float">
            <text:p>1.75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5" calcext:value-type="float">
            <text:p>5</text:p>
          </table:table-cell>
          <table:table-cell office:value-type="float" office:value="1623.54727473696" calcext:value-type="float">
            <text:p>1623.55</text:p>
          </table:table-cell>
          <table:table-cell office:value-type="float" office:value="920.152739647982" calcext:value-type="float">
            <text:p>920.15</text:p>
          </table:table-cell>
          <table:table-cell table:formula="of:=[.C133]/[.D133]" office:value-type="float" office:value="1.76443236517241" calcext:value-type="float">
            <text:p>1.76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5" calcext:value-type="float">
            <text:p>5</text:p>
          </table:table-cell>
          <table:table-cell office:value-type="float" office:value="501.660306247205" calcext:value-type="float">
            <text:p>501.66</text:p>
          </table:table-cell>
          <table:table-cell office:value-type="float" office:value="269.798800090553" calcext:value-type="float">
            <text:p>269.80</text:p>
          </table:table-cell>
          <table:table-cell table:formula="of:=[.C134]/[.D134]" office:value-type="float" office:value="1.85938672106337" calcext:value-type="float">
            <text:p>1.86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5" calcext:value-type="float">
            <text:p>5</text:p>
          </table:table-cell>
          <table:table-cell office:value-type="float" office:value="1458.43999631361" calcext:value-type="float">
            <text:p>1458.44</text:p>
          </table:table-cell>
          <table:table-cell office:value-type="float" office:value="817.135493838779" calcext:value-type="float">
            <text:p>817.14</text:p>
          </table:table-cell>
          <table:table-cell table:formula="of:=[.C135]/[.D135]" office:value-type="float" office:value="1.78482027437345" calcext:value-type="float">
            <text:p>1.78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5" calcext:value-type="float">
            <text:p>5</text:p>
          </table:table-cell>
          <table:table-cell office:value-type="float" office:value="487.772694803123" calcext:value-type="float">
            <text:p>487.77</text:p>
          </table:table-cell>
          <table:table-cell office:value-type="float" office:value="260.226504101996" calcext:value-type="float">
            <text:p>260.23</text:p>
          </table:table-cell>
          <table:table-cell table:formula="of:=[.C136]/[.D136]" office:value-type="float" office:value="1.87441589197978" calcext:value-type="float">
            <text:p>1.87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5" calcext:value-type="float">
            <text:p>5</text:p>
          </table:table-cell>
          <table:table-cell office:value-type="float" office:value="2142.74927205645" calcext:value-type="float">
            <text:p>2142.75</text:p>
          </table:table-cell>
          <table:table-cell office:value-type="float" office:value="1201.66501362502" calcext:value-type="float">
            <text:p>1201.67</text:p>
          </table:table-cell>
          <table:table-cell table:formula="of:=[.C137]/[.D137]" office:value-type="float" office:value="1.78315025215929" calcext:value-type="float">
            <text:p>1.78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5" calcext:value-type="float">
            <text:p>5</text:p>
          </table:table-cell>
          <table:table-cell office:value-type="float" office:value="453.074573746586" calcext:value-type="float">
            <text:p>453.07</text:p>
          </table:table-cell>
          <table:table-cell office:value-type="float" office:value="251.824024191874" calcext:value-type="float">
            <text:p>251.82</text:p>
          </table:table-cell>
          <table:table-cell table:formula="of:=[.C138]/[.D138]" office:value-type="float" office:value="1.79917136659436" calcext:value-type="float">
            <text:p>1.80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5" calcext:value-type="float">
            <text:p>5</text:p>
          </table:table-cell>
          <table:table-cell office:value-type="float" office:value="1048.24427077266" calcext:value-type="float">
            <text:p>1048.24</text:p>
          </table:table-cell>
          <table:table-cell office:value-type="float" office:value="577.88059081822" calcext:value-type="float">
            <text:p>577.88</text:p>
          </table:table-cell>
          <table:table-cell table:formula="of:=[.C139]/[.D139]" office:value-type="float" office:value="1.81394614636296" calcext:value-type="float">
            <text:p>1.81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5" calcext:value-type="float">
            <text:p>5</text:p>
          </table:table-cell>
          <table:table-cell office:value-type="float" office:value="121.920636004571" calcext:value-type="float">
            <text:p>121.92</text:p>
          </table:table-cell>
          <table:table-cell office:value-type="float" office:value="69.5957728670934" calcext:value-type="float">
            <text:p>69.60</text:p>
          </table:table-cell>
          <table:table-cell table:formula="of:=[.C140]/[.D140]" office:value-type="float" office:value="1.75183967332904" calcext:value-type="float">
            <text:p>1.75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5" calcext:value-type="float">
            <text:p>5</text:p>
          </table:table-cell>
          <table:table-cell office:value-type="float" office:value="1123.26827518931" calcext:value-type="float">
            <text:p>1123.27</text:p>
          </table:table-cell>
          <table:table-cell office:value-type="float" office:value="869.147352358099" calcext:value-type="float">
            <text:p>869.15</text:p>
          </table:table-cell>
          <table:table-cell table:formula="of:=[.C141]/[.D141]" office:value-type="float" office:value="1.29237956273094" calcext:value-type="float">
            <text:p>1.29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5" calcext:value-type="float">
            <text:p>5</text:p>
          </table:table-cell>
          <table:table-cell office:value-type="float" office:value="1931.32217568231" calcext:value-type="float">
            <text:p>1931.32</text:p>
          </table:table-cell>
          <table:table-cell office:value-type="float" office:value="1120.39580099112" calcext:value-type="float">
            <text:p>1120.40</text:p>
          </table:table-cell>
          <table:table-cell table:formula="of:=[.C142]/[.D142]" office:value-type="float" office:value="1.72378562466392" calcext:value-type="float">
            <text:p>1.72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5" calcext:value-type="float">
            <text:p>5</text:p>
          </table:table-cell>
          <table:table-cell office:value-type="float" office:value="695.169202742776" calcext:value-type="float">
            <text:p>695.17</text:p>
          </table:table-cell>
          <table:table-cell office:value-type="float" office:value="373.924352232326" calcext:value-type="float">
            <text:p>373.92</text:p>
          </table:table-cell>
          <table:table-cell table:formula="of:=[.C143]/[.D143]" office:value-type="float" office:value="1.85911722141824" calcext:value-type="float">
            <text:p>1.86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5" calcext:value-type="float">
            <text:p>5</text:p>
          </table:table-cell>
          <table:table-cell office:value-type="float" office:value="953.947371656606" calcext:value-type="float">
            <text:p>953.95</text:p>
          </table:table-cell>
          <table:table-cell office:value-type="float" office:value="512.526491205333" calcext:value-type="float">
            <text:p>512.53</text:p>
          </table:table-cell>
          <table:table-cell table:formula="of:=[.C144]/[.D144]" office:value-type="float" office:value="1.86126451612904" calcext:value-type="float">
            <text:p>1.86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5" calcext:value-type="float">
            <text:p>5</text:p>
          </table:table-cell>
          <table:table-cell office:value-type="float" office:value="425.720408137693" calcext:value-type="float">
            <text:p>425.72</text:p>
          </table:table-cell>
          <table:table-cell office:value-type="float" office:value="245.970291326507" calcext:value-type="float">
            <text:p>245.97</text:p>
          </table:table-cell>
          <table:table-cell table:formula="of:=[.C145]/[.D145]" office:value-type="float" office:value="1.73077978580991" calcext:value-type="float">
            <text:p>1.73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5" calcext:value-type="float">
            <text:p>5</text:p>
          </table:table-cell>
          <table:table-cell office:value-type="float" office:value="1599.03629262162" calcext:value-type="float">
            <text:p>1599.04</text:p>
          </table:table-cell>
          <table:table-cell office:value-type="float" office:value="831.96505044993" calcext:value-type="float">
            <text:p>831.97</text:p>
          </table:table-cell>
          <table:table-cell table:formula="of:=[.C146]/[.D146]" office:value-type="float" office:value="1.92199935773366" calcext:value-type="float">
            <text:p>1.9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5" calcext:value-type="float">
            <text:p>5</text:p>
          </table:table-cell>
          <table:table-cell office:value-type="float" office:value="342.713047357645" calcext:value-type="float">
            <text:p>342.71</text:p>
          </table:table-cell>
          <table:table-cell office:value-type="float" office:value="183.947622850415" calcext:value-type="float">
            <text:p>183.95</text:p>
          </table:table-cell>
          <table:table-cell table:formula="of:=[.C147]/[.D147]" office:value-type="float" office:value="1.86310125701563" calcext:value-type="float">
            <text:p>1.86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5" calcext:value-type="float">
            <text:p>5</text:p>
          </table:table-cell>
          <table:table-cell office:value-type="float" office:value="1208.60421154518" calcext:value-type="float">
            <text:p>1208.60</text:p>
          </table:table-cell>
          <table:table-cell office:value-type="float" office:value="678.684294813766" calcext:value-type="float">
            <text:p>678.68</text:p>
          </table:table-cell>
          <table:table-cell table:formula="of:=[.C148]/[.D148]" office:value-type="float" office:value="1.78080474350276" calcext:value-type="float">
            <text:p>1.78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5" calcext:value-type="float">
            <text:p>5</text:p>
          </table:table-cell>
          <table:table-cell office:value-type="float" office:value="376.359873034368" calcext:value-type="float">
            <text:p>376.36</text:p>
          </table:table-cell>
          <table:table-cell office:value-type="float" office:value="203.553640739131" calcext:value-type="float">
            <text:p>203.55</text:p>
          </table:table-cell>
          <table:table-cell table:formula="of:=[.C149]/[.D149]" office:value-type="float" office:value="1.84894690002966" calcext:value-type="float">
            <text:p>1.85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5" calcext:value-type="float">
            <text:p>5</text:p>
          </table:table-cell>
          <table:table-cell office:value-type="float" office:value="524.547335010654" calcext:value-type="float">
            <text:p>524.55</text:p>
          </table:table-cell>
          <table:table-cell office:value-type="float" office:value="294.414942913276" calcext:value-type="float">
            <text:p>294.41</text:p>
          </table:table-cell>
          <table:table-cell table:formula="of:=[.C150]/[.D150]" office:value-type="float" office:value="1.78166002656043" calcext:value-type="float">
            <text:p>1.78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5" calcext:value-type="float">
            <text:p>5</text:p>
          </table:table-cell>
          <table:table-cell office:value-type="float" office:value="496.825803791851" calcext:value-type="float">
            <text:p>496.83</text:p>
          </table:table-cell>
          <table:table-cell office:value-type="float" office:value="279.228999334866" calcext:value-type="float">
            <text:p>279.23</text:p>
          </table:table-cell>
          <table:table-cell table:formula="of:=[.C151]/[.D151]" office:value-type="float" office:value="1.77927724188859" calcext:value-type="float">
            <text:p>1.7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5" calcext:value-type="float">
            <text:p>5</text:p>
          </table:table-cell>
          <table:table-cell office:value-type="float" office:value="265.825306936734" calcext:value-type="float">
            <text:p>265.83</text:p>
          </table:table-cell>
          <table:table-cell office:value-type="float" office:value="167.213142707055" calcext:value-type="float">
            <text:p>167.21</text:p>
          </table:table-cell>
          <table:table-cell table:formula="of:=[.C152]/[.D152]" office:value-type="float" office:value="1.58973931494392" calcext:value-type="float">
            <text:p>1.59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5" calcext:value-type="float">
            <text:p>5</text:p>
          </table:table-cell>
          <table:table-cell office:value-type="float" office:value="172.603031828247" calcext:value-type="float">
            <text:p>172.60</text:p>
          </table:table-cell>
          <table:table-cell office:value-type="float" office:value="97.5849926993242" calcext:value-type="float">
            <text:p>97.58</text:p>
          </table:table-cell>
          <table:table-cell table:formula="of:=[.C153]/[.D153]" office:value-type="float" office:value="1.76874565498064" calcext:value-type="float">
            <text:p>1.77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5" calcext:value-type="float">
            <text:p>5</text:p>
          </table:table-cell>
          <table:table-cell office:value-type="float" office:value="396.118680211454" calcext:value-type="float">
            <text:p>396.12</text:p>
          </table:table-cell>
          <table:table-cell office:value-type="float" office:value="194.278931018619" calcext:value-type="float">
            <text:p>194.28</text:p>
          </table:table-cell>
          <table:table-cell table:formula="of:=[.C154]/[.D154]" office:value-type="float" office:value="2.03891733465165" calcext:value-type="float">
            <text:p>2.04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5" calcext:value-type="float">
            <text:p>5</text:p>
          </table:table-cell>
          <table:table-cell office:value-type="float" office:value="359.798494136561" calcext:value-type="float">
            <text:p>359.80</text:p>
          </table:table-cell>
          <table:table-cell office:value-type="float" office:value="188.661456492863" calcext:value-type="float">
            <text:p>188.66</text:p>
          </table:table-cell>
          <table:table-cell table:formula="of:=[.C155]/[.D155]" office:value-type="float" office:value="1.90711182254745" calcext:value-type="float">
            <text:p>1.91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5" calcext:value-type="float">
            <text:p>5</text:p>
          </table:table-cell>
          <table:table-cell office:value-type="float" office:value="563.627569631817" calcext:value-type="float">
            <text:p>563.63</text:p>
          </table:table-cell>
          <table:table-cell office:value-type="float" office:value="313.548699388712" calcext:value-type="float">
            <text:p>313.55</text:p>
          </table:table-cell>
          <table:table-cell table:formula="of:=[.C156]/[.D156]" office:value-type="float" office:value="1.79757584939964" calcext:value-type="float">
            <text:p>1.80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6" calcext:value-type="float">
            <text:p>6</text:p>
          </table:table-cell>
          <table:table-cell office:value-type="float" office:value="523.133200383462" calcext:value-type="float">
            <text:p>523.13</text:p>
          </table:table-cell>
          <table:table-cell office:value-type="float" office:value="284.16375328779" calcext:value-type="float">
            <text:p>284.16</text:p>
          </table:table-cell>
          <table:table-cell table:formula="of:=[.C157]/[.D157]" office:value-type="float" office:value="1.84095682271501" calcext:value-type="float">
            <text:p>1.84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6" calcext:value-type="float">
            <text:p>6</text:p>
          </table:table-cell>
          <table:table-cell office:value-type="float" office:value="153.01793933587" calcext:value-type="float">
            <text:p>153.02</text:p>
          </table:table-cell>
          <table:table-cell office:value-type="float" office:value="94.1638986849431" calcext:value-type="float">
            <text:p>94.16</text:p>
          </table:table-cell>
          <table:table-cell table:formula="of:=[.C158]/[.D158]" office:value-type="float" office:value="1.62501703384057" calcext:value-type="float">
            <text:p>1.63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6" calcext:value-type="float">
            <text:p>6</text:p>
          </table:table-cell>
          <table:table-cell office:value-type="float" office:value="10.0377845988156" calcext:value-type="float">
            <text:p>10.04</text:p>
          </table:table-cell>
          <table:table-cell office:value-type="float" office:value="5.7615219709391" calcext:value-type="float">
            <text:p>5.76</text:p>
          </table:table-cell>
          <table:table-cell table:formula="of:=[.C159]/[.D159]" office:value-type="float" office:value="1.742210591133" calcext:value-type="float">
            <text:p>1.74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6" calcext:value-type="float">
            <text:p>6</text:p>
          </table:table-cell>
          <table:table-cell office:value-type="float" office:value="273.283919939543" calcext:value-type="float">
            <text:p>273.28</text:p>
          </table:table-cell>
          <table:table-cell office:value-type="float" office:value="155.578370196261" calcext:value-type="float">
            <text:p>155.58</text:p>
          </table:table-cell>
          <table:table-cell table:formula="of:=[.C160]/[.D160]" office:value-type="float" office:value="1.75656757166692" calcext:value-type="float">
            <text:p>1.76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6" calcext:value-type="float">
            <text:p>6</text:p>
          </table:table-cell>
          <table:table-cell office:value-type="float" office:value="1079.61597359968" calcext:value-type="float">
            <text:p>1079.62</text:p>
          </table:table-cell>
          <table:table-cell office:value-type="float" office:value="622.458373260308" calcext:value-type="float">
            <text:p>622.46</text:p>
          </table:table-cell>
          <table:table-cell table:formula="of:=[.C161]/[.D161]" office:value-type="float" office:value="1.73443883153965" calcext:value-type="float">
            <text:p>1.73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6" calcext:value-type="float">
            <text:p>6</text:p>
          </table:table-cell>
          <table:table-cell office:value-type="float" office:value="654.991815720965" calcext:value-type="float">
            <text:p>654.99</text:p>
          </table:table-cell>
          <table:table-cell office:value-type="float" office:value="364.041255406797" calcext:value-type="float">
            <text:p>364.04</text:p>
          </table:table-cell>
          <table:table-cell table:formula="of:=[.C162]/[.D162]" office:value-type="float" office:value="1.79922414284899" calcext:value-type="float">
            <text:p>1.80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6" calcext:value-type="float">
            <text:p>6</text:p>
          </table:table-cell>
          <table:table-cell office:value-type="float" office:value="156.810702218801" calcext:value-type="float">
            <text:p>156.81</text:p>
          </table:table-cell>
          <table:table-cell office:value-type="float" office:value="86.1448644611976" calcext:value-type="float">
            <text:p>86.14</text:p>
          </table:table-cell>
          <table:table-cell table:formula="of:=[.C163]/[.D163]" office:value-type="float" office:value="1.82031399317406" calcext:value-type="float">
            <text:p>1.82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6" calcext:value-type="float">
            <text:p>6</text:p>
          </table:table-cell>
          <table:table-cell office:value-type="float" office:value="1375.69265577111" calcext:value-type="float">
            <text:p>1375.69</text:p>
          </table:table-cell>
          <table:table-cell office:value-type="float" office:value="779.36570340673" calcext:value-type="float">
            <text:p>779.37</text:p>
          </table:table-cell>
          <table:table-cell table:formula="of:=[.C164]/[.D164]" office:value-type="float" office:value="1.76514394944214" calcext:value-type="float">
            <text:p>1.77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6" calcext:value-type="float">
            <text:p>6</text:p>
          </table:table-cell>
          <table:table-cell office:value-type="float" office:value="427.218402581991" calcext:value-type="float">
            <text:p>427.22</text:p>
          </table:table-cell>
          <table:table-cell office:value-type="float" office:value="229.353239928117" calcext:value-type="float">
            <text:p>229.35</text:p>
          </table:table-cell>
          <table:table-cell table:formula="of:=[.C165]/[.D165]" office:value-type="float" office:value="1.86270925457991" calcext:value-type="float">
            <text:p>1.86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6" calcext:value-type="float">
            <text:p>6</text:p>
          </table:table-cell>
          <table:table-cell office:value-type="float" office:value="1219.30077099856" calcext:value-type="float">
            <text:p>1219.30</text:p>
          </table:table-cell>
          <table:table-cell office:value-type="float" office:value="679.982628292457" calcext:value-type="float">
            <text:p>679.98</text:p>
          </table:table-cell>
          <table:table-cell table:formula="of:=[.C166]/[.D166]" office:value-type="float" office:value="1.79313517767419" calcext:value-type="float">
            <text:p>1.79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6" calcext:value-type="float">
            <text:p>6</text:p>
          </table:table-cell>
          <table:table-cell office:value-type="float" office:value="408.370792954113" calcext:value-type="float">
            <text:p>408.37</text:p>
          </table:table-cell>
          <table:table-cell office:value-type="float" office:value="219.264462726036" calcext:value-type="float">
            <text:p>219.26</text:p>
          </table:table-cell>
          <table:table-cell table:formula="of:=[.C167]/[.D167]" office:value-type="float" office:value="1.86245772742644" calcext:value-type="float">
            <text:p>1.86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6" calcext:value-type="float">
            <text:p>6</text:p>
          </table:table-cell>
          <table:table-cell office:value-type="float" office:value="1728.09758440856" calcext:value-type="float">
            <text:p>1728.10</text:p>
          </table:table-cell>
          <table:table-cell office:value-type="float" office:value="939.856639203865" calcext:value-type="float">
            <text:p>939.86</text:p>
          </table:table-cell>
          <table:table-cell table:formula="of:=[.C168]/[.D168]" office:value-type="float" office:value="1.83868210567986" calcext:value-type="float">
            <text:p>1.84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6" calcext:value-type="float">
            <text:p>6</text:p>
          </table:table-cell>
          <table:table-cell office:value-type="float" office:value="353.518233631967" calcext:value-type="float">
            <text:p>353.52</text:p>
          </table:table-cell>
          <table:table-cell office:value-type="float" office:value="196.044257155" calcext:value-type="float">
            <text:p>196.04</text:p>
          </table:table-cell>
          <table:table-cell table:formula="of:=[.C169]/[.D169]" office:value-type="float" office:value="1.80325727854635" calcext:value-type="float">
            <text:p>1.80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6" calcext:value-type="float">
            <text:p>6</text:p>
          </table:table-cell>
          <table:table-cell office:value-type="float" office:value="962.217378601315" calcext:value-type="float">
            <text:p>962.22</text:p>
          </table:table-cell>
          <table:table-cell office:value-type="float" office:value="491.097983989408" calcext:value-type="float">
            <text:p>491.10</text:p>
          </table:table-cell>
          <table:table-cell table:formula="of:=[.C170]/[.D170]" office:value-type="float" office:value="1.95931852699698" calcext:value-type="float">
            <text:p>1.96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6" calcext:value-type="float">
            <text:p>6</text:p>
          </table:table-cell>
          <table:table-cell office:value-type="float" office:value="101.960974157784" calcext:value-type="float">
            <text:p>101.96</text:p>
          </table:table-cell>
          <table:table-cell office:value-type="float" office:value="57.9148456652991" calcext:value-type="float">
            <text:p>57.91</text:p>
          </table:table-cell>
          <table:table-cell table:formula="of:=[.C171]/[.D171]" office:value-type="float" office:value="1.76053260587166" calcext:value-type="float">
            <text:p>1.76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6" calcext:value-type="float">
            <text:p>6</text:p>
          </table:table-cell>
          <table:table-cell office:value-type="float" office:value="977.880610495948" calcext:value-type="float">
            <text:p>977.88</text:p>
          </table:table-cell>
          <table:table-cell office:value-type="float" office:value="547.271561775964" calcext:value-type="float">
            <text:p>547.27</text:p>
          </table:table-cell>
          <table:table-cell table:formula="of:=[.C172]/[.D172]" office:value-type="float" office:value="1.78682884110149" calcext:value-type="float">
            <text:p>1.79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6" calcext:value-type="float">
            <text:p>6</text:p>
          </table:table-cell>
          <table:table-cell office:value-type="float" office:value="1489.8084875276" calcext:value-type="float">
            <text:p>1489.81</text:p>
          </table:table-cell>
          <table:table-cell office:value-type="float" office:value="882.36509412589" calcext:value-type="float">
            <text:p>882.37</text:p>
          </table:table-cell>
          <table:table-cell table:formula="of:=[.C173]/[.D173]" office:value-type="float" office:value="1.68842636392305" calcext:value-type="float">
            <text:p>1.69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6" calcext:value-type="float">
            <text:p>6</text:p>
          </table:table-cell>
          <table:table-cell office:value-type="float" office:value="565.955112505917" calcext:value-type="float">
            <text:p>565.96</text:p>
          </table:table-cell>
          <table:table-cell office:value-type="float" office:value="303.189934139978" calcext:value-type="float">
            <text:p>303.19</text:p>
          </table:table-cell>
          <table:table-cell table:formula="of:=[.C174]/[.D174]" office:value-type="float" office:value="1.8666685426457" calcext:value-type="float">
            <text:p>1.87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6" calcext:value-type="float">
            <text:p>6</text:p>
          </table:table-cell>
          <table:table-cell office:value-type="float" office:value="830.197736133783" calcext:value-type="float">
            <text:p>830.20</text:p>
          </table:table-cell>
          <table:table-cell office:value-type="float" office:value="443.768523686268" calcext:value-type="float">
            <text:p>443.77</text:p>
          </table:table-cell>
          <table:table-cell table:formula="of:=[.C175]/[.D175]" office:value-type="float" office:value="1.87079004440772" calcext:value-type="float">
            <text:p>1.87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6" calcext:value-type="float">
            <text:p>6</text:p>
          </table:table-cell>
          <table:table-cell office:value-type="float" office:value="354.669336184593" calcext:value-type="float">
            <text:p>354.67</text:p>
          </table:table-cell>
          <table:table-cell office:value-type="float" office:value="192.872088535133" calcext:value-type="float">
            <text:p>192.87</text:p>
          </table:table-cell>
          <table:table-cell table:formula="of:=[.C176]/[.D176]" office:value-type="float" office:value="1.83888368129527" calcext:value-type="float">
            <text:p>1.84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6" calcext:value-type="float">
            <text:p>6</text:p>
          </table:table-cell>
          <table:table-cell office:value-type="float" office:value="1217.52764501482" calcext:value-type="float">
            <text:p>1217.53</text:p>
          </table:table-cell>
          <table:table-cell office:value-type="float" office:value="634.552091140055" calcext:value-type="float">
            <text:p>634.55</text:p>
          </table:table-cell>
          <table:table-cell table:formula="of:=[.C177]/[.D177]" office:value-type="float" office:value="1.91871977417547" calcext:value-type="float">
            <text:p>1.9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6" calcext:value-type="float">
            <text:p>6</text:p>
          </table:table-cell>
          <table:table-cell office:value-type="float" office:value="290.122216101042" calcext:value-type="float">
            <text:p>290.12</text:p>
          </table:table-cell>
          <table:table-cell office:value-type="float" office:value="157.277592078107" calcext:value-type="float">
            <text:p>157.28</text:p>
          </table:table-cell>
          <table:table-cell table:formula="of:=[.C178]/[.D178]" office:value-type="float" office:value="1.84465067316749" calcext:value-type="float">
            <text:p>1.84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6" calcext:value-type="float">
            <text:p>6</text:p>
          </table:table-cell>
          <table:table-cell office:value-type="float" office:value="927.04198580236" calcext:value-type="float">
            <text:p>927.04</text:p>
          </table:table-cell>
          <table:table-cell office:value-type="float" office:value="520.790351264753" calcext:value-type="float">
            <text:p>520.79</text:p>
          </table:table-cell>
          <table:table-cell table:formula="of:=[.C179]/[.D179]" office:value-type="float" office:value="1.78006751382973" calcext:value-type="float">
            <text:p>1.78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6" calcext:value-type="float">
            <text:p>6</text:p>
          </table:table-cell>
          <table:table-cell office:value-type="float" office:value="334.979778929208" calcext:value-type="float">
            <text:p>334.98</text:p>
          </table:table-cell>
          <table:table-cell office:value-type="float" office:value="182.091091378519" calcext:value-type="float">
            <text:p>182.09</text:p>
          </table:table-cell>
          <table:table-cell table:formula="of:=[.C180]/[.D180]" office:value-type="float" office:value="1.83962749848577" calcext:value-type="float">
            <text:p>1.84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6" calcext:value-type="float">
            <text:p>6</text:p>
          </table:table-cell>
          <table:table-cell office:value-type="float" office:value="449.689425499715" calcext:value-type="float">
            <text:p>449.69</text:p>
          </table:table-cell>
          <table:table-cell office:value-type="float" office:value="252.500165223539" calcext:value-type="float">
            <text:p>252.50</text:p>
          </table:table-cell>
          <table:table-cell table:formula="of:=[.C181]/[.D181]" office:value-type="float" office:value="1.78094705443699" calcext:value-type="float">
            <text:p>1.78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6" calcext:value-type="float">
            <text:p>6</text:p>
          </table:table-cell>
          <table:table-cell office:value-type="float" office:value="418.423466186587" calcext:value-type="float">
            <text:p>418.42</text:p>
          </table:table-cell>
          <table:table-cell office:value-type="float" office:value="232.341952067334" calcext:value-type="float">
            <text:p>232.34</text:p>
          </table:table-cell>
          <table:table-cell table:formula="of:=[.C182]/[.D182]" office:value-type="float" office:value="1.80089502762431" calcext:value-type="float">
            <text:p>1.80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6" calcext:value-type="float">
            <text:p>6</text:p>
          </table:table-cell>
          <table:table-cell office:value-type="float" office:value="244.230171342884" calcext:value-type="float">
            <text:p>244.23</text:p>
          </table:table-cell>
          <table:table-cell office:value-type="float" office:value="141.653238667391" calcext:value-type="float">
            <text:p>141.65</text:p>
          </table:table-cell>
          <table:table-cell table:formula="of:=[.C183]/[.D183]" office:value-type="float" office:value="1.72414110429447" calcext:value-type="float">
            <text:p>1.72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6" calcext:value-type="float">
            <text:p>6</text:p>
          </table:table-cell>
          <table:table-cell office:value-type="float" office:value="139.574849962018" calcext:value-type="float">
            <text:p>139.57</text:p>
          </table:table-cell>
          <table:table-cell office:value-type="float" office:value="103.447144735751" calcext:value-type="float">
            <text:p>103.45</text:p>
          </table:table-cell>
          <table:table-cell table:formula="of:=[.C184]/[.D184]" office:value-type="float" office:value="1.34923830250272" calcext:value-type="float">
            <text:p>1.35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6" calcext:value-type="float">
            <text:p>6</text:p>
          </table:table-cell>
          <table:table-cell office:value-type="float" office:value="316.484865146965" calcext:value-type="float">
            <text:p>316.48</text:p>
          </table:table-cell>
          <table:table-cell office:value-type="float" office:value="166.351305904581" calcext:value-type="float">
            <text:p>166.35</text:p>
          </table:table-cell>
          <table:table-cell table:formula="of:=[.C185]/[.D185]" office:value-type="float" office:value="1.90250905110718" calcext:value-type="float">
            <text:p>1.90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6" calcext:value-type="float">
            <text:p>6</text:p>
          </table:table-cell>
          <table:table-cell office:value-type="float" office:value="290.371092710782" calcext:value-type="float">
            <text:p>290.37</text:p>
          </table:table-cell>
          <table:table-cell office:value-type="float" office:value="147.105298639568" calcext:value-type="float">
            <text:p>147.11</text:p>
          </table:table-cell>
          <table:table-cell table:formula="of:=[.C186]/[.D186]" office:value-type="float" office:value="1.97389961745864" calcext:value-type="float">
            <text:p>1.97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6" calcext:value-type="float">
            <text:p>6</text:p>
          </table:table-cell>
          <table:table-cell office:value-type="float" office:value="457.239591366666" calcext:value-type="float">
            <text:p>457.24</text:p>
          </table:table-cell>
          <table:table-cell office:value-type="float" office:value="265.057897381151" calcext:value-type="float">
            <text:p>265.06</text:p>
          </table:table-cell>
          <table:table-cell table:formula="of:=[.C187]/[.D187]" office:value-type="float" office:value="1.72505552894038" calcext:value-type="float">
            <text:p>1.73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7" calcext:value-type="float">
            <text:p>7</text:p>
          </table:table-cell>
          <table:table-cell office:value-type="float" office:value="493.208491796824" calcext:value-type="float">
            <text:p>493.21</text:p>
          </table:table-cell>
          <table:table-cell office:value-type="float" office:value="269.017178850559" calcext:value-type="float">
            <text:p>269.02</text:p>
          </table:table-cell>
          <table:table-cell table:formula="of:=[.C188]/[.D188]" office:value-type="float" office:value="1.83337173448988" calcext:value-type="float">
            <text:p>1.83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7" calcext:value-type="float">
            <text:p>7</text:p>
          </table:table-cell>
          <table:table-cell office:value-type="float" office:value="132.480129337897" calcext:value-type="float">
            <text:p>132.48</text:p>
          </table:table-cell>
          <table:table-cell office:value-type="float" office:value="81.6932514966669" calcext:value-type="float">
            <text:p>81.69</text:p>
          </table:table-cell>
          <table:table-cell table:formula="of:=[.C189]/[.D189]" office:value-type="float" office:value="1.62167776298269" calcext:value-type="float">
            <text:p>1.62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7" calcext:value-type="float">
            <text:p>7</text:p>
          </table:table-cell>
          <table:table-cell office:value-type="float" office:value="8.4231421991055" calcext:value-type="float">
            <text:p>8.42</text:p>
          </table:table-cell>
          <table:table-cell office:value-type="float" office:value="4.88141725007654" calcext:value-type="float">
            <text:p>4.88</text:p>
          </table:table-cell>
          <table:table-cell table:formula="of:=[.C190]/[.D190]" office:value-type="float" office:value="1.725552594172" calcext:value-type="float">
            <text:p>1.73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7" calcext:value-type="float">
            <text:p>7</text:p>
          </table:table-cell>
          <table:table-cell office:value-type="float" office:value="227.675146223635" calcext:value-type="float">
            <text:p>227.68</text:p>
          </table:table-cell>
          <table:table-cell office:value-type="float" office:value="126.872374817648" calcext:value-type="float">
            <text:p>126.87</text:p>
          </table:table-cell>
          <table:table-cell table:formula="of:=[.C191]/[.D191]" office:value-type="float" office:value="1.79452104172299" calcext:value-type="float">
            <text:p>1.79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7" calcext:value-type="float">
            <text:p>7</text:p>
          </table:table-cell>
          <table:table-cell office:value-type="float" office:value="957.070642259387" calcext:value-type="float">
            <text:p>957.07</text:p>
          </table:table-cell>
          <table:table-cell office:value-type="float" office:value="553.087271510627" calcext:value-type="float">
            <text:p>553.09</text:p>
          </table:table-cell>
          <table:table-cell table:formula="of:=[.C192]/[.D192]" office:value-type="float" office:value="1.73041523744594" calcext:value-type="float">
            <text:p>1.73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7" calcext:value-type="float">
            <text:p>7</text:p>
          </table:table-cell>
          <table:table-cell office:value-type="float" office:value="618.130269301908" calcext:value-type="float">
            <text:p>618.13</text:p>
          </table:table-cell>
          <table:table-cell office:value-type="float" office:value="328.092184983861" calcext:value-type="float">
            <text:p>328.09</text:p>
          </table:table-cell>
          <table:table-cell table:formula="of:=[.C193]/[.D193]" office:value-type="float" office:value="1.88401399848129" calcext:value-type="float">
            <text:p>1.88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7" calcext:value-type="float">
            <text:p>7</text:p>
          </table:table-cell>
          <table:table-cell office:value-type="float" office:value="131.729181923985" calcext:value-type="float">
            <text:p>131.73</text:p>
          </table:table-cell>
          <table:table-cell office:value-type="float" office:value="73.6242993857334" calcext:value-type="float">
            <text:p>73.62</text:p>
          </table:table-cell>
          <table:table-cell table:formula="of:=[.C194]/[.D194]" office:value-type="float" office:value="1.78920795203534" calcext:value-type="float">
            <text:p>1.79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7" calcext:value-type="float">
            <text:p>7</text:p>
          </table:table-cell>
          <table:table-cell office:value-type="float" office:value="1126.27564646926" calcext:value-type="float">
            <text:p>1126.28</text:p>
          </table:table-cell>
          <table:table-cell office:value-type="float" office:value="645.482774702051" calcext:value-type="float">
            <text:p>645.48</text:p>
          </table:table-cell>
          <table:table-cell table:formula="of:=[.C195]/[.D195]" office:value-type="float" office:value="1.74485778801632" calcext:value-type="float">
            <text:p>1.74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7" calcext:value-type="float">
            <text:p>7</text:p>
          </table:table-cell>
          <table:table-cell office:value-type="float" office:value="349.835393275198" calcext:value-type="float">
            <text:p>349.84</text:p>
          </table:table-cell>
          <table:table-cell office:value-type="float" office:value="187.849113147334" calcext:value-type="float">
            <text:p>187.85</text:p>
          </table:table-cell>
          <table:table-cell table:formula="of:=[.C196]/[.D196]" office:value-type="float" office:value="1.86232123971123" calcext:value-type="float">
            <text:p>1.86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7" calcext:value-type="float">
            <text:p>7</text:p>
          </table:table-cell>
          <table:table-cell office:value-type="float" office:value="1080.73786964714" calcext:value-type="float">
            <text:p>1080.74</text:p>
          </table:table-cell>
          <table:table-cell office:value-type="float" office:value="601.95075555458" calcext:value-type="float">
            <text:p>601.95</text:p>
          </table:table-cell>
          <table:table-cell table:formula="of:=[.C197]/[.D197]" office:value-type="float" office:value="1.79539249627065" calcext:value-type="float">
            <text:p>1.80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7" calcext:value-type="float">
            <text:p>7</text:p>
          </table:table-cell>
          <table:table-cell office:value-type="float" office:value="342.420402520106" calcext:value-type="float">
            <text:p>342.42</text:p>
          </table:table-cell>
          <table:table-cell office:value-type="float" office:value="184.596081306008" calcext:value-type="float">
            <text:p>184.60</text:p>
          </table:table-cell>
          <table:table-cell table:formula="of:=[.C198]/[.D198]" office:value-type="float" office:value="1.85497113534317" calcext:value-type="float">
            <text:p>1.85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7" calcext:value-type="float">
            <text:p>7</text:p>
          </table:table-cell>
          <table:table-cell office:value-type="float" office:value="2149.93828379358" calcext:value-type="float">
            <text:p>2149.94</text:p>
          </table:table-cell>
          <table:table-cell office:value-type="float" office:value="859.343590056144" calcext:value-type="float">
            <text:p>859.34</text:p>
          </table:table-cell>
          <table:table-cell table:formula="of:=[.C199]/[.D199]" office:value-type="float" office:value="2.50183780814973" calcext:value-type="float">
            <text:p>2.50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7" calcext:value-type="float">
            <text:p>7</text:p>
          </table:table-cell>
          <table:table-cell office:value-type="float" office:value="313.366958304868" calcext:value-type="float">
            <text:p>313.37</text:p>
          </table:table-cell>
          <table:table-cell office:value-type="float" office:value="206.178593343669" calcext:value-type="float">
            <text:p>206.18</text:p>
          </table:table-cell>
          <table:table-cell table:formula="of:=[.C200]/[.D200]" office:value-type="float" office:value="1.51988115362943" calcext:value-type="float">
            <text:p>1.52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7" calcext:value-type="float">
            <text:p>7</text:p>
          </table:table-cell>
          <table:table-cell office:value-type="float" office:value="725.731528101805" calcext:value-type="float">
            <text:p>725.73</text:p>
          </table:table-cell>
          <table:table-cell office:value-type="float" office:value="446.915217940549" calcext:value-type="float">
            <text:p>446.92</text:p>
          </table:table-cell>
          <table:table-cell table:formula="of:=[.C201]/[.D201]" office:value-type="float" office:value="1.62386846311943" calcext:value-type="float">
            <text:p>1.62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7" calcext:value-type="float">
            <text:p>7</text:p>
          </table:table-cell>
          <table:table-cell office:value-type="float" office:value="88.5459565319401" calcext:value-type="float">
            <text:p>88.55</text:p>
          </table:table-cell>
          <table:table-cell office:value-type="float" office:value="51.5827976676898" calcext:value-type="float">
            <text:p>51.58</text:p>
          </table:table-cell>
          <table:table-cell table:formula="of:=[.C202]/[.D202]" office:value-type="float" office:value="1.71657918018284" calcext:value-type="float">
            <text:p>1.72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7" calcext:value-type="float">
            <text:p>7</text:p>
          </table:table-cell>
          <table:table-cell office:value-type="float" office:value="851.143385315967" calcext:value-type="float">
            <text:p>851.14</text:p>
          </table:table-cell>
          <table:table-cell office:value-type="float" office:value="479.577714686378" calcext:value-type="float">
            <text:p>479.58</text:p>
          </table:table-cell>
          <table:table-cell table:formula="of:=[.C203]/[.D203]" office:value-type="float" office:value="1.77477676558131" calcext:value-type="float">
            <text:p>1.77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7" calcext:value-type="float">
            <text:p>7</text:p>
          </table:table-cell>
          <table:table-cell office:value-type="float" office:value="1367.15540442034" calcext:value-type="float">
            <text:p>1367.16</text:p>
          </table:table-cell>
          <table:table-cell office:value-type="float" office:value="808.007251594844" calcext:value-type="float">
            <text:p>808.01</text:p>
          </table:table-cell>
          <table:table-cell table:formula="of:=[.C204]/[.D204]" office:value-type="float" office:value="1.69200883002207" calcext:value-type="float">
            <text:p>1.69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7" calcext:value-type="float">
            <text:p>7</text:p>
          </table:table-cell>
          <table:table-cell office:value-type="float" office:value="536.751976948561" calcext:value-type="float">
            <text:p>536.75</text:p>
          </table:table-cell>
          <table:table-cell office:value-type="float" office:value="255.558836436939" calcext:value-type="float">
            <text:p>255.56</text:p>
          </table:table-cell>
          <table:table-cell table:formula="of:=[.C205]/[.D205]" office:value-type="float" office:value="2.10030685861652" calcext:value-type="float">
            <text:p>2.10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7" calcext:value-type="float">
            <text:p>7</text:p>
          </table:table-cell>
          <table:table-cell office:value-type="float" office:value="659.166201154084" calcext:value-type="float">
            <text:p>659.17</text:p>
          </table:table-cell>
          <table:table-cell office:value-type="float" office:value="353.263643515125" calcext:value-type="float">
            <text:p>353.26</text:p>
          </table:table-cell>
          <table:table-cell table:formula="of:=[.C206]/[.D206]" office:value-type="float" office:value="1.86593274811723" calcext:value-type="float">
            <text:p>1.87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7" calcext:value-type="float">
            <text:p>7</text:p>
          </table:table-cell>
          <table:table-cell office:value-type="float" office:value="305.900164226705" calcext:value-type="float">
            <text:p>305.90</text:p>
          </table:table-cell>
          <table:table-cell office:value-type="float" office:value="165.966239194952" calcext:value-type="float">
            <text:p>165.97</text:p>
          </table:table-cell>
          <table:table-cell table:formula="of:=[.C207]/[.D207]" office:value-type="float" office:value="1.84314692982456" calcext:value-type="float">
            <text:p>1.84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7" calcext:value-type="float">
            <text:p>7</text:p>
          </table:table-cell>
          <table:table-cell office:value-type="float" office:value="1107.58521954002" calcext:value-type="float">
            <text:p>1107.59</text:p>
          </table:table-cell>
          <table:table-cell office:value-type="float" office:value="574.451472474354" calcext:value-type="float">
            <text:p>574.45</text:p>
          </table:table-cell>
          <table:table-cell table:formula="of:=[.C208]/[.D208]" office:value-type="float" office:value="1.92807447210342" calcext:value-type="float">
            <text:p>1.93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7" calcext:value-type="float">
            <text:p>7</text:p>
          </table:table-cell>
          <table:table-cell office:value-type="float" office:value="241.064605955316" calcext:value-type="float">
            <text:p>241.06</text:p>
          </table:table-cell>
          <table:table-cell office:value-type="float" office:value="131.162171737299" calcext:value-type="float">
            <text:p>131.16</text:p>
          </table:table-cell>
          <table:table-cell table:formula="of:=[.C209]/[.D209]" office:value-type="float" office:value="1.83791258380608" calcext:value-type="float">
            <text:p>1.84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7" calcext:value-type="float">
            <text:p>7</text:p>
          </table:table-cell>
          <table:table-cell office:value-type="float" office:value="865.855547938173" calcext:value-type="float">
            <text:p>865.86</text:p>
          </table:table-cell>
          <table:table-cell office:value-type="float" office:value="486.948233227393" calcext:value-type="float">
            <text:p>486.95</text:p>
          </table:table-cell>
          <table:table-cell table:formula="of:=[.C210]/[.D210]" office:value-type="float" office:value="1.7781264800972" calcext:value-type="float">
            <text:p>1.78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7" calcext:value-type="float">
            <text:p>7</text:p>
          </table:table-cell>
          <table:table-cell office:value-type="float" office:value="271.056783739923" calcext:value-type="float">
            <text:p>271.06</text:p>
          </table:table-cell>
          <table:table-cell office:value-type="float" office:value="146.542763040473" calcext:value-type="float">
            <text:p>146.54</text:p>
          </table:table-cell>
          <table:table-cell table:formula="of:=[.C211]/[.D211]" office:value-type="float" office:value="1.84967703703704" calcext:value-type="float">
            <text:p>1.85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7" calcext:value-type="float">
            <text:p>7</text:p>
          </table:table-cell>
          <table:table-cell office:value-type="float" office:value="374.142637548437" calcext:value-type="float">
            <text:p>374.14</text:p>
          </table:table-cell>
          <table:table-cell office:value-type="float" office:value="214.363754881423" calcext:value-type="float">
            <text:p>214.36</text:p>
          </table:table-cell>
          <table:table-cell table:formula="of:=[.C212]/[.D212]" office:value-type="float" office:value="1.74536333231985" calcext:value-type="float">
            <text:p>1.75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7" calcext:value-type="float">
            <text:p>7</text:p>
          </table:table-cell>
          <table:table-cell office:value-type="float" office:value="347.109356099412" calcext:value-type="float">
            <text:p>347.11</text:p>
          </table:table-cell>
          <table:table-cell office:value-type="float" office:value="196.04429215595" calcext:value-type="float">
            <text:p>196.04</text:p>
          </table:table-cell>
          <table:table-cell table:formula="of:=[.C213]/[.D213]" office:value-type="float" office:value="1.77056598935965" calcext:value-type="float">
            <text:p>1.77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7" calcext:value-type="float">
            <text:p>7</text:p>
          </table:table-cell>
          <table:table-cell office:value-type="float" office:value="190.808867029777" calcext:value-type="float">
            <text:p>190.81</text:p>
          </table:table-cell>
          <table:table-cell office:value-type="float" office:value="120.610569865631" calcext:value-type="float">
            <text:p>120.61</text:p>
          </table:table-cell>
          <table:table-cell table:formula="of:=[.C214]/[.D214]" office:value-type="float" office:value="1.58202442159383" calcext:value-type="float">
            <text:p>1.58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7" calcext:value-type="float">
            <text:p>7</text:p>
          </table:table-cell>
          <table:table-cell office:value-type="float" office:value="119.56102597844" calcext:value-type="float">
            <text:p>119.56</text:p>
          </table:table-cell>
          <table:table-cell office:value-type="float" office:value="88.1612930312181" calcext:value-type="float">
            <text:p>88.16</text:p>
          </table:table-cell>
          <table:table-cell table:formula="of:=[.C215]/[.D215]" office:value-type="float" office:value="1.35616234594136" calcext:value-type="float">
            <text:p>1.36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7" calcext:value-type="float">
            <text:p>7</text:p>
          </table:table-cell>
          <table:table-cell office:value-type="float" office:value="269.170077147566" calcext:value-type="float">
            <text:p>269.17</text:p>
          </table:table-cell>
          <table:table-cell office:value-type="float" office:value="141.78817369355" calcext:value-type="float">
            <text:p>141.79</text:p>
          </table:table-cell>
          <table:table-cell table:formula="of:=[.C216]/[.D216]" office:value-type="float" office:value="1.89839582622264" calcext:value-type="float">
            <text:p>1.90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7" calcext:value-type="float">
            <text:p>7</text:p>
          </table:table-cell>
          <table:table-cell office:value-type="float" office:value="235.63216617299" calcext:value-type="float">
            <text:p>235.63</text:p>
          </table:table-cell>
          <table:table-cell office:value-type="float" office:value="122.567540670593" calcext:value-type="float">
            <text:p>122.57</text:p>
          </table:table-cell>
          <table:table-cell table:formula="of:=[.C217]/[.D217]" office:value-type="float" office:value="1.92246792979443" calcext:value-type="float">
            <text:p>1.92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7" calcext:value-type="float">
            <text:p>7</text:p>
          </table:table-cell>
          <table:table-cell office:value-type="float" office:value="394.722739826946" calcext:value-type="float">
            <text:p>394.72</text:p>
          </table:table-cell>
          <table:table-cell office:value-type="float" office:value="216.814971004527" calcext:value-type="float">
            <text:p>216.81</text:p>
          </table:table-cell>
          <table:table-cell table:formula="of:=[.C218]/[.D218]" office:value-type="float" office:value="1.82055112706541" calcext:value-type="float">
            <text:p>1.82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8" calcext:value-type="float">
            <text:p>8</text:p>
          </table:table-cell>
          <table:table-cell office:value-type="float" office:value="403.759475212551" calcext:value-type="float">
            <text:p>403.76</text:p>
          </table:table-cell>
          <table:table-cell office:value-type="float" office:value="220.265477240548" calcext:value-type="float">
            <text:p>220.27</text:p>
          </table:table-cell>
          <table:table-cell table:formula="of:=[.C219]/[.D219]" office:value-type="float" office:value="1.83305836334766" calcext:value-type="float">
            <text:p>1.83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8" calcext:value-type="float">
            <text:p>8</text:p>
          </table:table-cell>
          <table:table-cell office:value-type="float" office:value="113.539671083899" calcext:value-type="float">
            <text:p>113.54</text:p>
          </table:table-cell>
          <table:table-cell office:value-type="float" office:value="69.4501210157042" calcext:value-type="float">
            <text:p>69.45</text:p>
          </table:table-cell>
          <table:table-cell table:formula="of:=[.C220]/[.D220]" office:value-type="float" office:value="1.63483762768715" calcext:value-type="float">
            <text:p>1.63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8" calcext:value-type="float">
            <text:p>8</text:p>
          </table:table-cell>
          <table:table-cell office:value-type="float" office:value="4.61580551269536" calcext:value-type="float">
            <text:p>4.62</text:p>
          </table:table-cell>
          <table:table-cell office:value-type="float" office:value="2.60777829233526" calcext:value-type="float">
            <text:p>2.61</text:p>
          </table:table-cell>
          <table:table-cell table:formula="of:=[.C221]/[.D221]" office:value-type="float" office:value="1.77001454696592" calcext:value-type="float">
            <text:p>1.77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8" calcext:value-type="float">
            <text:p>8</text:p>
          </table:table-cell>
          <table:table-cell office:value-type="float" office:value="201.545023921621" calcext:value-type="float">
            <text:p>201.55</text:p>
          </table:table-cell>
          <table:table-cell office:value-type="float" office:value="112.888251342699" calcext:value-type="float">
            <text:p>112.89</text:p>
          </table:table-cell>
          <table:table-cell table:formula="of:=[.C222]/[.D222]" office:value-type="float" office:value="1.78534986169449" calcext:value-type="float">
            <text:p>1.79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8" calcext:value-type="float">
            <text:p>8</text:p>
          </table:table-cell>
          <table:table-cell office:value-type="float" office:value="877.218325628566" calcext:value-type="float">
            <text:p>877.22</text:p>
          </table:table-cell>
          <table:table-cell office:value-type="float" office:value="494.982468265184" calcext:value-type="float">
            <text:p>494.98</text:p>
          </table:table-cell>
          <table:table-cell table:formula="of:=[.C223]/[.D223]" office:value-type="float" office:value="1.77222100148929" calcext:value-type="float">
            <text:p>1.77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8" calcext:value-type="float">
            <text:p>8</text:p>
          </table:table-cell>
          <table:table-cell office:value-type="float" office:value="520.01392989309" calcext:value-type="float">
            <text:p>520.01</text:p>
          </table:table-cell>
          <table:table-cell office:value-type="float" office:value="288.153035202208" calcext:value-type="float">
            <text:p>288.15</text:p>
          </table:table-cell>
          <table:table-cell table:formula="of:=[.C224]/[.D224]" office:value-type="float" office:value="1.80464498501005" calcext:value-type="float">
            <text:p>1.80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8" calcext:value-type="float">
            <text:p>8</text:p>
          </table:table-cell>
          <table:table-cell office:value-type="float" office:value="119.920225808049" calcext:value-type="float">
            <text:p>119.92</text:p>
          </table:table-cell>
          <table:table-cell office:value-type="float" office:value="67.5940081932076" calcext:value-type="float">
            <text:p>67.59</text:p>
          </table:table-cell>
          <table:table-cell table:formula="of:=[.C225]/[.D225]" office:value-type="float" office:value="1.7741250890948" calcext:value-type="float">
            <text:p>1.77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8" calcext:value-type="float">
            <text:p>8</text:p>
          </table:table-cell>
          <table:table-cell office:value-type="float" office:value="982.60012394806" calcext:value-type="float">
            <text:p>982.60</text:p>
          </table:table-cell>
          <table:table-cell office:value-type="float" office:value="562.099689536005" calcext:value-type="float">
            <text:p>562.10</text:p>
          </table:table-cell>
          <table:table-cell table:formula="of:=[.C226]/[.D226]" office:value-type="float" office:value="1.74808871493803" calcext:value-type="float">
            <text:p>1.75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8" calcext:value-type="float">
            <text:p>8</text:p>
          </table:table-cell>
          <table:table-cell office:value-type="float" office:value="317.693048359552" calcext:value-type="float">
            <text:p>317.69</text:p>
          </table:table-cell>
          <table:table-cell office:value-type="float" office:value="170.00075204614" calcext:value-type="float">
            <text:p>170.00</text:p>
          </table:table-cell>
          <table:table-cell table:formula="of:=[.C227]/[.D227]" office:value-type="float" office:value="1.86877437032353" calcext:value-type="float">
            <text:p>1.87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8" calcext:value-type="float">
            <text:p>8</text:p>
          </table:table-cell>
          <table:table-cell office:value-type="float" office:value="887.640386825654" calcext:value-type="float">
            <text:p>887.64</text:p>
          </table:table-cell>
          <table:table-cell office:value-type="float" office:value="497.462644173374" calcext:value-type="float">
            <text:p>497.46</text:p>
          </table:table-cell>
          <table:table-cell table:formula="of:=[.C228]/[.D228]" office:value-type="float" office:value="1.78433576314184" calcext:value-type="float">
            <text:p>1.78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8" calcext:value-type="float">
            <text:p>8</text:p>
          </table:table-cell>
          <table:table-cell office:value-type="float" office:value="287.885041722037" calcext:value-type="float">
            <text:p>287.89</text:p>
          </table:table-cell>
          <table:table-cell office:value-type="float" office:value="157.351531820737" calcext:value-type="float">
            <text:p>157.35</text:p>
          </table:table-cell>
          <table:table-cell table:formula="of:=[.C229]/[.D229]" office:value-type="float" office:value="1.82956618464961" calcext:value-type="float">
            <text:p>1.83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8" calcext:value-type="float">
            <text:p>8</text:p>
          </table:table-cell>
          <table:table-cell office:value-type="float" office:value="1294.74004870422" calcext:value-type="float">
            <text:p>1294.74</text:p>
          </table:table-cell>
          <table:table-cell office:value-type="float" office:value="698.197188537069" calcext:value-type="float">
            <text:p>698.20</text:p>
          </table:table-cell>
          <table:table-cell table:formula="of:=[.C230]/[.D230]" office:value-type="float" office:value="1.85440455785433" calcext:value-type="float">
            <text:p>1.85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8" calcext:value-type="float">
            <text:p>8</text:p>
          </table:table-cell>
          <table:table-cell office:value-type="float" office:value="265.869033671403" calcext:value-type="float">
            <text:p>265.87</text:p>
          </table:table-cell>
          <table:table-cell office:value-type="float" office:value="146.56920650511" calcext:value-type="float">
            <text:p>146.57</text:p>
          </table:table-cell>
          <table:table-cell table:formula="of:=[.C231]/[.D231]" office:value-type="float" office:value="1.81394878235991" calcext:value-type="float">
            <text:p>1.81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8" calcext:value-type="float">
            <text:p>8</text:p>
          </table:table-cell>
          <table:table-cell office:value-type="float" office:value="639.933520314501" calcext:value-type="float">
            <text:p>639.93</text:p>
          </table:table-cell>
          <table:table-cell office:value-type="float" office:value="353.485570380354" calcext:value-type="float">
            <text:p>353.49</text:p>
          </table:table-cell>
          <table:table-cell table:formula="of:=[.C232]/[.D232]" office:value-type="float" office:value="1.81035259692758" calcext:value-type="float">
            <text:p>1.81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8" calcext:value-type="float">
            <text:p>8</text:p>
          </table:table-cell>
          <table:table-cell office:value-type="float" office:value="74.2367756123542" calcext:value-type="float">
            <text:p>74.24</text:p>
          </table:table-cell>
          <table:table-cell office:value-type="float" office:value="43.5075107944794" calcext:value-type="float">
            <text:p>43.51</text:p>
          </table:table-cell>
          <table:table-cell table:formula="of:=[.C233]/[.D233]" office:value-type="float" office:value="1.7062979300984" calcext:value-type="float">
            <text:p>1.71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8" calcext:value-type="float">
            <text:p>8</text:p>
          </table:table-cell>
          <table:table-cell office:value-type="float" office:value="713.131466345606" calcext:value-type="float">
            <text:p>713.13</text:p>
          </table:table-cell>
          <table:table-cell office:value-type="float" office:value="395.565613436868" calcext:value-type="float">
            <text:p>395.57</text:p>
          </table:table-cell>
          <table:table-cell table:formula="of:=[.C234]/[.D234]" office:value-type="float" office:value="1.80281460804838" calcext:value-type="float">
            <text:p>1.80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8" calcext:value-type="float">
            <text:p>8</text:p>
          </table:table-cell>
          <table:table-cell office:value-type="float" office:value="1160.17400744921" calcext:value-type="float">
            <text:p>1160.17</text:p>
          </table:table-cell>
          <table:table-cell office:value-type="float" office:value="687.118108250823" calcext:value-type="float">
            <text:p>687.12</text:p>
          </table:table-cell>
          <table:table-cell table:formula="of:=[.C235]/[.D235]" office:value-type="float" office:value="1.68846373500857" calcext:value-type="float">
            <text:p>1.69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8" calcext:value-type="float">
            <text:p>8</text:p>
          </table:table-cell>
          <table:table-cell office:value-type="float" office:value="438.935347881902" calcext:value-type="float">
            <text:p>438.94</text:p>
          </table:table-cell>
          <table:table-cell office:value-type="float" office:value="236.694965527759" calcext:value-type="float">
            <text:p>236.69</text:p>
          </table:table-cell>
          <table:table-cell table:formula="of:=[.C236]/[.D236]" office:value-type="float" office:value="1.85443465982983" calcext:value-type="float">
            <text:p>1.85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8" calcext:value-type="float">
            <text:p>8</text:p>
          </table:table-cell>
          <table:table-cell office:value-type="float" office:value="642.512502580772" calcext:value-type="float">
            <text:p>642.51</text:p>
          </table:table-cell>
          <table:table-cell office:value-type="float" office:value="337.130547887429" calcext:value-type="float">
            <text:p>337.13</text:p>
          </table:table-cell>
          <table:table-cell table:formula="of:=[.C237]/[.D237]" office:value-type="float" office:value="1.90582700561242" calcext:value-type="float">
            <text:p>1.91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8" calcext:value-type="float">
            <text:p>8</text:p>
          </table:table-cell>
          <table:table-cell office:value-type="float" office:value="252.657029177069" calcext:value-type="float">
            <text:p>252.66</text:p>
          </table:table-cell>
          <table:table-cell office:value-type="float" office:value="137.484027046967" calcext:value-type="float">
            <text:p>137.48</text:p>
          </table:table-cell>
          <table:table-cell table:formula="of:=[.C238]/[.D238]" office:value-type="float" office:value="1.83771914893617" calcext:value-type="float">
            <text:p>1.84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8" calcext:value-type="float">
            <text:p>8</text:p>
          </table:table-cell>
          <table:table-cell office:value-type="float" office:value="894.688789317898" calcext:value-type="float">
            <text:p>894.69</text:p>
          </table:table-cell>
          <table:table-cell office:value-type="float" office:value="467.462232304874" calcext:value-type="float">
            <text:p>467.46</text:p>
          </table:table-cell>
          <table:table-cell table:formula="of:=[.C239]/[.D239]" office:value-type="float" office:value="1.91392743089968" calcext:value-type="float">
            <text:p>1.91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8" calcext:value-type="float">
            <text:p>8</text:p>
          </table:table-cell>
          <table:table-cell office:value-type="float" office:value="234.268525609854" calcext:value-type="float">
            <text:p>234.27</text:p>
          </table:table-cell>
          <table:table-cell office:value-type="float" office:value="125.678160587351" calcext:value-type="float">
            <text:p>125.68</text:p>
          </table:table-cell>
          <table:table-cell table:formula="of:=[.C240]/[.D240]" office:value-type="float" office:value="1.86403528278112" calcext:value-type="float">
            <text:p>1.86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8" calcext:value-type="float">
            <text:p>8</text:p>
          </table:table-cell>
          <table:table-cell office:value-type="float" office:value="720.807832372981" calcext:value-type="float">
            <text:p>720.81</text:p>
          </table:table-cell>
          <table:table-cell office:value-type="float" office:value="428.05090699964" calcext:value-type="float">
            <text:p>428.05</text:p>
          </table:table-cell>
          <table:table-cell table:formula="of:=[.C241]/[.D241]" office:value-type="float" office:value="1.68393016014235" calcext:value-type="float">
            <text:p>1.68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8" calcext:value-type="float">
            <text:p>8</text:p>
          </table:table-cell>
          <table:table-cell office:value-type="float" office:value="242.214938319895" calcext:value-type="float">
            <text:p>242.21</text:p>
          </table:table-cell>
          <table:table-cell office:value-type="float" office:value="132.188795718485" calcext:value-type="float">
            <text:p>132.19</text:p>
          </table:table-cell>
          <table:table-cell table:formula="of:=[.C242]/[.D242]" office:value-type="float" office:value="1.83234091061489" calcext:value-type="float">
            <text:p>1.83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8" calcext:value-type="float">
            <text:p>8</text:p>
          </table:table-cell>
          <table:table-cell office:value-type="float" office:value="320.640446748967" calcext:value-type="float">
            <text:p>320.64</text:p>
          </table:table-cell>
          <table:table-cell office:value-type="float" office:value="183.97308772927" calcext:value-type="float">
            <text:p>183.97</text:p>
          </table:table-cell>
          <table:table-cell table:formula="of:=[.C243]/[.D243]" office:value-type="float" office:value="1.74286603930252" calcext:value-type="float">
            <text:p>1.74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8" calcext:value-type="float">
            <text:p>8</text:p>
          </table:table-cell>
          <table:table-cell office:value-type="float" office:value="303.2283138364" calcext:value-type="float">
            <text:p>303.23</text:p>
          </table:table-cell>
          <table:table-cell office:value-type="float" office:value="170.467662788329" calcext:value-type="float">
            <text:p>170.47</text:p>
          </table:table-cell>
          <table:table-cell table:formula="of:=[.C244]/[.D244]" office:value-type="float" office:value="1.77880255337882" calcext:value-type="float">
            <text:p>1.7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8" calcext:value-type="float">
            <text:p>8</text:p>
          </table:table-cell>
          <table:table-cell office:value-type="float" office:value="169.63587717019" calcext:value-type="float">
            <text:p>169.64</text:p>
          </table:table-cell>
          <table:table-cell office:value-type="float" office:value="107.692147588345" calcext:value-type="float">
            <text:p>107.69</text:p>
          </table:table-cell>
          <table:table-cell table:formula="of:=[.C245]/[.D245]" office:value-type="float" office:value="1.57519262981574" calcext:value-type="float">
            <text:p>1.58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8" calcext:value-type="float">
            <text:p>8</text:p>
          </table:table-cell>
          <table:table-cell office:value-type="float" office:value="102.161974872379" calcext:value-type="float">
            <text:p>102.16</text:p>
          </table:table-cell>
          <table:table-cell office:value-type="float" office:value="57.9377811902109" calcext:value-type="float">
            <text:p>57.94</text:p>
          </table:table-cell>
          <table:table-cell table:formula="of:=[.C246]/[.D246]" office:value-type="float" office:value="1.76330492424242" calcext:value-type="float">
            <text:p>1.76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8" calcext:value-type="float">
            <text:p>8</text:p>
          </table:table-cell>
          <table:table-cell office:value-type="float" office:value="250.255468430663" calcext:value-type="float">
            <text:p>250.26</text:p>
          </table:table-cell>
          <table:table-cell office:value-type="float" office:value="133.140282227368" calcext:value-type="float">
            <text:p>133.14</text:p>
          </table:table-cell>
          <table:table-cell table:formula="of:=[.C247]/[.D247]" office:value-type="float" office:value="1.87963750897939" calcext:value-type="float">
            <text:p>1.88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8" calcext:value-type="float">
            <text:p>8</text:p>
          </table:table-cell>
          <table:table-cell office:value-type="float" office:value="212.032276853542" calcext:value-type="float">
            <text:p>212.03</text:p>
          </table:table-cell>
          <table:table-cell office:value-type="float" office:value="110.524602197348" calcext:value-type="float">
            <text:p>110.52</text:p>
          </table:table-cell>
          <table:table-cell table:formula="of:=[.C248]/[.D248]" office:value-type="float" office:value="1.91841700977079" calcext:value-type="float">
            <text:p>1.92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8" calcext:value-type="float">
            <text:p>8</text:p>
          </table:table-cell>
          <table:table-cell office:value-type="float" office:value="351.940846194003" calcext:value-type="float">
            <text:p>351.94</text:p>
          </table:table-cell>
          <table:table-cell office:value-type="float" office:value="195.830863401812" calcext:value-type="float">
            <text:p>195.83</text:p>
          </table:table-cell>
          <table:table-cell table:formula="of:=[.C249]/[.D249]" office:value-type="float" office:value="1.79716741314611" calcext:value-type="float">
            <text:p>1.80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9" calcext:value-type="float">
            <text:p>9</text:p>
          </table:table-cell>
          <table:table-cell office:value-type="float" office:value="366.967451765304" calcext:value-type="float">
            <text:p>366.97</text:p>
          </table:table-cell>
          <table:table-cell office:value-type="float" office:value="200.549517387676" calcext:value-type="float">
            <text:p>200.55</text:p>
          </table:table-cell>
          <table:table-cell table:formula="of:=[.C250]/[.D250]" office:value-type="float" office:value="1.82980969760167" calcext:value-type="float">
            <text:p>1.83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9" calcext:value-type="float">
            <text:p>9</text:p>
          </table:table-cell>
          <table:table-cell office:value-type="float" office:value="97.7491062620486" calcext:value-type="float">
            <text:p>97.75</text:p>
          </table:table-cell>
          <table:table-cell office:value-type="float" office:value="59.2753238806484" calcext:value-type="float">
            <text:p>59.28</text:p>
          </table:table-cell>
          <table:table-cell table:formula="of:=[.C251]/[.D251]" office:value-type="float" office:value="1.64906912122265" calcext:value-type="float">
            <text:p>1.65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9" calcext:value-type="float">
            <text:p>9</text:p>
          </table:table-cell>
          <table:table-cell office:value-type="float" office:value="3.28104916912281" calcext:value-type="float">
            <text:p>3.28</text:p>
          </table:table-cell>
          <table:table-cell office:value-type="float" office:value="1.85629882712067" calcext:value-type="float">
            <text:p>1.86</text:p>
          </table:table-cell>
          <table:table-cell table:formula="of:=[.C252]/[.D252]" office:value-type="float" office:value="1.76752208275221" calcext:value-type="float">
            <text:p>1.77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9" calcext:value-type="float">
            <text:p>9</text:p>
          </table:table-cell>
          <table:table-cell office:value-type="float" office:value="182.187864991328" calcext:value-type="float">
            <text:p>182.19</text:p>
          </table:table-cell>
          <table:table-cell office:value-type="float" office:value="102.294954063981" calcext:value-type="float">
            <text:p>102.29</text:p>
          </table:table-cell>
          <table:table-cell table:formula="of:=[.C253]/[.D253]" office:value-type="float" office:value="1.78100539423848" calcext:value-type="float">
            <text:p>1.78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9" calcext:value-type="float">
            <text:p>9</text:p>
          </table:table-cell>
          <table:table-cell office:value-type="float" office:value="766.388202197978" calcext:value-type="float">
            <text:p>766.39</text:p>
          </table:table-cell>
          <table:table-cell office:value-type="float" office:value="444.202404122757" calcext:value-type="float">
            <text:p>444.20</text:p>
          </table:table-cell>
          <table:table-cell table:formula="of:=[.C254]/[.D254]" office:value-type="float" office:value="1.72531304442509" calcext:value-type="float">
            <text:p>1.73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9" calcext:value-type="float">
            <text:p>9</text:p>
          </table:table-cell>
          <table:table-cell office:value-type="float" office:value="441.606335817562" calcext:value-type="float">
            <text:p>441.61</text:p>
          </table:table-cell>
          <table:table-cell office:value-type="float" office:value="249.622363560294" calcext:value-type="float">
            <text:p>249.62</text:p>
          </table:table-cell>
          <table:table-cell table:formula="of:=[.C255]/[.D255]" office:value-type="float" office:value="1.76909764621669" calcext:value-type="float">
            <text:p>1.77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9" calcext:value-type="float">
            <text:p>9</text:p>
          </table:table-cell>
          <table:table-cell office:value-type="float" office:value="98.9675646922036" calcext:value-type="float">
            <text:p>98.97</text:p>
          </table:table-cell>
          <table:table-cell office:value-type="float" office:value="54.7245421633579" calcext:value-type="float">
            <text:p>54.72</text:p>
          </table:table-cell>
          <table:table-cell table:formula="of:=[.C256]/[.D256]" office:value-type="float" office:value="1.80846765966129" calcext:value-type="float">
            <text:p>1.81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9" calcext:value-type="float">
            <text:p>9</text:p>
          </table:table-cell>
          <table:table-cell office:value-type="float" office:value="886.377252742882" calcext:value-type="float">
            <text:p>886.38</text:p>
          </table:table-cell>
          <table:table-cell office:value-type="float" office:value="508.846200648692" calcext:value-type="float">
            <text:p>508.85</text:p>
          </table:table-cell>
          <table:table-cell table:formula="of:=[.C257]/[.D257]" office:value-type="float" office:value="1.74193548387097" calcext:value-type="float">
            <text:p>1.74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9" calcext:value-type="float">
            <text:p>9</text:p>
          </table:table-cell>
          <table:table-cell office:value-type="float" office:value="274.843955616595" calcext:value-type="float">
            <text:p>274.84</text:p>
          </table:table-cell>
          <table:table-cell office:value-type="float" office:value="147.669692623084" calcext:value-type="float">
            <text:p>147.67</text:p>
          </table:table-cell>
          <table:table-cell table:formula="of:=[.C258]/[.D258]" office:value-type="float" office:value="1.86120760959471" calcext:value-type="float">
            <text:p>1.86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9" calcext:value-type="float">
            <text:p>9</text:p>
          </table:table-cell>
          <table:table-cell office:value-type="float" office:value="811.786882464432" calcext:value-type="float">
            <text:p>811.79</text:p>
          </table:table-cell>
          <table:table-cell office:value-type="float" office:value="447.793767198553" calcext:value-type="float">
            <text:p>447.79</text:p>
          </table:table-cell>
          <table:table-cell table:formula="of:=[.C259]/[.D259]" office:value-type="float" office:value="1.81285882459477" calcext:value-type="float">
            <text:p>1.81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9" calcext:value-type="float">
            <text:p>9</text:p>
          </table:table-cell>
          <table:table-cell office:value-type="float" office:value="267.091966949568" calcext:value-type="float">
            <text:p>267.09</text:p>
          </table:table-cell>
          <table:table-cell office:value-type="float" office:value="146.982126700774" calcext:value-type="float">
            <text:p>146.98</text:p>
          </table:table-cell>
          <table:table-cell table:formula="of:=[.C260]/[.D260]" office:value-type="float" office:value="1.81717310087174" calcext:value-type="float">
            <text:p>1.82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9" calcext:value-type="float">
            <text:p>9</text:p>
          </table:table-cell>
          <table:table-cell office:value-type="float" office:value="1220.75105581457" calcext:value-type="float">
            <text:p>1220.75</text:p>
          </table:table-cell>
          <table:table-cell office:value-type="float" office:value="656.052734253534" calcext:value-type="float">
            <text:p>656.05</text:p>
          </table:table-cell>
          <table:table-cell table:formula="of:=[.C261]/[.D261]" office:value-type="float" office:value="1.86075141841083" calcext:value-type="float">
            <text:p>1.86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9" calcext:value-type="float">
            <text:p>9</text:p>
          </table:table-cell>
          <table:table-cell office:value-type="float" office:value="249.557845665495" calcext:value-type="float">
            <text:p>249.56</text:p>
          </table:table-cell>
          <table:table-cell office:value-type="float" office:value="138.812408118325" calcext:value-type="float">
            <text:p>138.81</text:p>
          </table:table-cell>
          <table:table-cell table:formula="of:=[.C262]/[.D262]" office:value-type="float" office:value="1.79780647168638" calcext:value-type="float">
            <text:p>1.80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9" calcext:value-type="float">
            <text:p>9</text:p>
          </table:table-cell>
          <table:table-cell office:value-type="float" office:value="586.482309352746" calcext:value-type="float">
            <text:p>586.48</text:p>
          </table:table-cell>
          <table:table-cell office:value-type="float" office:value="323.942165581442" calcext:value-type="float">
            <text:p>323.94</text:p>
          </table:table-cell>
          <table:table-cell table:formula="of:=[.C263]/[.D263]" office:value-type="float" office:value="1.81045375275575" calcext:value-type="float">
            <text:p>1.81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9" calcext:value-type="float">
            <text:p>9</text:p>
          </table:table-cell>
          <table:table-cell office:value-type="float" office:value="67.922535244743" calcext:value-type="float">
            <text:p>67.92</text:p>
          </table:table-cell>
          <table:table-cell office:value-type="float" office:value="39.513991606637" calcext:value-type="float">
            <text:p>39.51</text:p>
          </table:table-cell>
          <table:table-cell table:formula="of:=[.C264]/[.D264]" office:value-type="float" office:value="1.71894897182026" calcext:value-type="float">
            <text:p>1.72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9" calcext:value-type="float">
            <text:p>9</text:p>
          </table:table-cell>
          <table:table-cell office:value-type="float" office:value="653.376585452937" calcext:value-type="float">
            <text:p>653.38</text:p>
          </table:table-cell>
          <table:table-cell office:value-type="float" office:value="364.639418551975" calcext:value-type="float">
            <text:p>364.64</text:p>
          </table:table-cell>
          <table:table-cell table:formula="of:=[.C265]/[.D265]" office:value-type="float" office:value="1.7918429884722" calcext:value-type="float">
            <text:p>1.79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9" calcext:value-type="float">
            <text:p>9</text:p>
          </table:table-cell>
          <table:table-cell office:value-type="float" office:value="1031.70884506963" calcext:value-type="float">
            <text:p>1031.71</text:p>
          </table:table-cell>
          <table:table-cell office:value-type="float" office:value="605.556790325928" calcext:value-type="float">
            <text:p>605.56</text:p>
          </table:table-cell>
          <table:table-cell table:formula="of:=[.C266]/[.D266]" office:value-type="float" office:value="1.70373590314186" calcext:value-type="float">
            <text:p>1.70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9" calcext:value-type="float">
            <text:p>9</text:p>
          </table:table-cell>
          <table:table-cell office:value-type="float" office:value="384.372417729509" calcext:value-type="float">
            <text:p>384.37</text:p>
          </table:table-cell>
          <table:table-cell office:value-type="float" office:value="207.648365299962" calcext:value-type="float">
            <text:p>207.65</text:p>
          </table:table-cell>
          <table:table-cell table:formula="of:=[.C267]/[.D267]" office:value-type="float" office:value="1.85107365123851" calcext:value-type="float">
            <text:p>1.85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9" calcext:value-type="float">
            <text:p>9</text:p>
          </table:table-cell>
          <table:table-cell office:value-type="float" office:value="541.46329792103" calcext:value-type="float">
            <text:p>541.46</text:p>
          </table:table-cell>
          <table:table-cell office:value-type="float" office:value="287.767306196282" calcext:value-type="float">
            <text:p>287.77</text:p>
          </table:table-cell>
          <table:table-cell table:formula="of:=[.C268]/[.D268]" office:value-type="float" office:value="1.88160116268283" calcext:value-type="float">
            <text:p>1.88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9" calcext:value-type="float">
            <text:p>9</text:p>
          </table:table-cell>
          <table:table-cell office:value-type="float" office:value="229.381615509191" calcext:value-type="float">
            <text:p>229.38</text:p>
          </table:table-cell>
          <table:table-cell office:value-type="float" office:value="128.843001009694" calcext:value-type="float">
            <text:p>128.84</text:p>
          </table:table-cell>
          <table:table-cell table:formula="of:=[.C269]/[.D269]" office:value-type="float" office:value="1.78031878884855" calcext:value-type="float">
            <text:p>1.78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9" calcext:value-type="float">
            <text:p>9</text:p>
          </table:table-cell>
          <table:table-cell office:value-type="float" office:value="808.3056368993" calcext:value-type="float">
            <text:p>808.31</text:p>
          </table:table-cell>
          <table:table-cell office:value-type="float" office:value="418.608941175151" calcext:value-type="float">
            <text:p>418.61</text:p>
          </table:table-cell>
          <table:table-cell table:formula="of:=[.C270]/[.D270]" office:value-type="float" office:value="1.9309325659174" calcext:value-type="float">
            <text:p>1.93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9" calcext:value-type="float">
            <text:p>9</text:p>
          </table:table-cell>
          <table:table-cell office:value-type="float" office:value="209.852890955456" calcext:value-type="float">
            <text:p>209.85</text:p>
          </table:table-cell>
          <table:table-cell office:value-type="float" office:value="109.761253716997" calcext:value-type="float">
            <text:p>109.76</text:p>
          </table:table-cell>
          <table:table-cell table:formula="of:=[.C271]/[.D271]" office:value-type="float" office:value="1.91190318850157" calcext:value-type="float">
            <text:p>1.91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9" calcext:value-type="float">
            <text:p>9</text:p>
          </table:table-cell>
          <table:table-cell office:value-type="float" office:value="629.35994559538" calcext:value-type="float">
            <text:p>629.36</text:p>
          </table:table-cell>
          <table:table-cell office:value-type="float" office:value="351.643471344436" calcext:value-type="float">
            <text:p>351.64</text:p>
          </table:table-cell>
          <table:table-cell table:formula="of:=[.C272]/[.D272]" office:value-type="float" office:value="1.78976718432779" calcext:value-type="float">
            <text:p>1.79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9" calcext:value-type="float">
            <text:p>9</text:p>
          </table:table-cell>
          <table:table-cell office:value-type="float" office:value="211.45555004353" calcext:value-type="float">
            <text:p>211.46</text:p>
          </table:table-cell>
          <table:table-cell office:value-type="float" office:value="114.033922796766" calcext:value-type="float">
            <text:p>114.03</text:p>
          </table:table-cell>
          <table:table-cell table:formula="of:=[.C273]/[.D273]" office:value-type="float" office:value="1.85432145853994" calcext:value-type="float">
            <text:p>1.85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9" calcext:value-type="float">
            <text:p>9</text:p>
          </table:table-cell>
          <table:table-cell office:value-type="float" office:value="295.745916444357" calcext:value-type="float">
            <text:p>295.75</text:p>
          </table:table-cell>
          <table:table-cell office:value-type="float" office:value="171.551950569801" calcext:value-type="float">
            <text:p>171.55</text:p>
          </table:table-cell>
          <table:table-cell table:formula="of:=[.C274]/[.D274]" office:value-type="float" office:value="1.72394377016439" calcext:value-type="float">
            <text:p>1.72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9" calcext:value-type="float">
            <text:p>9</text:p>
          </table:table-cell>
          <table:table-cell office:value-type="float" office:value="278.109041172301" calcext:value-type="float">
            <text:p>278.11</text:p>
          </table:table-cell>
          <table:table-cell office:value-type="float" office:value="154.489399807346" calcext:value-type="float">
            <text:p>154.49</text:p>
          </table:table-cell>
          <table:table-cell table:formula="of:=[.C275]/[.D275]" office:value-type="float" office:value="1.80018202879365" calcext:value-type="float">
            <text:p>1.80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9" calcext:value-type="float">
            <text:p>9</text:p>
          </table:table-cell>
          <table:table-cell office:value-type="float" office:value="144.931124201862" calcext:value-type="float">
            <text:p>144.93</text:p>
          </table:table-cell>
          <table:table-cell office:value-type="float" office:value="92.6087874972403" calcext:value-type="float">
            <text:p>92.61</text:p>
          </table:table-cell>
          <table:table-cell table:formula="of:=[.C276]/[.D276]" office:value-type="float" office:value="1.5649824181769" calcext:value-type="float">
            <text:p>1.56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9" calcext:value-type="float">
            <text:p>9</text:p>
          </table:table-cell>
          <table:table-cell office:value-type="float" office:value="97.6928609543042" calcext:value-type="float">
            <text:p>97.69</text:p>
          </table:table-cell>
          <table:table-cell office:value-type="float" office:value="54.8185832864272" calcext:value-type="float">
            <text:p>54.82</text:p>
          </table:table-cell>
          <table:table-cell table:formula="of:=[.C277]/[.D277]" office:value-type="float" office:value="1.78211210683536" calcext:value-type="float">
            <text:p>1.78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9" calcext:value-type="float">
            <text:p>9</text:p>
          </table:table-cell>
          <table:table-cell office:value-type="float" office:value="306.635802136507" calcext:value-type="float">
            <text:p>306.64</text:p>
          </table:table-cell>
          <table:table-cell office:value-type="float" office:value="113.447542373368" calcext:value-type="float">
            <text:p>113.45</text:p>
          </table:table-cell>
          <table:table-cell table:formula="of:=[.C278]/[.D278]" office:value-type="float" office:value="2.70288624787777" calcext:value-type="float">
            <text:p>2.70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9" calcext:value-type="float">
            <text:p>9</text:p>
          </table:table-cell>
          <table:table-cell office:value-type="float" office:value="182.834713205954" calcext:value-type="float">
            <text:p>182.83</text:p>
          </table:table-cell>
          <table:table-cell office:value-type="float" office:value="96.5511767455675" calcext:value-type="float">
            <text:p>96.55</text:p>
          </table:table-cell>
          <table:table-cell table:formula="of:=[.C279]/[.D279]" office:value-type="float" office:value="1.89365597985161" calcext:value-type="float">
            <text:p>1.89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9" calcext:value-type="float">
            <text:p>9</text:p>
          </table:table-cell>
          <table:table-cell office:value-type="float" office:value="309.36172703399" calcext:value-type="float">
            <text:p>309.36</text:p>
          </table:table-cell>
          <table:table-cell office:value-type="float" office:value="171.756167685015" calcext:value-type="float">
            <text:p>171.76</text:p>
          </table:table-cell>
          <table:table-cell table:formula="of:=[.C280]/[.D280]" office:value-type="float" office:value="1.80116808149406" calcext:value-type="float">
            <text:p>1.80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10" calcext:value-type="float">
            <text:p>10</text:p>
          </table:table-cell>
          <table:table-cell office:value-type="float" office:value="321.170275293423" calcext:value-type="float">
            <text:p>321.17</text:p>
          </table:table-cell>
          <table:table-cell office:value-type="float" office:value="174.719952108457" calcext:value-type="float">
            <text:p>174.72</text:p>
          </table:table-cell>
          <table:table-cell table:formula="of:=[.C281]/[.D281]" office:value-type="float" office:value="1.83820033955857" calcext:value-type="float">
            <text:p>1.84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10" calcext:value-type="float">
            <text:p>10</text:p>
          </table:table-cell>
          <table:table-cell office:value-type="float" office:value="91.9727753357385" calcext:value-type="float">
            <text:p>91.97</text:p>
          </table:table-cell>
          <table:table-cell office:value-type="float" office:value="56.8009085393818" calcext:value-type="float">
            <text:p>56.80</text:p>
          </table:table-cell>
          <table:table-cell table:formula="of:=[.C282]/[.D282]" office:value-type="float" office:value="1.61921310240964" calcext:value-type="float">
            <text:p>1.62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10" calcext:value-type="float">
            <text:p>10</text:p>
          </table:table-cell>
          <table:table-cell office:value-type="float" office:value="3.63515758375148" calcext:value-type="float">
            <text:p>3.64</text:p>
          </table:table-cell>
          <table:table-cell office:value-type="float" office:value="2.04413585706062" calcext:value-type="float">
            <text:p>2.04</text:p>
          </table:table-cell>
          <table:table-cell table:formula="of:=[.C283]/[.D283]" office:value-type="float" office:value="1.7783346303502" calcext:value-type="float">
            <text:p>1.78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10" calcext:value-type="float">
            <text:p>10</text:p>
          </table:table-cell>
          <table:table-cell office:value-type="float" office:value="160.646044743389" calcext:value-type="float">
            <text:p>160.65</text:p>
          </table:table-cell>
          <table:table-cell office:value-type="float" office:value="89.7610577362776" calcext:value-type="float">
            <text:p>89.76</text:p>
          </table:table-cell>
          <table:table-cell table:formula="of:=[.C284]/[.D284]" office:value-type="float" office:value="1.7897075724684" calcext:value-type="float">
            <text:p>1.79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10" calcext:value-type="float">
            <text:p>10</text:p>
          </table:table-cell>
          <table:table-cell office:value-type="float" office:value="658.515827497692" calcext:value-type="float">
            <text:p>658.52</text:p>
          </table:table-cell>
          <table:table-cell office:value-type="float" office:value="381.352471454085" calcext:value-type="float">
            <text:p>381.35</text:p>
          </table:table-cell>
          <table:table-cell table:formula="of:=[.C285]/[.D285]" office:value-type="float" office:value="1.72679050692078" calcext:value-type="float">
            <text:p>1.73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10" calcext:value-type="float">
            <text:p>10</text:p>
          </table:table-cell>
          <table:table-cell office:value-type="float" office:value="409.262397282355" calcext:value-type="float">
            <text:p>409.26</text:p>
          </table:table-cell>
          <table:table-cell office:value-type="float" office:value="227.40212838924" calcext:value-type="float">
            <text:p>227.40</text:p>
          </table:table-cell>
          <table:table-cell table:formula="of:=[.C286]/[.D286]" office:value-type="float" office:value="1.79972984501635" calcext:value-type="float">
            <text:p>1.80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10" calcext:value-type="float">
            <text:p>10</text:p>
          </table:table-cell>
          <table:table-cell office:value-type="float" office:value="94.4743358412935" calcext:value-type="float">
            <text:p>94.47</text:p>
          </table:table-cell>
          <table:table-cell office:value-type="float" office:value="52.4890603622143" calcext:value-type="float">
            <text:p>52.49</text:p>
          </table:table-cell>
          <table:table-cell table:formula="of:=[.C287]/[.D287]" office:value-type="float" office:value="1.79988620846609" calcext:value-type="float">
            <text:p>1.80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10" calcext:value-type="float">
            <text:p>10</text:p>
          </table:table-cell>
          <table:table-cell office:value-type="float" office:value="799.978004331478" calcext:value-type="float">
            <text:p>799.98</text:p>
          </table:table-cell>
          <table:table-cell office:value-type="float" office:value="462.98968754696" calcext:value-type="float">
            <text:p>462.99</text:p>
          </table:table-cell>
          <table:table-cell table:formula="of:=[.C288]/[.D288]" office:value-type="float" office:value="1.7278527488808" calcext:value-type="float">
            <text:p>1.73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10" calcext:value-type="float">
            <text:p>10</text:p>
          </table:table-cell>
          <table:table-cell office:value-type="float" office:value="247.749189401376" calcext:value-type="float">
            <text:p>247.75</text:p>
          </table:table-cell>
          <table:table-cell office:value-type="float" office:value="132.166071560745" calcext:value-type="float">
            <text:p>132.17</text:p>
          </table:table-cell>
          <table:table-cell table:formula="of:=[.C289]/[.D289]" office:value-type="float" office:value="1.8745294195077" calcext:value-type="float">
            <text:p>1.87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10" calcext:value-type="float">
            <text:p>10</text:p>
          </table:table-cell>
          <table:table-cell office:value-type="float" office:value="769.335316282072" calcext:value-type="float">
            <text:p>769.34</text:p>
          </table:table-cell>
          <table:table-cell office:value-type="float" office:value="432.967463620343" calcext:value-type="float">
            <text:p>432.97</text:p>
          </table:table-cell>
          <table:table-cell table:formula="of:=[.C290]/[.D290]" office:value-type="float" office:value="1.77688944533874" calcext:value-type="float">
            <text:p>1.78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10" calcext:value-type="float">
            <text:p>10</text:p>
          </table:table-cell>
          <table:table-cell office:value-type="float" office:value="234.427460044205" calcext:value-type="float">
            <text:p>234.43</text:p>
          </table:table-cell>
          <table:table-cell office:value-type="float" office:value="127.18998523712" calcext:value-type="float">
            <text:p>127.19</text:p>
          </table:table-cell>
          <table:table-cell table:formula="of:=[.C291]/[.D291]" office:value-type="float" office:value="1.84312829038515" calcext:value-type="float">
            <text:p>1.84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10" calcext:value-type="float">
            <text:p>10</text:p>
          </table:table-cell>
          <table:table-cell office:value-type="float" office:value="1080.78829831144" calcext:value-type="float">
            <text:p>1080.79</text:p>
          </table:table-cell>
          <table:table-cell office:value-type="float" office:value="587.606586845271" calcext:value-type="float">
            <text:p>587.61</text:p>
          </table:table-cell>
          <table:table-cell table:formula="of:=[.C292]/[.D292]" office:value-type="float" office:value="1.83930596168765" calcext:value-type="float">
            <text:p>1.84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10" calcext:value-type="float">
            <text:p>10</text:p>
          </table:table-cell>
          <table:table-cell office:value-type="float" office:value="212.381579861164" calcext:value-type="float">
            <text:p>212.38</text:p>
          </table:table-cell>
          <table:table-cell office:value-type="float" office:value="115.59743465198" calcext:value-type="float">
            <text:p>115.60</text:p>
          </table:table-cell>
          <table:table-cell table:formula="of:=[.C293]/[.D293]" office:value-type="float" office:value="1.8372516699922" calcext:value-type="float">
            <text:p>1.84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10" calcext:value-type="float">
            <text:p>10</text:p>
          </table:table-cell>
          <table:table-cell office:value-type="float" office:value="510.565641805504" calcext:value-type="float">
            <text:p>510.57</text:p>
          </table:table-cell>
          <table:table-cell office:value-type="float" office:value="282.686630940604" calcext:value-type="float">
            <text:p>282.69</text:p>
          </table:table-cell>
          <table:table-cell table:formula="of:=[.C294]/[.D294]" office:value-type="float" office:value="1.80611881116083" calcext:value-type="float">
            <text:p>1.81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10" calcext:value-type="float">
            <text:p>10</text:p>
          </table:table-cell>
          <table:table-cell office:value-type="float" office:value="62.3252604979445" calcext:value-type="float">
            <text:p>62.33</text:p>
          </table:table-cell>
          <table:table-cell office:value-type="float" office:value="34.9745574422317" calcext:value-type="float">
            <text:p>34.97</text:p>
          </table:table-cell>
          <table:table-cell table:formula="of:=[.C295]/[.D295]" office:value-type="float" office:value="1.78201713062098" calcext:value-type="float">
            <text:p>1.78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10" calcext:value-type="float">
            <text:p>10</text:p>
          </table:table-cell>
          <table:table-cell office:value-type="float" office:value="604.116385777499" calcext:value-type="float">
            <text:p>604.12</text:p>
          </table:table-cell>
          <table:table-cell office:value-type="float" office:value="340.830770768939" calcext:value-type="float">
            <text:p>340.83</text:p>
          </table:table-cell>
          <table:table-cell table:formula="of:=[.C296]/[.D296]" office:value-type="float" office:value="1.77248193998027" calcext:value-type="float">
            <text:p>1.77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10" calcext:value-type="float">
            <text:p>10</text:p>
          </table:table-cell>
          <table:table-cell office:value-type="float" office:value="946.358502505659" calcext:value-type="float">
            <text:p>946.36</text:p>
          </table:table-cell>
          <table:table-cell office:value-type="float" office:value="655.565363180991" calcext:value-type="float">
            <text:p>655.57</text:p>
          </table:table-cell>
          <table:table-cell table:formula="of:=[.C297]/[.D297]" office:value-type="float" office:value="1.44357611865529" calcext:value-type="float">
            <text:p>1.44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10" calcext:value-type="float">
            <text:p>10</text:p>
          </table:table-cell>
          <table:table-cell office:value-type="float" office:value="358.501274822495" calcext:value-type="float">
            <text:p>358.50</text:p>
          </table:table-cell>
          <table:table-cell office:value-type="float" office:value="188.510461135183" calcext:value-type="float">
            <text:p>188.51</text:p>
          </table:table-cell>
          <table:table-cell table:formula="of:=[.C298]/[.D298]" office:value-type="float" office:value="1.90175798554442" calcext:value-type="float">
            <text:p>1.90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10" calcext:value-type="float">
            <text:p>10</text:p>
          </table:table-cell>
          <table:table-cell office:value-type="float" office:value="467.672349819536" calcext:value-type="float">
            <text:p>467.67</text:p>
          </table:table-cell>
          <table:table-cell office:value-type="float" office:value="251.797562744387" calcext:value-type="float">
            <text:p>251.80</text:p>
          </table:table-cell>
          <table:table-cell table:formula="of:=[.C299]/[.D299]" office:value-type="float" office:value="1.85733469665985" calcext:value-type="float">
            <text:p>1.86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10" calcext:value-type="float">
            <text:p>10</text:p>
          </table:table-cell>
          <table:table-cell office:value-type="float" office:value="203.297033803343" calcext:value-type="float">
            <text:p>203.30</text:p>
          </table:table-cell>
          <table:table-cell office:value-type="float" office:value="110.308782078348" calcext:value-type="float">
            <text:p>110.31</text:p>
          </table:table-cell>
          <table:table-cell table:formula="of:=[.C300]/[.D300]" office:value-type="float" office:value="1.84298140159819" calcext:value-type="float">
            <text:p>1.84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10" calcext:value-type="float">
            <text:p>10</text:p>
          </table:table-cell>
          <table:table-cell office:value-type="float" office:value="719.642171109921" calcext:value-type="float">
            <text:p>719.64</text:p>
          </table:table-cell>
          <table:table-cell office:value-type="float" office:value="375.326466720079" calcext:value-type="float">
            <text:p>375.33</text:p>
          </table:table-cell>
          <table:table-cell table:formula="of:=[.C301]/[.D301]" office:value-type="float" office:value="1.91737656392517" calcext:value-type="float">
            <text:p>1.9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10" calcext:value-type="float">
            <text:p>10</text:p>
          </table:table-cell>
          <table:table-cell office:value-type="float" office:value="179.437016542286" calcext:value-type="float">
            <text:p>179.44</text:p>
          </table:table-cell>
          <table:table-cell office:value-type="float" office:value="96.6993925926445" calcext:value-type="float">
            <text:p>96.70</text:p>
          </table:table-cell>
          <table:table-cell table:formula="of:=[.C302]/[.D302]" office:value-type="float" office:value="1.85561679066777" calcext:value-type="float">
            <text:p>1.86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10" calcext:value-type="float">
            <text:p>10</text:p>
          </table:table-cell>
          <table:table-cell office:value-type="float" office:value="567.210469709118" calcext:value-type="float">
            <text:p>567.21</text:p>
          </table:table-cell>
          <table:table-cell office:value-type="float" office:value="313.633505193489" calcext:value-type="float">
            <text:p>313.63</text:p>
          </table:table-cell>
          <table:table-cell table:formula="of:=[.C303]/[.D303]" office:value-type="float" office:value="1.80851363236587" calcext:value-type="float">
            <text:p>1.81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10" calcext:value-type="float">
            <text:p>10</text:p>
          </table:table-cell>
          <table:table-cell office:value-type="float" office:value="206.543534183147" calcext:value-type="float">
            <text:p>206.54</text:p>
          </table:table-cell>
          <table:table-cell office:value-type="float" office:value="109.659389850431" calcext:value-type="float">
            <text:p>109.66</text:p>
          </table:table-cell>
          <table:table-cell table:formula="of:=[.C304]/[.D304]" office:value-type="float" office:value="1.88350066934405" calcext:value-type="float">
            <text:p>1.88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10" calcext:value-type="float">
            <text:p>10</text:p>
          </table:table-cell>
          <table:table-cell office:value-type="float" office:value="264.937379928839" calcext:value-type="float">
            <text:p>264.94</text:p>
          </table:table-cell>
          <table:table-cell office:value-type="float" office:value="148.907990441994" calcext:value-type="float">
            <text:p>148.91</text:p>
          </table:table-cell>
          <table:table-cell table:formula="of:=[.C305]/[.D305]" office:value-type="float" office:value="1.77920190274842" calcext:value-type="float">
            <text:p>1.78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10" calcext:value-type="float">
            <text:p>10</text:p>
          </table:table-cell>
          <table:table-cell office:value-type="float" office:value="335.823891667977" calcext:value-type="float">
            <text:p>335.82</text:p>
          </table:table-cell>
          <table:table-cell office:value-type="float" office:value="140.11921643775" calcext:value-type="float">
            <text:p>140.12</text:p>
          </table:table-cell>
          <table:table-cell table:formula="of:=[.C306]/[.D306]" office:value-type="float" office:value="2.39670118207642" calcext:value-type="float">
            <text:p>2.40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10" calcext:value-type="float">
            <text:p>10</text:p>
          </table:table-cell>
          <table:table-cell office:value-type="float" office:value="133.362039501999" calcext:value-type="float">
            <text:p>133.36</text:p>
          </table:table-cell>
          <table:table-cell office:value-type="float" office:value="86.3574955875834" calcext:value-type="float">
            <text:p>86.36</text:p>
          </table:table-cell>
          <table:table-cell table:formula="of:=[.C307]/[.D307]" office:value-type="float" office:value="1.5443018419489" calcext:value-type="float">
            <text:p>1.54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10" calcext:value-type="float">
            <text:p>10</text:p>
          </table:table-cell>
          <table:table-cell office:value-type="float" office:value="88.6474254956751" calcext:value-type="float">
            <text:p>88.65</text:p>
          </table:table-cell>
          <table:table-cell office:value-type="float" office:value="54.3866755918124" calcext:value-type="float">
            <text:p>54.39</text:p>
          </table:table-cell>
          <table:table-cell table:formula="of:=[.C308]/[.D308]" office:value-type="float" office:value="1.62994749230491" calcext:value-type="float">
            <text:p>1.63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10" calcext:value-type="float">
            <text:p>10</text:p>
          </table:table-cell>
          <table:table-cell office:value-type="float" office:value="187.201070590538" calcext:value-type="float">
            <text:p>187.20</text:p>
          </table:table-cell>
          <table:table-cell office:value-type="float" office:value="98.1962814051779" calcext:value-type="float">
            <text:p>98.20</text:p>
          </table:table-cell>
          <table:table-cell table:formula="of:=[.C309]/[.D309]" office:value-type="float" office:value="1.90639673836638" calcext:value-type="float">
            <text:p>1.91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10" calcext:value-type="float">
            <text:p>10</text:p>
          </table:table-cell>
          <table:table-cell office:value-type="float" office:value="172.270469493565" calcext:value-type="float">
            <text:p>172.27</text:p>
          </table:table-cell>
          <table:table-cell office:value-type="float" office:value="89.5862561099164" calcext:value-type="float">
            <text:p>89.59</text:p>
          </table:table-cell>
          <table:table-cell table:formula="of:=[.C310]/[.D310]" office:value-type="float" office:value="1.9229564553094" calcext:value-type="float">
            <text:p>1.92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10" calcext:value-type="float">
            <text:p>10</text:p>
          </table:table-cell>
          <table:table-cell office:value-type="float" office:value="275.187017824831" calcext:value-type="float">
            <text:p>275.19</text:p>
          </table:table-cell>
          <table:table-cell office:value-type="float" office:value="159.194758176751" calcext:value-type="float">
            <text:p>159.19</text:p>
          </table:table-cell>
          <table:table-cell table:formula="of:=[.C311]/[.D311]" office:value-type="float" office:value="1.7286185862935" calcext:value-type="float">
            <text:p>1.73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11" calcext:value-type="float">
            <text:p>11</text:p>
          </table:table-cell>
          <table:table-cell office:value-type="float" office:value="316.104657442309" calcext:value-type="float">
            <text:p>316.10</text:p>
          </table:table-cell>
          <table:table-cell office:value-type="float" office:value="169.957436036887" calcext:value-type="float">
            <text:p>169.96</text:p>
          </table:table-cell>
          <table:table-cell table:formula="of:=[.C312]/[.D312]" office:value-type="float" office:value="1.85990483743061" calcext:value-type="float">
            <text:p>1.86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11" calcext:value-type="float">
            <text:p>11</text:p>
          </table:table-cell>
          <table:table-cell office:value-type="float" office:value="83.6172845310666" calcext:value-type="float">
            <text:p>83.62</text:p>
          </table:table-cell>
          <table:table-cell office:value-type="float" office:value="52.8661802802797" calcext:value-type="float">
            <text:p>52.87</text:p>
          </table:table-cell>
          <table:table-cell table:formula="of:=[.C313]/[.D313]" office:value-type="float" office:value="1.58167819365338" calcext:value-type="float">
            <text:p>1.58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11" calcext:value-type="float">
            <text:p>11</text:p>
          </table:table-cell>
          <table:table-cell office:value-type="float" office:value="4.30527509946868" calcext:value-type="float">
            <text:p>4.31</text:p>
          </table:table-cell>
          <table:table-cell office:value-type="float" office:value="2.42441011981281" calcext:value-type="float">
            <text:p>2.42</text:p>
          </table:table-cell>
          <table:table-cell table:formula="of:=[.C314]/[.D314]" office:value-type="float" office:value="1.77580313837376" calcext:value-type="float">
            <text:p>1.78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11" calcext:value-type="float">
            <text:p>11</text:p>
          </table:table-cell>
          <table:table-cell office:value-type="float" office:value="145.606757856434" calcext:value-type="float">
            <text:p>145.61</text:p>
          </table:table-cell>
          <table:table-cell office:value-type="float" office:value="82.8745673779042" calcext:value-type="float">
            <text:p>82.87</text:p>
          </table:table-cell>
          <table:table-cell table:formula="of:=[.C315]/[.D315]" office:value-type="float" office:value="1.75695345946693" calcext:value-type="float">
            <text:p>1.76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11" calcext:value-type="float">
            <text:p>11</text:p>
          </table:table-cell>
          <table:table-cell office:value-type="float" office:value="617.920759272033" calcext:value-type="float">
            <text:p>617.92</text:p>
          </table:table-cell>
          <table:table-cell office:value-type="float" office:value="356.53949221447" calcext:value-type="float">
            <text:p>356.54</text:p>
          </table:table-cell>
          <table:table-cell table:formula="of:=[.C316]/[.D316]" office:value-type="float" office:value="1.73310607314248" calcext:value-type="float">
            <text:p>1.73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11" calcext:value-type="float">
            <text:p>11</text:p>
          </table:table-cell>
          <table:table-cell office:value-type="float" office:value="383.392342304573" calcext:value-type="float">
            <text:p>383.39</text:p>
          </table:table-cell>
          <table:table-cell office:value-type="float" office:value="207.248153843926" calcext:value-type="float">
            <text:p>207.25</text:p>
          </table:table-cell>
          <table:table-cell table:formula="of:=[.C317]/[.D317]" office:value-type="float" office:value="1.84991921613592" calcext:value-type="float">
            <text:p>1.85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11" calcext:value-type="float">
            <text:p>11</text:p>
          </table:table-cell>
          <table:table-cell office:value-type="float" office:value="84.0613385684083" calcext:value-type="float">
            <text:p>84.06</text:p>
          </table:table-cell>
          <table:table-cell office:value-type="float" office:value="49.7206144706472" calcext:value-type="float">
            <text:p>49.72</text:p>
          </table:table-cell>
          <table:table-cell table:formula="of:=[.C318]/[.D318]" office:value-type="float" office:value="1.69067376707571" calcext:value-type="float">
            <text:p>1.69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11" calcext:value-type="float">
            <text:p>11</text:p>
          </table:table-cell>
          <table:table-cell office:value-type="float" office:value="754.025363691546" calcext:value-type="float">
            <text:p>754.03</text:p>
          </table:table-cell>
          <table:table-cell office:value-type="float" office:value="430.733878280158" calcext:value-type="float">
            <text:p>430.73</text:p>
          </table:table-cell>
          <table:table-cell table:formula="of:=[.C319]/[.D319]" office:value-type="float" office:value="1.75055968827489" calcext:value-type="float">
            <text:p>1.75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11" calcext:value-type="float">
            <text:p>11</text:p>
          </table:table-cell>
          <table:table-cell office:value-type="float" office:value="237.338101109699" calcext:value-type="float">
            <text:p>237.34</text:p>
          </table:table-cell>
          <table:table-cell office:value-type="float" office:value="127.159995214999" calcext:value-type="float">
            <text:p>127.16</text:p>
          </table:table-cell>
          <table:table-cell table:formula="of:=[.C320]/[.D320]" office:value-type="float" office:value="1.86645257974738" calcext:value-type="float">
            <text:p>1.87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11" calcext:value-type="float">
            <text:p>11</text:p>
          </table:table-cell>
          <table:table-cell office:value-type="float" office:value="664.658488172291" calcext:value-type="float">
            <text:p>664.66</text:p>
          </table:table-cell>
          <table:table-cell office:value-type="float" office:value="371.068251089789" calcext:value-type="float">
            <text:p>371.07</text:p>
          </table:table-cell>
          <table:table-cell table:formula="of:=[.C321]/[.D321]" office:value-type="float" office:value="1.79120279414975" calcext:value-type="float">
            <text:p>1.79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11" calcext:value-type="float">
            <text:p>11</text:p>
          </table:table-cell>
          <table:table-cell office:value-type="float" office:value="220.512585498503" calcext:value-type="float">
            <text:p>220.51</text:p>
          </table:table-cell>
          <table:table-cell office:value-type="float" office:value="120.408517659872" calcext:value-type="float">
            <text:p>120.41</text:p>
          </table:table-cell>
          <table:table-cell table:formula="of:=[.C322]/[.D322]" office:value-type="float" office:value="1.83137031984235" calcext:value-type="float">
            <text:p>1.83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11" calcext:value-type="float">
            <text:p>11</text:p>
          </table:table-cell>
          <table:table-cell office:value-type="float" office:value="1031.66620937334" calcext:value-type="float">
            <text:p>1031.67</text:p>
          </table:table-cell>
          <table:table-cell office:value-type="float" office:value="573.239504337046" calcext:value-type="float">
            <text:p>573.24</text:p>
          </table:table-cell>
          <table:table-cell table:formula="of:=[.C323]/[.D323]" office:value-type="float" office:value="1.79971233937631" calcext:value-type="float">
            <text:p>1.80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11" calcext:value-type="float">
            <text:p>11</text:p>
          </table:table-cell>
          <table:table-cell office:value-type="float" office:value="193.931659926236" calcext:value-type="float">
            <text:p>193.93</text:p>
          </table:table-cell>
          <table:table-cell office:value-type="float" office:value="105.896655426449" calcext:value-type="float">
            <text:p>105.90</text:p>
          </table:table-cell>
          <table:table-cell table:formula="of:=[.C324]/[.D324]" office:value-type="float" office:value="1.83132941399582" calcext:value-type="float">
            <text:p>1.83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11" calcext:value-type="float">
            <text:p>11</text:p>
          </table:table-cell>
          <table:table-cell office:value-type="float" office:value="489.947271033482" calcext:value-type="float">
            <text:p>489.95</text:p>
          </table:table-cell>
          <table:table-cell office:value-type="float" office:value="394.732924345262" calcext:value-type="float">
            <text:p>394.73</text:p>
          </table:table-cell>
          <table:table-cell table:formula="of:=[.C325]/[.D325]" office:value-type="float" office:value="1.24121207230471" calcext:value-type="float">
            <text:p>1.24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11" calcext:value-type="float">
            <text:p>11</text:p>
          </table:table-cell>
          <table:table-cell office:value-type="float" office:value="60.0607688179354" calcext:value-type="float">
            <text:p>60.06</text:p>
          </table:table-cell>
          <table:table-cell office:value-type="float" office:value="50.5015017160929" calcext:value-type="float">
            <text:p>50.50</text:p>
          </table:table-cell>
          <table:table-cell table:formula="of:=[.C326]/[.D326]" office:value-type="float" office:value="1.18928678904604" calcext:value-type="float">
            <text:p>1.19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11" calcext:value-type="float">
            <text:p>11</text:p>
          </table:table-cell>
          <table:table-cell office:value-type="float" office:value="540.086991943308" calcext:value-type="float">
            <text:p>540.09</text:p>
          </table:table-cell>
          <table:table-cell office:value-type="float" office:value="350.114199175197" calcext:value-type="float">
            <text:p>350.11</text:p>
          </table:table-cell>
          <table:table-cell table:formula="of:=[.C327]/[.D327]" office:value-type="float" office:value="1.54260236578708" calcext:value-type="float">
            <text:p>1.54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11" calcext:value-type="float">
            <text:p>11</text:p>
          </table:table-cell>
          <table:table-cell office:value-type="float" office:value="903.850648913166" calcext:value-type="float">
            <text:p>903.85</text:p>
          </table:table-cell>
          <table:table-cell office:value-type="float" office:value="537.847992246758" calcext:value-type="float">
            <text:p>537.85</text:p>
          </table:table-cell>
          <table:table-cell table:formula="of:=[.C328]/[.D328]" office:value-type="float" office:value="1.68049460431655" calcext:value-type="float">
            <text:p>1.68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11" calcext:value-type="float">
            <text:p>11</text:p>
          </table:table-cell>
          <table:table-cell office:value-type="float" office:value="307.281386499104" calcext:value-type="float">
            <text:p>307.28</text:p>
          </table:table-cell>
          <table:table-cell office:value-type="float" office:value="165.728478590931" calcext:value-type="float">
            <text:p>165.73</text:p>
          </table:table-cell>
          <table:table-cell table:formula="of:=[.C329]/[.D329]" office:value-type="float" office:value="1.85412542920622" calcext:value-type="float">
            <text:p>1.85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11" calcext:value-type="float">
            <text:p>11</text:p>
          </table:table-cell>
          <table:table-cell office:value-type="float" office:value="463.924530448359" calcext:value-type="float">
            <text:p>463.92</text:p>
          </table:table-cell>
          <table:table-cell office:value-type="float" office:value="247.858083861806" calcext:value-type="float">
            <text:p>247.86</text:p>
          </table:table-cell>
          <table:table-cell table:formula="of:=[.C330]/[.D330]" office:value-type="float" office:value="1.87173451525197" calcext:value-type="float">
            <text:p>1.87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11" calcext:value-type="float">
            <text:p>11</text:p>
          </table:table-cell>
          <table:table-cell office:value-type="float" office:value="200.6263457831" calcext:value-type="float">
            <text:p>200.63</text:p>
          </table:table-cell>
          <table:table-cell office:value-type="float" office:value="119.509604433949" calcext:value-type="float">
            <text:p>119.51</text:p>
          </table:table-cell>
          <table:table-cell table:formula="of:=[.C331]/[.D331]" office:value-type="float" office:value="1.67874663072777" calcext:value-type="float">
            <text:p>1.68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11" calcext:value-type="float">
            <text:p>11</text:p>
          </table:table-cell>
          <table:table-cell office:value-type="float" office:value="707.000829496663" calcext:value-type="float">
            <text:p>707.00</text:p>
          </table:table-cell>
          <table:table-cell office:value-type="float" office:value="372.014370719936" calcext:value-type="float">
            <text:p>372.01</text:p>
          </table:table-cell>
          <table:table-cell table:formula="of:=[.C332]/[.D332]" office:value-type="float" office:value="1.90046644738064" calcext:value-type="float">
            <text:p>1.90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11" calcext:value-type="float">
            <text:p>11</text:p>
          </table:table-cell>
          <table:table-cell office:value-type="float" office:value="163.430648627611" calcext:value-type="float">
            <text:p>163.43</text:p>
          </table:table-cell>
          <table:table-cell office:value-type="float" office:value="89.5007828324379" calcext:value-type="float">
            <text:p>89.50</text:p>
          </table:table-cell>
          <table:table-cell table:formula="of:=[.C333]/[.D333]" office:value-type="float" office:value="1.82602479504099" calcext:value-type="float">
            <text:p>1.83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11" calcext:value-type="float">
            <text:p>11</text:p>
          </table:table-cell>
          <table:table-cell office:value-type="float" office:value="523.535811564162" calcext:value-type="float">
            <text:p>523.54</text:p>
          </table:table-cell>
          <table:table-cell office:value-type="float" office:value="291.28041747492" calcext:value-type="float">
            <text:p>291.28</text:p>
          </table:table-cell>
          <table:table-cell table:formula="of:=[.C334]/[.D334]" office:value-type="float" office:value="1.79736013873724" calcext:value-type="float">
            <text:p>1.80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11" calcext:value-type="float">
            <text:p>11</text:p>
          </table:table-cell>
          <table:table-cell office:value-type="float" office:value="180.15800693212" calcext:value-type="float">
            <text:p>180.16</text:p>
          </table:table-cell>
          <table:table-cell office:value-type="float" office:value="97.8847474570697" calcext:value-type="float">
            <text:p>97.88</text:p>
          </table:table-cell>
          <table:table-cell table:formula="of:=[.C335]/[.D335]" office:value-type="float" office:value="1.84051153639778" calcext:value-type="float">
            <text:p>1.84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11" calcext:value-type="float">
            <text:p>11</text:p>
          </table:table-cell>
          <table:table-cell office:value-type="float" office:value="232.072901883244" calcext:value-type="float">
            <text:p>232.07</text:p>
          </table:table-cell>
          <table:table-cell office:value-type="float" office:value="141.579852943264" calcext:value-type="float">
            <text:p>141.58</text:p>
          </table:table-cell>
          <table:table-cell table:formula="of:=[.C336]/[.D336]" office:value-type="float" office:value="1.63916614587984" calcext:value-type="float">
            <text:p>1.64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11" calcext:value-type="float">
            <text:p>11</text:p>
          </table:table-cell>
          <table:table-cell office:value-type="float" office:value="224.857392775279" calcext:value-type="float">
            <text:p>224.86</text:p>
          </table:table-cell>
          <table:table-cell office:value-type="float" office:value="126.623626871236" calcext:value-type="float">
            <text:p>126.62</text:p>
          </table:table-cell>
          <table:table-cell table:formula="of:=[.C337]/[.D337]" office:value-type="float" office:value="1.77579333597779" calcext:value-type="float">
            <text:p>1.7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11" calcext:value-type="float">
            <text:p>11</text:p>
          </table:table-cell>
          <table:table-cell office:value-type="float" office:value="133.51710007564" calcext:value-type="float">
            <text:p>133.52</text:p>
          </table:table-cell>
          <table:table-cell office:value-type="float" office:value="75.4771111455065" calcext:value-type="float">
            <text:p>75.48</text:p>
          </table:table-cell>
          <table:table-cell table:formula="of:=[.C338]/[.D338]" office:value-type="float" office:value="1.76897470039947" calcext:value-type="float">
            <text:p>1.77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11" calcext:value-type="float">
            <text:p>11</text:p>
          </table:table-cell>
          <table:table-cell office:value-type="float" office:value="84.0055987671139" calcext:value-type="float">
            <text:p>84.01</text:p>
          </table:table-cell>
          <table:table-cell office:value-type="float" office:value="46.6372714139796" calcext:value-type="float">
            <text:p>46.64</text:p>
          </table:table-cell>
          <table:table-cell table:formula="of:=[.C339]/[.D339]" office:value-type="float" office:value="1.8012545807286" calcext:value-type="float">
            <text:p>1.80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11" calcext:value-type="float">
            <text:p>11</text:p>
          </table:table-cell>
          <table:table-cell office:value-type="float" office:value="191.212265120192" calcext:value-type="float">
            <text:p>191.21</text:p>
          </table:table-cell>
          <table:table-cell office:value-type="float" office:value="99.1379604855056" calcext:value-type="float">
            <text:p>99.14</text:p>
          </table:table-cell>
          <table:table-cell table:formula="of:=[.C340]/[.D340]" office:value-type="float" office:value="1.92874923171481" calcext:value-type="float">
            <text:p>1.93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11" calcext:value-type="float">
            <text:p>11</text:p>
          </table:table-cell>
          <table:table-cell office:value-type="float" office:value="162.863632392589" calcext:value-type="float">
            <text:p>162.86</text:p>
          </table:table-cell>
          <table:table-cell office:value-type="float" office:value="84.9165908872311" calcext:value-type="float">
            <text:p>84.92</text:p>
          </table:table-cell>
          <table:table-cell table:formula="of:=[.C341]/[.D341]" office:value-type="float" office:value="1.91792476229847" calcext:value-type="float">
            <text:p>1.92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11" calcext:value-type="float">
            <text:p>11</text:p>
          </table:table-cell>
          <table:table-cell office:value-type="float" office:value="249.561000291525" calcext:value-type="float">
            <text:p>249.56</text:p>
          </table:table-cell>
          <table:table-cell office:value-type="float" office:value="138.642501220867" calcext:value-type="float">
            <text:p>138.64</text:p>
          </table:table-cell>
          <table:table-cell table:formula="of:=[.C342]/[.D342]" office:value-type="float" office:value="1.80003244383162" calcext:value-type="float">
            <text:p>1.80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12" calcext:value-type="float">
            <text:p>12</text:p>
          </table:table-cell>
          <table:table-cell office:value-type="float" office:value="294.93402623112" calcext:value-type="float">
            <text:p>294.93</text:p>
          </table:table-cell>
          <table:table-cell office:value-type="float" office:value="163.143238972402" calcext:value-type="float">
            <text:p>163.14</text:p>
          </table:table-cell>
          <table:table-cell table:formula="of:=[.C343]/[.D343]" office:value-type="float" office:value="1.80782254961244" calcext:value-type="float">
            <text:p>1.81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12" calcext:value-type="float">
            <text:p>12</text:p>
          </table:table-cell>
          <table:table-cell office:value-type="float" office:value="76.4183303455219" calcext:value-type="float">
            <text:p>76.42</text:p>
          </table:table-cell>
          <table:table-cell office:value-type="float" office:value="47.4224855204586" calcext:value-type="float">
            <text:p>47.42</text:p>
          </table:table-cell>
          <table:table-cell table:formula="of:=[.C344]/[.D344]" office:value-type="float" office:value="1.61143663194444" calcext:value-type="float">
            <text:p>1.61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12" calcext:value-type="float">
            <text:p>12</text:p>
          </table:table-cell>
          <table:table-cell office:value-type="float" office:value="5.04932894762773" calcext:value-type="float">
            <text:p>5.05</text:p>
          </table:table-cell>
          <table:table-cell office:value-type="float" office:value="2.80907116410875" calcext:value-type="float">
            <text:p>2.81</text:p>
          </table:table-cell>
          <table:table-cell table:formula="of:=[.C345]/[.D345]" office:value-type="float" office:value="1.79750837648492" calcext:value-type="float">
            <text:p>1.80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12" calcext:value-type="float">
            <text:p>12</text:p>
          </table:table-cell>
          <table:table-cell office:value-type="float" office:value="146.007504794557" calcext:value-type="float">
            <text:p>146.01</text:p>
          </table:table-cell>
          <table:table-cell office:value-type="float" office:value="81.9627834953024" calcext:value-type="float">
            <text:p>81.96</text:p>
          </table:table-cell>
          <table:table-cell table:formula="of:=[.C346]/[.D346]" office:value-type="float" office:value="1.78138782710967" calcext:value-type="float">
            <text:p>1.78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12" calcext:value-type="float">
            <text:p>12</text:p>
          </table:table-cell>
          <table:table-cell office:value-type="float" office:value="603.126976630396" calcext:value-type="float">
            <text:p>603.13</text:p>
          </table:table-cell>
          <table:table-cell office:value-type="float" office:value="343.887873592398" calcext:value-type="float">
            <text:p>343.89</text:p>
          </table:table-cell>
          <table:table-cell table:formula="of:=[.C347]/[.D347]" office:value-type="float" office:value="1.75384775953242" calcext:value-type="float">
            <text:p>1.75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12" calcext:value-type="float">
            <text:p>12</text:p>
          </table:table-cell>
          <table:table-cell office:value-type="float" office:value="379.522634228931" calcext:value-type="float">
            <text:p>379.52</text:p>
          </table:table-cell>
          <table:table-cell office:value-type="float" office:value="198.357383469558" calcext:value-type="float">
            <text:p>198.36</text:p>
          </table:table-cell>
          <table:table-cell table:formula="of:=[.C348]/[.D348]" office:value-type="float" office:value="1.91332748794388" calcext:value-type="float">
            <text:p>1.91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12" calcext:value-type="float">
            <text:p>12</text:p>
          </table:table-cell>
          <table:table-cell office:value-type="float" office:value="81.8425194802301" calcext:value-type="float">
            <text:p>81.84</text:p>
          </table:table-cell>
          <table:table-cell office:value-type="float" office:value="46.3137447944314" calcext:value-type="float">
            <text:p>46.31</text:p>
          </table:table-cell>
          <table:table-cell table:formula="of:=[.C349]/[.D349]" office:value-type="float" office:value="1.76713241055106" calcext:value-type="float">
            <text:p>1.77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12" calcext:value-type="float">
            <text:p>12</text:p>
          </table:table-cell>
          <table:table-cell office:value-type="float" office:value="684.635186988368" calcext:value-type="float">
            <text:p>684.64</text:p>
          </table:table-cell>
          <table:table-cell office:value-type="float" office:value="390.247656484516" calcext:value-type="float">
            <text:p>390.25</text:p>
          </table:table-cell>
          <table:table-cell table:formula="of:=[.C350]/[.D350]" office:value-type="float" office:value="1.75436079016027" calcext:value-type="float">
            <text:p>1.75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12" calcext:value-type="float">
            <text:p>12</text:p>
          </table:table-cell>
          <table:table-cell office:value-type="float" office:value="221.462508277411" calcext:value-type="float">
            <text:p>221.46</text:p>
          </table:table-cell>
          <table:table-cell office:value-type="float" office:value="119.134593718148" calcext:value-type="float">
            <text:p>119.13</text:p>
          </table:table-cell>
          <table:table-cell table:formula="of:=[.C351]/[.D351]" office:value-type="float" office:value="1.85892696122634" calcext:value-type="float">
            <text:p>1.86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12" calcext:value-type="float">
            <text:p>12</text:p>
          </table:table-cell>
          <table:table-cell office:value-type="float" office:value="643.119229416246" calcext:value-type="float">
            <text:p>643.12</text:p>
          </table:table-cell>
          <table:table-cell office:value-type="float" office:value="358.830686702765" calcext:value-type="float">
            <text:p>358.83</text:p>
          </table:table-cell>
          <table:table-cell table:formula="of:=[.C352]/[.D352]" office:value-type="float" office:value="1.79226374233977" calcext:value-type="float">
            <text:p>1.79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12" calcext:value-type="float">
            <text:p>12</text:p>
          </table:table-cell>
          <table:table-cell office:value-type="float" office:value="200.513931552468" calcext:value-type="float">
            <text:p>200.51</text:p>
          </table:table-cell>
          <table:table-cell office:value-type="float" office:value="106.884433024017" calcext:value-type="float">
            <text:p>106.88</text:p>
          </table:table-cell>
          <table:table-cell table:formula="of:=[.C353]/[.D353]" office:value-type="float" office:value="1.87598816665297" calcext:value-type="float">
            <text:p>1.88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12" calcext:value-type="float">
            <text:p>12</text:p>
          </table:table-cell>
          <table:table-cell office:value-type="float" office:value="993.384726963357" calcext:value-type="float">
            <text:p>993.38</text:p>
          </table:table-cell>
          <table:table-cell office:value-type="float" office:value="554.419164508609" calcext:value-type="float">
            <text:p>554.42</text:p>
          </table:table-cell>
          <table:table-cell table:formula="of:=[.C354]/[.D354]" office:value-type="float" office:value="1.79175755557406" calcext:value-type="float">
            <text:p>1.79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12" calcext:value-type="float">
            <text:p>12</text:p>
          </table:table-cell>
          <table:table-cell office:value-type="float" office:value="199.704290584808" calcext:value-type="float">
            <text:p>199.70</text:p>
          </table:table-cell>
          <table:table-cell office:value-type="float" office:value="109.561347186817" calcext:value-type="float">
            <text:p>109.56</text:p>
          </table:table-cell>
          <table:table-cell table:formula="of:=[.C355]/[.D355]" office:value-type="float" office:value="1.82276227622763" calcext:value-type="float">
            <text:p>1.82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12" calcext:value-type="float">
            <text:p>12</text:p>
          </table:table-cell>
          <table:table-cell office:value-type="float" office:value="436.204824714193" calcext:value-type="float">
            <text:p>436.20</text:p>
          </table:table-cell>
          <table:table-cell office:value-type="float" office:value="241.810576584462" calcext:value-type="float">
            <text:p>241.81</text:p>
          </table:table-cell>
          <table:table-cell table:formula="of:=[.C356]/[.D356]" office:value-type="float" office:value="1.80391127168845" calcext:value-type="float">
            <text:p>1.80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12" calcext:value-type="float">
            <text:p>12</text:p>
          </table:table-cell>
          <table:table-cell office:value-type="float" office:value="53.2064920938611" calcext:value-type="float">
            <text:p>53.21</text:p>
          </table:table-cell>
          <table:table-cell office:value-type="float" office:value="29.1407349704528" calcext:value-type="float">
            <text:p>29.14</text:p>
          </table:table-cell>
          <table:table-cell table:formula="of:=[.C357]/[.D357]" office:value-type="float" office:value="1.82584592145015" calcext:value-type="float">
            <text:p>1.83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12" calcext:value-type="float">
            <text:p>12</text:p>
          </table:table-cell>
          <table:table-cell office:value-type="float" office:value="544.745241572001" calcext:value-type="float">
            <text:p>544.75</text:p>
          </table:table-cell>
          <table:table-cell office:value-type="float" office:value="278.98518078964" calcext:value-type="float">
            <text:p>278.99</text:p>
          </table:table-cell>
          <table:table-cell table:formula="of:=[.C358]/[.D358]" office:value-type="float" office:value="1.95259561826959" calcext:value-type="float">
            <text:p>1.95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12" calcext:value-type="float">
            <text:p>12</text:p>
          </table:table-cell>
          <table:table-cell office:value-type="float" office:value="794.954124720042" calcext:value-type="float">
            <text:p>794.95</text:p>
          </table:table-cell>
          <table:table-cell office:value-type="float" office:value="467.89367398506" calcext:value-type="float">
            <text:p>467.89</text:p>
          </table:table-cell>
          <table:table-cell table:formula="of:=[.C359]/[.D359]" office:value-type="float" office:value="1.69900592574677" calcext:value-type="float">
            <text:p>1.70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12" calcext:value-type="float">
            <text:p>12</text:p>
          </table:table-cell>
          <table:table-cell office:value-type="float" office:value="304.289672871854" calcext:value-type="float">
            <text:p>304.29</text:p>
          </table:table-cell>
          <table:table-cell office:value-type="float" office:value="163.238703437814" calcext:value-type="float">
            <text:p>163.24</text:p>
          </table:table-cell>
          <table:table-cell table:formula="of:=[.C360]/[.D360]" office:value-type="float" office:value="1.86407798189707" calcext:value-type="float">
            <text:p>1.86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12" calcext:value-type="float">
            <text:p>12</text:p>
          </table:table-cell>
          <table:table-cell office:value-type="float" office:value="422.758414397689" calcext:value-type="float">
            <text:p>422.76</text:p>
          </table:table-cell>
          <table:table-cell office:value-type="float" office:value="227.624679463332" calcext:value-type="float">
            <text:p>227.62</text:p>
          </table:table-cell>
          <table:table-cell table:formula="of:=[.C361]/[.D361]" office:value-type="float" office:value="1.85726088838179" calcext:value-type="float">
            <text:p>1.86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12" calcext:value-type="float">
            <text:p>12</text:p>
          </table:table-cell>
          <table:table-cell office:value-type="float" office:value="186.259524020179" calcext:value-type="float">
            <text:p>186.26</text:p>
          </table:table-cell>
          <table:table-cell office:value-type="float" office:value="100.679038911053" calcext:value-type="float">
            <text:p>100.68</text:p>
          </table:table-cell>
          <table:table-cell table:formula="of:=[.C362]/[.D362]" office:value-type="float" office:value="1.85003279763858" calcext:value-type="float">
            <text:p>1.85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12" calcext:value-type="float">
            <text:p>12</text:p>
          </table:table-cell>
          <table:table-cell office:value-type="float" office:value="621.000611089674" calcext:value-type="float">
            <text:p>621.00</text:p>
          </table:table-cell>
          <table:table-cell office:value-type="float" office:value="324.460765544592" calcext:value-type="float">
            <text:p>324.46</text:p>
          </table:table-cell>
          <table:table-cell table:formula="of:=[.C363]/[.D363]" office:value-type="float" office:value="1.91394669875525" calcext:value-type="float">
            <text:p>1.91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12" calcext:value-type="float">
            <text:p>12</text:p>
          </table:table-cell>
          <table:table-cell office:value-type="float" office:value="149.42914792155" calcext:value-type="float">
            <text:p>149.43</text:p>
          </table:table-cell>
          <table:table-cell office:value-type="float" office:value="79.1184482770622" calcext:value-type="float">
            <text:p>79.12</text:p>
          </table:table-cell>
          <table:table-cell table:formula="of:=[.C364]/[.D364]" office:value-type="float" office:value="1.88867642345903" calcext:value-type="float">
            <text:p>1.89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12" calcext:value-type="float">
            <text:p>12</text:p>
          </table:table-cell>
          <table:table-cell office:value-type="float" office:value="481.939471774347" calcext:value-type="float">
            <text:p>481.94</text:p>
          </table:table-cell>
          <table:table-cell office:value-type="float" office:value="272.538434730988" calcext:value-type="float">
            <text:p>272.54</text:p>
          </table:table-cell>
          <table:table-cell table:formula="of:=[.C365]/[.D365]" office:value-type="float" office:value="1.76833580280172" calcext:value-type="float">
            <text:p>1.77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12" calcext:value-type="float">
            <text:p>12</text:p>
          </table:table-cell>
          <table:table-cell office:value-type="float" office:value="169.719744549787" calcext:value-type="float">
            <text:p>169.72</text:p>
          </table:table-cell>
          <table:table-cell office:value-type="float" office:value="94.5750764599799" calcext:value-type="float">
            <text:p>94.58</text:p>
          </table:table-cell>
          <table:table-cell table:formula="of:=[.C366]/[.D366]" office:value-type="float" office:value="1.7945504344541" calcext:value-type="float">
            <text:p>1.79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12" calcext:value-type="float">
            <text:p>12</text:p>
          </table:table-cell>
          <table:table-cell office:value-type="float" office:value="222.821417105602" calcext:value-type="float">
            <text:p>222.82</text:p>
          </table:table-cell>
          <table:table-cell office:value-type="float" office:value="126.374055892989" calcext:value-type="float">
            <text:p>126.37</text:p>
          </table:table-cell>
          <table:table-cell table:formula="of:=[.C367]/[.D367]" office:value-type="float" office:value="1.76318956870612" calcext:value-type="float">
            <text:p>1.76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12" calcext:value-type="float">
            <text:p>12</text:p>
          </table:table-cell>
          <table:table-cell office:value-type="float" office:value="215.165520234407" calcext:value-type="float">
            <text:p>215.17</text:p>
          </table:table-cell>
          <table:table-cell office:value-type="float" office:value="121.414948164143" calcext:value-type="float">
            <text:p>121.41</text:p>
          </table:table-cell>
          <table:table-cell table:formula="of:=[.C368]/[.D368]" office:value-type="float" office:value="1.77215016345039" calcext:value-type="float">
            <text:p>1.77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12" calcext:value-type="float">
            <text:p>12</text:p>
          </table:table-cell>
          <table:table-cell office:value-type="float" office:value="117.913138951414" calcext:value-type="float">
            <text:p>117.91</text:p>
          </table:table-cell>
          <table:table-cell office:value-type="float" office:value="71.236398109574" calcext:value-type="float">
            <text:p>71.24</text:p>
          </table:table-cell>
          <table:table-cell table:formula="of:=[.C369]/[.D369]" office:value-type="float" office:value="1.65523723939612" calcext:value-type="float">
            <text:p>1.66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12" calcext:value-type="float">
            <text:p>12</text:p>
          </table:table-cell>
          <table:table-cell office:value-type="float" office:value="72.358587159329" calcext:value-type="float">
            <text:p>72.36</text:p>
          </table:table-cell>
          <table:table-cell office:value-type="float" office:value="40.1427555167626" calcext:value-type="float">
            <text:p>40.14</text:p>
          </table:table-cell>
          <table:table-cell table:formula="of:=[.C370]/[.D370]" office:value-type="float" office:value="1.80253164556962" calcext:value-type="float">
            <text:p>1.80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12" calcext:value-type="float">
            <text:p>12</text:p>
          </table:table-cell>
          <table:table-cell office:value-type="float" office:value="159.382596044308" calcext:value-type="float">
            <text:p>159.38</text:p>
          </table:table-cell>
          <table:table-cell office:value-type="float" office:value="84.4643449571476" calcext:value-type="float">
            <text:p>84.46</text:p>
          </table:table-cell>
          <table:table-cell table:formula="of:=[.C371]/[.D371]" office:value-type="float" office:value="1.88698078609583" calcext:value-type="float">
            <text:p>1.89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12" calcext:value-type="float">
            <text:p>12</text:p>
          </table:table-cell>
          <table:table-cell office:value-type="float" office:value="153.549015428759" calcext:value-type="float">
            <text:p>153.55</text:p>
          </table:table-cell>
          <table:table-cell office:value-type="float" office:value="80.4644256503348" calcext:value-type="float">
            <text:p>80.46</text:p>
          </table:table-cell>
          <table:table-cell table:formula="of:=[.C372]/[.D372]" office:value-type="float" office:value="1.90828448954597" calcext:value-type="float">
            <text:p>1.91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12" calcext:value-type="float">
            <text:p>12</text:p>
          </table:table-cell>
          <table:table-cell office:value-type="float" office:value="248.972578633924" calcext:value-type="float">
            <text:p>248.97</text:p>
          </table:table-cell>
          <table:table-cell office:value-type="float" office:value="140.347829414713" calcext:value-type="float">
            <text:p>140.35</text:p>
          </table:table-cell>
          <table:table-cell table:formula="of:=[.C373]/[.D373]" office:value-type="float" office:value="1.77396814523035" calcext:value-type="float">
            <text:p>1.77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13" calcext:value-type="float">
            <text:p>13</text:p>
          </table:table-cell>
          <table:table-cell office:value-type="float" office:value="259.489747489762" calcext:value-type="float">
            <text:p>259.49</text:p>
          </table:table-cell>
          <table:table-cell office:value-type="float" office:value="142.504365257459" calcext:value-type="float">
            <text:p>142.50</text:p>
          </table:table-cell>
          <table:table-cell table:formula="of:=[.C374]/[.D374]" office:value-type="float" office:value="1.82092490304384" calcext:value-type="float">
            <text:p>1.82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13" calcext:value-type="float">
            <text:p>13</text:p>
          </table:table-cell>
          <table:table-cell office:value-type="float" office:value="69.5709802218215" calcext:value-type="float">
            <text:p>69.57</text:p>
          </table:table-cell>
          <table:table-cell office:value-type="float" office:value="43.518483995696" calcext:value-type="float">
            <text:p>43.52</text:p>
          </table:table-cell>
          <table:table-cell table:formula="of:=[.C375]/[.D375]" office:value-type="float" office:value="1.59865357967668" calcext:value-type="float">
            <text:p>1.60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13" calcext:value-type="float">
            <text:p>13</text:p>
          </table:table-cell>
          <table:table-cell office:value-type="float" office:value="2.53479717180411" calcext:value-type="float">
            <text:p>2.53</text:p>
          </table:table-cell>
          <table:table-cell office:value-type="float" office:value="1.44547613184841" calcext:value-type="float">
            <text:p>1.45</text:p>
          </table:table-cell>
          <table:table-cell table:formula="of:=[.C376]/[.D376]" office:value-type="float" office:value="1.75360707517372" calcext:value-type="float">
            <text:p>1.75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13" calcext:value-type="float">
            <text:p>13</text:p>
          </table:table-cell>
          <table:table-cell office:value-type="float" office:value="127.957832764856" calcext:value-type="float">
            <text:p>127.96</text:p>
          </table:table-cell>
          <table:table-cell office:value-type="float" office:value="72.8102260244334" calcext:value-type="float">
            <text:p>72.81</text:p>
          </table:table-cell>
          <table:table-cell table:formula="of:=[.C377]/[.D377]" office:value-type="float" office:value="1.75741567842292" calcext:value-type="float">
            <text:p>1.76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13" calcext:value-type="float">
            <text:p>13</text:p>
          </table:table-cell>
          <table:table-cell office:value-type="float" office:value="558.70563360677" calcext:value-type="float">
            <text:p>558.71</text:p>
          </table:table-cell>
          <table:table-cell office:value-type="float" office:value="321.753144030625" calcext:value-type="float">
            <text:p>321.75</text:p>
          </table:table-cell>
          <table:table-cell table:formula="of:=[.C378]/[.D378]" office:value-type="float" office:value="1.73644187779434" calcext:value-type="float">
            <text:p>1.74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13" calcext:value-type="float">
            <text:p>13</text:p>
          </table:table-cell>
          <table:table-cell office:value-type="float" office:value="337.384206006211" calcext:value-type="float">
            <text:p>337.38</text:p>
          </table:table-cell>
          <table:table-cell office:value-type="float" office:value="186.688610195157" calcext:value-type="float">
            <text:p>186.69</text:p>
          </table:table-cell>
          <table:table-cell table:formula="of:=[.C379]/[.D379]" office:value-type="float" office:value="1.80720294426919" calcext:value-type="float">
            <text:p>1.81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13" calcext:value-type="float">
            <text:p>13</text:p>
          </table:table-cell>
          <table:table-cell office:value-type="float" office:value="83.3674141228144" calcext:value-type="float">
            <text:p>83.37</text:p>
          </table:table-cell>
          <table:table-cell office:value-type="float" office:value="40.9835206640325" calcext:value-type="float">
            <text:p>40.98</text:p>
          </table:table-cell>
          <table:table-cell table:formula="of:=[.C380]/[.D380]" office:value-type="float" office:value="2.03416916780355" calcext:value-type="float">
            <text:p>2.03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13" calcext:value-type="float">
            <text:p>13</text:p>
          </table:table-cell>
          <table:table-cell office:value-type="float" office:value="661.611091424401" calcext:value-type="float">
            <text:p>661.61</text:p>
          </table:table-cell>
          <table:table-cell office:value-type="float" office:value="390.72980527743" calcext:value-type="float">
            <text:p>390.73</text:p>
          </table:table-cell>
          <table:table-cell table:formula="of:=[.C381]/[.D381]" office:value-type="float" office:value="1.69327008712488" calcext:value-type="float">
            <text:p>1.69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13" calcext:value-type="float">
            <text:p>13</text:p>
          </table:table-cell>
          <table:table-cell office:value-type="float" office:value="196.798297466025" calcext:value-type="float">
            <text:p>196.80</text:p>
          </table:table-cell>
          <table:table-cell office:value-type="float" office:value="106.521600986884" calcext:value-type="float">
            <text:p>106.52</text:p>
          </table:table-cell>
          <table:table-cell table:formula="of:=[.C382]/[.D382]" office:value-type="float" office:value="1.84749661705006" calcext:value-type="float">
            <text:p>1.85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13" calcext:value-type="float">
            <text:p>13</text:p>
          </table:table-cell>
          <table:table-cell office:value-type="float" office:value="629.663893592508" calcext:value-type="float">
            <text:p>629.66</text:p>
          </table:table-cell>
          <table:table-cell office:value-type="float" office:value="350.164764493565" calcext:value-type="float">
            <text:p>350.16</text:p>
          </table:table-cell>
          <table:table-cell table:formula="of:=[.C383]/[.D383]" office:value-type="float" office:value="1.79819318629382" calcext:value-type="float">
            <text:p>1.80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13" calcext:value-type="float">
            <text:p>13</text:p>
          </table:table-cell>
          <table:table-cell office:value-type="float" office:value="193.250207902753" calcext:value-type="float">
            <text:p>193.25</text:p>
          </table:table-cell>
          <table:table-cell office:value-type="float" office:value="105.149270953258" calcext:value-type="float">
            <text:p>105.15</text:p>
          </table:table-cell>
          <table:table-cell table:formula="of:=[.C384]/[.D384]" office:value-type="float" office:value="1.83786540934419" calcext:value-type="float">
            <text:p>1.84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13" calcext:value-type="float">
            <text:p>13</text:p>
          </table:table-cell>
          <table:table-cell office:value-type="float" office:value="911.10953772592" calcext:value-type="float">
            <text:p>911.11</text:p>
          </table:table-cell>
          <table:table-cell office:value-type="float" office:value="508.833563788918" calcext:value-type="float">
            <text:p>508.83</text:p>
          </table:table-cell>
          <table:table-cell table:formula="of:=[.C385]/[.D385]" office:value-type="float" office:value="1.7905845890777" calcext:value-type="float">
            <text:p>1.79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13" calcext:value-type="float">
            <text:p>13</text:p>
          </table:table-cell>
          <table:table-cell office:value-type="float" office:value="183.963455606991" calcext:value-type="float">
            <text:p>183.96</text:p>
          </table:table-cell>
          <table:table-cell office:value-type="float" office:value="146.718267890913" calcext:value-type="float">
            <text:p>146.72</text:p>
          </table:table-cell>
          <table:table-cell table:formula="of:=[.C386]/[.D386]" office:value-type="float" office:value="1.2538551487247" calcext:value-type="float">
            <text:p>1.25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13" calcext:value-type="float">
            <text:p>13</text:p>
          </table:table-cell>
          <table:table-cell office:value-type="float" office:value="429.475876975597" calcext:value-type="float">
            <text:p>429.48</text:p>
          </table:table-cell>
          <table:table-cell office:value-type="float" office:value="236.751969238525" calcext:value-type="float">
            <text:p>236.75</text:p>
          </table:table-cell>
          <table:table-cell table:formula="of:=[.C387]/[.D387]" office:value-type="float" office:value="1.81403296604855" calcext:value-type="float">
            <text:p>1.81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13" calcext:value-type="float">
            <text:p>13</text:p>
          </table:table-cell>
          <table:table-cell office:value-type="float" office:value="47.0422721470315" calcext:value-type="float">
            <text:p>47.04</text:p>
          </table:table-cell>
          <table:table-cell office:value-type="float" office:value="27.0221557199382" calcext:value-type="float">
            <text:p>27.02</text:p>
          </table:table-cell>
          <table:table-cell table:formula="of:=[.C388]/[.D388]" office:value-type="float" office:value="1.74087784241142" calcext:value-type="float">
            <text:p>1.74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13" calcext:value-type="float">
            <text:p>13</text:p>
          </table:table-cell>
          <table:table-cell office:value-type="float" office:value="486.878114789881" calcext:value-type="float">
            <text:p>486.88</text:p>
          </table:table-cell>
          <table:table-cell office:value-type="float" office:value="268.222239509247" calcext:value-type="float">
            <text:p>268.22</text:p>
          </table:table-cell>
          <table:table-cell table:formula="of:=[.C389]/[.D389]" office:value-type="float" office:value="1.81520412207689" calcext:value-type="float">
            <text:p>1.82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13" calcext:value-type="float">
            <text:p>13</text:p>
          </table:table-cell>
          <table:table-cell office:value-type="float" office:value="760.986342161498" calcext:value-type="float">
            <text:p>760.99</text:p>
          </table:table-cell>
          <table:table-cell office:value-type="float" office:value="623.049951197229" calcext:value-type="float">
            <text:p>623.05</text:p>
          </table:table-cell>
          <table:table-cell table:formula="of:=[.C390]/[.D390]" office:value-type="float" office:value="1.22138897643634" calcext:value-type="float">
            <text:p>1.22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13" calcext:value-type="float">
            <text:p>13</text:p>
          </table:table-cell>
          <table:table-cell office:value-type="float" office:value="273.770684655502" calcext:value-type="float">
            <text:p>273.77</text:p>
          </table:table-cell>
          <table:table-cell office:value-type="float" office:value="147.613249755928" calcext:value-type="float">
            <text:p>147.61</text:p>
          </table:table-cell>
          <table:table-cell table:formula="of:=[.C391]/[.D391]" office:value-type="float" office:value="1.85464844861941" calcext:value-type="float">
            <text:p>1.85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13" calcext:value-type="float">
            <text:p>13</text:p>
          </table:table-cell>
          <table:table-cell office:value-type="float" office:value="404.617006312268" calcext:value-type="float">
            <text:p>404.62</text:p>
          </table:table-cell>
          <table:table-cell office:value-type="float" office:value="246.464621336442" calcext:value-type="float">
            <text:p>246.46</text:p>
          </table:table-cell>
          <table:table-cell table:formula="of:=[.C392]/[.D392]" office:value-type="float" office:value="1.64168392249668" calcext:value-type="float">
            <text:p>1.64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13" calcext:value-type="float">
            <text:p>13</text:p>
          </table:table-cell>
          <table:table-cell office:value-type="float" office:value="176.724871472234" calcext:value-type="float">
            <text:p>176.72</text:p>
          </table:table-cell>
          <table:table-cell office:value-type="float" office:value="95.7353603215499" calcext:value-type="float">
            <text:p>95.74</text:p>
          </table:table-cell>
          <table:table-cell table:formula="of:=[.C393]/[.D393]" office:value-type="float" office:value="1.84597280334729" calcext:value-type="float">
            <text:p>1.85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13" calcext:value-type="float">
            <text:p>13</text:p>
          </table:table-cell>
          <table:table-cell office:value-type="float" office:value="579.036779870344" calcext:value-type="float">
            <text:p>579.04</text:p>
          </table:table-cell>
          <table:table-cell office:value-type="float" office:value="301.071629238678" calcext:value-type="float">
            <text:p>301.07</text:p>
          </table:table-cell>
          <table:table-cell table:formula="of:=[.C394]/[.D394]" office:value-type="float" office:value="1.92325255400038" calcext:value-type="float">
            <text:p>1.9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13" calcext:value-type="float">
            <text:p>13</text:p>
          </table:table-cell>
          <table:table-cell office:value-type="float" office:value="159.223891764334" calcext:value-type="float">
            <text:p>159.22</text:p>
          </table:table-cell>
          <table:table-cell office:value-type="float" office:value="81.6402874477771" calcext:value-type="float">
            <text:p>81.64</text:p>
          </table:table-cell>
          <table:table-cell table:formula="of:=[.C395]/[.D395]" office:value-type="float" office:value="1.95031027868667" calcext:value-type="float">
            <text:p>1.95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13" calcext:value-type="float">
            <text:p>13</text:p>
          </table:table-cell>
          <table:table-cell office:value-type="float" office:value="467.625394812273" calcext:value-type="float">
            <text:p>467.63</text:p>
          </table:table-cell>
          <table:table-cell office:value-type="float" office:value="262.71853208959" calcext:value-type="float">
            <text:p>262.72</text:p>
          </table:table-cell>
          <table:table-cell table:formula="of:=[.C396]/[.D396]" office:value-type="float" office:value="1.77994826285345" calcext:value-type="float">
            <text:p>1.78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13" calcext:value-type="float">
            <text:p>13</text:p>
          </table:table-cell>
          <table:table-cell office:value-type="float" office:value="157.216319617372" calcext:value-type="float">
            <text:p>157.22</text:p>
          </table:table-cell>
          <table:table-cell office:value-type="float" office:value="86.4826511809961" calcext:value-type="float">
            <text:p>86.48</text:p>
          </table:table-cell>
          <table:table-cell table:formula="of:=[.C397]/[.D397]" office:value-type="float" office:value="1.8178943114075" calcext:value-type="float">
            <text:p>1.82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13" calcext:value-type="float">
            <text:p>13</text:p>
          </table:table-cell>
          <table:table-cell office:value-type="float" office:value="219.730000100958" calcext:value-type="float">
            <text:p>219.73</text:p>
          </table:table-cell>
          <table:table-cell office:value-type="float" office:value="122.61689182601" calcext:value-type="float">
            <text:p>122.62</text:p>
          </table:table-cell>
          <table:table-cell table:formula="of:=[.C398]/[.D398]" office:value-type="float" office:value="1.79200432198811" calcext:value-type="float">
            <text:p>1.79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13" calcext:value-type="float">
            <text:p>13</text:p>
          </table:table-cell>
          <table:table-cell office:value-type="float" office:value="210.082555686307" calcext:value-type="float">
            <text:p>210.08</text:p>
          </table:table-cell>
          <table:table-cell office:value-type="float" office:value="116.923882183039" calcext:value-type="float">
            <text:p>116.92</text:p>
          </table:table-cell>
          <table:table-cell table:formula="of:=[.C399]/[.D399]" office:value-type="float" office:value="1.79674632559183" calcext:value-type="float">
            <text:p>1.80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13" calcext:value-type="float">
            <text:p>13</text:p>
          </table:table-cell>
          <table:table-cell office:value-type="float" office:value="107.31282221875" calcext:value-type="float">
            <text:p>107.31</text:p>
          </table:table-cell>
          <table:table-cell office:value-type="float" office:value="68.9564967987519" calcext:value-type="float">
            <text:p>68.96</text:p>
          </table:table-cell>
          <table:table-cell table:formula="of:=[.C400]/[.D400]" office:value-type="float" office:value="1.55623947272061" calcext:value-type="float">
            <text:p>1.56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13" calcext:value-type="float">
            <text:p>13</text:p>
          </table:table-cell>
          <table:table-cell office:value-type="float" office:value="70.6209606744763" calcext:value-type="float">
            <text:p>70.62</text:p>
          </table:table-cell>
          <table:table-cell office:value-type="float" office:value="39.3767358636389" calcext:value-type="float">
            <text:p>39.38</text:p>
          </table:table-cell>
          <table:table-cell table:formula="of:=[.C401]/[.D401]" office:value-type="float" office:value="1.79346914175506" calcext:value-type="float">
            <text:p>1.79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13" calcext:value-type="float">
            <text:p>13</text:p>
          </table:table-cell>
          <table:table-cell office:value-type="float" office:value="159.433050068613" calcext:value-type="float">
            <text:p>159.43</text:p>
          </table:table-cell>
          <table:table-cell office:value-type="float" office:value="83.2203518660934" calcext:value-type="float">
            <text:p>83.22</text:p>
          </table:table-cell>
          <table:table-cell table:formula="of:=[.C402]/[.D402]" office:value-type="float" office:value="1.91579399141631" calcext:value-type="float">
            <text:p>1.92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13" calcext:value-type="float">
            <text:p>13</text:p>
          </table:table-cell>
          <table:table-cell office:value-type="float" office:value="146.042835745849" calcext:value-type="float">
            <text:p>146.04</text:p>
          </table:table-cell>
          <table:table-cell office:value-type="float" office:value="76.3484368338294" calcext:value-type="float">
            <text:p>76.35</text:p>
          </table:table-cell>
          <table:table-cell table:formula="of:=[.C403]/[.D403]" office:value-type="float" office:value="1.91284644194757" calcext:value-type="float">
            <text:p>1.91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13" calcext:value-type="float">
            <text:p>13</text:p>
          </table:table-cell>
          <table:table-cell office:value-type="float" office:value="227.339653822506" calcext:value-type="float">
            <text:p>227.34</text:p>
          </table:table-cell>
          <table:table-cell office:value-type="float" office:value="126.430178676202" calcext:value-type="float">
            <text:p>126.43</text:p>
          </table:table-cell>
          <table:table-cell table:formula="of:=[.C404]/[.D404]" office:value-type="float" office:value="1.79814389414683" calcext:value-type="float">
            <text:p>1.80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14" calcext:value-type="float">
            <text:p>14</text:p>
          </table:table-cell>
          <table:table-cell office:value-type="float" office:value="282.61699004627" calcext:value-type="float">
            <text:p>282.62</text:p>
          </table:table-cell>
          <table:table-cell office:value-type="float" office:value="138.390117754174" calcext:value-type="float">
            <text:p>138.39</text:p>
          </table:table-cell>
          <table:table-cell table:formula="of:=[.C405]/[.D405]" office:value-type="float" office:value="2.04217609344252" calcext:value-type="float">
            <text:p>2.04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14" calcext:value-type="float">
            <text:p>14</text:p>
          </table:table-cell>
          <table:table-cell office:value-type="float" office:value="70.5492443467121" calcext:value-type="float">
            <text:p>70.55</text:p>
          </table:table-cell>
          <table:table-cell office:value-type="float" office:value="43.7608603239074" calcext:value-type="float">
            <text:p>43.76</text:p>
          </table:table-cell>
          <table:table-cell table:formula="of:=[.C406]/[.D406]" office:value-type="float" office:value="1.61215396188566" calcext:value-type="float">
            <text:p>1.61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14" calcext:value-type="float">
            <text:p>14</text:p>
          </table:table-cell>
          <table:table-cell office:value-type="float" office:value="1.53877763510977" calcext:value-type="float">
            <text:p>1.54</text:p>
          </table:table-cell>
          <table:table-cell office:value-type="float" office:value="0.866008747334409" calcext:value-type="float">
            <text:p>0.87</text:p>
          </table:table-cell>
          <table:table-cell table:formula="of:=[.C407]/[.D407]" office:value-type="float" office:value="1.77686153846154" calcext:value-type="float">
            <text:p>1.78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14" calcext:value-type="float">
            <text:p>14</text:p>
          </table:table-cell>
          <table:table-cell office:value-type="float" office:value="125.334527136954" calcext:value-type="float">
            <text:p>125.33</text:p>
          </table:table-cell>
          <table:table-cell office:value-type="float" office:value="69.6467242385144" calcext:value-type="float">
            <text:p>69.65</text:p>
          </table:table-cell>
          <table:table-cell table:formula="of:=[.C408]/[.D408]" office:value-type="float" office:value="1.79957533548497" calcext:value-type="float">
            <text:p>1.80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14" calcext:value-type="float">
            <text:p>14</text:p>
          </table:table-cell>
          <table:table-cell office:value-type="float" office:value="663.689343053517" calcext:value-type="float">
            <text:p>663.69</text:p>
          </table:table-cell>
          <table:table-cell office:value-type="float" office:value="282.679513209546" calcext:value-type="float">
            <text:p>282.68</text:p>
          </table:table-cell>
          <table:table-cell table:formula="of:=[.C409]/[.D409]" office:value-type="float" office:value="2.34785087719298" calcext:value-type="float">
            <text:p>2.35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14" calcext:value-type="float">
            <text:p>14</text:p>
          </table:table-cell>
          <table:table-cell office:value-type="float" office:value="309.42082355806" calcext:value-type="float">
            <text:p>309.42</text:p>
          </table:table-cell>
          <table:table-cell office:value-type="float" office:value="171.700520378518" calcext:value-type="float">
            <text:p>171.70</text:p>
          </table:table-cell>
          <table:table-cell table:formula="of:=[.C410]/[.D410]" office:value-type="float" office:value="1.80209601506119" calcext:value-type="float">
            <text:p>1.80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14" calcext:value-type="float">
            <text:p>14</text:p>
          </table:table-cell>
          <table:table-cell office:value-type="float" office:value="69.5052336877418" calcext:value-type="float">
            <text:p>69.51</text:p>
          </table:table-cell>
          <table:table-cell office:value-type="float" office:value="38.3963678529813" calcext:value-type="float">
            <text:p>38.40</text:p>
          </table:table-cell>
          <table:table-cell table:formula="of:=[.C411]/[.D411]" office:value-type="float" office:value="1.8102033492823" calcext:value-type="float">
            <text:p>1.81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14" calcext:value-type="float">
            <text:p>14</text:p>
          </table:table-cell>
          <table:table-cell office:value-type="float" office:value="597.0570126538" calcext:value-type="float">
            <text:p>597.06</text:p>
          </table:table-cell>
          <table:table-cell office:value-type="float" office:value="343.251600069835" calcext:value-type="float">
            <text:p>343.25</text:p>
          </table:table-cell>
          <table:table-cell table:formula="of:=[.C412]/[.D412]" office:value-type="float" office:value="1.73941508949216" calcext:value-type="float">
            <text:p>1.74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14" calcext:value-type="float">
            <text:p>14</text:p>
          </table:table-cell>
          <table:table-cell office:value-type="float" office:value="188.681041940062" calcext:value-type="float">
            <text:p>188.68</text:p>
          </table:table-cell>
          <table:table-cell office:value-type="float" office:value="101.288925564074" calcext:value-type="float">
            <text:p>101.29</text:p>
          </table:table-cell>
          <table:table-cell table:formula="of:=[.C413]/[.D413]" office:value-type="float" office:value="1.86280030999741" calcext:value-type="float">
            <text:p>1.86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14" calcext:value-type="float">
            <text:p>14</text:p>
          </table:table-cell>
          <table:table-cell office:value-type="float" office:value="561.548295789199" calcext:value-type="float">
            <text:p>561.55</text:p>
          </table:table-cell>
          <table:table-cell office:value-type="float" office:value="312.891762020163" calcext:value-type="float">
            <text:p>312.89</text:p>
          </table:table-cell>
          <table:table-cell table:formula="of:=[.C414]/[.D414]" office:value-type="float" office:value="1.79470463576159" calcext:value-type="float">
            <text:p>1.79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14" calcext:value-type="float">
            <text:p>14</text:p>
          </table:table-cell>
          <table:table-cell office:value-type="float" office:value="178.138701117699" calcext:value-type="float">
            <text:p>178.14</text:p>
          </table:table-cell>
          <table:table-cell office:value-type="float" office:value="99.3505862564721" calcext:value-type="float">
            <text:p>99.35</text:p>
          </table:table-cell>
          <table:table-cell table:formula="of:=[.C415]/[.D415]" office:value-type="float" office:value="1.79303120223002" calcext:value-type="float">
            <text:p>1.79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14" calcext:value-type="float">
            <text:p>14</text:p>
          </table:table-cell>
          <table:table-cell office:value-type="float" office:value="812.319353431383" calcext:value-type="float">
            <text:p>812.32</text:p>
          </table:table-cell>
          <table:table-cell office:value-type="float" office:value="457.304900378474" calcext:value-type="float">
            <text:p>457.30</text:p>
          </table:table-cell>
          <table:table-cell table:formula="of:=[.C416]/[.D416]" office:value-type="float" office:value="1.77631893460816" calcext:value-type="float">
            <text:p>1.78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14" calcext:value-type="float">
            <text:p>14</text:p>
          </table:table-cell>
          <table:table-cell office:value-type="float" office:value="172.923869050865" calcext:value-type="float">
            <text:p>172.92</text:p>
          </table:table-cell>
          <table:table-cell office:value-type="float" office:value="94.4680709971728" calcext:value-type="float">
            <text:p>94.47</text:p>
          </table:table-cell>
          <table:table-cell table:formula="of:=[.C417]/[.D417]" office:value-type="float" office:value="1.83050068902159" calcext:value-type="float">
            <text:p>1.83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14" calcext:value-type="float">
            <text:p>14</text:p>
          </table:table-cell>
          <table:table-cell office:value-type="float" office:value="392.703400302565" calcext:value-type="float">
            <text:p>392.70</text:p>
          </table:table-cell>
          <table:table-cell office:value-type="float" office:value="216.872683766628" calcext:value-type="float">
            <text:p>216.87</text:p>
          </table:table-cell>
          <table:table-cell table:formula="of:=[.C418]/[.D418]" office:value-type="float" office:value="1.81075547866206" calcext:value-type="float">
            <text:p>1.81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14" calcext:value-type="float">
            <text:p>14</text:p>
          </table:table-cell>
          <table:table-cell office:value-type="float" office:value="45.3880796573706" calcext:value-type="float">
            <text:p>45.39</text:p>
          </table:table-cell>
          <table:table-cell office:value-type="float" office:value="28.4344719216555" calcext:value-type="float">
            <text:p>28.43</text:p>
          </table:table-cell>
          <table:table-cell table:formula="of:=[.C419]/[.D419]" office:value-type="float" office:value="1.59623430962343" calcext:value-type="float">
            <text:p>1.60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14" calcext:value-type="float">
            <text:p>14</text:p>
          </table:table-cell>
          <table:table-cell office:value-type="float" office:value="458.119678679638" calcext:value-type="float">
            <text:p>458.12</text:p>
          </table:table-cell>
          <table:table-cell office:value-type="float" office:value="255.575302029691" calcext:value-type="float">
            <text:p>255.58</text:p>
          </table:table-cell>
          <table:table-cell table:formula="of:=[.C420]/[.D420]" office:value-type="float" office:value="1.79250371628796" calcext:value-type="float">
            <text:p>1.79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14" calcext:value-type="float">
            <text:p>14</text:p>
          </table:table-cell>
          <table:table-cell office:value-type="float" office:value="703.814397365467" calcext:value-type="float">
            <text:p>703.81</text:p>
          </table:table-cell>
          <table:table-cell office:value-type="float" office:value="416.574026525098" calcext:value-type="float">
            <text:p>416.57</text:p>
          </table:table-cell>
          <table:table-cell table:formula="of:=[.C421]/[.D421]" office:value-type="float" office:value="1.68953019763719" calcext:value-type="float">
            <text:p>1.69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14" calcext:value-type="float">
            <text:p>14</text:p>
          </table:table-cell>
          <table:table-cell office:value-type="float" office:value="255.222204712064" calcext:value-type="float">
            <text:p>255.22</text:p>
          </table:table-cell>
          <table:table-cell office:value-type="float" office:value="138.038543872237" calcext:value-type="float">
            <text:p>138.04</text:p>
          </table:table-cell>
          <table:table-cell table:formula="of:=[.C422]/[.D422]" office:value-type="float" office:value="1.84891985638654" calcext:value-type="float">
            <text:p>1.85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14" calcext:value-type="float">
            <text:p>14</text:p>
          </table:table-cell>
          <table:table-cell office:value-type="float" office:value="383.241682128684" calcext:value-type="float">
            <text:p>383.24</text:p>
          </table:table-cell>
          <table:table-cell office:value-type="float" office:value="206.49195761837" calcext:value-type="float">
            <text:p>206.49</text:p>
          </table:table-cell>
          <table:table-cell table:formula="of:=[.C423]/[.D423]" office:value-type="float" office:value="1.85596420581656" calcext:value-type="float">
            <text:p>1.86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14" calcext:value-type="float">
            <text:p>14</text:p>
          </table:table-cell>
          <table:table-cell office:value-type="float" office:value="165.032180958216" calcext:value-type="float">
            <text:p>165.03</text:p>
          </table:table-cell>
          <table:table-cell office:value-type="float" office:value="88.4829562506901" calcext:value-type="float">
            <text:p>88.48</text:p>
          </table:table-cell>
          <table:table-cell table:formula="of:=[.C424]/[.D424]" office:value-type="float" office:value="1.86512960180316" calcext:value-type="float">
            <text:p>1.87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14" calcext:value-type="float">
            <text:p>14</text:p>
          </table:table-cell>
          <table:table-cell office:value-type="float" office:value="563.436464254206" calcext:value-type="float">
            <text:p>563.44</text:p>
          </table:table-cell>
          <table:table-cell office:value-type="float" office:value="292.291379233171" calcext:value-type="float">
            <text:p>292.29</text:p>
          </table:table-cell>
          <table:table-cell table:formula="of:=[.C425]/[.D425]" office:value-type="float" office:value="1.9276533770253" calcext:value-type="float">
            <text:p>1.93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14" calcext:value-type="float">
            <text:p>14</text:p>
          </table:table-cell>
          <table:table-cell office:value-type="float" office:value="136.597215614613" calcext:value-type="float">
            <text:p>136.60</text:p>
          </table:table-cell>
          <table:table-cell office:value-type="float" office:value="73.7282565297063" calcext:value-type="float">
            <text:p>73.73</text:p>
          </table:table-cell>
          <table:table-cell table:formula="of:=[.C426]/[.D426]" office:value-type="float" office:value="1.85271186440677" calcext:value-type="float">
            <text:p>1.85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14" calcext:value-type="float">
            <text:p>14</text:p>
          </table:table-cell>
          <table:table-cell office:value-type="float" office:value="432.911409396449" calcext:value-type="float">
            <text:p>432.91</text:p>
          </table:table-cell>
          <table:table-cell office:value-type="float" office:value="243.809144781977" calcext:value-type="float">
            <text:p>243.81</text:p>
          </table:table-cell>
          <table:table-cell table:formula="of:=[.C427]/[.D427]" office:value-type="float" office:value="1.77561596298438" calcext:value-type="float">
            <text:p>1.78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14" calcext:value-type="float">
            <text:p>14</text:p>
          </table:table-cell>
          <table:table-cell office:value-type="float" office:value="153.895400031307" calcext:value-type="float">
            <text:p>153.90</text:p>
          </table:table-cell>
          <table:table-cell office:value-type="float" office:value="83.4672216443694" calcext:value-type="float">
            <text:p>83.47</text:p>
          </table:table-cell>
          <table:table-cell table:formula="of:=[.C428]/[.D428]" office:value-type="float" office:value="1.84378246932685" calcext:value-type="float">
            <text:p>1.84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14" calcext:value-type="float">
            <text:p>14</text:p>
          </table:table-cell>
          <table:table-cell office:value-type="float" office:value="204.641323568106" calcext:value-type="float">
            <text:p>204.64</text:p>
          </table:table-cell>
          <table:table-cell office:value-type="float" office:value="116.442352634172" calcext:value-type="float">
            <text:p>116.44</text:p>
          </table:table-cell>
          <table:table-cell table:formula="of:=[.C429]/[.D429]" office:value-type="float" office:value="1.75744751749417" calcext:value-type="float">
            <text:p>1.76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14" calcext:value-type="float">
            <text:p>14</text:p>
          </table:table-cell>
          <table:table-cell office:value-type="float" office:value="186.778804051732" calcext:value-type="float">
            <text:p>186.78</text:p>
          </table:table-cell>
          <table:table-cell office:value-type="float" office:value="103.624392903081" calcext:value-type="float">
            <text:p>103.62</text:p>
          </table:table-cell>
          <table:table-cell table:formula="of:=[.C430]/[.D430]" office:value-type="float" office:value="1.80245981490502" calcext:value-type="float">
            <text:p>1.80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14" calcext:value-type="float">
            <text:p>14</text:p>
          </table:table-cell>
          <table:table-cell office:value-type="float" office:value="99.9863213355304" calcext:value-type="float">
            <text:p>99.99</text:p>
          </table:table-cell>
          <table:table-cell office:value-type="float" office:value="65.0813352647118" calcext:value-type="float">
            <text:p>65.08</text:p>
          </table:table-cell>
          <table:table-cell table:formula="of:=[.C431]/[.D431]" office:value-type="float" office:value="1.53632867132867" calcext:value-type="float">
            <text:p>1.54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14" calcext:value-type="float">
            <text:p>14</text:p>
          </table:table-cell>
          <table:table-cell office:value-type="float" office:value="62.8647892046116" calcext:value-type="float">
            <text:p>62.86</text:p>
          </table:table-cell>
          <table:table-cell office:value-type="float" office:value="36.1809220228118" calcext:value-type="float">
            <text:p>36.18</text:p>
          </table:table-cell>
          <table:table-cell table:formula="of:=[.C432]/[.D432]" office:value-type="float" office:value="1.73751208343933" calcext:value-type="float">
            <text:p>1.74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14" calcext:value-type="float">
            <text:p>14</text:p>
          </table:table-cell>
          <table:table-cell office:value-type="float" office:value="139.725782916141" calcext:value-type="float">
            <text:p>139.73</text:p>
          </table:table-cell>
          <table:table-cell office:value-type="float" office:value="73.3832106028177" calcext:value-type="float">
            <text:p>73.38</text:p>
          </table:table-cell>
          <table:table-cell table:formula="of:=[.C433]/[.D433]" office:value-type="float" office:value="1.90405655146923" calcext:value-type="float">
            <text:p>1.90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14" calcext:value-type="float">
            <text:p>14</text:p>
          </table:table-cell>
          <table:table-cell office:value-type="float" office:value="137.383612903057" calcext:value-type="float">
            <text:p>137.38</text:p>
          </table:table-cell>
          <table:table-cell office:value-type="float" office:value="71.3906233700029" calcext:value-type="float">
            <text:p>71.39</text:p>
          </table:table-cell>
          <table:table-cell table:formula="of:=[.C434]/[.D434]" office:value-type="float" office:value="1.92439295831647" calcext:value-type="float">
            <text:p>1.92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14" calcext:value-type="float">
            <text:p>14</text:p>
          </table:table-cell>
          <table:table-cell office:value-type="float" office:value="215.305175398631" calcext:value-type="float">
            <text:p>215.31</text:p>
          </table:table-cell>
          <table:table-cell office:value-type="float" office:value="119.570461560834" calcext:value-type="float">
            <text:p>119.57</text:p>
          </table:table-cell>
          <table:table-cell table:formula="of:=[.C435]/[.D435]" office:value-type="float" office:value="1.80065521691651" calcext:value-type="float">
            <text:p>1.80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15" calcext:value-type="float">
            <text:p>15</text:p>
          </table:table-cell>
          <table:table-cell office:value-type="float" office:value="237.765890260035" calcext:value-type="float">
            <text:p>237.77</text:p>
          </table:table-cell>
          <table:table-cell office:value-type="float" office:value="130.706943813274" calcext:value-type="float">
            <text:p>130.71</text:p>
          </table:table-cell>
          <table:table-cell table:formula="of:=[.C436]/[.D436]" office:value-type="float" office:value="1.81907619689818" calcext:value-type="float">
            <text:p>1.82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15" calcext:value-type="float">
            <text:p>15</text:p>
          </table:table-cell>
          <table:table-cell office:value-type="float" office:value="64.8463266442358" calcext:value-type="float">
            <text:p>64.85</text:p>
          </table:table-cell>
          <table:table-cell office:value-type="float" office:value="40.4637843710873" calcext:value-type="float">
            <text:p>40.46</text:p>
          </table:table-cell>
          <table:table-cell table:formula="of:=[.C437]/[.D437]" office:value-type="float" office:value="1.60257691296345" calcext:value-type="float">
            <text:p>1.60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15" calcext:value-type="float">
            <text:p>15</text:p>
          </table:table-cell>
          <table:table-cell office:value-type="float" office:value="1.34581047052657" calcext:value-type="float">
            <text:p>1.35</text:p>
          </table:table-cell>
          <table:table-cell office:value-type="float" office:value="0.723426355941332" calcext:value-type="float">
            <text:p>0.72</text:p>
          </table:table-cell>
          <table:table-cell table:formula="of:=[.C438]/[.D438]" office:value-type="float" office:value="1.86032822757112" calcext:value-type="float">
            <text:p>1.86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15" calcext:value-type="float">
            <text:p>15</text:p>
          </table:table-cell>
          <table:table-cell office:value-type="float" office:value="112.124085997512" calcext:value-type="float">
            <text:p>112.12</text:p>
          </table:table-cell>
          <table:table-cell office:value-type="float" office:value="65.1717705147904" calcext:value-type="float">
            <text:p>65.17</text:p>
          </table:table-cell>
          <table:table-cell table:formula="of:=[.C439]/[.D439]" office:value-type="float" office:value="1.72043946499913" calcext:value-type="float">
            <text:p>1.72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15" calcext:value-type="float">
            <text:p>15</text:p>
          </table:table-cell>
          <table:table-cell office:value-type="float" office:value="499.196422829408" calcext:value-type="float">
            <text:p>499.20</text:p>
          </table:table-cell>
          <table:table-cell office:value-type="float" office:value="289.393405944143" calcext:value-type="float">
            <text:p>289.39</text:p>
          </table:table-cell>
          <table:table-cell table:formula="of:=[.C440]/[.D440]" office:value-type="float" office:value="1.72497511199602" calcext:value-type="float">
            <text:p>1.72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15" calcext:value-type="float">
            <text:p>15</text:p>
          </table:table-cell>
          <table:table-cell office:value-type="float" office:value="289.60733993668" calcext:value-type="float">
            <text:p>289.61</text:p>
          </table:table-cell>
          <table:table-cell office:value-type="float" office:value="160.057305984811" calcext:value-type="float">
            <text:p>160.06</text:p>
          </table:table-cell>
          <table:table-cell table:formula="of:=[.C441]/[.D441]" office:value-type="float" office:value="1.80939781633063" calcext:value-type="float">
            <text:p>1.81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15" calcext:value-type="float">
            <text:p>15</text:p>
          </table:table-cell>
          <table:table-cell office:value-type="float" office:value="66.1064600281229" calcext:value-type="float">
            <text:p>66.11</text:p>
          </table:table-cell>
          <table:table-cell office:value-type="float" office:value="38.0519652023093" calcext:value-type="float">
            <text:p>38.05</text:p>
          </table:table-cell>
          <table:table-cell table:formula="of:=[.C442]/[.D442]" office:value-type="float" office:value="1.7372679617638" calcext:value-type="float">
            <text:p>1.74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15" calcext:value-type="float">
            <text:p>15</text:p>
          </table:table-cell>
          <table:table-cell office:value-type="float" office:value="612.532984599813" calcext:value-type="float">
            <text:p>612.53</text:p>
          </table:table-cell>
          <table:table-cell office:value-type="float" office:value="330.493518650109" calcext:value-type="float">
            <text:p>330.49</text:p>
          </table:table-cell>
          <table:table-cell table:formula="of:=[.C443]/[.D443]" office:value-type="float" office:value="1.85338879594882" calcext:value-type="float">
            <text:p>1.85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15" calcext:value-type="float">
            <text:p>15</text:p>
          </table:table-cell>
          <table:table-cell office:value-type="float" office:value="325.944350235216" calcext:value-type="float">
            <text:p>325.94</text:p>
          </table:table-cell>
          <table:table-cell office:value-type="float" office:value="93.1845534280378" calcext:value-type="float">
            <text:p>93.18</text:p>
          </table:table-cell>
          <table:table-cell table:formula="of:=[.C444]/[.D444]" office:value-type="float" office:value="3.49783669336279" calcext:value-type="float">
            <text:p>3.50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15" calcext:value-type="float">
            <text:p>15</text:p>
          </table:table-cell>
          <table:table-cell office:value-type="float" office:value="558.797447611116" calcext:value-type="float">
            <text:p>558.80</text:p>
          </table:table-cell>
          <table:table-cell office:value-type="float" office:value="307.70855080157" calcext:value-type="float">
            <text:p>307.71</text:p>
          </table:table-cell>
          <table:table-cell table:formula="of:=[.C445]/[.D445]" office:value-type="float" office:value="1.81599583812497" calcext:value-type="float">
            <text:p>1.82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15" calcext:value-type="float">
            <text:p>15</text:p>
          </table:table-cell>
          <table:table-cell office:value-type="float" office:value="176.297080537994" calcext:value-type="float">
            <text:p>176.30</text:p>
          </table:table-cell>
          <table:table-cell office:value-type="float" office:value="85.2376005314327" calcext:value-type="float">
            <text:p>85.24</text:p>
          </table:table-cell>
          <table:table-cell table:formula="of:=[.C446]/[.D446]" office:value-type="float" office:value="2.06830177572844" calcext:value-type="float">
            <text:p>2.07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15" calcext:value-type="float">
            <text:p>15</text:p>
          </table:table-cell>
          <table:table-cell office:value-type="float" office:value="822.869833272033" calcext:value-type="float">
            <text:p>822.87</text:p>
          </table:table-cell>
          <table:table-cell office:value-type="float" office:value="433.199458738577" calcext:value-type="float">
            <text:p>433.20</text:p>
          </table:table-cell>
          <table:table-cell table:formula="of:=[.C447]/[.D447]" office:value-type="float" office:value="1.8995172239322" calcext:value-type="float">
            <text:p>1.90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15" calcext:value-type="float">
            <text:p>15</text:p>
          </table:table-cell>
          <table:table-cell office:value-type="float" office:value="150.102972448143" calcext:value-type="float">
            <text:p>150.10</text:p>
          </table:table-cell>
          <table:table-cell office:value-type="float" office:value="83.301023739273" calcext:value-type="float">
            <text:p>83.30</text:p>
          </table:table-cell>
          <table:table-cell table:formula="of:=[.C448]/[.D448]" office:value-type="float" office:value="1.80193430656934" calcext:value-type="float">
            <text:p>1.80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15" calcext:value-type="float">
            <text:p>15</text:p>
          </table:table-cell>
          <table:table-cell office:value-type="float" office:value="360.153804111499" calcext:value-type="float">
            <text:p>360.15</text:p>
          </table:table-cell>
          <table:table-cell office:value-type="float" office:value="235.622356769112" calcext:value-type="float">
            <text:p>235.62</text:p>
          </table:table-cell>
          <table:table-cell table:formula="of:=[.C449]/[.D449]" office:value-type="float" office:value="1.52852135531611" calcext:value-type="float">
            <text:p>1.53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15" calcext:value-type="float">
            <text:p>15</text:p>
          </table:table-cell>
          <table:table-cell office:value-type="float" office:value="42.4775763191803" calcext:value-type="float">
            <text:p>42.48</text:p>
          </table:table-cell>
          <table:table-cell office:value-type="float" office:value="24.4601059737386" calcext:value-type="float">
            <text:p>24.46</text:p>
          </table:table-cell>
          <table:table-cell table:formula="of:=[.C450]/[.D450]" office:value-type="float" office:value="1.7366063893912" calcext:value-type="float">
            <text:p>1.74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15" calcext:value-type="float">
            <text:p>15</text:p>
          </table:table-cell>
          <table:table-cell office:value-type="float" office:value="402.981312667199" calcext:value-type="float">
            <text:p>402.98</text:p>
          </table:table-cell>
          <table:table-cell office:value-type="float" office:value="224.494537686675" calcext:value-type="float">
            <text:p>224.49</text:p>
          </table:table-cell>
          <table:table-cell table:formula="of:=[.C451]/[.D451]" office:value-type="float" office:value="1.79506065857886" calcext:value-type="float">
            <text:p>1.80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15" calcext:value-type="float">
            <text:p>15</text:p>
          </table:table-cell>
          <table:table-cell office:value-type="float" office:value="677.786077547815" calcext:value-type="float">
            <text:p>677.79</text:p>
          </table:table-cell>
          <table:table-cell office:value-type="float" office:value="387.167694651938" calcext:value-type="float">
            <text:p>387.17</text:p>
          </table:table-cell>
          <table:table-cell table:formula="of:=[.C452]/[.D452]" office:value-type="float" office:value="1.75062663262011" calcext:value-type="float">
            <text:p>1.75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15" calcext:value-type="float">
            <text:p>15</text:p>
          </table:table-cell>
          <table:table-cell office:value-type="float" office:value="240.952558294702" calcext:value-type="float">
            <text:p>240.95</text:p>
          </table:table-cell>
          <table:table-cell office:value-type="float" office:value="129.358494443899" calcext:value-type="float">
            <text:p>129.36</text:p>
          </table:table-cell>
          <table:table-cell table:formula="of:=[.C453]/[.D453]" office:value-type="float" office:value="1.86267287146883" calcext:value-type="float">
            <text:p>1.86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15" calcext:value-type="float">
            <text:p>15</text:p>
          </table:table-cell>
          <table:table-cell office:value-type="float" office:value="334.402674014111" calcext:value-type="float">
            <text:p>334.40</text:p>
          </table:table-cell>
          <table:table-cell office:value-type="float" office:value="179.701927888977" calcext:value-type="float">
            <text:p>179.70</text:p>
          </table:table-cell>
          <table:table-cell table:formula="of:=[.C454]/[.D454]" office:value-type="float" office:value="1.86087415946206" calcext:value-type="float">
            <text:p>1.86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15" calcext:value-type="float">
            <text:p>15</text:p>
          </table:table-cell>
          <table:table-cell office:value-type="float" office:value="153.765096218335" calcext:value-type="float">
            <text:p>153.77</text:p>
          </table:table-cell>
          <table:table-cell office:value-type="float" office:value="83.0235125549821" calcext:value-type="float">
            <text:p>83.02</text:p>
          </table:table-cell>
          <table:table-cell table:formula="of:=[.C455]/[.D455]" office:value-type="float" office:value="1.85206686017415" calcext:value-type="float">
            <text:p>1.85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15" calcext:value-type="float">
            <text:p>15</text:p>
          </table:table-cell>
          <table:table-cell office:value-type="float" office:value="735.971460635973" calcext:value-type="float">
            <text:p>735.97</text:p>
          </table:table-cell>
          <table:table-cell office:value-type="float" office:value="297.37822611348" calcext:value-type="float">
            <text:p>297.38</text:p>
          </table:table-cell>
          <table:table-cell table:formula="of:=[.C456]/[.D456]" office:value-type="float" office:value="2.47486667149304" calcext:value-type="float">
            <text:p>2.47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15" calcext:value-type="float">
            <text:p>15</text:p>
          </table:table-cell>
          <table:table-cell office:value-type="float" office:value="120.623988622498" calcext:value-type="float">
            <text:p>120.62</text:p>
          </table:table-cell>
          <table:table-cell office:value-type="float" office:value="66.0737748277821" calcext:value-type="float">
            <text:p>66.07</text:p>
          </table:table-cell>
          <table:table-cell table:formula="of:=[.C457]/[.D457]" office:value-type="float" office:value="1.82559553978713" calcext:value-type="float">
            <text:p>1.83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15" calcext:value-type="float">
            <text:p>15</text:p>
          </table:table-cell>
          <table:table-cell office:value-type="float" office:value="430.446071902067" calcext:value-type="float">
            <text:p>430.45</text:p>
          </table:table-cell>
          <table:table-cell office:value-type="float" office:value="243.700682553571" calcext:value-type="float">
            <text:p>243.70</text:p>
          </table:table-cell>
          <table:table-cell table:formula="of:=[.C458]/[.D458]" office:value-type="float" office:value="1.76628997256684" calcext:value-type="float">
            <text:p>1.77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15" calcext:value-type="float">
            <text:p>15</text:p>
          </table:table-cell>
          <table:table-cell office:value-type="float" office:value="133.949341493568" calcext:value-type="float">
            <text:p>133.95</text:p>
          </table:table-cell>
          <table:table-cell office:value-type="float" office:value="72.9872196613375" calcext:value-type="float">
            <text:p>72.99</text:p>
          </table:table-cell>
          <table:table-cell table:formula="of:=[.C459]/[.D459]" office:value-type="float" office:value="1.83524378809189" calcext:value-type="float">
            <text:p>1.84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15" calcext:value-type="float">
            <text:p>15</text:p>
          </table:table-cell>
          <table:table-cell office:value-type="float" office:value="191.030519903223" calcext:value-type="float">
            <text:p>191.03</text:p>
          </table:table-cell>
          <table:table-cell office:value-type="float" office:value="110.013451730043" calcext:value-type="float">
            <text:p>110.01</text:p>
          </table:table-cell>
          <table:table-cell table:formula="of:=[.C460]/[.D460]" office:value-type="float" office:value="1.73642874484099" calcext:value-type="float">
            <text:p>1.74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15" calcext:value-type="float">
            <text:p>15</text:p>
          </table:table-cell>
          <table:table-cell office:value-type="float" office:value="178.388511831684" calcext:value-type="float">
            <text:p>178.39</text:p>
          </table:table-cell>
          <table:table-cell office:value-type="float" office:value="109.420414383883" calcext:value-type="float">
            <text:p>109.42</text:p>
          </table:table-cell>
          <table:table-cell table:formula="of:=[.C461]/[.D461]" office:value-type="float" office:value="1.63030374940674" calcext:value-type="float">
            <text:p>1.63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15" calcext:value-type="float">
            <text:p>15</text:p>
          </table:table-cell>
          <table:table-cell office:value-type="float" office:value="93.7476544881568" calcext:value-type="float">
            <text:p>93.75</text:p>
          </table:table-cell>
          <table:table-cell office:value-type="float" office:value="60.8453032393704" calcext:value-type="float">
            <text:p>60.85</text:p>
          </table:table-cell>
          <table:table-cell table:formula="of:=[.C462]/[.D462]" office:value-type="float" office:value="1.54075416666667" calcext:value-type="float">
            <text:p>1.54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15" calcext:value-type="float">
            <text:p>15</text:p>
          </table:table-cell>
          <table:table-cell office:value-type="float" office:value="57.9222460797414" calcext:value-type="float">
            <text:p>57.92</text:p>
          </table:table-cell>
          <table:table-cell office:value-type="float" office:value="33.7927260374704" calcext:value-type="float">
            <text:p>33.79</text:p>
          </table:table-cell>
          <table:table-cell table:formula="of:=[.C463]/[.D463]" office:value-type="float" office:value="1.71404479222882" calcext:value-type="float">
            <text:p>1.71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15" calcext:value-type="float">
            <text:p>15</text:p>
          </table:table-cell>
          <table:table-cell office:value-type="float" office:value="145.369474781316" calcext:value-type="float">
            <text:p>145.37</text:p>
          </table:table-cell>
          <table:table-cell office:value-type="float" office:value="76.6548772306831" calcext:value-type="float">
            <text:p>76.65</text:p>
          </table:table-cell>
          <table:table-cell table:formula="of:=[.C464]/[.D464]" office:value-type="float" office:value="1.89641520583022" calcext:value-type="float">
            <text:p>1.90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15" calcext:value-type="float">
            <text:p>15</text:p>
          </table:table-cell>
          <table:table-cell office:value-type="float" office:value="115.321098113248" calcext:value-type="float">
            <text:p>115.32</text:p>
          </table:table-cell>
          <table:table-cell office:value-type="float" office:value="60.1185458880226" calcext:value-type="float">
            <text:p>60.12</text:p>
          </table:table-cell>
          <table:table-cell table:formula="of:=[.C465]/[.D465]" office:value-type="float" office:value="1.91822833386633" calcext:value-type="float">
            <text:p>1.92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15" calcext:value-type="float">
            <text:p>15</text:p>
          </table:table-cell>
          <table:table-cell office:value-type="float" office:value="202.220332083213" calcext:value-type="float">
            <text:p>202.22</text:p>
          </table:table-cell>
          <table:table-cell office:value-type="float" office:value="110.841047168851" calcext:value-type="float">
            <text:p>110.84</text:p>
          </table:table-cell>
          <table:table-cell table:formula="of:=[.C466]/[.D466]" office:value-type="float" office:value="1.82441737288135" calcext:value-type="float">
            <text:p>1.82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16" calcext:value-type="float">
            <text:p>16</text:p>
          </table:table-cell>
          <table:table-cell office:value-type="float" office:value="221.890806863662" calcext:value-type="float">
            <text:p>221.89</text:p>
          </table:table-cell>
          <table:table-cell office:value-type="float" office:value="118.878616786264" calcext:value-type="float">
            <text:p>118.88</text:p>
          </table:table-cell>
          <table:table-cell table:formula="of:=[.C467]/[.D467]" office:value-type="float" office:value="1.86653254270789" calcext:value-type="float">
            <text:p>1.87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16" calcext:value-type="float">
            <text:p>16</text:p>
          </table:table-cell>
          <table:table-cell office:value-type="float" office:value="64.4971409175051" calcext:value-type="float">
            <text:p>64.50</text:p>
          </table:table-cell>
          <table:table-cell office:value-type="float" office:value="39.2946061646504" calcext:value-type="float">
            <text:p>39.29</text:p>
          </table:table-cell>
          <table:table-cell table:formula="of:=[.C468]/[.D468]" office:value-type="float" office:value="1.64137389867841" calcext:value-type="float">
            <text:p>1.64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16" calcext:value-type="float">
            <text:p>16</text:p>
          </table:table-cell>
          <table:table-cell office:value-type="float" office:value="1.40525453053241" calcext:value-type="float">
            <text:p>1.41</text:p>
          </table:table-cell>
          <table:table-cell office:value-type="float" office:value="0.769380152810007" calcext:value-type="float">
            <text:p>0.77</text:p>
          </table:table-cell>
          <table:table-cell table:formula="of:=[.C469]/[.D469]" office:value-type="float" office:value="1.82647619047619" calcext:value-type="float">
            <text:p>1.83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16" calcext:value-type="float">
            <text:p>16</text:p>
          </table:table-cell>
          <table:table-cell office:value-type="float" office:value="112.388646085335" calcext:value-type="float">
            <text:p>112.39</text:p>
          </table:table-cell>
          <table:table-cell office:value-type="float" office:value="61.3368263081354" calcext:value-type="float">
            <text:p>61.34</text:p>
          </table:table-cell>
          <table:table-cell table:formula="of:=[.C470]/[.D470]" office:value-type="float" office:value="1.83231922565952" calcext:value-type="float">
            <text:p>1.83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16" calcext:value-type="float">
            <text:p>16</text:p>
          </table:table-cell>
          <table:table-cell office:value-type="float" office:value="475.281709692381" calcext:value-type="float">
            <text:p>475.28</text:p>
          </table:table-cell>
          <table:table-cell office:value-type="float" office:value="270.208661028282" calcext:value-type="float">
            <text:p>270.21</text:p>
          </table:table-cell>
          <table:table-cell table:formula="of:=[.C471]/[.D471]" office:value-type="float" office:value="1.75894328436287" calcext:value-type="float">
            <text:p>1.76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16" calcext:value-type="float">
            <text:p>16</text:p>
          </table:table-cell>
          <table:table-cell office:value-type="float" office:value="287.63196463997" calcext:value-type="float">
            <text:p>287.63</text:p>
          </table:table-cell>
          <table:table-cell office:value-type="float" office:value="160.464931616686" calcext:value-type="float">
            <text:p>160.46</text:p>
          </table:table-cell>
          <table:table-cell table:formula="of:=[.C472]/[.D472]" office:value-type="float" office:value="1.79249111779175" calcext:value-type="float">
            <text:p>1.79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16" calcext:value-type="float">
            <text:p>16</text:p>
          </table:table-cell>
          <table:table-cell office:value-type="float" office:value="63.5908823047832" calcext:value-type="float">
            <text:p>63.59</text:p>
          </table:table-cell>
          <table:table-cell office:value-type="float" office:value="35.3740633511356" calcext:value-type="float">
            <text:p>35.37</text:p>
          </table:table-cell>
          <table:table-cell table:formula="of:=[.C473]/[.D473]" office:value-type="float" office:value="1.79766971279373" calcext:value-type="float">
            <text:p>1.80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16" calcext:value-type="float">
            <text:p>16</text:p>
          </table:table-cell>
          <table:table-cell office:value-type="float" office:value="555.074080425316" calcext:value-type="float">
            <text:p>555.07</text:p>
          </table:table-cell>
          <table:table-cell office:value-type="float" office:value="313.831394876188" calcext:value-type="float">
            <text:p>313.83</text:p>
          </table:table-cell>
          <table:table-cell table:formula="of:=[.C474]/[.D474]" office:value-type="float" office:value="1.76870156870157" calcext:value-type="float">
            <text:p>1.77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16" calcext:value-type="float">
            <text:p>16</text:p>
          </table:table-cell>
          <table:table-cell office:value-type="float" office:value="165.330217738125" calcext:value-type="float">
            <text:p>165.33</text:p>
          </table:table-cell>
          <table:table-cell office:value-type="float" office:value="87.3988301955698" calcext:value-type="float">
            <text:p>87.40</text:p>
          </table:table-cell>
          <table:table-cell table:formula="of:=[.C475]/[.D475]" office:value-type="float" office:value="1.89167540764757" calcext:value-type="float">
            <text:p>1.89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16" calcext:value-type="float">
            <text:p>16</text:p>
          </table:table-cell>
          <table:table-cell office:value-type="float" office:value="532.790027398461" calcext:value-type="float">
            <text:p>532.79</text:p>
          </table:table-cell>
          <table:table-cell office:value-type="float" office:value="306.825742441278" calcext:value-type="float">
            <text:p>306.83</text:p>
          </table:table-cell>
          <table:table-cell table:formula="of:=[.C476]/[.D476]" office:value-type="float" office:value="1.73645804018686" calcext:value-type="float">
            <text:p>1.74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16" calcext:value-type="float">
            <text:p>16</text:p>
          </table:table-cell>
          <table:table-cell office:value-type="float" office:value="156.887235081858" calcext:value-type="float">
            <text:p>156.89</text:p>
          </table:table-cell>
          <table:table-cell office:value-type="float" office:value="84.7311746656206" calcext:value-type="float">
            <text:p>84.73</text:p>
          </table:table-cell>
          <table:table-cell table:formula="of:=[.C477]/[.D477]" office:value-type="float" office:value="1.85158810439004" calcext:value-type="float">
            <text:p>1.85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16" calcext:value-type="float">
            <text:p>16</text:p>
          </table:table-cell>
          <table:table-cell office:value-type="float" office:value="770.9756942391" calcext:value-type="float">
            <text:p>770.98</text:p>
          </table:table-cell>
          <table:table-cell office:value-type="float" office:value="416.270934265183" calcext:value-type="float">
            <text:p>416.27</text:p>
          </table:table-cell>
          <table:table-cell table:formula="of:=[.C478]/[.D478]" office:value-type="float" office:value="1.8521007132051" calcext:value-type="float">
            <text:p>1.85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16" calcext:value-type="float">
            <text:p>16</text:p>
          </table:table-cell>
          <table:table-cell office:value-type="float" office:value="155.220564011305" calcext:value-type="float">
            <text:p>155.22</text:p>
          </table:table-cell>
          <table:table-cell office:value-type="float" office:value="85.0218933319197" calcext:value-type="float">
            <text:p>85.02</text:p>
          </table:table-cell>
          <table:table-cell table:formula="of:=[.C479]/[.D479]" office:value-type="float" office:value="1.82565405130811" calcext:value-type="float">
            <text:p>1.83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16" calcext:value-type="float">
            <text:p>16</text:p>
          </table:table-cell>
          <table:table-cell office:value-type="float" office:value="353.238063081043" calcext:value-type="float">
            <text:p>353.24</text:p>
          </table:table-cell>
          <table:table-cell office:value-type="float" office:value="192.81097745761" calcext:value-type="float">
            <text:p>192.81</text:p>
          </table:table-cell>
          <table:table-cell table:formula="of:=[.C480]/[.D480]" office:value-type="float" office:value="1.83204331899984" calcext:value-type="float">
            <text:p>1.83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16" calcext:value-type="float">
            <text:p>16</text:p>
          </table:table-cell>
          <table:table-cell office:value-type="float" office:value="41.0438896832201" calcext:value-type="float">
            <text:p>41.04</text:p>
          </table:table-cell>
          <table:table-cell office:value-type="float" office:value="24.0702646086397" calcext:value-type="float">
            <text:p>24.07</text:p>
          </table:table-cell>
          <table:table-cell table:formula="of:=[.C481]/[.D481]" office:value-type="float" office:value="1.705169857937" calcext:value-type="float">
            <text:p>1.71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16" calcext:value-type="float">
            <text:p>16</text:p>
          </table:table-cell>
          <table:table-cell office:value-type="float" office:value="390.428464041337" calcext:value-type="float">
            <text:p>390.43</text:p>
          </table:table-cell>
          <table:table-cell office:value-type="float" office:value="216.636885179804" calcext:value-type="float">
            <text:p>216.64</text:p>
          </table:table-cell>
          <table:table-cell table:formula="of:=[.C482]/[.D482]" office:value-type="float" office:value="1.80222524764095" calcext:value-type="float">
            <text:p>1.80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16" calcext:value-type="float">
            <text:p>16</text:p>
          </table:table-cell>
          <table:table-cell office:value-type="float" office:value="673.50851924756" calcext:value-type="float">
            <text:p>673.51</text:p>
          </table:table-cell>
          <table:table-cell office:value-type="float" office:value="398.836272566206" calcext:value-type="float">
            <text:p>398.84</text:p>
          </table:table-cell>
          <table:table-cell table:formula="of:=[.C483]/[.D483]" office:value-type="float" office:value="1.68868421849911" calcext:value-type="float">
            <text:p>1.69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16" calcext:value-type="float">
            <text:p>16</text:p>
          </table:table-cell>
          <table:table-cell office:value-type="float" office:value="238.369248855665" calcext:value-type="float">
            <text:p>238.37</text:p>
          </table:table-cell>
          <table:table-cell office:value-type="float" office:value="126.448397673309" calcext:value-type="float">
            <text:p>126.45</text:p>
          </table:table-cell>
          <table:table-cell table:formula="of:=[.C484]/[.D484]" office:value-type="float" office:value="1.88511086926948" calcext:value-type="float">
            <text:p>1.89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16" calcext:value-type="float">
            <text:p>16</text:p>
          </table:table-cell>
          <table:table-cell office:value-type="float" office:value="318.244713333859" calcext:value-type="float">
            <text:p>318.24</text:p>
          </table:table-cell>
          <table:table-cell office:value-type="float" office:value="171.590777720625" calcext:value-type="float">
            <text:p>171.59</text:p>
          </table:table-cell>
          <table:table-cell table:formula="of:=[.C485]/[.D485]" office:value-type="float" office:value="1.85467259698542" calcext:value-type="float">
            <text:p>1.85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16" calcext:value-type="float">
            <text:p>16</text:p>
          </table:table-cell>
          <table:table-cell office:value-type="float" office:value="152.307561221623" calcext:value-type="float">
            <text:p>152.31</text:p>
          </table:table-cell>
          <table:table-cell office:value-type="float" office:value="82.840543589668" calcext:value-type="float">
            <text:p>82.84</text:p>
          </table:table-cell>
          <table:table-cell table:formula="of:=[.C486]/[.D486]" office:value-type="float" office:value="1.83856303473869" calcext:value-type="float">
            <text:p>1.84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16" calcext:value-type="float">
            <text:p>16</text:p>
          </table:table-cell>
          <table:table-cell office:value-type="float" office:value="514.361400734847" calcext:value-type="float">
            <text:p>514.36</text:p>
          </table:table-cell>
          <table:table-cell office:value-type="float" office:value="267.405009556342" calcext:value-type="float">
            <text:p>267.41</text:p>
          </table:table-cell>
          <table:table-cell table:formula="of:=[.C487]/[.D487]" office:value-type="float" office:value="1.92352941176471" calcext:value-type="float">
            <text:p>1.9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16" calcext:value-type="float">
            <text:p>16</text:p>
          </table:table-cell>
          <table:table-cell office:value-type="float" office:value="123.874817157442" calcext:value-type="float">
            <text:p>123.87</text:p>
          </table:table-cell>
          <table:table-cell office:value-type="float" office:value="68.6265856210336" calcext:value-type="float">
            <text:p>68.63</text:p>
          </table:table-cell>
          <table:table-cell table:formula="of:=[.C488]/[.D488]" office:value-type="float" office:value="1.80505581089955" calcext:value-type="float">
            <text:p>1.81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16" calcext:value-type="float">
            <text:p>16</text:p>
          </table:table-cell>
          <table:table-cell office:value-type="float" office:value="401.279287203699" calcext:value-type="float">
            <text:p>401.28</text:p>
          </table:table-cell>
          <table:table-cell office:value-type="float" office:value="224.278829966555" calcext:value-type="float">
            <text:p>224.28</text:p>
          </table:table-cell>
          <table:table-cell table:formula="of:=[.C489]/[.D489]" office:value-type="float" office:value="1.78919823713874" calcext:value-type="float">
            <text:p>1.79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16" calcext:value-type="float">
            <text:p>16</text:p>
          </table:table-cell>
          <table:table-cell office:value-type="float" office:value="139.520752807035" calcext:value-type="float">
            <text:p>139.52</text:p>
          </table:table-cell>
          <table:table-cell office:value-type="float" office:value="74.8715618043996" calcext:value-type="float">
            <text:p>74.87</text:p>
          </table:table-cell>
          <table:table-cell table:formula="of:=[.C490]/[.D490]" office:value-type="float" office:value="1.86346791017302" calcext:value-type="float">
            <text:p>1.86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16" calcext:value-type="float">
            <text:p>16</text:p>
          </table:table-cell>
          <table:table-cell office:value-type="float" office:value="173.716963780896" calcext:value-type="float">
            <text:p>173.72</text:p>
          </table:table-cell>
          <table:table-cell office:value-type="float" office:value="100.30178588777" calcext:value-type="float">
            <text:p>100.30</text:p>
          </table:table-cell>
          <table:table-cell table:formula="of:=[.C491]/[.D491]" office:value-type="float" office:value="1.73194287861706" calcext:value-type="float">
            <text:p>1.73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16" calcext:value-type="float">
            <text:p>16</text:p>
          </table:table-cell>
          <table:table-cell office:value-type="float" office:value="176.829258942818" calcext:value-type="float">
            <text:p>176.83</text:p>
          </table:table-cell>
          <table:table-cell office:value-type="float" office:value="102.634340907984" calcext:value-type="float">
            <text:p>102.63</text:p>
          </table:table-cell>
          <table:table-cell table:formula="of:=[.C492]/[.D492]" office:value-type="float" office:value="1.72290538798659" calcext:value-type="float">
            <text:p>1.72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16" calcext:value-type="float">
            <text:p>16</text:p>
          </table:table-cell>
          <table:table-cell office:value-type="float" office:value="95.5725278718487" calcext:value-type="float">
            <text:p>95.57</text:p>
          </table:table-cell>
          <table:table-cell office:value-type="float" office:value="57.2173594233076" calcext:value-type="float">
            <text:p>57.22</text:p>
          </table:table-cell>
          <table:table-cell table:formula="of:=[.C493]/[.D493]" office:value-type="float" office:value="1.67034146341463" calcext:value-type="float">
            <text:p>1.67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16" calcext:value-type="float">
            <text:p>16</text:p>
          </table:table-cell>
          <table:table-cell office:value-type="float" office:value="76.4485107854911" calcext:value-type="float">
            <text:p>76.45</text:p>
          </table:table-cell>
          <table:table-cell office:value-type="float" office:value="32.292298511425" calcext:value-type="float">
            <text:p>32.29</text:p>
          </table:table-cell>
          <table:table-cell table:formula="of:=[.C494]/[.D494]" office:value-type="float" office:value="2.36739143106966" calcext:value-type="float">
            <text:p>2.37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16" calcext:value-type="float">
            <text:p>16</text:p>
          </table:table-cell>
          <table:table-cell office:value-type="float" office:value="134.596624274761" calcext:value-type="float">
            <text:p>134.60</text:p>
          </table:table-cell>
          <table:table-cell office:value-type="float" office:value="66.8803101986389" calcext:value-type="float">
            <text:p>66.88</text:p>
          </table:table-cell>
          <table:table-cell table:formula="of:=[.C495]/[.D495]" office:value-type="float" office:value="2.0125" calcext:value-type="float">
            <text:p>2.01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16" calcext:value-type="float">
            <text:p>16</text:p>
          </table:table-cell>
          <table:table-cell office:value-type="float" office:value="124.924660675065" calcext:value-type="float">
            <text:p>124.92</text:p>
          </table:table-cell>
          <table:table-cell office:value-type="float" office:value="64.0433697070611" calcext:value-type="float">
            <text:p>64.04</text:p>
          </table:table-cell>
          <table:table-cell table:formula="of:=[.C496]/[.D496]" office:value-type="float" office:value="1.95062597809077" calcext:value-type="float">
            <text:p>1.95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16" calcext:value-type="float">
            <text:p>16</text:p>
          </table:table-cell>
          <table:table-cell office:value-type="float" office:value="186.271093802777" calcext:value-type="float">
            <text:p>186.27</text:p>
          </table:table-cell>
          <table:table-cell office:value-type="float" office:value="104.451820732022" calcext:value-type="float">
            <text:p>104.45</text:p>
          </table:table-cell>
          <table:table-cell table:formula="of:=[.C497]/[.D497]" office:value-type="float" office:value="1.78332069749811" calcext:value-type="float">
            <text:p>1.78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17" calcext:value-type="float">
            <text:p>17</text:p>
          </table:table-cell>
          <table:table-cell office:value-type="float" office:value="210.799428464347" calcext:value-type="float">
            <text:p>210.80</text:p>
          </table:table-cell>
          <table:table-cell office:value-type="float" office:value="114.367942876224" calcext:value-type="float">
            <text:p>114.37</text:p>
          </table:table-cell>
          <table:table-cell table:formula="of:=[.C498]/[.D498]" office:value-type="float" office:value="1.8431688387758" calcext:value-type="float">
            <text:p>1.84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17" calcext:value-type="float">
            <text:p>17</text:p>
          </table:table-cell>
          <table:table-cell office:value-type="float" office:value="59.9319200400412" calcext:value-type="float">
            <text:p>59.93</text:p>
          </table:table-cell>
          <table:table-cell office:value-type="float" office:value="37.4567211403446" calcext:value-type="float">
            <text:p>37.46</text:p>
          </table:table-cell>
          <table:table-cell table:formula="of:=[.C499]/[.D499]" office:value-type="float" office:value="1.60003113501274" calcext:value-type="float">
            <text:p>1.60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17" calcext:value-type="float">
            <text:p>17</text:p>
          </table:table-cell>
          <table:table-cell office:value-type="float" office:value="2.21033859244455" calcext:value-type="float">
            <text:p>2.21</text:p>
          </table:table-cell>
          <table:table-cell office:value-type="float" office:value="1.26170790466652" calcext:value-type="float">
            <text:p>1.26</text:p>
          </table:table-cell>
          <table:table-cell table:formula="of:=[.C500]/[.D500]" office:value-type="float" office:value="1.75186236391914" calcext:value-type="float">
            <text:p>1.75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17" calcext:value-type="float">
            <text:p>17</text:p>
          </table:table-cell>
          <table:table-cell office:value-type="float" office:value="107.42041313542" calcext:value-type="float">
            <text:p>107.42</text:p>
          </table:table-cell>
          <table:table-cell office:value-type="float" office:value="60.1999300716629" calcext:value-type="float">
            <text:p>60.20</text:p>
          </table:table-cell>
          <table:table-cell table:formula="of:=[.C501]/[.D501]" office:value-type="float" office:value="1.78439431752736" calcext:value-type="float">
            <text:p>1.78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17" calcext:value-type="float">
            <text:p>17</text:p>
          </table:table-cell>
          <table:table-cell office:value-type="float" office:value="447.429601966962" calcext:value-type="float">
            <text:p>447.43</text:p>
          </table:table-cell>
          <table:table-cell office:value-type="float" office:value="260.88692044178" calcext:value-type="float">
            <text:p>260.89</text:p>
          </table:table-cell>
          <table:table-cell table:formula="of:=[.C502]/[.D502]" office:value-type="float" office:value="1.71503270922626" calcext:value-type="float">
            <text:p>1.72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17" calcext:value-type="float">
            <text:p>17</text:p>
          </table:table-cell>
          <table:table-cell office:value-type="float" office:value="270.49744424931" calcext:value-type="float">
            <text:p>270.50</text:p>
          </table:table-cell>
          <table:table-cell office:value-type="float" office:value="150.029912255719" calcext:value-type="float">
            <text:p>150.03</text:p>
          </table:table-cell>
          <table:table-cell table:formula="of:=[.C503]/[.D503]" office:value-type="float" office:value="1.8029567583047" calcext:value-type="float">
            <text:p>1.80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17" calcext:value-type="float">
            <text:p>17</text:p>
          </table:table-cell>
          <table:table-cell office:value-type="float" office:value="64.6889099783342" calcext:value-type="float">
            <text:p>64.69</text:p>
          </table:table-cell>
          <table:table-cell office:value-type="float" office:value="35.3707504126172" calcext:value-type="float">
            <text:p>35.37</text:p>
          </table:table-cell>
          <table:table-cell table:formula="of:=[.C504]/[.D504]" office:value-type="float" office:value="1.82888146911519" calcext:value-type="float">
            <text:p>1.83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17" calcext:value-type="float">
            <text:p>17</text:p>
          </table:table-cell>
          <table:table-cell office:value-type="float" office:value="526.806714230955" calcext:value-type="float">
            <text:p>526.81</text:p>
          </table:table-cell>
          <table:table-cell office:value-type="float" office:value="327.227159879105" calcext:value-type="float">
            <text:p>327.23</text:p>
          </table:table-cell>
          <table:table-cell table:formula="of:=[.C505]/[.D505]" office:value-type="float" office:value="1.60991133628879" calcext:value-type="float">
            <text:p>1.61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17" calcext:value-type="float">
            <text:p>17</text:p>
          </table:table-cell>
          <table:table-cell office:value-type="float" office:value="175.800198299132" calcext:value-type="float">
            <text:p>175.80</text:p>
          </table:table-cell>
          <table:table-cell office:value-type="float" office:value="94.2373242892247" calcext:value-type="float">
            <text:p>94.24</text:p>
          </table:table-cell>
          <table:table-cell table:formula="of:=[.C506]/[.D506]" office:value-type="float" office:value="1.86550498568467" calcext:value-type="float">
            <text:p>1.87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17" calcext:value-type="float">
            <text:p>17</text:p>
          </table:table-cell>
          <table:table-cell office:value-type="float" office:value="475.154943399728" calcext:value-type="float">
            <text:p>475.15</text:p>
          </table:table-cell>
          <table:table-cell office:value-type="float" office:value="266.524494948496" calcext:value-type="float">
            <text:p>266.52</text:p>
          </table:table-cell>
          <table:table-cell table:formula="of:=[.C507]/[.D507]" office:value-type="float" office:value="1.78278151691667" calcext:value-type="float">
            <text:p>1.78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17" calcext:value-type="float">
            <text:p>17</text:p>
          </table:table-cell>
          <table:table-cell office:value-type="float" office:value="153.196997539373" calcext:value-type="float">
            <text:p>153.20</text:p>
          </table:table-cell>
          <table:table-cell office:value-type="float" office:value="82.1596921178598" calcext:value-type="float">
            <text:p>82.16</text:p>
          </table:table-cell>
          <table:table-cell table:formula="of:=[.C508]/[.D508]" office:value-type="float" office:value="1.86462477633934" calcext:value-type="float">
            <text:p>1.86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17" calcext:value-type="float">
            <text:p>17</text:p>
          </table:table-cell>
          <table:table-cell office:value-type="float" office:value="733.27792760352" calcext:value-type="float">
            <text:p>733.28</text:p>
          </table:table-cell>
          <table:table-cell office:value-type="float" office:value="410.841877804956" calcext:value-type="float">
            <text:p>410.84</text:p>
          </table:table-cell>
          <table:table-cell table:formula="of:=[.C509]/[.D509]" office:value-type="float" office:value="1.78481787572697" calcext:value-type="float">
            <text:p>1.78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17" calcext:value-type="float">
            <text:p>17</text:p>
          </table:table-cell>
          <table:table-cell office:value-type="float" office:value="148.925679424141" calcext:value-type="float">
            <text:p>148.93</text:p>
          </table:table-cell>
          <table:table-cell office:value-type="float" office:value="81.7073600092657" calcext:value-type="float">
            <text:p>81.71</text:p>
          </table:table-cell>
          <table:table-cell table:formula="of:=[.C510]/[.D510]" office:value-type="float" office:value="1.82267153665536" calcext:value-type="float">
            <text:p>1.82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17" calcext:value-type="float">
            <text:p>17</text:p>
          </table:table-cell>
          <table:table-cell office:value-type="float" office:value="343.830376894425" calcext:value-type="float">
            <text:p>343.83</text:p>
          </table:table-cell>
          <table:table-cell office:value-type="float" office:value="193.501008263917" calcext:value-type="float">
            <text:p>193.50</text:p>
          </table:table-cell>
          <table:table-cell table:formula="of:=[.C511]/[.D511]" office:value-type="float" office:value="1.7768919137903" calcext:value-type="float">
            <text:p>1.78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17" calcext:value-type="float">
            <text:p>17</text:p>
          </table:table-cell>
          <table:table-cell office:value-type="float" office:value="38.789553283924" calcext:value-type="float">
            <text:p>38.79</text:p>
          </table:table-cell>
          <table:table-cell office:value-type="float" office:value="22.9111792140681" calcext:value-type="float">
            <text:p>22.91</text:p>
          </table:table-cell>
          <table:table-cell table:formula="of:=[.C512]/[.D512]" office:value-type="float" office:value="1.6930404551201" calcext:value-type="float">
            <text:p>1.69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17" calcext:value-type="float">
            <text:p>17</text:p>
          </table:table-cell>
          <table:table-cell office:value-type="float" office:value="381.751468498717" calcext:value-type="float">
            <text:p>381.75</text:p>
          </table:table-cell>
          <table:table-cell office:value-type="float" office:value="213.265721545494" calcext:value-type="float">
            <text:p>213.27</text:p>
          </table:table-cell>
          <table:table-cell table:formula="of:=[.C513]/[.D513]" office:value-type="float" office:value="1.79002732240437" calcext:value-type="float">
            <text:p>1.79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17" calcext:value-type="float">
            <text:p>17</text:p>
          </table:table-cell>
          <table:table-cell office:value-type="float" office:value="609.140852036882" calcext:value-type="float">
            <text:p>609.14</text:p>
          </table:table-cell>
          <table:table-cell office:value-type="float" office:value="357.221285776871" calcext:value-type="float">
            <text:p>357.22</text:p>
          </table:table-cell>
          <table:table-cell table:formula="of:=[.C514]/[.D514]" office:value-type="float" office:value="1.70521991911021" calcext:value-type="float">
            <text:p>1.71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17" calcext:value-type="float">
            <text:p>17</text:p>
          </table:table-cell>
          <table:table-cell office:value-type="float" office:value="248.666007189979" calcext:value-type="float">
            <text:p>248.67</text:p>
          </table:table-cell>
          <table:table-cell office:value-type="float" office:value="132.265009082902" calcext:value-type="float">
            <text:p>132.27</text:p>
          </table:table-cell>
          <table:table-cell table:formula="of:=[.C515]/[.D515]" office:value-type="float" office:value="1.8800588977703" calcext:value-type="float">
            <text:p>1.88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17" calcext:value-type="float">
            <text:p>17</text:p>
          </table:table-cell>
          <table:table-cell office:value-type="float" office:value="312.468813096835" calcext:value-type="float">
            <text:p>312.47</text:p>
          </table:table-cell>
          <table:table-cell office:value-type="float" office:value="167.915220680254" calcext:value-type="float">
            <text:p>167.92</text:p>
          </table:table-cell>
          <table:table-cell table:formula="of:=[.C516]/[.D516]" office:value-type="float" office:value="1.86087247976073" calcext:value-type="float">
            <text:p>1.86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17" calcext:value-type="float">
            <text:p>17</text:p>
          </table:table-cell>
          <table:table-cell office:value-type="float" office:value="133.002458789274" calcext:value-type="float">
            <text:p>133.00</text:p>
          </table:table-cell>
          <table:table-cell office:value-type="float" office:value="71.8268830766396" calcext:value-type="float">
            <text:p>71.83</text:p>
          </table:table-cell>
          <table:table-cell table:formula="of:=[.C517]/[.D517]" office:value-type="float" office:value="1.8517086234601" calcext:value-type="float">
            <text:p>1.85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17" calcext:value-type="float">
            <text:p>17</text:p>
          </table:table-cell>
          <table:table-cell office:value-type="float" office:value="508.204260105702" calcext:value-type="float">
            <text:p>508.20</text:p>
          </table:table-cell>
          <table:table-cell office:value-type="float" office:value="264.108154798762" calcext:value-type="float">
            <text:p>264.11</text:p>
          </table:table-cell>
          <table:table-cell table:formula="of:=[.C518]/[.D518]" office:value-type="float" office:value="1.92422782436585" calcext:value-type="float">
            <text:p>1.9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17" calcext:value-type="float">
            <text:p>17</text:p>
          </table:table-cell>
          <table:table-cell office:value-type="float" office:value="112.152224904108" calcext:value-type="float">
            <text:p>112.15</text:p>
          </table:table-cell>
          <table:table-cell office:value-type="float" office:value="60.7680749931078" calcext:value-type="float">
            <text:p>60.77</text:p>
          </table:table-cell>
          <table:table-cell table:formula="of:=[.C519]/[.D519]" office:value-type="float" office:value="1.84557804269476" calcext:value-type="float">
            <text:p>1.85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17" calcext:value-type="float">
            <text:p>17</text:p>
          </table:table-cell>
          <table:table-cell office:value-type="float" office:value="375.245425892791" calcext:value-type="float">
            <text:p>375.25</text:p>
          </table:table-cell>
          <table:table-cell office:value-type="float" office:value="209.494904616952" calcext:value-type="float">
            <text:p>209.49</text:p>
          </table:table-cell>
          <table:table-cell table:formula="of:=[.C520]/[.D520]" office:value-type="float" office:value="1.79119118232925" calcext:value-type="float">
            <text:p>1.79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17" calcext:value-type="float">
            <text:p>17</text:p>
          </table:table-cell>
          <table:table-cell office:value-type="float" office:value="133.493518242791" calcext:value-type="float">
            <text:p>133.49</text:p>
          </table:table-cell>
          <table:table-cell office:value-type="float" office:value="73.2132956667158" calcext:value-type="float">
            <text:p>73.21</text:p>
          </table:table-cell>
          <table:table-cell table:formula="of:=[.C521]/[.D521]" office:value-type="float" office:value="1.82335075927308" calcext:value-type="float">
            <text:p>1.82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17" calcext:value-type="float">
            <text:p>17</text:p>
          </table:table-cell>
          <table:table-cell office:value-type="float" office:value="172.021559205088" calcext:value-type="float">
            <text:p>172.02</text:p>
          </table:table-cell>
          <table:table-cell office:value-type="float" office:value="99.023005291357" calcext:value-type="float">
            <text:p>99.02</text:p>
          </table:table-cell>
          <table:table-cell table:formula="of:=[.C522]/[.D522]" office:value-type="float" office:value="1.7371878251821" calcext:value-type="float">
            <text:p>1.74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17" calcext:value-type="float">
            <text:p>17</text:p>
          </table:table-cell>
          <table:table-cell office:value-type="float" office:value="169.056903556344" calcext:value-type="float">
            <text:p>169.06</text:p>
          </table:table-cell>
          <table:table-cell office:value-type="float" office:value="95.0931109827014" calcext:value-type="float">
            <text:p>95.09</text:p>
          </table:table-cell>
          <table:table-cell table:formula="of:=[.C523]/[.D523]" office:value-type="float" office:value="1.77780389987554" calcext:value-type="float">
            <text:p>1.7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17" calcext:value-type="float">
            <text:p>17</text:p>
          </table:table-cell>
          <table:table-cell office:value-type="float" office:value="89.6797348978572" calcext:value-type="float">
            <text:p>89.68</text:p>
          </table:table-cell>
          <table:table-cell office:value-type="float" office:value="56.2238528991487" calcext:value-type="float">
            <text:p>56.22</text:p>
          </table:table-cell>
          <table:table-cell table:formula="of:=[.C524]/[.D524]" office:value-type="float" office:value="1.59504783599089" calcext:value-type="float">
            <text:p>1.60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17" calcext:value-type="float">
            <text:p>17</text:p>
          </table:table-cell>
          <table:table-cell office:value-type="float" office:value="55.3519220891097" calcext:value-type="float">
            <text:p>55.35</text:p>
          </table:table-cell>
          <table:table-cell office:value-type="float" office:value="33.2224046491431" calcext:value-type="float">
            <text:p>33.22</text:p>
          </table:table-cell>
          <table:table-cell table:formula="of:=[.C525]/[.D525]" office:value-type="float" office:value="1.66610221847796" calcext:value-type="float">
            <text:p>1.67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17" calcext:value-type="float">
            <text:p>17</text:p>
          </table:table-cell>
          <table:table-cell office:value-type="float" office:value="142.171237308507" calcext:value-type="float">
            <text:p>142.17</text:p>
          </table:table-cell>
          <table:table-cell office:value-type="float" office:value="68.653436468261" calcext:value-type="float">
            <text:p>68.65</text:p>
          </table:table-cell>
          <table:table-cell table:formula="of:=[.C526]/[.D526]" office:value-type="float" office:value="2.07085390946502" calcext:value-type="float">
            <text:p>2.07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17" calcext:value-type="float">
            <text:p>17</text:p>
          </table:table-cell>
          <table:table-cell office:value-type="float" office:value="111.433276785836" calcext:value-type="float">
            <text:p>111.43</text:p>
          </table:table-cell>
          <table:table-cell office:value-type="float" office:value="59.0847565630559" calcext:value-type="float">
            <text:p>59.08</text:p>
          </table:table-cell>
          <table:table-cell table:formula="of:=[.C527]/[.D527]" office:value-type="float" office:value="1.88599028358377" calcext:value-type="float">
            <text:p>1.89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17" calcext:value-type="float">
            <text:p>17</text:p>
          </table:table-cell>
          <table:table-cell office:value-type="float" office:value="175.906599734953" calcext:value-type="float">
            <text:p>175.91</text:p>
          </table:table-cell>
          <table:table-cell office:value-type="float" office:value="98.5057366460533" calcext:value-type="float">
            <text:p>98.51</text:p>
          </table:table-cell>
          <table:table-cell table:formula="of:=[.C528]/[.D528]" office:value-type="float" office:value="1.78574980223754" calcext:value-type="float">
            <text:p>1.79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18" calcext:value-type="float">
            <text:p>18</text:p>
          </table:table-cell>
          <table:table-cell office:value-type="float" office:value="206.979178999451" calcext:value-type="float">
            <text:p>206.98</text:p>
          </table:table-cell>
          <table:table-cell office:value-type="float" office:value="112.418196975331" calcext:value-type="float">
            <text:p>112.42</text:p>
          </table:table-cell>
          <table:table-cell table:formula="of:=[.C529]/[.D529]" office:value-type="float" office:value="1.84115369725126" calcext:value-type="float">
            <text:p>1.84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18" calcext:value-type="float">
            <text:p>18</text:p>
          </table:table-cell>
          <table:table-cell office:value-type="float" office:value="59.30065163638" calcext:value-type="float">
            <text:p>59.30</text:p>
          </table:table-cell>
          <table:table-cell office:value-type="float" office:value="36.368829142258" calcext:value-type="float">
            <text:p>36.37</text:p>
          </table:table-cell>
          <table:table-cell table:formula="of:=[.C530]/[.D530]" office:value-type="float" office:value="1.63053507728894" calcext:value-type="float">
            <text:p>1.63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18" calcext:value-type="float">
            <text:p>18</text:p>
          </table:table-cell>
          <table:table-cell office:value-type="float" office:value="0.686743932014488" calcext:value-type="float">
            <text:p>0.69</text:p>
          </table:table-cell>
          <table:table-cell office:value-type="float" office:value="0.394870457410033" calcext:value-type="float">
            <text:p>0.39</text:p>
          </table:table-cell>
          <table:table-cell table:formula="of:=[.C531]/[.D531]" office:value-type="float" office:value="1.73916260162602" calcext:value-type="float">
            <text:p>1.74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18" calcext:value-type="float">
            <text:p>18</text:p>
          </table:table-cell>
          <table:table-cell office:value-type="float" office:value="106.117266504873" calcext:value-type="float">
            <text:p>106.12</text:p>
          </table:table-cell>
          <table:table-cell office:value-type="float" office:value="58.9594674592734" calcext:value-type="float">
            <text:p>58.96</text:p>
          </table:table-cell>
          <table:table-cell table:formula="of:=[.C532]/[.D532]" office:value-type="float" office:value="1.79983420946219" calcext:value-type="float">
            <text:p>1.80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18" calcext:value-type="float">
            <text:p>18</text:p>
          </table:table-cell>
          <table:table-cell office:value-type="float" office:value="424.113973502932" calcext:value-type="float">
            <text:p>424.11</text:p>
          </table:table-cell>
          <table:table-cell office:value-type="float" office:value="245.195232363748" calcext:value-type="float">
            <text:p>245.20</text:p>
          </table:table-cell>
          <table:table-cell table:formula="of:=[.C533]/[.D533]" office:value-type="float" office:value="1.72969910309576" calcext:value-type="float">
            <text:p>1.73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18" calcext:value-type="float">
            <text:p>18</text:p>
          </table:table-cell>
          <table:table-cell office:value-type="float" office:value="242.11054773888" calcext:value-type="float">
            <text:p>242.11</text:p>
          </table:table-cell>
          <table:table-cell office:value-type="float" office:value="134.266296364307" calcext:value-type="float">
            <text:p>134.27</text:p>
          </table:table-cell>
          <table:table-cell table:formula="of:=[.C534]/[.D534]" office:value-type="float" office:value="1.80321163460082" calcext:value-type="float">
            <text:p>1.80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18" calcext:value-type="float">
            <text:p>18</text:p>
          </table:table-cell>
          <table:table-cell office:value-type="float" office:value="55.8619948703281" calcext:value-type="float">
            <text:p>55.86</text:p>
          </table:table-cell>
          <table:table-cell office:value-type="float" office:value="30.9908100246377" calcext:value-type="float">
            <text:p>30.99</text:p>
          </table:table-cell>
          <table:table-cell table:formula="of:=[.C535]/[.D535]" office:value-type="float" office:value="1.80253419726421" calcext:value-type="float">
            <text:p>1.80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18" calcext:value-type="float">
            <text:p>18</text:p>
          </table:table-cell>
          <table:table-cell office:value-type="float" office:value="494.15727349223" calcext:value-type="float">
            <text:p>494.16</text:p>
          </table:table-cell>
          <table:table-cell office:value-type="float" office:value="283.171003123474" calcext:value-type="float">
            <text:p>283.17</text:p>
          </table:table-cell>
          <table:table-cell table:formula="of:=[.C536]/[.D536]" office:value-type="float" office:value="1.74508430609598" calcext:value-type="float">
            <text:p>1.75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18" calcext:value-type="float">
            <text:p>18</text:p>
          </table:table-cell>
          <table:table-cell office:value-type="float" office:value="152.777515711411" calcext:value-type="float">
            <text:p>152.78</text:p>
          </table:table-cell>
          <table:table-cell office:value-type="float" office:value="81.429919412168" calcext:value-type="float">
            <text:p>81.43</text:p>
          </table:table-cell>
          <table:table-cell table:formula="of:=[.C537]/[.D537]" office:value-type="float" office:value="1.87618404653096" calcext:value-type="float">
            <text:p>1.88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18" calcext:value-type="float">
            <text:p>18</text:p>
          </table:table-cell>
          <table:table-cell office:value-type="float" office:value="440.621817947423" calcext:value-type="float">
            <text:p>440.62</text:p>
          </table:table-cell>
          <table:table-cell office:value-type="float" office:value="245.046120416061" calcext:value-type="float">
            <text:p>245.05</text:p>
          </table:table-cell>
          <table:table-cell table:formula="of:=[.C538]/[.D538]" office:value-type="float" office:value="1.7981179102093" calcext:value-type="float">
            <text:p>1.80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18" calcext:value-type="float">
            <text:p>18</text:p>
          </table:table-cell>
          <table:table-cell office:value-type="float" office:value="140.830604319985" calcext:value-type="float">
            <text:p>140.83</text:p>
          </table:table-cell>
          <table:table-cell office:value-type="float" office:value="76.7937225088855" calcext:value-type="float">
            <text:p>76.79</text:p>
          </table:table-cell>
          <table:table-cell table:formula="of:=[.C539]/[.D539]" office:value-type="float" office:value="1.8338817252112" calcext:value-type="float">
            <text:p>1.83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18" calcext:value-type="float">
            <text:p>18</text:p>
          </table:table-cell>
          <table:table-cell office:value-type="float" office:value="677.445805522592" calcext:value-type="float">
            <text:p>677.45</text:p>
          </table:table-cell>
          <table:table-cell office:value-type="float" office:value="381.234931979587" calcext:value-type="float">
            <text:p>381.23</text:p>
          </table:table-cell>
          <table:table-cell table:formula="of:=[.C540]/[.D540]" office:value-type="float" office:value="1.77697726177638" calcext:value-type="float">
            <text:p>1.78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18" calcext:value-type="float">
            <text:p>18</text:p>
          </table:table-cell>
          <table:table-cell office:value-type="float" office:value="133.92435354975" calcext:value-type="float">
            <text:p>133.92</text:p>
          </table:table-cell>
          <table:table-cell office:value-type="float" office:value="74.7250657273831" calcext:value-type="float">
            <text:p>74.73</text:p>
          </table:table-cell>
          <table:table-cell table:formula="of:=[.C541]/[.D541]" office:value-type="float" office:value="1.79222797927461" calcext:value-type="float">
            <text:p>1.79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18" calcext:value-type="float">
            <text:p>18</text:p>
          </table:table-cell>
          <table:table-cell office:value-type="float" office:value="327.270260103458" calcext:value-type="float">
            <text:p>327.27</text:p>
          </table:table-cell>
          <table:table-cell office:value-type="float" office:value="181.584513358421" calcext:value-type="float">
            <text:p>181.58</text:p>
          </table:table-cell>
          <table:table-cell table:formula="of:=[.C542]/[.D542]" office:value-type="float" office:value="1.80230270770655" calcext:value-type="float">
            <text:p>1.80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18" calcext:value-type="float">
            <text:p>18</text:p>
          </table:table-cell>
          <table:table-cell office:value-type="float" office:value="36.6421256165614" calcext:value-type="float">
            <text:p>36.64</text:p>
          </table:table-cell>
          <table:table-cell office:value-type="float" office:value="21.0605030953385" calcext:value-type="float">
            <text:p>21.06</text:p>
          </table:table-cell>
          <table:table-cell table:formula="of:=[.C543]/[.D543]" office:value-type="float" office:value="1.73985044187628" calcext:value-type="float">
            <text:p>1.74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18" calcext:value-type="float">
            <text:p>18</text:p>
          </table:table-cell>
          <table:table-cell office:value-type="float" office:value="355.625436237478" calcext:value-type="float">
            <text:p>355.63</text:p>
          </table:table-cell>
          <table:table-cell office:value-type="float" office:value="204.923901861897" calcext:value-type="float">
            <text:p>204.92</text:p>
          </table:table-cell>
          <table:table-cell table:formula="of:=[.C544]/[.D544]" office:value-type="float" office:value="1.73540242502869" calcext:value-type="float">
            <text:p>1.74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18" calcext:value-type="float">
            <text:p>18</text:p>
          </table:table-cell>
          <table:table-cell office:value-type="float" office:value="613.450174871165" calcext:value-type="float">
            <text:p>613.45</text:p>
          </table:table-cell>
          <table:table-cell office:value-type="float" office:value="440.684550339959" calcext:value-type="float">
            <text:p>440.68</text:p>
          </table:table-cell>
          <table:table-cell table:formula="of:=[.C545]/[.D545]" office:value-type="float" office:value="1.39203921353251" calcext:value-type="float">
            <text:p>1.39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18" calcext:value-type="float">
            <text:p>18</text:p>
          </table:table-cell>
          <table:table-cell office:value-type="float" office:value="215.525067865435" calcext:value-type="float">
            <text:p>215.53</text:p>
          </table:table-cell>
          <table:table-cell office:value-type="float" office:value="116.354723688507" calcext:value-type="float">
            <text:p>116.35</text:p>
          </table:table-cell>
          <table:table-cell table:formula="of:=[.C546]/[.D546]" office:value-type="float" office:value="1.85231042654028" calcext:value-type="float">
            <text:p>1.85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18" calcext:value-type="float">
            <text:p>18</text:p>
          </table:table-cell>
          <table:table-cell office:value-type="float" office:value="283.555760913476" calcext:value-type="float">
            <text:p>283.56</text:p>
          </table:table-cell>
          <table:table-cell office:value-type="float" office:value="153.189726659262" calcext:value-type="float">
            <text:p>153.19</text:p>
          </table:table-cell>
          <table:table-cell table:formula="of:=[.C547]/[.D547]" office:value-type="float" office:value="1.85101029355699" calcext:value-type="float">
            <text:p>1.85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18" calcext:value-type="float">
            <text:p>18</text:p>
          </table:table-cell>
          <table:table-cell office:value-type="float" office:value="142.087427864064" calcext:value-type="float">
            <text:p>142.09</text:p>
          </table:table-cell>
          <table:table-cell office:value-type="float" office:value="76.7460524238724" calcext:value-type="float">
            <text:p>76.75</text:p>
          </table:table-cell>
          <table:table-cell table:formula="of:=[.C548]/[.D548]" office:value-type="float" office:value="1.85139721687974" calcext:value-type="float">
            <text:p>1.85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18" calcext:value-type="float">
            <text:p>18</text:p>
          </table:table-cell>
          <table:table-cell office:value-type="float" office:value="492.86980685712" calcext:value-type="float">
            <text:p>492.87</text:p>
          </table:table-cell>
          <table:table-cell office:value-type="float" office:value="257.891236545787" calcext:value-type="float">
            <text:p>257.89</text:p>
          </table:table-cell>
          <table:table-cell table:formula="of:=[.C549]/[.D549]" office:value-type="float" office:value="1.91115376178986" calcext:value-type="float">
            <text:p>1.91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18" calcext:value-type="float">
            <text:p>18</text:p>
          </table:table-cell>
          <table:table-cell office:value-type="float" office:value="114.523497655113" calcext:value-type="float">
            <text:p>114.52</text:p>
          </table:table-cell>
          <table:table-cell office:value-type="float" office:value="62.7161597583088" calcext:value-type="float">
            <text:p>62.72</text:p>
          </table:table-cell>
          <table:table-cell table:formula="of:=[.C550]/[.D550]" office:value-type="float" office:value="1.82606042998257" calcext:value-type="float">
            <text:p>1.83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18" calcext:value-type="float">
            <text:p>18</text:p>
          </table:table-cell>
          <table:table-cell office:value-type="float" office:value="382.38246032153" calcext:value-type="float">
            <text:p>382.38</text:p>
          </table:table-cell>
          <table:table-cell office:value-type="float" office:value="215.647833014342" calcext:value-type="float">
            <text:p>215.65</text:p>
          </table:table-cell>
          <table:table-cell table:formula="of:=[.C551]/[.D551]" office:value-type="float" office:value="1.77318016590549" calcext:value-type="float">
            <text:p>1.77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18" calcext:value-type="float">
            <text:p>18</text:p>
          </table:table-cell>
          <table:table-cell office:value-type="float" office:value="116.834880027205" calcext:value-type="float">
            <text:p>116.83</text:p>
          </table:table-cell>
          <table:table-cell office:value-type="float" office:value="62.7438924439166" calcext:value-type="float">
            <text:p>62.74</text:p>
          </table:table-cell>
          <table:table-cell table:formula="of:=[.C552]/[.D552]" office:value-type="float" office:value="1.86209167898911" calcext:value-type="float">
            <text:p>1.86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18" calcext:value-type="float">
            <text:p>18</text:p>
          </table:table-cell>
          <table:table-cell office:value-type="float" office:value="170.405147776714" calcext:value-type="float">
            <text:p>170.41</text:p>
          </table:table-cell>
          <table:table-cell office:value-type="float" office:value="97.3090517549071" calcext:value-type="float">
            <text:p>97.31</text:p>
          </table:table-cell>
          <table:table-cell table:formula="of:=[.C553]/[.D553]" office:value-type="float" office:value="1.75117468214483" calcext:value-type="float">
            <text:p>1.75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18" calcext:value-type="float">
            <text:p>18</text:p>
          </table:table-cell>
          <table:table-cell office:value-type="float" office:value="163.362731053105" calcext:value-type="float">
            <text:p>163.36</text:p>
          </table:table-cell>
          <table:table-cell office:value-type="float" office:value="91.7556895254605" calcext:value-type="float">
            <text:p>91.76</text:p>
          </table:table-cell>
          <table:table-cell table:formula="of:=[.C554]/[.D554]" office:value-type="float" office:value="1.78040982415346" calcext:value-type="float">
            <text:p>1.7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18" calcext:value-type="float">
            <text:p>18</text:p>
          </table:table-cell>
          <table:table-cell office:value-type="float" office:value="83.8721578364847" calcext:value-type="float">
            <text:p>83.87</text:p>
          </table:table-cell>
          <table:table-cell office:value-type="float" office:value="53.3904710995981" calcext:value-type="float">
            <text:p>53.39</text:p>
          </table:table-cell>
          <table:table-cell table:formula="of:=[.C555]/[.D555]" office:value-type="float" office:value="1.57091998083373" calcext:value-type="float">
            <text:p>1.57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18" calcext:value-type="float">
            <text:p>18</text:p>
          </table:table-cell>
          <table:table-cell office:value-type="float" office:value="53.5903520876649" calcext:value-type="float">
            <text:p>53.59</text:p>
          </table:table-cell>
          <table:table-cell office:value-type="float" office:value="39.2418529163599" calcext:value-type="float">
            <text:p>39.24</text:p>
          </table:table-cell>
          <table:table-cell table:formula="of:=[.C556]/[.D556]" office:value-type="float" office:value="1.36564275397208" calcext:value-type="float">
            <text:p>1.37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18" calcext:value-type="float">
            <text:p>18</text:p>
          </table:table-cell>
          <table:table-cell office:value-type="float" office:value="122.590840613809" calcext:value-type="float">
            <text:p>122.59</text:p>
          </table:table-cell>
          <table:table-cell office:value-type="float" office:value="64.5354697441892" calcext:value-type="float">
            <text:p>64.54</text:p>
          </table:table-cell>
          <table:table-cell table:formula="of:=[.C557]/[.D557]" office:value-type="float" office:value="1.89958856888691" calcext:value-type="float">
            <text:p>1.90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18" calcext:value-type="float">
            <text:p>18</text:p>
          </table:table-cell>
          <table:table-cell office:value-type="float" office:value="113.86854136397" calcext:value-type="float">
            <text:p>113.87</text:p>
          </table:table-cell>
          <table:table-cell office:value-type="float" office:value="59.3305191085687" calcext:value-type="float">
            <text:p>59.33</text:p>
          </table:table-cell>
          <table:table-cell table:formula="of:=[.C558]/[.D558]" office:value-type="float" office:value="1.9192237498479" calcext:value-type="float">
            <text:p>1.92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18" calcext:value-type="float">
            <text:p>18</text:p>
          </table:table-cell>
          <table:table-cell office:value-type="float" office:value="172.203686783907" calcext:value-type="float">
            <text:p>172.20</text:p>
          </table:table-cell>
          <table:table-cell office:value-type="float" office:value="95.71327057476" calcext:value-type="float">
            <text:p>95.71</text:p>
          </table:table-cell>
          <table:table-cell table:formula="of:=[.C559]/[.D559]" office:value-type="float" office:value="1.79916207804645" calcext:value-type="float">
            <text:p>1.80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19" calcext:value-type="float">
            <text:p>19</text:p>
          </table:table-cell>
          <table:table-cell office:value-type="float" office:value="203.988369357406" calcext:value-type="float">
            <text:p>203.99</text:p>
          </table:table-cell>
          <table:table-cell office:value-type="float" office:value="110.647691403852" calcext:value-type="float">
            <text:p>110.65</text:p>
          </table:table-cell>
          <table:table-cell table:formula="of:=[.C560]/[.D560]" office:value-type="float" office:value="1.8435845047401" calcext:value-type="float">
            <text:p>1.84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19" calcext:value-type="float">
            <text:p>19</text:p>
          </table:table-cell>
          <table:table-cell office:value-type="float" office:value="52.7008490867099" calcext:value-type="float">
            <text:p>52.70</text:p>
          </table:table-cell>
          <table:table-cell office:value-type="float" office:value="33.2872962899474" calcext:value-type="float">
            <text:p>33.29</text:p>
          </table:table-cell>
          <table:table-cell table:formula="of:=[.C561]/[.D561]" office:value-type="float" office:value="1.58321206467662" calcext:value-type="float">
            <text:p>1.58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19" calcext:value-type="float">
            <text:p>19</text:p>
          </table:table-cell>
          <table:table-cell office:value-type="float" office:value="1.47233956543436" calcext:value-type="float">
            <text:p>1.47</text:p>
          </table:table-cell>
          <table:table-cell office:value-type="float" office:value="0.838786211640887" calcext:value-type="float">
            <text:p>0.84</text:p>
          </table:table-cell>
          <table:table-cell table:formula="of:=[.C562]/[.D562]" office:value-type="float" office:value="1.75532161234992" calcext:value-type="float">
            <text:p>1.76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19" calcext:value-type="float">
            <text:p>19</text:p>
          </table:table-cell>
          <table:table-cell office:value-type="float" office:value="97.4280534013884" calcext:value-type="float">
            <text:p>97.43</text:p>
          </table:table-cell>
          <table:table-cell office:value-type="float" office:value="54.9241201111329" calcext:value-type="float">
            <text:p>54.92</text:p>
          </table:table-cell>
          <table:table-cell table:formula="of:=[.C563]/[.D563]" office:value-type="float" office:value="1.77386643981285" calcext:value-type="float">
            <text:p>1.77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19" calcext:value-type="float">
            <text:p>19</text:p>
          </table:table-cell>
          <table:table-cell office:value-type="float" office:value="414.054886788979" calcext:value-type="float">
            <text:p>414.05</text:p>
          </table:table-cell>
          <table:table-cell office:value-type="float" office:value="236.489737294939" calcext:value-type="float">
            <text:p>236.49</text:p>
          </table:table-cell>
          <table:table-cell table:formula="of:=[.C564]/[.D564]" office:value-type="float" office:value="1.75083659665362" calcext:value-type="float">
            <text:p>1.75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19" calcext:value-type="float">
            <text:p>19</text:p>
          </table:table-cell>
          <table:table-cell office:value-type="float" office:value="228.60970626798" calcext:value-type="float">
            <text:p>228.61</text:p>
          </table:table-cell>
          <table:table-cell office:value-type="float" office:value="126.350994214453" calcext:value-type="float">
            <text:p>126.35</text:p>
          </table:table-cell>
          <table:table-cell table:formula="of:=[.C565]/[.D565]" office:value-type="float" office:value="1.8093225754913" calcext:value-type="float">
            <text:p>1.81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19" calcext:value-type="float">
            <text:p>19</text:p>
          </table:table-cell>
          <table:table-cell office:value-type="float" office:value="57.7220922491467" calcext:value-type="float">
            <text:p>57.72</text:p>
          </table:table-cell>
          <table:table-cell office:value-type="float" office:value="32.489299509215" calcext:value-type="float">
            <text:p>32.49</text:p>
          </table:table-cell>
          <table:table-cell table:formula="of:=[.C566]/[.D566]" office:value-type="float" office:value="1.77664933135215" calcext:value-type="float">
            <text:p>1.78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19" calcext:value-type="float">
            <text:p>19</text:p>
          </table:table-cell>
          <table:table-cell office:value-type="float" office:value="473.859972959362" calcext:value-type="float">
            <text:p>473.86</text:p>
          </table:table-cell>
          <table:table-cell office:value-type="float" office:value="295.702208002584" calcext:value-type="float">
            <text:p>295.70</text:p>
          </table:table-cell>
          <table:table-cell table:formula="of:=[.C567]/[.D567]" office:value-type="float" office:value="1.60249047905392" calcext:value-type="float">
            <text:p>1.60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19" calcext:value-type="float">
            <text:p>19</text:p>
          </table:table-cell>
          <table:table-cell office:value-type="float" office:value="331.538863134628" calcext:value-type="float">
            <text:p>331.54</text:p>
          </table:table-cell>
          <table:table-cell office:value-type="float" office:value="80.033383607294" calcext:value-type="float">
            <text:p>80.03</text:p>
          </table:table-cell>
          <table:table-cell table:formula="of:=[.C568]/[.D568]" office:value-type="float" office:value="4.14250714128763" calcext:value-type="float">
            <text:p>4.14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19" calcext:value-type="float">
            <text:p>19</text:p>
          </table:table-cell>
          <table:table-cell office:value-type="float" office:value="410.163200983992" calcext:value-type="float">
            <text:p>410.16</text:p>
          </table:table-cell>
          <table:table-cell office:value-type="float" office:value="229.324055584738" calcext:value-type="float">
            <text:p>229.32</text:p>
          </table:table-cell>
          <table:table-cell table:formula="of:=[.C569]/[.D569]" office:value-type="float" office:value="1.788574687196" calcext:value-type="float">
            <text:p>1.79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19" calcext:value-type="float">
            <text:p>19</text:p>
          </table:table-cell>
          <table:table-cell office:value-type="float" office:value="138.201933026409" calcext:value-type="float">
            <text:p>138.20</text:p>
          </table:table-cell>
          <table:table-cell office:value-type="float" office:value="72.2076124737194" calcext:value-type="float">
            <text:p>72.21</text:p>
          </table:table-cell>
          <table:table-cell table:formula="of:=[.C570]/[.D570]" office:value-type="float" office:value="1.91395239770196" calcext:value-type="float">
            <text:p>1.91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19" calcext:value-type="float">
            <text:p>19</text:p>
          </table:table-cell>
          <table:table-cell office:value-type="float" office:value="623.852751501647" calcext:value-type="float">
            <text:p>623.85</text:p>
          </table:table-cell>
          <table:table-cell office:value-type="float" office:value="351.531490291314" calcext:value-type="float">
            <text:p>351.53</text:p>
          </table:table-cell>
          <table:table-cell table:formula="of:=[.C571]/[.D571]" office:value-type="float" office:value="1.77467102871683" calcext:value-type="float">
            <text:p>1.77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19" calcext:value-type="float">
            <text:p>19</text:p>
          </table:table-cell>
          <table:table-cell office:value-type="float" office:value="129.516962936615" calcext:value-type="float">
            <text:p>129.52</text:p>
          </table:table-cell>
          <table:table-cell office:value-type="float" office:value="73.0452451558" calcext:value-type="float">
            <text:p>73.05</text:p>
          </table:table-cell>
          <table:table-cell table:formula="of:=[.C572]/[.D572]" office:value-type="float" office:value="1.77310600656299" calcext:value-type="float">
            <text:p>1.77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19" calcext:value-type="float">
            <text:p>19</text:p>
          </table:table-cell>
          <table:table-cell office:value-type="float" office:value="324.978465335442" calcext:value-type="float">
            <text:p>324.98</text:p>
          </table:table-cell>
          <table:table-cell office:value-type="float" office:value="191.338382544641" calcext:value-type="float">
            <text:p>191.34</text:p>
          </table:table-cell>
          <table:table-cell table:formula="of:=[.C573]/[.D573]" office:value-type="float" office:value="1.69844889986786" calcext:value-type="float">
            <text:p>1.70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19" calcext:value-type="float">
            <text:p>19</text:p>
          </table:table-cell>
          <table:table-cell office:value-type="float" office:value="34.9508885779028" calcext:value-type="float">
            <text:p>34.95</text:p>
          </table:table-cell>
          <table:table-cell office:value-type="float" office:value="25.1905070430237" calcext:value-type="float">
            <text:p>25.19</text:p>
          </table:table-cell>
          <table:table-cell table:formula="of:=[.C574]/[.D574]" office:value-type="float" office:value="1.38746268656717" calcext:value-type="float">
            <text:p>1.39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19" calcext:value-type="float">
            <text:p>19</text:p>
          </table:table-cell>
          <table:table-cell office:value-type="float" office:value="363.622961775819" calcext:value-type="float">
            <text:p>363.62</text:p>
          </table:table-cell>
          <table:table-cell office:value-type="float" office:value="201.803966950225" calcext:value-type="float">
            <text:p>201.80</text:p>
          </table:table-cell>
          <table:table-cell table:formula="of:=[.C575]/[.D575]" office:value-type="float" office:value="1.80186230861114" calcext:value-type="float">
            <text:p>1.80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19" calcext:value-type="float">
            <text:p>19</text:p>
          </table:table-cell>
          <table:table-cell office:value-type="float" office:value="573.959775408718" calcext:value-type="float">
            <text:p>573.96</text:p>
          </table:table-cell>
          <table:table-cell office:value-type="float" office:value="355.14875877901" calcext:value-type="float">
            <text:p>355.15</text:p>
          </table:table-cell>
          <table:table-cell table:formula="of:=[.C576]/[.D576]" office:value-type="float" office:value="1.61611088655349" calcext:value-type="float">
            <text:p>1.62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19" calcext:value-type="float">
            <text:p>19</text:p>
          </table:table-cell>
          <table:table-cell office:value-type="float" office:value="236.728692511014" calcext:value-type="float">
            <text:p>236.73</text:p>
          </table:table-cell>
          <table:table-cell office:value-type="float" office:value="116.484174971186" calcext:value-type="float">
            <text:p>116.48</text:p>
          </table:table-cell>
          <table:table-cell table:formula="of:=[.C577]/[.D577]" office:value-type="float" office:value="2.03228200371057" calcext:value-type="float">
            <text:p>2.03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19" calcext:value-type="float">
            <text:p>19</text:p>
          </table:table-cell>
          <table:table-cell office:value-type="float" office:value="287.705180727571" calcext:value-type="float">
            <text:p>287.71</text:p>
          </table:table-cell>
          <table:table-cell office:value-type="float" office:value="154.76332469563" calcext:value-type="float">
            <text:p>154.76</text:p>
          </table:table-cell>
          <table:table-cell table:formula="of:=[.C578]/[.D578]" office:value-type="float" office:value="1.85900103460167" calcext:value-type="float">
            <text:p>1.86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19" calcext:value-type="float">
            <text:p>19</text:p>
          </table:table-cell>
          <table:table-cell office:value-type="float" office:value="136.251082459607" calcext:value-type="float">
            <text:p>136.25</text:p>
          </table:table-cell>
          <table:table-cell office:value-type="float" office:value="67.2860562140361" calcext:value-type="float">
            <text:p>67.29</text:p>
          </table:table-cell>
          <table:table-cell table:formula="of:=[.C579]/[.D579]" office:value-type="float" office:value="2.02495271867613" calcext:value-type="float">
            <text:p>2.02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19" calcext:value-type="float">
            <text:p>19</text:p>
          </table:table-cell>
          <table:table-cell office:value-type="float" office:value="464.422151765755" calcext:value-type="float">
            <text:p>464.42</text:p>
          </table:table-cell>
          <table:table-cell office:value-type="float" office:value="242.896838799562" calcext:value-type="float">
            <text:p>242.90</text:p>
          </table:table-cell>
          <table:table-cell table:formula="of:=[.C580]/[.D580]" office:value-type="float" office:value="1.91201398116587" calcext:value-type="float">
            <text:p>1.91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19" calcext:value-type="float">
            <text:p>19</text:p>
          </table:table-cell>
          <table:table-cell office:value-type="float" office:value="109.61111594524" calcext:value-type="float">
            <text:p>109.61</text:p>
          </table:table-cell>
          <table:table-cell office:value-type="float" office:value="59.0451247108706" calcext:value-type="float">
            <text:p>59.05</text:p>
          </table:table-cell>
          <table:table-cell table:formula="of:=[.C581]/[.D581]" office:value-type="float" office:value="1.85639570552147" calcext:value-type="float">
            <text:p>1.86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19" calcext:value-type="float">
            <text:p>19</text:p>
          </table:table-cell>
          <table:table-cell office:value-type="float" office:value="357.66814319444" calcext:value-type="float">
            <text:p>357.67</text:p>
          </table:table-cell>
          <table:table-cell office:value-type="float" office:value="202.312205573474" calcext:value-type="float">
            <text:p>202.31</text:p>
          </table:table-cell>
          <table:table-cell table:formula="of:=[.C582]/[.D582]" office:value-type="float" office:value="1.76790195223563" calcext:value-type="float">
            <text:p>1.77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19" calcext:value-type="float">
            <text:p>19</text:p>
          </table:table-cell>
          <table:table-cell office:value-type="float" office:value="111.505695417467" calcext:value-type="float">
            <text:p>111.51</text:p>
          </table:table-cell>
          <table:table-cell office:value-type="float" office:value="62.1221975563182" calcext:value-type="float">
            <text:p>62.12</text:p>
          </table:table-cell>
          <table:table-cell table:formula="of:=[.C583]/[.D583]" office:value-type="float" office:value="1.79494125777471" calcext:value-type="float">
            <text:p>1.79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19" calcext:value-type="float">
            <text:p>19</text:p>
          </table:table-cell>
          <table:table-cell office:value-type="float" office:value="151.127141844897" calcext:value-type="float">
            <text:p>151.13</text:p>
          </table:table-cell>
          <table:table-cell office:value-type="float" office:value="88.0655145396588" calcext:value-type="float">
            <text:p>88.07</text:p>
          </table:table-cell>
          <table:table-cell table:formula="of:=[.C584]/[.D584]" office:value-type="float" office:value="1.71607629427793" calcext:value-type="float">
            <text:p>1.72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19" calcext:value-type="float">
            <text:p>19</text:p>
          </table:table-cell>
          <table:table-cell office:value-type="float" office:value="148.316926567959" calcext:value-type="float">
            <text:p>148.32</text:p>
          </table:table-cell>
          <table:table-cell office:value-type="float" office:value="84.8071739739769" calcext:value-type="float">
            <text:p>84.81</text:p>
          </table:table-cell>
          <table:table-cell table:formula="of:=[.C585]/[.D585]" office:value-type="float" office:value="1.74887240805206" calcext:value-type="float">
            <text:p>1.75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19" calcext:value-type="float">
            <text:p>19</text:p>
          </table:table-cell>
          <table:table-cell office:value-type="float" office:value="77.7918217924188" calcext:value-type="float">
            <text:p>77.79</text:p>
          </table:table-cell>
          <table:table-cell office:value-type="float" office:value="49.3610588751497" calcext:value-type="float">
            <text:p>49.36</text:p>
          </table:table-cell>
          <table:table-cell table:formula="of:=[.C586]/[.D586]" office:value-type="float" office:value="1.57597554763118" calcext:value-type="float">
            <text:p>1.58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19" calcext:value-type="float">
            <text:p>19</text:p>
          </table:table-cell>
          <table:table-cell office:value-type="float" office:value="51.8963061091509" calcext:value-type="float">
            <text:p>51.90</text:p>
          </table:table-cell>
          <table:table-cell office:value-type="float" office:value="29.5896826667155" calcext:value-type="float">
            <text:p>29.59</text:p>
          </table:table-cell>
          <table:table-cell table:formula="of:=[.C587]/[.D587]" office:value-type="float" office:value="1.75386490939044" calcext:value-type="float">
            <text:p>1.75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19" calcext:value-type="float">
            <text:p>19</text:p>
          </table:table-cell>
          <table:table-cell office:value-type="float" office:value="118.510665459772" calcext:value-type="float">
            <text:p>118.51</text:p>
          </table:table-cell>
          <table:table-cell office:value-type="float" office:value="62.0186290310159" calcext:value-type="float">
            <text:p>62.02</text:p>
          </table:table-cell>
          <table:table-cell table:formula="of:=[.C588]/[.D588]" office:value-type="float" office:value="1.91088818491141" calcext:value-type="float">
            <text:p>1.91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19" calcext:value-type="float">
            <text:p>19</text:p>
          </table:table-cell>
          <table:table-cell office:value-type="float" office:value="94.127722597044" calcext:value-type="float">
            <text:p>94.13</text:p>
          </table:table-cell>
          <table:table-cell office:value-type="float" office:value="49.8933519577518" calcext:value-type="float">
            <text:p>49.89</text:p>
          </table:table-cell>
          <table:table-cell table:formula="of:=[.C589]/[.D589]" office:value-type="float" office:value="1.88657844990548" calcext:value-type="float">
            <text:p>1.89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19" calcext:value-type="float">
            <text:p>19</text:p>
          </table:table-cell>
          <table:table-cell office:value-type="float" office:value="159.440679605694" calcext:value-type="float">
            <text:p>159.44</text:p>
          </table:table-cell>
          <table:table-cell office:value-type="float" office:value="89.1352740904801" calcext:value-type="float">
            <text:p>89.14</text:p>
          </table:table-cell>
          <table:table-cell table:formula="of:=[.C590]/[.D590]" office:value-type="float" office:value="1.78874952966261" calcext:value-type="float">
            <text:p>1.79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20" calcext:value-type="float">
            <text:p>20</text:p>
          </table:table-cell>
          <table:table-cell office:value-type="float" office:value="202.341634487627" calcext:value-type="float">
            <text:p>202.34</text:p>
          </table:table-cell>
          <table:table-cell office:value-type="float" office:value="111.376555794978" calcext:value-type="float">
            <text:p>111.38</text:p>
          </table:table-cell>
          <table:table-cell table:formula="of:=[.C591]/[.D591]" office:value-type="float" office:value="1.8167345276873" calcext:value-type="float">
            <text:p>1.82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20" calcext:value-type="float">
            <text:p>20</text:p>
          </table:table-cell>
          <table:table-cell office:value-type="float" office:value="52.1447916081116" calcext:value-type="float">
            <text:p>52.14</text:p>
          </table:table-cell>
          <table:table-cell office:value-type="float" office:value="31.5932641325254" calcext:value-type="float">
            <text:p>31.59</text:p>
          </table:table-cell>
          <table:table-cell table:formula="of:=[.C592]/[.D592]" office:value-type="float" office:value="1.65050345508391" calcext:value-type="float">
            <text:p>1.65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20" calcext:value-type="float">
            <text:p>20</text:p>
          </table:table-cell>
          <table:table-cell office:value-type="float" office:value="1.85958856867735" calcext:value-type="float">
            <text:p>1.86</text:p>
          </table:table-cell>
          <table:table-cell office:value-type="float" office:value="1.0888383582387" calcext:value-type="float">
            <text:p>1.09</text:p>
          </table:table-cell>
          <table:table-cell table:formula="of:=[.C593]/[.D593]" office:value-type="float" office:value="1.70786467486819" calcext:value-type="float">
            <text:p>1.71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20" calcext:value-type="float">
            <text:p>20</text:p>
          </table:table-cell>
          <table:table-cell office:value-type="float" office:value="90.3115619569675" calcext:value-type="float">
            <text:p>90.31</text:p>
          </table:table-cell>
          <table:table-cell office:value-type="float" office:value="50.9091746819605" calcext:value-type="float">
            <text:p>50.91</text:p>
          </table:table-cell>
          <table:table-cell table:formula="of:=[.C594]/[.D594]" office:value-type="float" office:value="1.77397419072616" calcext:value-type="float">
            <text:p>1.77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20" calcext:value-type="float">
            <text:p>20</text:p>
          </table:table-cell>
          <table:table-cell office:value-type="float" office:value="405.008988760244" calcext:value-type="float">
            <text:p>405.01</text:p>
          </table:table-cell>
          <table:table-cell office:value-type="float" office:value="235.048238973074" calcext:value-type="float">
            <text:p>235.05</text:p>
          </table:table-cell>
          <table:table-cell table:formula="of:=[.C595]/[.D595]" office:value-type="float" office:value="1.7230888030888" calcext:value-type="float">
            <text:p>1.72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20" calcext:value-type="float">
            <text:p>20</text:p>
          </table:table-cell>
          <table:table-cell office:value-type="float" office:value="233.487272117588" calcext:value-type="float">
            <text:p>233.49</text:p>
          </table:table-cell>
          <table:table-cell office:value-type="float" office:value="129.399280176487" calcext:value-type="float">
            <text:p>129.40</text:p>
          </table:table-cell>
          <table:table-cell table:formula="of:=[.C596]/[.D596]" office:value-type="float" office:value="1.80439390233961" calcext:value-type="float">
            <text:p>1.80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20" calcext:value-type="float">
            <text:p>20</text:p>
          </table:table-cell>
          <table:table-cell office:value-type="float" office:value="51.9591879395764" calcext:value-type="float">
            <text:p>51.96</text:p>
          </table:table-cell>
          <table:table-cell office:value-type="float" office:value="29.7166932756676" calcext:value-type="float">
            <text:p>29.72</text:p>
          </table:table-cell>
          <table:table-cell table:formula="of:=[.C597]/[.D597]" office:value-type="float" office:value="1.74848484848485" calcext:value-type="float">
            <text:p>1.75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20" calcext:value-type="float">
            <text:p>20</text:p>
          </table:table-cell>
          <table:table-cell office:value-type="float" office:value="467.196345870939" calcext:value-type="float">
            <text:p>467.20</text:p>
          </table:table-cell>
          <table:table-cell office:value-type="float" office:value="267.823163430025" calcext:value-type="float">
            <text:p>267.82</text:p>
          </table:table-cell>
          <table:table-cell table:formula="of:=[.C598]/[.D598]" office:value-type="float" office:value="1.74442098244055" calcext:value-type="float">
            <text:p>1.74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20" calcext:value-type="float">
            <text:p>20</text:p>
          </table:table-cell>
          <table:table-cell office:value-type="float" office:value="144.440404580464" calcext:value-type="float">
            <text:p>144.44</text:p>
          </table:table-cell>
          <table:table-cell office:value-type="float" office:value="78.9434721357059" calcext:value-type="float">
            <text:p>78.94</text:p>
          </table:table-cell>
          <table:table-cell table:formula="of:=[.C599]/[.D599]" office:value-type="float" office:value="1.82966875756576" calcext:value-type="float">
            <text:p>1.83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20" calcext:value-type="float">
            <text:p>20</text:p>
          </table:table-cell>
          <table:table-cell office:value-type="float" office:value="451.137540799695" calcext:value-type="float">
            <text:p>451.14</text:p>
          </table:table-cell>
          <table:table-cell office:value-type="float" office:value="262.21799487158" calcext:value-type="float">
            <text:p>262.22</text:p>
          </table:table-cell>
          <table:table-cell table:formula="of:=[.C600]/[.D600]" office:value-type="float" office:value="1.72046751032719" calcext:value-type="float">
            <text:p>1.72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20" calcext:value-type="float">
            <text:p>20</text:p>
          </table:table-cell>
          <table:table-cell office:value-type="float" office:value="143.301598169999" calcext:value-type="float">
            <text:p>143.30</text:p>
          </table:table-cell>
          <table:table-cell office:value-type="float" office:value="76.7599096490753" calcext:value-type="float">
            <text:p>76.76</text:p>
          </table:table-cell>
          <table:table-cell table:formula="of:=[.C601]/[.D601]" office:value-type="float" office:value="1.86688075618032" calcext:value-type="float">
            <text:p>1.87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20" calcext:value-type="float">
            <text:p>20</text:p>
          </table:table-cell>
          <table:table-cell office:value-type="float" office:value="662.014231929379" calcext:value-type="float">
            <text:p>662.01</text:p>
          </table:table-cell>
          <table:table-cell office:value-type="float" office:value="370.311761908708" calcext:value-type="float">
            <text:p>370.31</text:p>
          </table:table-cell>
          <table:table-cell table:formula="of:=[.C602]/[.D602]" office:value-type="float" office:value="1.78772132031978" calcext:value-type="float">
            <text:p>1.79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20" calcext:value-type="float">
            <text:p>20</text:p>
          </table:table-cell>
          <table:table-cell office:value-type="float" office:value="125.176970762509" calcext:value-type="float">
            <text:p>125.18</text:p>
          </table:table-cell>
          <table:table-cell office:value-type="float" office:value="68.516866062175" calcext:value-type="float">
            <text:p>68.52</text:p>
          </table:table-cell>
          <table:table-cell table:formula="of:=[.C603]/[.D603]" office:value-type="float" office:value="1.82695120131324" calcext:value-type="float">
            <text:p>1.83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20" calcext:value-type="float">
            <text:p>20</text:p>
          </table:table-cell>
          <table:table-cell office:value-type="float" office:value="298.261450632106" calcext:value-type="float">
            <text:p>298.26</text:p>
          </table:table-cell>
          <table:table-cell office:value-type="float" office:value="165.286733551452" calcext:value-type="float">
            <text:p>165.29</text:p>
          </table:table-cell>
          <table:table-cell table:formula="of:=[.C604]/[.D604]" office:value-type="float" office:value="1.80450931677018" calcext:value-type="float">
            <text:p>1.80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20" calcext:value-type="float">
            <text:p>20</text:p>
          </table:table-cell>
          <table:table-cell office:value-type="float" office:value="35.5683942024259" calcext:value-type="float">
            <text:p>35.57</text:p>
          </table:table-cell>
          <table:table-cell office:value-type="float" office:value="20.5072957897403" calcext:value-type="float">
            <text:p>20.51</text:p>
          </table:table-cell>
          <table:table-cell table:formula="of:=[.C605]/[.D605]" office:value-type="float" office:value="1.73442635085122" calcext:value-type="float">
            <text:p>1.73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20" calcext:value-type="float">
            <text:p>20</text:p>
          </table:table-cell>
          <table:table-cell office:value-type="float" office:value="333.079797494232" calcext:value-type="float">
            <text:p>333.08</text:p>
          </table:table-cell>
          <table:table-cell office:value-type="float" office:value="186.115043965133" calcext:value-type="float">
            <text:p>186.12</text:p>
          </table:table-cell>
          <table:table-cell table:formula="of:=[.C606]/[.D606]" office:value-type="float" office:value="1.7896446756697" calcext:value-type="float">
            <text:p>1.79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20" calcext:value-type="float">
            <text:p>20</text:p>
          </table:table-cell>
          <table:table-cell office:value-type="float" office:value="550.885939004225" calcext:value-type="float">
            <text:p>550.89</text:p>
          </table:table-cell>
          <table:table-cell office:value-type="float" office:value="326.294783301156" calcext:value-type="float">
            <text:p>326.29</text:p>
          </table:table-cell>
          <table:table-cell table:formula="of:=[.C607]/[.D607]" office:value-type="float" office:value="1.6883075280299" calcext:value-type="float">
            <text:p>1.69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20" calcext:value-type="float">
            <text:p>20</text:p>
          </table:table-cell>
          <table:table-cell office:value-type="float" office:value="206.101787937396" calcext:value-type="float">
            <text:p>206.10</text:p>
          </table:table-cell>
          <table:table-cell office:value-type="float" office:value="110.927926488981" calcext:value-type="float">
            <text:p>110.93</text:p>
          </table:table-cell>
          <table:table-cell table:formula="of:=[.C608]/[.D608]" office:value-type="float" office:value="1.85797927051191" calcext:value-type="float">
            <text:p>1.86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20" calcext:value-type="float">
            <text:p>20</text:p>
          </table:table-cell>
          <table:table-cell office:value-type="float" office:value="276.132485282757" calcext:value-type="float">
            <text:p>276.13</text:p>
          </table:table-cell>
          <table:table-cell office:value-type="float" office:value="148.377690184809" calcext:value-type="float">
            <text:p>148.38</text:p>
          </table:table-cell>
          <table:table-cell table:formula="of:=[.C609]/[.D609]" office:value-type="float" office:value="1.86101080923167" calcext:value-type="float">
            <text:p>1.86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20" calcext:value-type="float">
            <text:p>20</text:p>
          </table:table-cell>
          <table:table-cell office:value-type="float" office:value="126.143116885974" calcext:value-type="float">
            <text:p>126.14</text:p>
          </table:table-cell>
          <table:table-cell office:value-type="float" office:value="65.9303768282093" calcext:value-type="float">
            <text:p>65.93</text:p>
          </table:table-cell>
          <table:table-cell table:formula="of:=[.C610]/[.D610]" office:value-type="float" office:value="1.91327765674171" calcext:value-type="float">
            <text:p>1.91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20" calcext:value-type="float">
            <text:p>20</text:p>
          </table:table-cell>
          <table:table-cell office:value-type="float" office:value="417.16037401963" calcext:value-type="float">
            <text:p>417.16</text:p>
          </table:table-cell>
          <table:table-cell office:value-type="float" office:value="215.6380856077" calcext:value-type="float">
            <text:p>215.64</text:p>
          </table:table-cell>
          <table:table-cell table:formula="of:=[.C611]/[.D611]" office:value-type="float" office:value="1.93453940589396" calcext:value-type="float">
            <text:p>1.93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20" calcext:value-type="float">
            <text:p>20</text:p>
          </table:table-cell>
          <table:table-cell office:value-type="float" office:value="106.309090809514" calcext:value-type="float">
            <text:p>106.31</text:p>
          </table:table-cell>
          <table:table-cell office:value-type="float" office:value="57.5102613346741" calcext:value-type="float">
            <text:p>57.51</text:p>
          </table:table-cell>
          <table:table-cell table:formula="of:=[.C612]/[.D612]" office:value-type="float" office:value="1.84852386934674" calcext:value-type="float">
            <text:p>1.85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20" calcext:value-type="float">
            <text:p>20</text:p>
          </table:table-cell>
          <table:table-cell office:value-type="float" office:value="350.50231377225" calcext:value-type="float">
            <text:p>350.50</text:p>
          </table:table-cell>
          <table:table-cell office:value-type="float" office:value="202.977986266987" calcext:value-type="float">
            <text:p>202.98</text:p>
          </table:table-cell>
          <table:table-cell table:formula="of:=[.C613]/[.D613]" office:value-type="float" office:value="1.72679964078083" calcext:value-type="float">
            <text:p>1.73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20" calcext:value-type="float">
            <text:p>20</text:p>
          </table:table-cell>
          <table:table-cell office:value-type="float" office:value="120.277338365745" calcext:value-type="float">
            <text:p>120.28</text:p>
          </table:table-cell>
          <table:table-cell office:value-type="float" office:value="64.802900882003" calcext:value-type="float">
            <text:p>64.80</text:p>
          </table:table-cell>
          <table:table-cell table:formula="of:=[.C614]/[.D614]" office:value-type="float" office:value="1.85604867573372" calcext:value-type="float">
            <text:p>1.86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20" calcext:value-type="float">
            <text:p>20</text:p>
          </table:table-cell>
          <table:table-cell office:value-type="float" office:value="152.084780344348" calcext:value-type="float">
            <text:p>152.08</text:p>
          </table:table-cell>
          <table:table-cell office:value-type="float" office:value="87.5089978465471" calcext:value-type="float">
            <text:p>87.51</text:p>
          </table:table-cell>
          <table:table-cell table:formula="of:=[.C615]/[.D615]" office:value-type="float" office:value="1.7379330593071" calcext:value-type="float">
            <text:p>1.74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20" calcext:value-type="float">
            <text:p>20</text:p>
          </table:table-cell>
          <table:table-cell office:value-type="float" office:value="147.954368792232" calcext:value-type="float">
            <text:p>147.95</text:p>
          </table:table-cell>
          <table:table-cell office:value-type="float" office:value="83.4255525283134" calcext:value-type="float">
            <text:p>83.43</text:p>
          </table:table-cell>
          <table:table-cell table:formula="of:=[.C616]/[.D616]" office:value-type="float" office:value="1.77348982785602" calcext:value-type="float">
            <text:p>1.77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20" calcext:value-type="float">
            <text:p>20</text:p>
          </table:table-cell>
          <table:table-cell office:value-type="float" office:value="79.3200626434381" calcext:value-type="float">
            <text:p>79.32</text:p>
          </table:table-cell>
          <table:table-cell office:value-type="float" office:value="47.6092451425264" calcext:value-type="float">
            <text:p>47.61</text:p>
          </table:table-cell>
          <table:table-cell table:formula="of:=[.C617]/[.D617]" office:value-type="float" office:value="1.66606427818757" calcext:value-type="float">
            <text:p>1.67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20" calcext:value-type="float">
            <text:p>20</text:p>
          </table:table-cell>
          <table:table-cell office:value-type="float" office:value="51.495917600315" calcext:value-type="float">
            <text:p>51.50</text:p>
          </table:table-cell>
          <table:table-cell office:value-type="float" office:value="29.8991393011962" calcext:value-type="float">
            <text:p>29.90</text:p>
          </table:table-cell>
          <table:table-cell table:formula="of:=[.C618]/[.D618]" office:value-type="float" office:value="1.72232107023411" calcext:value-type="float">
            <text:p>1.72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20" calcext:value-type="float">
            <text:p>20</text:p>
          </table:table-cell>
          <table:table-cell office:value-type="float" office:value="122.427867716459" calcext:value-type="float">
            <text:p>122.43</text:p>
          </table:table-cell>
          <table:table-cell office:value-type="float" office:value="64.2348812434409" calcext:value-type="float">
            <text:p>64.23</text:p>
          </table:table-cell>
          <table:table-cell table:formula="of:=[.C619]/[.D619]" office:value-type="float" office:value="1.9059405940594" calcext:value-type="float">
            <text:p>1.91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20" calcext:value-type="float">
            <text:p>20</text:p>
          </table:table-cell>
          <table:table-cell office:value-type="float" office:value="98.6036410664578" calcext:value-type="float">
            <text:p>98.60</text:p>
          </table:table-cell>
          <table:table-cell office:value-type="float" office:value="51.2451157052679" calcext:value-type="float">
            <text:p>51.25</text:p>
          </table:table-cell>
          <table:table-cell table:formula="of:=[.C620]/[.D620]" office:value-type="float" office:value="1.9241568627451" calcext:value-type="float">
            <text:p>1.92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20" calcext:value-type="float">
            <text:p>20</text:p>
          </table:table-cell>
          <table:table-cell office:value-type="float" office:value="158.177711922247" calcext:value-type="float">
            <text:p>158.18</text:p>
          </table:table-cell>
          <table:table-cell office:value-type="float" office:value="89.0596247151166" calcext:value-type="float">
            <text:p>89.06</text:p>
          </table:table-cell>
          <table:table-cell table:formula="of:=[.C621]/[.D621]" office:value-type="float" office:value="1.77608778869465" calcext:value-type="float">
            <text:p>1.78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21" calcext:value-type="float">
            <text:p>21</text:p>
          </table:table-cell>
          <table:table-cell office:value-type="float" office:value="185.490274624166" calcext:value-type="float">
            <text:p>185.49</text:p>
          </table:table-cell>
          <table:table-cell office:value-type="float" office:value="99.9271645538702" calcext:value-type="float">
            <text:p>99.93</text:p>
          </table:table-cell>
          <table:table-cell table:formula="of:=[.C622]/[.D622]" office:value-type="float" office:value="1.85625475767572" calcext:value-type="float">
            <text:p>1.86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21" calcext:value-type="float">
            <text:p>21</text:p>
          </table:table-cell>
          <table:table-cell office:value-type="float" office:value="52.7259739097992" calcext:value-type="float">
            <text:p>52.73</text:p>
          </table:table-cell>
          <table:table-cell office:value-type="float" office:value="32.8768464607863" calcext:value-type="float">
            <text:p>32.88</text:p>
          </table:table-cell>
          <table:table-cell table:formula="of:=[.C623]/[.D623]" office:value-type="float" office:value="1.60374183006536" calcext:value-type="float">
            <text:p>1.60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21" calcext:value-type="float">
            <text:p>21</text:p>
          </table:table-cell>
          <table:table-cell office:value-type="float" office:value="3.40461250021288" calcext:value-type="float">
            <text:p>3.40</text:p>
          </table:table-cell>
          <table:table-cell office:value-type="float" office:value="1.97697408151027" calcext:value-type="float">
            <text:p>1.98</text:p>
          </table:table-cell>
          <table:table-cell table:formula="of:=[.C624]/[.D624]" office:value-type="float" office:value="1.72213309828118" calcext:value-type="float">
            <text:p>1.72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21" calcext:value-type="float">
            <text:p>21</text:p>
          </table:table-cell>
          <table:table-cell office:value-type="float" office:value="89.1630984435933" calcext:value-type="float">
            <text:p>89.16</text:p>
          </table:table-cell>
          <table:table-cell office:value-type="float" office:value="50.2914006066488" calcext:value-type="float">
            <text:p>50.29</text:p>
          </table:table-cell>
          <table:table-cell table:formula="of:=[.C625]/[.D625]" office:value-type="float" office:value="1.77292931531132" calcext:value-type="float">
            <text:p>1.77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21" calcext:value-type="float">
            <text:p>21</text:p>
          </table:table-cell>
          <table:table-cell office:value-type="float" office:value="393.951352872217" calcext:value-type="float">
            <text:p>393.95</text:p>
          </table:table-cell>
          <table:table-cell office:value-type="float" office:value="234.601081603952" calcext:value-type="float">
            <text:p>234.60</text:p>
          </table:table-cell>
          <table:table-cell table:formula="of:=[.C626]/[.D626]" office:value-type="float" office:value="1.67923928644658" calcext:value-type="float">
            <text:p>1.68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21" calcext:value-type="float">
            <text:p>21</text:p>
          </table:table-cell>
          <table:table-cell office:value-type="float" office:value="233.859006362437" calcext:value-type="float">
            <text:p>233.86</text:p>
          </table:table-cell>
          <table:table-cell office:value-type="float" office:value="128.998999512277" calcext:value-type="float">
            <text:p>129.00</text:p>
          </table:table-cell>
          <table:table-cell table:formula="of:=[.C627]/[.D627]" office:value-type="float" office:value="1.81287457458289" calcext:value-type="float">
            <text:p>1.81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21" calcext:value-type="float">
            <text:p>21</text:p>
          </table:table-cell>
          <table:table-cell office:value-type="float" office:value="53.1296405851806" calcext:value-type="float">
            <text:p>53.13</text:p>
          </table:table-cell>
          <table:table-cell office:value-type="float" office:value="29.7236731148507" calcext:value-type="float">
            <text:p>29.72</text:p>
          </table:table-cell>
          <table:table-cell table:formula="of:=[.C628]/[.D628]" office:value-type="float" office:value="1.78745205479452" calcext:value-type="float">
            <text:p>1.79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21" calcext:value-type="float">
            <text:p>21</text:p>
          </table:table-cell>
          <table:table-cell office:value-type="float" office:value="459.384109017066" calcext:value-type="float">
            <text:p>459.38</text:p>
          </table:table-cell>
          <table:table-cell office:value-type="float" office:value="263.821905562119" calcext:value-type="float">
            <text:p>263.82</text:p>
          </table:table-cell>
          <table:table-cell table:formula="of:=[.C629]/[.D629]" office:value-type="float" office:value="1.74126598031451" calcext:value-type="float">
            <text:p>1.74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21" calcext:value-type="float">
            <text:p>21</text:p>
          </table:table-cell>
          <table:table-cell office:value-type="float" office:value="144.17027771817" calcext:value-type="float">
            <text:p>144.17</text:p>
          </table:table-cell>
          <table:table-cell office:value-type="float" office:value="77.1239631811427" calcext:value-type="float">
            <text:p>77.12</text:p>
          </table:table-cell>
          <table:table-cell table:formula="of:=[.C630]/[.D630]" office:value-type="float" office:value="1.86933181039406" calcext:value-type="float">
            <text:p>1.87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21" calcext:value-type="float">
            <text:p>21</text:p>
          </table:table-cell>
          <table:table-cell office:value-type="float" office:value="410.310585819189" calcext:value-type="float">
            <text:p>410.31</text:p>
          </table:table-cell>
          <table:table-cell office:value-type="float" office:value="229.130008231451" calcext:value-type="float">
            <text:p>229.13</text:p>
          </table:table-cell>
          <table:table-cell table:formula="of:=[.C631]/[.D631]" office:value-type="float" office:value="1.79073264556741" calcext:value-type="float">
            <text:p>1.79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21" calcext:value-type="float">
            <text:p>21</text:p>
          </table:table-cell>
          <table:table-cell office:value-type="float" office:value="139.353493610023" calcext:value-type="float">
            <text:p>139.35</text:p>
          </table:table-cell>
          <table:table-cell office:value-type="float" office:value="71.3669006948003" calcext:value-type="float">
            <text:p>71.37</text:p>
          </table:table-cell>
          <table:table-cell table:formula="of:=[.C632]/[.D632]" office:value-type="float" office:value="1.95263479642988" calcext:value-type="float">
            <text:p>1.95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21" calcext:value-type="float">
            <text:p>21</text:p>
          </table:table-cell>
          <table:table-cell office:value-type="float" office:value="831.491593253996" calcext:value-type="float">
            <text:p>831.49</text:p>
          </table:table-cell>
          <table:table-cell office:value-type="float" office:value="344.257177634616" calcext:value-type="float">
            <text:p>344.26</text:p>
          </table:table-cell>
          <table:table-cell table:formula="of:=[.C633]/[.D633]" office:value-type="float" office:value="2.41532100787893" calcext:value-type="float">
            <text:p>2.42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21" calcext:value-type="float">
            <text:p>21</text:p>
          </table:table-cell>
          <table:table-cell office:value-type="float" office:value="122.567125251582" calcext:value-type="float">
            <text:p>122.57</text:p>
          </table:table-cell>
          <table:table-cell office:value-type="float" office:value="82.7198541634238" calcext:value-type="float">
            <text:p>82.72</text:p>
          </table:table-cell>
          <table:table-cell table:formula="of:=[.C634]/[.D634]" office:value-type="float" office:value="1.48171350749041" calcext:value-type="float">
            <text:p>1.48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21" calcext:value-type="float">
            <text:p>21</text:p>
          </table:table-cell>
          <table:table-cell office:value-type="float" office:value="297.468030522239" calcext:value-type="float">
            <text:p>297.47</text:p>
          </table:table-cell>
          <table:table-cell office:value-type="float" office:value="164.173288227422" calcext:value-type="float">
            <text:p>164.17</text:p>
          </table:table-cell>
          <table:table-cell table:formula="of:=[.C635]/[.D635]" office:value-type="float" office:value="1.81191492071578" calcext:value-type="float">
            <text:p>1.81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21" calcext:value-type="float">
            <text:p>21</text:p>
          </table:table-cell>
          <table:table-cell office:value-type="float" office:value="35.20696989865" calcext:value-type="float">
            <text:p>35.21</text:p>
          </table:table-cell>
          <table:table-cell office:value-type="float" office:value="19.4862939761789" calcext:value-type="float">
            <text:p>19.49</text:p>
          </table:table-cell>
          <table:table-cell table:formula="of:=[.C636]/[.D636]" office:value-type="float" office:value="1.80675555555556" calcext:value-type="float">
            <text:p>1.81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21" calcext:value-type="float">
            <text:p>21</text:p>
          </table:table-cell>
          <table:table-cell office:value-type="float" office:value="339.836963113751" calcext:value-type="float">
            <text:p>339.84</text:p>
          </table:table-cell>
          <table:table-cell office:value-type="float" office:value="190.038399669606" calcext:value-type="float">
            <text:p>190.04</text:p>
          </table:table-cell>
          <table:table-cell table:formula="of:=[.C637]/[.D637]" office:value-type="float" office:value="1.78825418286293" calcext:value-type="float">
            <text:p>1.79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21" calcext:value-type="float">
            <text:p>21</text:p>
          </table:table-cell>
          <table:table-cell office:value-type="float" office:value="556.371412339159" calcext:value-type="float">
            <text:p>556.37</text:p>
          </table:table-cell>
          <table:table-cell office:value-type="float" office:value="331.568269809263" calcext:value-type="float">
            <text:p>331.57</text:p>
          </table:table-cell>
          <table:table-cell table:formula="of:=[.C638]/[.D638]" office:value-type="float" office:value="1.67799956449155" calcext:value-type="float">
            <text:p>1.68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21" calcext:value-type="float">
            <text:p>21</text:p>
          </table:table-cell>
          <table:table-cell office:value-type="float" office:value="202.163070519458" calcext:value-type="float">
            <text:p>202.16</text:p>
          </table:table-cell>
          <table:table-cell office:value-type="float" office:value="108.834693890363" calcext:value-type="float">
            <text:p>108.83</text:p>
          </table:table-cell>
          <table:table-cell table:formula="of:=[.C639]/[.D639]" office:value-type="float" office:value="1.85752413401476" calcext:value-type="float">
            <text:p>1.86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21" calcext:value-type="float">
            <text:p>21</text:p>
          </table:table-cell>
          <table:table-cell office:value-type="float" office:value="289.734618377337" calcext:value-type="float">
            <text:p>289.73</text:p>
          </table:table-cell>
          <table:table-cell office:value-type="float" office:value="152.834545207345" calcext:value-type="float">
            <text:p>152.83</text:p>
          </table:table-cell>
          <table:table-cell table:formula="of:=[.C640]/[.D640]" office:value-type="float" office:value="1.89574037717889" calcext:value-type="float">
            <text:p>1.90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21" calcext:value-type="float">
            <text:p>21</text:p>
          </table:table-cell>
          <table:table-cell office:value-type="float" office:value="120.925648755459" calcext:value-type="float">
            <text:p>120.93</text:p>
          </table:table-cell>
          <table:table-cell office:value-type="float" office:value="65.0425918352353" calcext:value-type="float">
            <text:p>65.04</text:p>
          </table:table-cell>
          <table:table-cell table:formula="of:=[.C641]/[.D641]" office:value-type="float" office:value="1.85917635419243" calcext:value-type="float">
            <text:p>1.86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21" calcext:value-type="float">
            <text:p>21</text:p>
          </table:table-cell>
          <table:table-cell office:value-type="float" office:value="414.242948289674" calcext:value-type="float">
            <text:p>414.24</text:p>
          </table:table-cell>
          <table:table-cell office:value-type="float" office:value="215.822887285391" calcext:value-type="float">
            <text:p>215.82</text:p>
          </table:table-cell>
          <table:table-cell table:formula="of:=[.C642]/[.D642]" office:value-type="float" office:value="1.91936524202785" calcext:value-type="float">
            <text:p>1.9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21" calcext:value-type="float">
            <text:p>21</text:p>
          </table:table-cell>
          <table:table-cell office:value-type="float" office:value="103.455765887173" calcext:value-type="float">
            <text:p>103.46</text:p>
          </table:table-cell>
          <table:table-cell office:value-type="float" office:value="55.9476972528775" calcext:value-type="float">
            <text:p>55.95</text:p>
          </table:table-cell>
          <table:table-cell table:formula="of:=[.C643]/[.D643]" office:value-type="float" office:value="1.84915145693243" calcext:value-type="float">
            <text:p>1.85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21" calcext:value-type="float">
            <text:p>21</text:p>
          </table:table-cell>
          <table:table-cell office:value-type="float" office:value="340.963439966276" calcext:value-type="float">
            <text:p>340.96</text:p>
          </table:table-cell>
          <table:table-cell office:value-type="float" office:value="192.23652975539" calcext:value-type="float">
            <text:p>192.24</text:p>
          </table:table-cell>
          <table:table-cell table:formula="of:=[.C644]/[.D644]" office:value-type="float" office:value="1.77366622462511" calcext:value-type="float">
            <text:p>1.77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21" calcext:value-type="float">
            <text:p>21</text:p>
          </table:table-cell>
          <table:table-cell office:value-type="float" office:value="109.419387470283" calcext:value-type="float">
            <text:p>109.42</text:p>
          </table:table-cell>
          <table:table-cell office:value-type="float" office:value="59.4730177417158" calcext:value-type="float">
            <text:p>59.47</text:p>
          </table:table-cell>
          <table:table-cell table:formula="of:=[.C645]/[.D645]" office:value-type="float" office:value="1.83981562774363" calcext:value-type="float">
            <text:p>1.84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21" calcext:value-type="float">
            <text:p>21</text:p>
          </table:table-cell>
          <table:table-cell office:value-type="float" office:value="148.236332881187" calcext:value-type="float">
            <text:p>148.24</text:p>
          </table:table-cell>
          <table:table-cell office:value-type="float" office:value="84.2882704763421" calcext:value-type="float">
            <text:p>84.29</text:p>
          </table:table-cell>
          <table:table-cell table:formula="of:=[.C646]/[.D646]" office:value-type="float" office:value="1.75868281604845" calcext:value-type="float">
            <text:p>1.76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21" calcext:value-type="float">
            <text:p>21</text:p>
          </table:table-cell>
          <table:table-cell office:value-type="float" office:value="145.963238470425" calcext:value-type="float">
            <text:p>145.96</text:p>
          </table:table-cell>
          <table:table-cell office:value-type="float" office:value="81.7743178529112" calcext:value-type="float">
            <text:p>81.77</text:p>
          </table:table-cell>
          <table:table-cell table:formula="of:=[.C647]/[.D647]" office:value-type="float" office:value="1.78495207667732" calcext:value-type="float">
            <text:p>1.7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21" calcext:value-type="float">
            <text:p>21</text:p>
          </table:table-cell>
          <table:table-cell office:value-type="float" office:value="77.0042831545846" calcext:value-type="float">
            <text:p>77.00</text:p>
          </table:table-cell>
          <table:table-cell office:value-type="float" office:value="48.6084178072884" calcext:value-type="float">
            <text:p>48.61</text:p>
          </table:table-cell>
          <table:table-cell table:formula="of:=[.C648]/[.D648]" office:value-type="float" office:value="1.58417588204318" calcext:value-type="float">
            <text:p>1.58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21" calcext:value-type="float">
            <text:p>21</text:p>
          </table:table-cell>
          <table:table-cell office:value-type="float" office:value="48.3004179368275" calcext:value-type="float">
            <text:p>48.30</text:p>
          </table:table-cell>
          <table:table-cell office:value-type="float" office:value="27.2965248951207" calcext:value-type="float">
            <text:p>27.30</text:p>
          </table:table-cell>
          <table:table-cell table:formula="of:=[.C649]/[.D649]" office:value-type="float" office:value="1.76947131997236" calcext:value-type="float">
            <text:p>1.77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21" calcext:value-type="float">
            <text:p>21</text:p>
          </table:table-cell>
          <table:table-cell office:value-type="float" office:value="116.992906263163" calcext:value-type="float">
            <text:p>116.99</text:p>
          </table:table-cell>
          <table:table-cell office:value-type="float" office:value="61.0897525847749" calcext:value-type="float">
            <text:p>61.09</text:p>
          </table:table-cell>
          <table:table-cell table:formula="of:=[.C650]/[.D650]" office:value-type="float" office:value="1.91509870826225" calcext:value-type="float">
            <text:p>1.92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21" calcext:value-type="float">
            <text:p>21</text:p>
          </table:table-cell>
          <table:table-cell office:value-type="float" office:value="93.2024863053162" calcext:value-type="float">
            <text:p>93.20</text:p>
          </table:table-cell>
          <table:table-cell office:value-type="float" office:value="48.45405004011" calcext:value-type="float">
            <text:p>48.45</text:p>
          </table:table-cell>
          <table:table-cell table:formula="of:=[.C651]/[.D651]" office:value-type="float" office:value="1.92352313641819" calcext:value-type="float">
            <text:p>1.92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21" calcext:value-type="float">
            <text:p>21</text:p>
          </table:table-cell>
          <table:table-cell office:value-type="float" office:value="154.727033893668" calcext:value-type="float">
            <text:p>154.73</text:p>
          </table:table-cell>
          <table:table-cell office:value-type="float" office:value="85.8413484585328" calcext:value-type="float">
            <text:p>85.84</text:p>
          </table:table-cell>
          <table:table-cell table:formula="of:=[.C652]/[.D652]" office:value-type="float" office:value="1.80247673961473" calcext:value-type="float">
            <text:p>1.80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22" calcext:value-type="float">
            <text:p>22</text:p>
          </table:table-cell>
          <table:table-cell office:value-type="float" office:value="189.457515065357" calcext:value-type="float">
            <text:p>189.46</text:p>
          </table:table-cell>
          <table:table-cell office:value-type="float" office:value="102.5968779785" calcext:value-type="float">
            <text:p>102.60</text:p>
          </table:table-cell>
          <table:table-cell table:formula="of:=[.C653]/[.D653]" office:value-type="float" office:value="1.84662066525123" calcext:value-type="float">
            <text:p>1.85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22" calcext:value-type="float">
            <text:p>22</text:p>
          </table:table-cell>
          <table:table-cell office:value-type="float" office:value="51.3896022937943" calcext:value-type="float">
            <text:p>51.39</text:p>
          </table:table-cell>
          <table:table-cell office:value-type="float" office:value="31.889552559074" calcext:value-type="float">
            <text:p>31.89</text:p>
          </table:table-cell>
          <table:table-cell table:formula="of:=[.C654]/[.D654]" office:value-type="float" office:value="1.61148709122203" calcext:value-type="float">
            <text:p>1.61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22" calcext:value-type="float">
            <text:p>22</text:p>
          </table:table-cell>
          <table:table-cell office:value-type="float" office:value="2.94756498808654" calcext:value-type="float">
            <text:p>2.95</text:p>
          </table:table-cell>
          <table:table-cell office:value-type="float" office:value="1.68434997534316" calcext:value-type="float">
            <text:p>1.68</text:p>
          </table:table-cell>
          <table:table-cell table:formula="of:=[.C655]/[.D655]" office:value-type="float" office:value="1.74997181775481" calcext:value-type="float">
            <text:p>1.75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22" calcext:value-type="float">
            <text:p>22</text:p>
          </table:table-cell>
          <table:table-cell office:value-type="float" office:value="92.6159595883297" calcext:value-type="float">
            <text:p>92.62</text:p>
          </table:table-cell>
          <table:table-cell office:value-type="float" office:value="52.3065337378486" calcext:value-type="float">
            <text:p>52.31</text:p>
          </table:table-cell>
          <table:table-cell table:formula="of:=[.C656]/[.D656]" office:value-type="float" office:value="1.77063844552394" calcext:value-type="float">
            <text:p>1.77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22" calcext:value-type="float">
            <text:p>22</text:p>
          </table:table-cell>
          <table:table-cell office:value-type="float" office:value="360.493602691563" calcext:value-type="float">
            <text:p>360.49</text:p>
          </table:table-cell>
          <table:table-cell office:value-type="float" office:value="208.750440059563" calcext:value-type="float">
            <text:p>208.75</text:p>
          </table:table-cell>
          <table:table-cell table:formula="of:=[.C657]/[.D657]" office:value-type="float" office:value="1.72691182154492" calcext:value-type="float">
            <text:p>1.73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22" calcext:value-type="float">
            <text:p>22</text:p>
          </table:table-cell>
          <table:table-cell office:value-type="float" office:value="215.433842588655" calcext:value-type="float">
            <text:p>215.43</text:p>
          </table:table-cell>
          <table:table-cell office:value-type="float" office:value="120.076585774372" calcext:value-type="float">
            <text:p>120.08</text:p>
          </table:table-cell>
          <table:table-cell table:formula="of:=[.C658]/[.D658]" office:value-type="float" office:value="1.79413697682463" calcext:value-type="float">
            <text:p>1.79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22" calcext:value-type="float">
            <text:p>22</text:p>
          </table:table-cell>
          <table:table-cell office:value-type="float" office:value="50.8281162671645" calcext:value-type="float">
            <text:p>50.83</text:p>
          </table:table-cell>
          <table:table-cell office:value-type="float" office:value="29.1019908260576" calcext:value-type="float">
            <text:p>29.10</text:p>
          </table:table-cell>
          <table:table-cell table:formula="of:=[.C659]/[.D659]" office:value-type="float" office:value="1.74655117483075" calcext:value-type="float">
            <text:p>1.75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22" calcext:value-type="float">
            <text:p>22</text:p>
          </table:table-cell>
          <table:table-cell office:value-type="float" office:value="430.059617795409" calcext:value-type="float">
            <text:p>430.06</text:p>
          </table:table-cell>
          <table:table-cell office:value-type="float" office:value="246.890927221572" calcext:value-type="float">
            <text:p>246.89</text:p>
          </table:table-cell>
          <table:table-cell table:formula="of:=[.C660]/[.D660]" office:value-type="float" office:value="1.74190126237183" calcext:value-type="float">
            <text:p>1.74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22" calcext:value-type="float">
            <text:p>22</text:p>
          </table:table-cell>
          <table:table-cell office:value-type="float" office:value="137.670315696986" calcext:value-type="float">
            <text:p>137.67</text:p>
          </table:table-cell>
          <table:table-cell office:value-type="float" office:value="73.4727463615136" calcext:value-type="float">
            <text:p>73.47</text:p>
          </table:table-cell>
          <table:table-cell table:formula="of:=[.C661]/[.D661]" office:value-type="float" office:value="1.87376030589079" calcext:value-type="float">
            <text:p>1.87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22" calcext:value-type="float">
            <text:p>22</text:p>
          </table:table-cell>
          <table:table-cell office:value-type="float" office:value="378.343541747041" calcext:value-type="float">
            <text:p>378.34</text:p>
          </table:table-cell>
          <table:table-cell office:value-type="float" office:value="211.790387979565" calcext:value-type="float">
            <text:p>211.79</text:p>
          </table:table-cell>
          <table:table-cell table:formula="of:=[.C662]/[.D662]" office:value-type="float" office:value="1.78640563132424" calcext:value-type="float">
            <text:p>1.79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22" calcext:value-type="float">
            <text:p>22</text:p>
          </table:table-cell>
          <table:table-cell office:value-type="float" office:value="127.732865213311" calcext:value-type="float">
            <text:p>127.73</text:p>
          </table:table-cell>
          <table:table-cell office:value-type="float" office:value="66.6765488454205" calcext:value-type="float">
            <text:p>66.68</text:p>
          </table:table-cell>
          <table:table-cell table:formula="of:=[.C663]/[.D663]" office:value-type="float" office:value="1.91570900751688" calcext:value-type="float">
            <text:p>1.92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22" calcext:value-type="float">
            <text:p>22</text:p>
          </table:table-cell>
          <table:table-cell office:value-type="float" office:value="596.776214530906" calcext:value-type="float">
            <text:p>596.78</text:p>
          </table:table-cell>
          <table:table-cell office:value-type="float" office:value="332.12316702862" calcext:value-type="float">
            <text:p>332.12</text:p>
          </table:table-cell>
          <table:table-cell table:formula="of:=[.C664]/[.D664]" office:value-type="float" office:value="1.7968521132387" calcext:value-type="float">
            <text:p>1.80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22" calcext:value-type="float">
            <text:p>22</text:p>
          </table:table-cell>
          <table:table-cell office:value-type="float" office:value="114.818273757931" calcext:value-type="float">
            <text:p>114.82</text:p>
          </table:table-cell>
          <table:table-cell office:value-type="float" office:value="63.2104296334715" calcext:value-type="float">
            <text:p>63.21</text:p>
          </table:table-cell>
          <table:table-cell table:formula="of:=[.C665]/[.D665]" office:value-type="float" office:value="1.81644507755619" calcext:value-type="float">
            <text:p>1.82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22" calcext:value-type="float">
            <text:p>22</text:p>
          </table:table-cell>
          <table:table-cell office:value-type="float" office:value="293.29975933546" calcext:value-type="float">
            <text:p>293.30</text:p>
          </table:table-cell>
          <table:table-cell office:value-type="float" office:value="158.575509754105" calcext:value-type="float">
            <text:p>158.58</text:p>
          </table:table-cell>
          <table:table-cell table:formula="of:=[.C666]/[.D666]" office:value-type="float" office:value="1.84959051867634" calcext:value-type="float">
            <text:p>1.85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22" calcext:value-type="float">
            <text:p>22</text:p>
          </table:table-cell>
          <table:table-cell office:value-type="float" office:value="34.0203355656051" calcext:value-type="float">
            <text:p>34.02</text:p>
          </table:table-cell>
          <table:table-cell office:value-type="float" office:value="19.649525567902" calcext:value-type="float">
            <text:p>19.65</text:p>
          </table:table-cell>
          <table:table-cell table:formula="of:=[.C667]/[.D667]" office:value-type="float" office:value="1.73135658914728" calcext:value-type="float">
            <text:p>1.73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22" calcext:value-type="float">
            <text:p>22</text:p>
          </table:table-cell>
          <table:table-cell office:value-type="float" office:value="328.802004231514" calcext:value-type="float">
            <text:p>328.80</text:p>
          </table:table-cell>
          <table:table-cell office:value-type="float" office:value="188.998506800093" calcext:value-type="float">
            <text:p>189.00</text:p>
          </table:table-cell>
          <table:table-cell table:formula="of:=[.C668]/[.D668]" office:value-type="float" office:value="1.73970688868613" calcext:value-type="float">
            <text:p>1.74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22" calcext:value-type="float">
            <text:p>22</text:p>
          </table:table-cell>
          <table:table-cell office:value-type="float" office:value="508.31366238753" calcext:value-type="float">
            <text:p>508.31</text:p>
          </table:table-cell>
          <table:table-cell office:value-type="float" office:value="324.676179759466" calcext:value-type="float">
            <text:p>324.68</text:p>
          </table:table-cell>
          <table:table-cell table:formula="of:=[.C669]/[.D669]" office:value-type="float" office:value="1.56560195689167" calcext:value-type="float">
            <text:p>1.57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22" calcext:value-type="float">
            <text:p>22</text:p>
          </table:table-cell>
          <table:table-cell office:value-type="float" office:value="188.507597528802" calcext:value-type="float">
            <text:p>188.51</text:p>
          </table:table-cell>
          <table:table-cell office:value-type="float" office:value="99.0646434139469" calcext:value-type="float">
            <text:p>99.06</text:p>
          </table:table-cell>
          <table:table-cell table:formula="of:=[.C670]/[.D670]" office:value-type="float" office:value="1.90287463854398" calcext:value-type="float">
            <text:p>1.90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22" calcext:value-type="float">
            <text:p>22</text:p>
          </table:table-cell>
          <table:table-cell office:value-type="float" office:value="256.451105915771" calcext:value-type="float">
            <text:p>256.45</text:p>
          </table:table-cell>
          <table:table-cell office:value-type="float" office:value="137.710702547664" calcext:value-type="float">
            <text:p>137.71</text:p>
          </table:table-cell>
          <table:table-cell table:formula="of:=[.C671]/[.D671]" office:value-type="float" office:value="1.86224528066008" calcext:value-type="float">
            <text:p>1.86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22" calcext:value-type="float">
            <text:p>22</text:p>
          </table:table-cell>
          <table:table-cell office:value-type="float" office:value="114.050270728295" calcext:value-type="float">
            <text:p>114.05</text:p>
          </table:table-cell>
          <table:table-cell office:value-type="float" office:value="61.1909390249329" calcext:value-type="float">
            <text:p>61.19</text:p>
          </table:table-cell>
          <table:table-cell table:formula="of:=[.C672]/[.D672]" office:value-type="float" office:value="1.86384246664076" calcext:value-type="float">
            <text:p>1.86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22" calcext:value-type="float">
            <text:p>22</text:p>
          </table:table-cell>
          <table:table-cell office:value-type="float" office:value="410.359168472212" calcext:value-type="float">
            <text:p>410.36</text:p>
          </table:table-cell>
          <table:table-cell office:value-type="float" office:value="213.121924366542" calcext:value-type="float">
            <text:p>213.12</text:p>
          </table:table-cell>
          <table:table-cell table:formula="of:=[.C673]/[.D673]" office:value-type="float" office:value="1.92546670030272" calcext:value-type="float">
            <text:p>1.93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22" calcext:value-type="float">
            <text:p>22</text:p>
          </table:table-cell>
          <table:table-cell office:value-type="float" office:value="96.7492728998125" calcext:value-type="float">
            <text:p>96.75</text:p>
          </table:table-cell>
          <table:table-cell office:value-type="float" office:value="52.1610098379774" calcext:value-type="float">
            <text:p>52.16</text:p>
          </table:table-cell>
          <table:table-cell table:formula="of:=[.C674]/[.D674]" office:value-type="float" office:value="1.85481978206203" calcext:value-type="float">
            <text:p>1.85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22" calcext:value-type="float">
            <text:p>22</text:p>
          </table:table-cell>
          <table:table-cell office:value-type="float" office:value="301.984698087604" calcext:value-type="float">
            <text:p>301.98</text:p>
          </table:table-cell>
          <table:table-cell office:value-type="float" office:value="179.019703677571" calcext:value-type="float">
            <text:p>179.02</text:p>
          </table:table-cell>
          <table:table-cell table:formula="of:=[.C675]/[.D675]" office:value-type="float" office:value="1.68687966678519" calcext:value-type="float">
            <text:p>1.69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22" calcext:value-type="float">
            <text:p>22</text:p>
          </table:table-cell>
          <table:table-cell office:value-type="float" office:value="110.301677239803" calcext:value-type="float">
            <text:p>110.30</text:p>
          </table:table-cell>
          <table:table-cell office:value-type="float" office:value="59.8066998661942" calcext:value-type="float">
            <text:p>59.81</text:p>
          </table:table-cell>
          <table:table-cell table:formula="of:=[.C676]/[.D676]" office:value-type="float" office:value="1.84430302100904" calcext:value-type="float">
            <text:p>1.84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22" calcext:value-type="float">
            <text:p>22</text:p>
          </table:table-cell>
          <table:table-cell office:value-type="float" office:value="166.569601834366" calcext:value-type="float">
            <text:p>166.57</text:p>
          </table:table-cell>
          <table:table-cell office:value-type="float" office:value="83.647130505292" calcext:value-type="float">
            <text:p>83.65</text:p>
          </table:table-cell>
          <table:table-cell table:formula="of:=[.C677]/[.D677]" office:value-type="float" office:value="1.99133671206842" calcext:value-type="float">
            <text:p>1.99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22" calcext:value-type="float">
            <text:p>22</text:p>
          </table:table-cell>
          <table:table-cell office:value-type="float" office:value="178.450862182415" calcext:value-type="float">
            <text:p>178.45</text:p>
          </table:table-cell>
          <table:table-cell office:value-type="float" office:value="75.2260730990694" calcext:value-type="float">
            <text:p>75.23</text:p>
          </table:table-cell>
          <table:table-cell table:formula="of:=[.C678]/[.D678]" office:value-type="float" office:value="2.37219430485761" calcext:value-type="float">
            <text:p>2.37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22" calcext:value-type="float">
            <text:p>22</text:p>
          </table:table-cell>
          <table:table-cell office:value-type="float" office:value="73.9239881732286" calcext:value-type="float">
            <text:p>73.92</text:p>
          </table:table-cell>
          <table:table-cell office:value-type="float" office:value="46.30845099801" calcext:value-type="float">
            <text:p>46.31</text:p>
          </table:table-cell>
          <table:table-cell table:formula="of:=[.C679]/[.D679]" office:value-type="float" office:value="1.59633903920486" calcext:value-type="float">
            <text:p>1.60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22" calcext:value-type="float">
            <text:p>22</text:p>
          </table:table-cell>
          <table:table-cell office:value-type="float" office:value="46.1035660367542" calcext:value-type="float">
            <text:p>46.10</text:p>
          </table:table-cell>
          <table:table-cell office:value-type="float" office:value="28.2777039537467" calcext:value-type="float">
            <text:p>28.28</text:p>
          </table:table-cell>
          <table:table-cell table:formula="of:=[.C680]/[.D680]" office:value-type="float" office:value="1.63038576654473" calcext:value-type="float">
            <text:p>1.63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22" calcext:value-type="float">
            <text:p>22</text:p>
          </table:table-cell>
          <table:table-cell office:value-type="float" office:value="107.735543853" calcext:value-type="float">
            <text:p>107.74</text:p>
          </table:table-cell>
          <table:table-cell office:value-type="float" office:value="56.583809230008" calcext:value-type="float">
            <text:p>56.58</text:p>
          </table:table-cell>
          <table:table-cell table:formula="of:=[.C681]/[.D681]" office:value-type="float" office:value="1.9039994888832" calcext:value-type="float">
            <text:p>1.90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22" calcext:value-type="float">
            <text:p>22</text:p>
          </table:table-cell>
          <table:table-cell office:value-type="float" office:value="96.0918088415985" calcext:value-type="float">
            <text:p>96.09</text:p>
          </table:table-cell>
          <table:table-cell office:value-type="float" office:value="49.5884403085412" calcext:value-type="float">
            <text:p>49.59</text:p>
          </table:table-cell>
          <table:table-cell table:formula="of:=[.C682]/[.D682]" office:value-type="float" office:value="1.93778647288988" calcext:value-type="float">
            <text:p>1.94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22" calcext:value-type="float">
            <text:p>22</text:p>
          </table:table-cell>
          <table:table-cell office:value-type="float" office:value="152.829337321403" calcext:value-type="float">
            <text:p>152.83</text:p>
          </table:table-cell>
          <table:table-cell office:value-type="float" office:value="88.0136477167654" calcext:value-type="float">
            <text:p>88.01</text:p>
          </table:table-cell>
          <table:table-cell table:formula="of:=[.C683]/[.D683]" office:value-type="float" office:value="1.73642771645165" calcext:value-type="float">
            <text:p>1.74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23" calcext:value-type="float">
            <text:p>23</text:p>
          </table:table-cell>
          <table:table-cell office:value-type="float" office:value="175.388677032602" calcext:value-type="float">
            <text:p>175.39</text:p>
          </table:table-cell>
          <table:table-cell office:value-type="float" office:value="95.0351125569032" calcext:value-type="float">
            <text:p>95.04</text:p>
          </table:table-cell>
          <table:table-cell table:formula="of:=[.C684]/[.D684]" office:value-type="float" office:value="1.84551448736998" calcext:value-type="float">
            <text:p>1.85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23" calcext:value-type="float">
            <text:p>23</text:p>
          </table:table-cell>
          <table:table-cell office:value-type="float" office:value="48.0752931621439" calcext:value-type="float">
            <text:p>48.08</text:p>
          </table:table-cell>
          <table:table-cell office:value-type="float" office:value="29.9012361138403" calcext:value-type="float">
            <text:p>29.90</text:p>
          </table:table-cell>
          <table:table-cell table:formula="of:=[.C685]/[.D685]" office:value-type="float" office:value="1.60780286738351" calcext:value-type="float">
            <text:p>1.61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23" calcext:value-type="float">
            <text:p>23</text:p>
          </table:table-cell>
          <table:table-cell office:value-type="float" office:value="0.410365870124345" calcext:value-type="float">
            <text:p>0.41</text:p>
          </table:table-cell>
          <table:table-cell office:value-type="float" office:value="0.232177723103434" calcext:value-type="float">
            <text:p>0.23</text:p>
          </table:table-cell>
          <table:table-cell table:formula="of:=[.C686]/[.D686]" office:value-type="float" office:value="1.76746444335458" calcext:value-type="float">
            <text:p>1.77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23" calcext:value-type="float">
            <text:p>23</text:p>
          </table:table-cell>
          <table:table-cell office:value-type="float" office:value="87.4776263516497" calcext:value-type="float">
            <text:p>87.48</text:p>
          </table:table-cell>
          <table:table-cell office:value-type="float" office:value="49.2835064069512" calcext:value-type="float">
            <text:p>49.28</text:p>
          </table:table-cell>
          <table:table-cell table:formula="of:=[.C687]/[.D687]" office:value-type="float" office:value="1.77498787584869" calcext:value-type="float">
            <text:p>1.77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23" calcext:value-type="float">
            <text:p>23</text:p>
          </table:table-cell>
          <table:table-cell office:value-type="float" office:value="352.132021881346" calcext:value-type="float">
            <text:p>352.13</text:p>
          </table:table-cell>
          <table:table-cell office:value-type="float" office:value="203.19364554181" calcext:value-type="float">
            <text:p>203.19</text:p>
          </table:table-cell>
          <table:table-cell table:formula="of:=[.C688]/[.D688]" office:value-type="float" office:value="1.73298737242691" calcext:value-type="float">
            <text:p>1.73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23" calcext:value-type="float">
            <text:p>23</text:p>
          </table:table-cell>
          <table:table-cell office:value-type="float" office:value="209.91036086696" calcext:value-type="float">
            <text:p>209.91</text:p>
          </table:table-cell>
          <table:table-cell office:value-type="float" office:value="116.96408429538" calcext:value-type="float">
            <text:p>116.96</text:p>
          </table:table-cell>
          <table:table-cell table:formula="of:=[.C689]/[.D689]" office:value-type="float" office:value="1.79465655745104" calcext:value-type="float">
            <text:p>1.79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23" calcext:value-type="float">
            <text:p>23</text:p>
          </table:table-cell>
          <table:table-cell office:value-type="float" office:value="48.4090884146368" calcext:value-type="float">
            <text:p>48.41</text:p>
          </table:table-cell>
          <table:table-cell office:value-type="float" office:value="27.8459818839736" calcext:value-type="float">
            <text:p>27.85</text:p>
          </table:table-cell>
          <table:table-cell table:formula="of:=[.C690]/[.D690]" office:value-type="float" office:value="1.73845866223514" calcext:value-type="float">
            <text:p>1.74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23" calcext:value-type="float">
            <text:p>23</text:p>
          </table:table-cell>
          <table:table-cell office:value-type="float" office:value="410.582030829366" calcext:value-type="float">
            <text:p>410.58</text:p>
          </table:table-cell>
          <table:table-cell office:value-type="float" office:value="234.522745948045" calcext:value-type="float">
            <text:p>234.52</text:p>
          </table:table-cell>
          <table:table-cell table:formula="of:=[.C691]/[.D691]" office:value-type="float" office:value="1.75071304563492" calcext:value-type="float">
            <text:p>1.75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23" calcext:value-type="float">
            <text:p>23</text:p>
          </table:table-cell>
          <table:table-cell office:value-type="float" office:value="133.870653145837" calcext:value-type="float">
            <text:p>133.87</text:p>
          </table:table-cell>
          <table:table-cell office:value-type="float" office:value="71.143335652037" calcext:value-type="float">
            <text:p>71.14</text:p>
          </table:table-cell>
          <table:table-cell table:formula="of:=[.C692]/[.D692]" office:value-type="float" office:value="1.88170335167584" calcext:value-type="float">
            <text:p>1.88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23" calcext:value-type="float">
            <text:p>23</text:p>
          </table:table-cell>
          <table:table-cell office:value-type="float" office:value="367.794897301117" calcext:value-type="float">
            <text:p>367.79</text:p>
          </table:table-cell>
          <table:table-cell office:value-type="float" office:value="219.970800914905" calcext:value-type="float">
            <text:p>219.97</text:p>
          </table:table-cell>
          <table:table-cell table:formula="of:=[.C693]/[.D693]" office:value-type="float" office:value="1.67201690302249" calcext:value-type="float">
            <text:p>1.67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23" calcext:value-type="float">
            <text:p>23</text:p>
          </table:table-cell>
          <table:table-cell office:value-type="float" office:value="129.304432044374" calcext:value-type="float">
            <text:p>129.30</text:p>
          </table:table-cell>
          <table:table-cell office:value-type="float" office:value="69.5908300689172" calcext:value-type="float">
            <text:p>69.59</text:p>
          </table:table-cell>
          <table:table-cell table:formula="of:=[.C694]/[.D694]" office:value-type="float" office:value="1.85806710332843" calcext:value-type="float">
            <text:p>1.86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23" calcext:value-type="float">
            <text:p>23</text:p>
          </table:table-cell>
          <table:table-cell office:value-type="float" office:value="568.818366614919" calcext:value-type="float">
            <text:p>568.82</text:p>
          </table:table-cell>
          <table:table-cell office:value-type="float" office:value="338.926469942958" calcext:value-type="float">
            <text:p>338.93</text:p>
          </table:table-cell>
          <table:table-cell table:formula="of:=[.C695]/[.D695]" office:value-type="float" office:value="1.67829431177403" calcext:value-type="float">
            <text:p>1.68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23" calcext:value-type="float">
            <text:p>23</text:p>
          </table:table-cell>
          <table:table-cell office:value-type="float" office:value="117.710224075731" calcext:value-type="float">
            <text:p>117.71</text:p>
          </table:table-cell>
          <table:table-cell office:value-type="float" office:value="64.536833968055" calcext:value-type="float">
            <text:p>64.54</text:p>
          </table:table-cell>
          <table:table-cell table:formula="of:=[.C696]/[.D696]" office:value-type="float" office:value="1.82392312789927" calcext:value-type="float">
            <text:p>1.82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23" calcext:value-type="float">
            <text:p>23</text:p>
          </table:table-cell>
          <table:table-cell office:value-type="float" office:value="267.64273990071" calcext:value-type="float">
            <text:p>267.64</text:p>
          </table:table-cell>
          <table:table-cell office:value-type="float" office:value="146.536318688788" calcext:value-type="float">
            <text:p>146.54</text:p>
          </table:table-cell>
          <table:table-cell table:formula="of:=[.C697]/[.D697]" office:value-type="float" office:value="1.82646010419524" calcext:value-type="float">
            <text:p>1.83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23" calcext:value-type="float">
            <text:p>23</text:p>
          </table:table-cell>
          <table:table-cell office:value-type="float" office:value="30.6179935867853" calcext:value-type="float">
            <text:p>30.62</text:p>
          </table:table-cell>
          <table:table-cell office:value-type="float" office:value="17.753436567592" calcext:value-type="float">
            <text:p>17.75</text:p>
          </table:table-cell>
          <table:table-cell table:formula="of:=[.C698]/[.D698]" office:value-type="float" office:value="1.72462348178138" calcext:value-type="float">
            <text:p>1.72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23" calcext:value-type="float">
            <text:p>23</text:p>
          </table:table-cell>
          <table:table-cell office:value-type="float" office:value="289.968831542756" calcext:value-type="float">
            <text:p>289.97</text:p>
          </table:table-cell>
          <table:table-cell office:value-type="float" office:value="164.483380538187" calcext:value-type="float">
            <text:p>164.48</text:p>
          </table:table-cell>
          <table:table-cell table:formula="of:=[.C699]/[.D699]" office:value-type="float" office:value="1.76290656596419" calcext:value-type="float">
            <text:p>1.76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23" calcext:value-type="float">
            <text:p>23</text:p>
          </table:table-cell>
          <table:table-cell office:value-type="float" office:value="506.894332297297" calcext:value-type="float">
            <text:p>506.89</text:p>
          </table:table-cell>
          <table:table-cell office:value-type="float" office:value="300.857043635526" calcext:value-type="float">
            <text:p>300.86</text:p>
          </table:table-cell>
          <table:table-cell table:formula="of:=[.C700]/[.D700]" office:value-type="float" office:value="1.6848345186539" calcext:value-type="float">
            <text:p>1.68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23" calcext:value-type="float">
            <text:p>23</text:p>
          </table:table-cell>
          <table:table-cell office:value-type="float" office:value="187.030733900815" calcext:value-type="float">
            <text:p>187.03</text:p>
          </table:table-cell>
          <table:table-cell office:value-type="float" office:value="100.84881095297" calcext:value-type="float">
            <text:p>100.85</text:p>
          </table:table-cell>
          <table:table-cell table:formula="of:=[.C701]/[.D701]" office:value-type="float" office:value="1.85456558320787" calcext:value-type="float">
            <text:p>1.85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23" calcext:value-type="float">
            <text:p>23</text:p>
          </table:table-cell>
          <table:table-cell office:value-type="float" office:value="266.109791643661" calcext:value-type="float">
            <text:p>266.11</text:p>
          </table:table-cell>
          <table:table-cell office:value-type="float" office:value="142.231223848809" calcext:value-type="float">
            <text:p>142.23</text:p>
          </table:table-cell>
          <table:table-cell table:formula="of:=[.C702]/[.D702]" office:value-type="float" office:value="1.87096605402576" calcext:value-type="float">
            <text:p>1.87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23" calcext:value-type="float">
            <text:p>23</text:p>
          </table:table-cell>
          <table:table-cell office:value-type="float" office:value="109.031008251065" calcext:value-type="float">
            <text:p>109.03</text:p>
          </table:table-cell>
          <table:table-cell office:value-type="float" office:value="58.6047231831673" calcext:value-type="float">
            <text:p>58.60</text:p>
          </table:table-cell>
          <table:table-cell table:formula="of:=[.C703]/[.D703]" office:value-type="float" office:value="1.86044745762712" calcext:value-type="float">
            <text:p>1.86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23" calcext:value-type="float">
            <text:p>23</text:p>
          </table:table-cell>
          <table:table-cell office:value-type="float" office:value="414.810072240379" calcext:value-type="float">
            <text:p>414.81</text:p>
          </table:table-cell>
          <table:table-cell office:value-type="float" office:value="214.556933917437" calcext:value-type="float">
            <text:p>214.56</text:p>
          </table:table-cell>
          <table:table-cell table:formula="of:=[.C704]/[.D704]" office:value-type="float" office:value="1.93333333333334" calcext:value-type="float">
            <text:p>1.93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23" calcext:value-type="float">
            <text:p>23</text:p>
          </table:table-cell>
          <table:table-cell office:value-type="float" office:value="90.9788363739951" calcext:value-type="float">
            <text:p>90.98</text:p>
          </table:table-cell>
          <table:table-cell office:value-type="float" office:value="49.3674228495677" calcext:value-type="float">
            <text:p>49.37</text:p>
          </table:table-cell>
          <table:table-cell table:formula="of:=[.C705]/[.D705]" office:value-type="float" office:value="1.84289215686275" calcext:value-type="float">
            <text:p>1.84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23" calcext:value-type="float">
            <text:p>23</text:p>
          </table:table-cell>
          <table:table-cell office:value-type="float" office:value="317.469174568419" calcext:value-type="float">
            <text:p>317.47</text:p>
          </table:table-cell>
          <table:table-cell office:value-type="float" office:value="187.004487913307" calcext:value-type="float">
            <text:p>187.00</text:p>
          </table:table-cell>
          <table:table-cell table:formula="of:=[.C706]/[.D706]" office:value-type="float" office:value="1.6976553777447" calcext:value-type="float">
            <text:p>1.70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23" calcext:value-type="float">
            <text:p>23</text:p>
          </table:table-cell>
          <table:table-cell office:value-type="float" office:value="98.6672906104723" calcext:value-type="float">
            <text:p>98.67</text:p>
          </table:table-cell>
          <table:table-cell office:value-type="float" office:value="53.6703431425342" calcext:value-type="float">
            <text:p>53.67</text:p>
          </table:table-cell>
          <table:table-cell table:formula="of:=[.C707]/[.D707]" office:value-type="float" office:value="1.83839500240269" calcext:value-type="float">
            <text:p>1.84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23" calcext:value-type="float">
            <text:p>23</text:p>
          </table:table-cell>
          <table:table-cell office:value-type="float" office:value="137.562662676599" calcext:value-type="float">
            <text:p>137.56</text:p>
          </table:table-cell>
          <table:table-cell office:value-type="float" office:value="79.1256226102428" calcext:value-type="float">
            <text:p>79.13</text:p>
          </table:table-cell>
          <table:table-cell table:formula="of:=[.C708]/[.D708]" office:value-type="float" office:value="1.73853497942387" calcext:value-type="float">
            <text:p>1.74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23" calcext:value-type="float">
            <text:p>23</text:p>
          </table:table-cell>
          <table:table-cell office:value-type="float" office:value="129.98251016345" calcext:value-type="float">
            <text:p>129.98</text:p>
          </table:table-cell>
          <table:table-cell office:value-type="float" office:value="73.2173323796559" calcext:value-type="float">
            <text:p>73.22</text:p>
          </table:table-cell>
          <table:table-cell table:formula="of:=[.C709]/[.D709]" office:value-type="float" office:value="1.77529699510832" calcext:value-type="float">
            <text:p>1.7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23" calcext:value-type="float">
            <text:p>23</text:p>
          </table:table-cell>
          <table:table-cell office:value-type="float" office:value="70.8732778033548" calcext:value-type="float">
            <text:p>70.87</text:p>
          </table:table-cell>
          <table:table-cell office:value-type="float" office:value="44.1420668624458" calcext:value-type="float">
            <text:p>44.14</text:p>
          </table:table-cell>
          <table:table-cell table:formula="of:=[.C710]/[.D710]" office:value-type="float" office:value="1.60557225433526" calcext:value-type="float">
            <text:p>1.61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23" calcext:value-type="float">
            <text:p>23</text:p>
          </table:table-cell>
          <table:table-cell office:value-type="float" office:value="44.9405724511856" calcext:value-type="float">
            <text:p>44.94</text:p>
          </table:table-cell>
          <table:table-cell office:value-type="float" office:value="32.0669361002799" calcext:value-type="float">
            <text:p>32.07</text:p>
          </table:table-cell>
          <table:table-cell table:formula="of:=[.C711]/[.D711]" office:value-type="float" office:value="1.40146137787056" calcext:value-type="float">
            <text:p>1.40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23" calcext:value-type="float">
            <text:p>23</text:p>
          </table:table-cell>
          <table:table-cell office:value-type="float" office:value="103.502992325262" calcext:value-type="float">
            <text:p>103.50</text:p>
          </table:table-cell>
          <table:table-cell office:value-type="float" office:value="54.4462056470289" calcext:value-type="float">
            <text:p>54.45</text:p>
          </table:table-cell>
          <table:table-cell table:formula="of:=[.C712]/[.D712]" office:value-type="float" office:value="1.90101387406617" calcext:value-type="float">
            <text:p>1.90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23" calcext:value-type="float">
            <text:p>23</text:p>
          </table:table-cell>
          <table:table-cell office:value-type="float" office:value="91.0957129020841" calcext:value-type="float">
            <text:p>91.10</text:p>
          </table:table-cell>
          <table:table-cell office:value-type="float" office:value="47.1948388583461" calcext:value-type="float">
            <text:p>47.19</text:p>
          </table:table-cell>
          <table:table-cell table:formula="of:=[.C713]/[.D713]" office:value-type="float" office:value="1.93020497803807" calcext:value-type="float">
            <text:p>1.93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23" calcext:value-type="float">
            <text:p>23</text:p>
          </table:table-cell>
          <table:table-cell office:value-type="float" office:value="147.807261446437" calcext:value-type="float">
            <text:p>147.81</text:p>
          </table:table-cell>
          <table:table-cell office:value-type="float" office:value="82.1926619451348" calcext:value-type="float">
            <text:p>82.19</text:p>
          </table:table-cell>
          <table:table-cell table:formula="of:=[.C714]/[.D714]" office:value-type="float" office:value="1.79830240253201" calcext:value-type="float">
            <text:p>1.80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24" calcext:value-type="float">
            <text:p>24</text:p>
          </table:table-cell>
          <table:table-cell office:value-type="float" office:value="175.669068251163" calcext:value-type="float">
            <text:p>175.67</text:p>
          </table:table-cell>
          <table:table-cell office:value-type="float" office:value="96.4228427730329" calcext:value-type="float">
            <text:p>96.42</text:p>
          </table:table-cell>
          <table:table-cell table:formula="of:=[.C715]/[.D715]" office:value-type="float" office:value="1.82186153404195" calcext:value-type="float">
            <text:p>1.82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24" calcext:value-type="float">
            <text:p>24</text:p>
          </table:table-cell>
          <table:table-cell office:value-type="float" office:value="45.152577620583" calcext:value-type="float">
            <text:p>45.15</text:p>
          </table:table-cell>
          <table:table-cell office:value-type="float" office:value="27.8647055665791" calcext:value-type="float">
            <text:p>27.86</text:p>
          </table:table-cell>
          <table:table-cell table:formula="of:=[.C716]/[.D716]" office:value-type="float" office:value="1.62042184557439" calcext:value-type="float">
            <text:p>1.62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24" calcext:value-type="float">
            <text:p>24</text:p>
          </table:table-cell>
          <table:table-cell office:value-type="float" office:value="2.63649907768985" calcext:value-type="float">
            <text:p>2.64</text:p>
          </table:table-cell>
          <table:table-cell office:value-type="float" office:value="1.57155084568379" calcext:value-type="float">
            <text:p>1.57</text:p>
          </table:table-cell>
          <table:table-cell table:formula="of:=[.C717]/[.D717]" office:value-type="float" office:value="1.6776416015625" calcext:value-type="float">
            <text:p>1.68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24" calcext:value-type="float">
            <text:p>24</text:p>
          </table:table-cell>
          <table:table-cell office:value-type="float" office:value="83.3704712781594" calcext:value-type="float">
            <text:p>83.37</text:p>
          </table:table-cell>
          <table:table-cell office:value-type="float" office:value="46.8078662551426" calcext:value-type="float">
            <text:p>46.81</text:p>
          </table:table-cell>
          <table:table-cell table:formula="of:=[.C718]/[.D718]" office:value-type="float" office:value="1.781120951417" calcext:value-type="float">
            <text:p>1.78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24" calcext:value-type="float">
            <text:p>24</text:p>
          </table:table-cell>
          <table:table-cell office:value-type="float" office:value="321.217884485908" calcext:value-type="float">
            <text:p>321.22</text:p>
          </table:table-cell>
          <table:table-cell office:value-type="float" office:value="187.142317889957" calcext:value-type="float">
            <text:p>187.14</text:p>
          </table:table-cell>
          <table:table-cell table:formula="of:=[.C719]/[.D719]" office:value-type="float" office:value="1.71643638973623" calcext:value-type="float">
            <text:p>1.72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24" calcext:value-type="float">
            <text:p>24</text:p>
          </table:table-cell>
          <table:table-cell office:value-type="float" office:value="199.618614775548" calcext:value-type="float">
            <text:p>199.62</text:p>
          </table:table-cell>
          <table:table-cell office:value-type="float" office:value="108.071430551256" calcext:value-type="float">
            <text:p>108.07</text:p>
          </table:table-cell>
          <table:table-cell table:formula="of:=[.C720]/[.D720]" office:value-type="float" office:value="1.84709884709885" calcext:value-type="float">
            <text:p>1.85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24" calcext:value-type="float">
            <text:p>24</text:p>
          </table:table-cell>
          <table:table-cell office:value-type="float" office:value="44.7725958621031" calcext:value-type="float">
            <text:p>44.77</text:p>
          </table:table-cell>
          <table:table-cell office:value-type="float" office:value="24.8152595424205" calcext:value-type="float">
            <text:p>24.82</text:p>
          </table:table-cell>
          <table:table-cell table:formula="of:=[.C721]/[.D721]" office:value-type="float" office:value="1.80423645320197" calcext:value-type="float">
            <text:p>1.80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24" calcext:value-type="float">
            <text:p>24</text:p>
          </table:table-cell>
          <table:table-cell office:value-type="float" office:value="412.025843313411" calcext:value-type="float">
            <text:p>412.03</text:p>
          </table:table-cell>
          <table:table-cell office:value-type="float" office:value="237.718366597777" calcext:value-type="float">
            <text:p>237.72</text:p>
          </table:table-cell>
          <table:table-cell table:formula="of:=[.C722]/[.D722]" office:value-type="float" office:value="1.73325203773827" calcext:value-type="float">
            <text:p>1.73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24" calcext:value-type="float">
            <text:p>24</text:p>
          </table:table-cell>
          <table:table-cell office:value-type="float" office:value="124.786153727116" calcext:value-type="float">
            <text:p>124.79</text:p>
          </table:table-cell>
          <table:table-cell office:value-type="float" office:value="65.7093834469894" calcext:value-type="float">
            <text:p>65.71</text:p>
          </table:table-cell>
          <table:table-cell table:formula="of:=[.C723]/[.D723]" office:value-type="float" office:value="1.89906140007822" calcext:value-type="float">
            <text:p>1.90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24" calcext:value-type="float">
            <text:p>24</text:p>
          </table:table-cell>
          <table:table-cell office:value-type="float" office:value="351.031905242615" calcext:value-type="float">
            <text:p>351.03</text:p>
          </table:table-cell>
          <table:table-cell office:value-type="float" office:value="197.262306291617" calcext:value-type="float">
            <text:p>197.26</text:p>
          </table:table-cell>
          <table:table-cell table:formula="of:=[.C724]/[.D724]" office:value-type="float" office:value="1.7795184079602" calcext:value-type="float">
            <text:p>1.78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24" calcext:value-type="float">
            <text:p>24</text:p>
          </table:table-cell>
          <table:table-cell office:value-type="float" office:value="111.683556098845" calcext:value-type="float">
            <text:p>111.68</text:p>
          </table:table-cell>
          <table:table-cell office:value-type="float" office:value="60.3754036330769" calcext:value-type="float">
            <text:p>60.38</text:p>
          </table:table-cell>
          <table:table-cell table:formula="of:=[.C725]/[.D725]" office:value-type="float" office:value="1.84981879007528" calcext:value-type="float">
            <text:p>1.85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24" calcext:value-type="float">
            <text:p>24</text:p>
          </table:table-cell>
          <table:table-cell office:value-type="float" office:value="530.962972589636" calcext:value-type="float">
            <text:p>530.96</text:p>
          </table:table-cell>
          <table:table-cell office:value-type="float" office:value="294.715854287266" calcext:value-type="float">
            <text:p>294.72</text:p>
          </table:table-cell>
          <table:table-cell table:formula="of:=[.C726]/[.D726]" office:value-type="float" office:value="1.8016098043782" calcext:value-type="float">
            <text:p>1.80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24" calcext:value-type="float">
            <text:p>24</text:p>
          </table:table-cell>
          <table:table-cell office:value-type="float" office:value="109.59767136976" calcext:value-type="float">
            <text:p>109.60</text:p>
          </table:table-cell>
          <table:table-cell office:value-type="float" office:value="60.7998684526002" calcext:value-type="float">
            <text:p>60.80</text:p>
          </table:table-cell>
          <table:table-cell table:formula="of:=[.C727]/[.D727]" office:value-type="float" office:value="1.80259717922256" calcext:value-type="float">
            <text:p>1.80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24" calcext:value-type="float">
            <text:p>24</text:p>
          </table:table-cell>
          <table:table-cell office:value-type="float" office:value="265.679816941442" calcext:value-type="float">
            <text:p>265.68</text:p>
          </table:table-cell>
          <table:table-cell office:value-type="float" office:value="146.511080544824" calcext:value-type="float">
            <text:p>146.51</text:p>
          </table:table-cell>
          <table:table-cell table:formula="of:=[.C728]/[.D728]" office:value-type="float" office:value="1.81337695383496" calcext:value-type="float">
            <text:p>1.81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24" calcext:value-type="float">
            <text:p>24</text:p>
          </table:table-cell>
          <table:table-cell office:value-type="float" office:value="30.3224175208872" calcext:value-type="float">
            <text:p>30.32</text:p>
          </table:table-cell>
          <table:table-cell office:value-type="float" office:value="17.7652835701416" calcext:value-type="float">
            <text:p>17.77</text:p>
          </table:table-cell>
          <table:table-cell table:formula="of:=[.C729]/[.D729]" office:value-type="float" office:value="1.70683554817276" calcext:value-type="float">
            <text:p>1.71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24" calcext:value-type="float">
            <text:p>24</text:p>
          </table:table-cell>
          <table:table-cell office:value-type="float" office:value="287.991570463117" calcext:value-type="float">
            <text:p>287.99</text:p>
          </table:table-cell>
          <table:table-cell office:value-type="float" office:value="161.117066150823" calcext:value-type="float">
            <text:p>161.12</text:p>
          </table:table-cell>
          <table:table-cell table:formula="of:=[.C730]/[.D730]" office:value-type="float" office:value="1.78746781668384" calcext:value-type="float">
            <text:p>1.79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24" calcext:value-type="float">
            <text:p>24</text:p>
          </table:table-cell>
          <table:table-cell office:value-type="float" office:value="469.876407768691" calcext:value-type="float">
            <text:p>469.88</text:p>
          </table:table-cell>
          <table:table-cell office:value-type="float" office:value="277.434639715551" calcext:value-type="float">
            <text:p>277.43</text:p>
          </table:table-cell>
          <table:table-cell table:formula="of:=[.C731]/[.D731]" office:value-type="float" office:value="1.69364722534449" calcext:value-type="float">
            <text:p>1.69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24" calcext:value-type="float">
            <text:p>24</text:p>
          </table:table-cell>
          <table:table-cell office:value-type="float" office:value="186.257111090809" calcext:value-type="float">
            <text:p>186.26</text:p>
          </table:table-cell>
          <table:table-cell office:value-type="float" office:value="92.2880990223185" calcext:value-type="float">
            <text:p>92.29</text:p>
          </table:table-cell>
          <table:table-cell table:formula="of:=[.C732]/[.D732]" office:value-type="float" office:value="2.01821375739645" calcext:value-type="float">
            <text:p>2.02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24" calcext:value-type="float">
            <text:p>24</text:p>
          </table:table-cell>
          <table:table-cell office:value-type="float" office:value="232.379342601087" calcext:value-type="float">
            <text:p>232.38</text:p>
          </table:table-cell>
          <table:table-cell office:value-type="float" office:value="124.252119583845" calcext:value-type="float">
            <text:p>124.25</text:p>
          </table:table-cell>
          <table:table-cell table:formula="of:=[.C733]/[.D733]" office:value-type="float" office:value="1.87022437427539" calcext:value-type="float">
            <text:p>1.87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24" calcext:value-type="float">
            <text:p>24</text:p>
          </table:table-cell>
          <table:table-cell office:value-type="float" office:value="107.21461893247" calcext:value-type="float">
            <text:p>107.21</text:p>
          </table:table-cell>
          <table:table-cell office:value-type="float" office:value="57.9238354929245" calcext:value-type="float">
            <text:p>57.92</text:p>
          </table:table-cell>
          <table:table-cell table:formula="of:=[.C734]/[.D734]" office:value-type="float" office:value="1.85095855652664" calcext:value-type="float">
            <text:p>1.85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24" calcext:value-type="float">
            <text:p>24</text:p>
          </table:table-cell>
          <table:table-cell office:value-type="float" office:value="371.690136856793" calcext:value-type="float">
            <text:p>371.69</text:p>
          </table:table-cell>
          <table:table-cell office:value-type="float" office:value="195.000562325868" calcext:value-type="float">
            <text:p>195.00</text:p>
          </table:table-cell>
          <table:table-cell table:formula="of:=[.C735]/[.D735]" office:value-type="float" office:value="1.90609776927544" calcext:value-type="float">
            <text:p>1.91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24" calcext:value-type="float">
            <text:p>24</text:p>
          </table:table-cell>
          <table:table-cell office:value-type="float" office:value="88.7615537922581" calcext:value-type="float">
            <text:p>88.76</text:p>
          </table:table-cell>
          <table:table-cell office:value-type="float" office:value="48.4385357094081" calcext:value-type="float">
            <text:p>48.44</text:p>
          </table:table-cell>
          <table:table-cell table:formula="of:=[.C736]/[.D736]" office:value-type="float" office:value="1.83245741210584" calcext:value-type="float">
            <text:p>1.83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24" calcext:value-type="float">
            <text:p>24</text:p>
          </table:table-cell>
          <table:table-cell office:value-type="float" office:value="295.145923460227" calcext:value-type="float">
            <text:p>295.15</text:p>
          </table:table-cell>
          <table:table-cell office:value-type="float" office:value="163.972080547304" calcext:value-type="float">
            <text:p>163.97</text:p>
          </table:table-cell>
          <table:table-cell table:formula="of:=[.C737]/[.D737]" office:value-type="float" office:value="1.79997669405116" calcext:value-type="float">
            <text:p>1.80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24" calcext:value-type="float">
            <text:p>24</text:p>
          </table:table-cell>
          <table:table-cell office:value-type="float" office:value="93.5821328592391" calcext:value-type="float">
            <text:p>93.58</text:p>
          </table:table-cell>
          <table:table-cell office:value-type="float" office:value="51.058745772934" calcext:value-type="float">
            <text:p>51.06</text:p>
          </table:table-cell>
          <table:table-cell table:formula="of:=[.C738]/[.D738]" office:value-type="float" office:value="1.83283258220664" calcext:value-type="float">
            <text:p>1.83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24" calcext:value-type="float">
            <text:p>24</text:p>
          </table:table-cell>
          <table:table-cell office:value-type="float" office:value="131.429408705128" calcext:value-type="float">
            <text:p>131.43</text:p>
          </table:table-cell>
          <table:table-cell office:value-type="float" office:value="77.182045018933" calcext:value-type="float">
            <text:p>77.18</text:p>
          </table:table-cell>
          <table:table-cell table:formula="of:=[.C739]/[.D739]" office:value-type="float" office:value="1.70284952507916" calcext:value-type="float">
            <text:p>1.70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24" calcext:value-type="float">
            <text:p>24</text:p>
          </table:table-cell>
          <table:table-cell office:value-type="float" office:value="128.113685080554" calcext:value-type="float">
            <text:p>128.11</text:p>
          </table:table-cell>
          <table:table-cell office:value-type="float" office:value="72.1032264548129" calcext:value-type="float">
            <text:p>72.10</text:p>
          </table:table-cell>
          <table:table-cell table:formula="of:=[.C740]/[.D740]" office:value-type="float" office:value="1.77680932434893" calcext:value-type="float">
            <text:p>1.7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24" calcext:value-type="float">
            <text:p>24</text:p>
          </table:table-cell>
          <table:table-cell office:value-type="float" office:value="67.9793322568924" calcext:value-type="float">
            <text:p>67.98</text:p>
          </table:table-cell>
          <table:table-cell office:value-type="float" office:value="42.9398731402121" calcext:value-type="float">
            <text:p>42.94</text:p>
          </table:table-cell>
          <table:table-cell table:formula="of:=[.C741]/[.D741]" office:value-type="float" office:value="1.58312839059675" calcext:value-type="float">
            <text:p>1.58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24" calcext:value-type="float">
            <text:p>24</text:p>
          </table:table-cell>
          <table:table-cell office:value-type="float" office:value="45.3840045557826" calcext:value-type="float">
            <text:p>45.38</text:p>
          </table:table-cell>
          <table:table-cell office:value-type="float" office:value="25.3321373743766" calcext:value-type="float">
            <text:p>25.33</text:p>
          </table:table-cell>
          <table:table-cell table:formula="of:=[.C742]/[.D742]" office:value-type="float" office:value="1.79155844155845" calcext:value-type="float">
            <text:p>1.79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24" calcext:value-type="float">
            <text:p>24</text:p>
          </table:table-cell>
          <table:table-cell office:value-type="float" office:value="100.001121217288" calcext:value-type="float">
            <text:p>100.00</text:p>
          </table:table-cell>
          <table:table-cell office:value-type="float" office:value="52.4358089917807" calcext:value-type="float">
            <text:p>52.44</text:p>
          </table:table-cell>
          <table:table-cell table:formula="of:=[.C743]/[.D743]" office:value-type="float" office:value="1.90711506392441" calcext:value-type="float">
            <text:p>1.91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24" calcext:value-type="float">
            <text:p>24</text:p>
          </table:table-cell>
          <table:table-cell office:value-type="float" office:value="90.684101266276" calcext:value-type="float">
            <text:p>90.68</text:p>
          </table:table-cell>
          <table:table-cell office:value-type="float" office:value="47.04028967995" calcext:value-type="float">
            <text:p>47.04</text:p>
          </table:table-cell>
          <table:table-cell table:formula="of:=[.C744]/[.D744]" office:value-type="float" office:value="1.92779640353551" calcext:value-type="float">
            <text:p>1.93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24" calcext:value-type="float">
            <text:p>24</text:p>
          </table:table-cell>
          <table:table-cell office:value-type="float" office:value="138.870754016387" calcext:value-type="float">
            <text:p>138.87</text:p>
          </table:table-cell>
          <table:table-cell office:value-type="float" office:value="77.0710684231884" calcext:value-type="float">
            <text:p>77.07</text:p>
          </table:table-cell>
          <table:table-cell table:formula="of:=[.C745]/[.D745]" office:value-type="float" office:value="1.80185323568974" calcext:value-type="float">
            <text:p>1.80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25" calcext:value-type="float">
            <text:p>25</text:p>
          </table:table-cell>
          <table:table-cell office:value-type="float" office:value="168.320008603673" calcext:value-type="float">
            <text:p>168.32</text:p>
          </table:table-cell>
          <table:table-cell office:value-type="float" office:value="88.8452004176088" calcext:value-type="float">
            <text:p>88.85</text:p>
          </table:table-cell>
          <table:table-cell table:formula="of:=[.C746]/[.D746]" office:value-type="float" office:value="1.89453125" calcext:value-type="float">
            <text:p>1.89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25" calcext:value-type="float">
            <text:p>25</text:p>
          </table:table-cell>
          <table:table-cell office:value-type="float" office:value="52.1074757255419" calcext:value-type="float">
            <text:p>52.11</text:p>
          </table:table-cell>
          <table:table-cell office:value-type="float" office:value="32.305658126632" calcext:value-type="float">
            <text:p>32.31</text:p>
          </table:table-cell>
          <table:table-cell table:formula="of:=[.C747]/[.D747]" office:value-type="float" office:value="1.61295199501247" calcext:value-type="float">
            <text:p>1.61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25" calcext:value-type="float">
            <text:p>25</text:p>
          </table:table-cell>
          <table:table-cell office:value-type="float" office:value="0.394965453467326" calcext:value-type="float">
            <text:p>0.39</text:p>
          </table:table-cell>
          <table:table-cell office:value-type="float" office:value="0.275590660400132" calcext:value-type="float">
            <text:p>0.28</text:p>
          </table:table-cell>
          <table:table-cell table:formula="of:=[.C748]/[.D748]" office:value-type="float" office:value="1.4331597917501" calcext:value-type="float">
            <text:p>1.43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25" calcext:value-type="float">
            <text:p>25</text:p>
          </table:table-cell>
          <table:table-cell office:value-type="float" office:value="106.659850288742" calcext:value-type="float">
            <text:p>106.66</text:p>
          </table:table-cell>
          <table:table-cell office:value-type="float" office:value="55.2417219937628" calcext:value-type="float">
            <text:p>55.24</text:p>
          </table:table-cell>
          <table:table-cell table:formula="of:=[.C749]/[.D749]" office:value-type="float" office:value="1.9307843137255" calcext:value-type="float">
            <text:p>1.93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25" calcext:value-type="float">
            <text:p>25</text:p>
          </table:table-cell>
          <table:table-cell office:value-type="float" office:value="338.209364270993" calcext:value-type="float">
            <text:p>338.21</text:p>
          </table:table-cell>
          <table:table-cell office:value-type="float" office:value="193.327388523454" calcext:value-type="float">
            <text:p>193.33</text:p>
          </table:table-cell>
          <table:table-cell table:formula="of:=[.C750]/[.D750]" office:value-type="float" office:value="1.74941257342832" calcext:value-type="float">
            <text:p>1.75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25" calcext:value-type="float">
            <text:p>25</text:p>
          </table:table-cell>
          <table:table-cell office:value-type="float" office:value="191.576972909155" calcext:value-type="float">
            <text:p>191.58</text:p>
          </table:table-cell>
          <table:table-cell office:value-type="float" office:value="107.70657084987" calcext:value-type="float">
            <text:p>107.71</text:p>
          </table:table-cell>
          <table:table-cell table:formula="of:=[.C751]/[.D751]" office:value-type="float" office:value="1.77869345758106" calcext:value-type="float">
            <text:p>1.78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25" calcext:value-type="float">
            <text:p>25</text:p>
          </table:table-cell>
          <table:table-cell office:value-type="float" office:value="79.669492101103" calcext:value-type="float">
            <text:p>79.67</text:p>
          </table:table-cell>
          <table:table-cell office:value-type="float" office:value="31.6770816787038" calcext:value-type="float">
            <text:p>31.68</text:p>
          </table:table-cell>
          <table:table-cell table:formula="of:=[.C752]/[.D752]" office:value-type="float" office:value="2.5150515097691" calcext:value-type="float">
            <text:p>2.52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25" calcext:value-type="float">
            <text:p>25</text:p>
          </table:table-cell>
          <table:table-cell office:value-type="float" office:value="408.970884269517" calcext:value-type="float">
            <text:p>408.97</text:p>
          </table:table-cell>
          <table:table-cell office:value-type="float" office:value="235.935872655344" calcext:value-type="float">
            <text:p>235.94</text:p>
          </table:table-cell>
          <table:table-cell table:formula="of:=[.C753]/[.D753]" office:value-type="float" office:value="1.73339848521866" calcext:value-type="float">
            <text:p>1.73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25" calcext:value-type="float">
            <text:p>25</text:p>
          </table:table-cell>
          <table:table-cell office:value-type="float" office:value="154.73985121374" calcext:value-type="float">
            <text:p>154.74</text:p>
          </table:table-cell>
          <table:table-cell office:value-type="float" office:value="81.5093223080099" calcext:value-type="float">
            <text:p>81.51</text:p>
          </table:table-cell>
          <table:table-cell table:formula="of:=[.C754]/[.D754]" office:value-type="float" office:value="1.8984313307011" calcext:value-type="float">
            <text:p>1.90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25" calcext:value-type="float">
            <text:p>25</text:p>
          </table:table-cell>
          <table:table-cell office:value-type="float" office:value="364.243403175707" calcext:value-type="float">
            <text:p>364.24</text:p>
          </table:table-cell>
          <table:table-cell office:value-type="float" office:value="238.436939785217" calcext:value-type="float">
            <text:p>238.44</text:p>
          </table:table-cell>
          <table:table-cell table:formula="of:=[.C755]/[.D755]" office:value-type="float" office:value="1.52762991969204" calcext:value-type="float">
            <text:p>1.53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25" calcext:value-type="float">
            <text:p>25</text:p>
          </table:table-cell>
          <table:table-cell office:value-type="float" office:value="111.416593440668" calcext:value-type="float">
            <text:p>111.42</text:p>
          </table:table-cell>
          <table:table-cell office:value-type="float" office:value="59.5304775779347" calcext:value-type="float">
            <text:p>59.53</text:p>
          </table:table-cell>
          <table:table-cell table:formula="of:=[.C756]/[.D756]" office:value-type="float" office:value="1.87158910819767" calcext:value-type="float">
            <text:p>1.87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25" calcext:value-type="float">
            <text:p>25</text:p>
          </table:table-cell>
          <table:table-cell office:value-type="float" office:value="574.197378926075" calcext:value-type="float">
            <text:p>574.20</text:p>
          </table:table-cell>
          <table:table-cell office:value-type="float" office:value="315.077203738668" calcext:value-type="float">
            <text:p>315.08</text:p>
          </table:table-cell>
          <table:table-cell table:formula="of:=[.C757]/[.D757]" office:value-type="float" office:value="1.82240216719178" calcext:value-type="float">
            <text:p>1.82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25" calcext:value-type="float">
            <text:p>25</text:p>
          </table:table-cell>
          <table:table-cell office:value-type="float" office:value="116.422736661234" calcext:value-type="float">
            <text:p>116.42</text:p>
          </table:table-cell>
          <table:table-cell office:value-type="float" office:value="71.6759318510218" calcext:value-type="float">
            <text:p>71.68</text:p>
          </table:table-cell>
          <table:table-cell table:formula="of:=[.C758]/[.D758]" office:value-type="float" office:value="1.62429331094318" calcext:value-type="float">
            <text:p>1.62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25" calcext:value-type="float">
            <text:p>25</text:p>
          </table:table-cell>
          <table:table-cell office:value-type="float" office:value="269.719294045157" calcext:value-type="float">
            <text:p>269.72</text:p>
          </table:table-cell>
          <table:table-cell office:value-type="float" office:value="146.401696304062" calcext:value-type="float">
            <text:p>146.40</text:p>
          </table:table-cell>
          <table:table-cell table:formula="of:=[.C759]/[.D759]" office:value-type="float" office:value="1.84232355808895" calcext:value-type="float">
            <text:p>1.84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25" calcext:value-type="float">
            <text:p>25</text:p>
          </table:table-cell>
          <table:table-cell office:value-type="float" office:value="38.0801227575277" calcext:value-type="float">
            <text:p>38.08</text:p>
          </table:table-cell>
          <table:table-cell office:value-type="float" office:value="22.2377361150335" calcext:value-type="float">
            <text:p>22.24</text:p>
          </table:table-cell>
          <table:table-cell table:formula="of:=[.C760]/[.D760]" office:value-type="float" office:value="1.71241004752207" calcext:value-type="float">
            <text:p>1.71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25" calcext:value-type="float">
            <text:p>25</text:p>
          </table:table-cell>
          <table:table-cell office:value-type="float" office:value="288.309165065497" calcext:value-type="float">
            <text:p>288.31</text:p>
          </table:table-cell>
          <table:table-cell office:value-type="float" office:value="178.022941801291" calcext:value-type="float">
            <text:p>178.02</text:p>
          </table:table-cell>
          <table:table-cell table:formula="of:=[.C761]/[.D761]" office:value-type="float" office:value="1.61950567802271" calcext:value-type="float">
            <text:p>1.62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25" calcext:value-type="float">
            <text:p>25</text:p>
          </table:table-cell>
          <table:table-cell office:value-type="float" office:value="468.46134291835" calcext:value-type="float">
            <text:p>468.46</text:p>
          </table:table-cell>
          <table:table-cell office:value-type="float" office:value="290.828965571886" calcext:value-type="float">
            <text:p>290.83</text:p>
          </table:table-cell>
          <table:table-cell table:formula="of:=[.C762]/[.D762]" office:value-type="float" office:value="1.61077952465006" calcext:value-type="float">
            <text:p>1.61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25" calcext:value-type="float">
            <text:p>25</text:p>
          </table:table-cell>
          <table:table-cell office:value-type="float" office:value="204.0533476676" calcext:value-type="float">
            <text:p>204.05</text:p>
          </table:table-cell>
          <table:table-cell office:value-type="float" office:value="99.1829882138618" calcext:value-type="float">
            <text:p>99.18</text:p>
          </table:table-cell>
          <table:table-cell table:formula="of:=[.C763]/[.D763]" office:value-type="float" office:value="2.05734220497182" calcext:value-type="float">
            <text:p>2.06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25" calcext:value-type="float">
            <text:p>25</text:p>
          </table:table-cell>
          <table:table-cell office:value-type="float" office:value="240.499672959701" calcext:value-type="float">
            <text:p>240.50</text:p>
          </table:table-cell>
          <table:table-cell office:value-type="float" office:value="133.699634281222" calcext:value-type="float">
            <text:p>133.70</text:p>
          </table:table-cell>
          <table:table-cell table:formula="of:=[.C764]/[.D764]" office:value-type="float" office:value="1.79880576527111" calcext:value-type="float">
            <text:p>1.80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25" calcext:value-type="float">
            <text:p>25</text:p>
          </table:table-cell>
          <table:table-cell office:value-type="float" office:value="131.823052792849" calcext:value-type="float">
            <text:p>131.82</text:p>
          </table:table-cell>
          <table:table-cell office:value-type="float" office:value="74.020738792809" calcext:value-type="float">
            <text:p>74.02</text:p>
          </table:table-cell>
          <table:table-cell table:formula="of:=[.C765]/[.D765]" office:value-type="float" office:value="1.78089350285782" calcext:value-type="float">
            <text:p>1.78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25" calcext:value-type="float">
            <text:p>25</text:p>
          </table:table-cell>
          <table:table-cell office:value-type="float" office:value="366.958666300576" calcext:value-type="float">
            <text:p>366.96</text:p>
          </table:table-cell>
          <table:table-cell office:value-type="float" office:value="182.611787497967" calcext:value-type="float">
            <text:p>182.61</text:p>
          </table:table-cell>
          <table:table-cell table:formula="of:=[.C766]/[.D766]" office:value-type="float" office:value="2.00950152960231" calcext:value-type="float">
            <text:p>2.01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25" calcext:value-type="float">
            <text:p>25</text:p>
          </table:table-cell>
          <table:table-cell office:value-type="float" office:value="97.5157822810173" calcext:value-type="float">
            <text:p>97.52</text:p>
          </table:table-cell>
          <table:table-cell office:value-type="float" office:value="62.9976450038135" calcext:value-type="float">
            <text:p>63.00</text:p>
          </table:table-cell>
          <table:table-cell table:formula="of:=[.C767]/[.D767]" office:value-type="float" office:value="1.54792742292373" calcext:value-type="float">
            <text:p>1.55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25" calcext:value-type="float">
            <text:p>25</text:p>
          </table:table-cell>
          <table:table-cell office:value-type="float" office:value="316.017525844402" calcext:value-type="float">
            <text:p>316.02</text:p>
          </table:table-cell>
          <table:table-cell office:value-type="float" office:value="165.394571402652" calcext:value-type="float">
            <text:p>165.39</text:p>
          </table:table-cell>
          <table:table-cell table:formula="of:=[.C768]/[.D768]" office:value-type="float" office:value="1.91068862275449" calcext:value-type="float">
            <text:p>1.91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25" calcext:value-type="float">
            <text:p>25</text:p>
          </table:table-cell>
          <table:table-cell office:value-type="float" office:value="106.09000987384" calcext:value-type="float">
            <text:p>106.09</text:p>
          </table:table-cell>
          <table:table-cell office:value-type="float" office:value="67.4640812778141" calcext:value-type="float">
            <text:p>67.46</text:p>
          </table:table-cell>
          <table:table-cell table:formula="of:=[.C769]/[.D769]" office:value-type="float" office:value="1.57254064480573" calcext:value-type="float">
            <text:p>1.57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25" calcext:value-type="float">
            <text:p>25</text:p>
          </table:table-cell>
          <table:table-cell office:value-type="float" office:value="144.684980841539" calcext:value-type="float">
            <text:p>144.68</text:p>
          </table:table-cell>
          <table:table-cell office:value-type="float" office:value="86.7829939907331" calcext:value-type="float">
            <text:p>86.78</text:p>
          </table:table-cell>
          <table:table-cell table:formula="of:=[.C770]/[.D770]" office:value-type="float" office:value="1.66720430107526" calcext:value-type="float">
            <text:p>1.67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25" calcext:value-type="float">
            <text:p>25</text:p>
          </table:table-cell>
          <table:table-cell office:value-type="float" office:value="191.409342809764" calcext:value-type="float">
            <text:p>191.41</text:p>
          </table:table-cell>
          <table:table-cell office:value-type="float" office:value="80.888489429096" calcext:value-type="float">
            <text:p>80.89</text:p>
          </table:table-cell>
          <table:table-cell table:formula="of:=[.C771]/[.D771]" office:value-type="float" office:value="2.36633597883598" calcext:value-type="float">
            <text:p>2.37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25" calcext:value-type="float">
            <text:p>25</text:p>
          </table:table-cell>
          <table:table-cell office:value-type="float" office:value="80.0364634835306" calcext:value-type="float">
            <text:p>80.04</text:p>
          </table:table-cell>
          <table:table-cell office:value-type="float" office:value="44.0299466095281" calcext:value-type="float">
            <text:p>44.03</text:p>
          </table:table-cell>
          <table:table-cell table:formula="of:=[.C772]/[.D772]" office:value-type="float" office:value="1.81777334851936" calcext:value-type="float">
            <text:p>1.82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25" calcext:value-type="float">
            <text:p>25</text:p>
          </table:table-cell>
          <table:table-cell office:value-type="float" office:value="54.5272173196395" calcext:value-type="float">
            <text:p>54.53</text:p>
          </table:table-cell>
          <table:table-cell office:value-type="float" office:value="31.493261918425" calcext:value-type="float">
            <text:p>31.49</text:p>
          </table:table-cell>
          <table:table-cell table:formula="of:=[.C773]/[.D773]" office:value-type="float" office:value="1.73139312977099" calcext:value-type="float">
            <text:p>1.73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25" calcext:value-type="float">
            <text:p>25</text:p>
          </table:table-cell>
          <table:table-cell office:value-type="float" office:value="107.553764825822" calcext:value-type="float">
            <text:p>107.55</text:p>
          </table:table-cell>
          <table:table-cell office:value-type="float" office:value="51.1783202434426" calcext:value-type="float">
            <text:p>51.18</text:p>
          </table:table-cell>
          <table:table-cell table:formula="of:=[.C774]/[.D774]" office:value-type="float" office:value="2.10154933405816" calcext:value-type="float">
            <text:p>2.10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25" calcext:value-type="float">
            <text:p>25</text:p>
          </table:table-cell>
          <table:table-cell office:value-type="float" office:value="92.2540111497476" calcext:value-type="float">
            <text:p>92.25</text:p>
          </table:table-cell>
          <table:table-cell office:value-type="float" office:value="54.4966737955384" calcext:value-type="float">
            <text:p>54.50</text:p>
          </table:table-cell>
          <table:table-cell table:formula="of:=[.C775]/[.D775]" office:value-type="float" office:value="1.69283746556474" calcext:value-type="float">
            <text:p>1.69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25" calcext:value-type="float">
            <text:p>25</text:p>
          </table:table-cell>
          <table:table-cell office:value-type="float" office:value="136.814123400447" calcext:value-type="float">
            <text:p>136.81</text:p>
          </table:table-cell>
          <table:table-cell office:value-type="float" office:value="96.2854192256962" calcext:value-type="float">
            <text:p>96.29</text:p>
          </table:table-cell>
          <table:table-cell table:formula="of:=[.C776]/[.D776]" office:value-type="float" office:value="1.42092254985929" calcext:value-type="float">
            <text:p>1.42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26" calcext:value-type="float">
            <text:p>26</text:p>
          </table:table-cell>
          <table:table-cell office:value-type="float" office:value="158.918250659408" calcext:value-type="float">
            <text:p>158.92</text:p>
          </table:table-cell>
          <table:table-cell office:value-type="float" office:value="83.7886316909844" calcext:value-type="float">
            <text:p>83.79</text:p>
          </table:table-cell>
          <table:table-cell table:formula="of:=[.C777]/[.D777]" office:value-type="float" office:value="1.89665647298675" calcext:value-type="float">
            <text:p>1.90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26" calcext:value-type="float">
            <text:p>26</text:p>
          </table:table-cell>
          <table:table-cell office:value-type="float" office:value="50.8379990306255" calcext:value-type="float">
            <text:p>50.84</text:p>
          </table:table-cell>
          <table:table-cell office:value-type="float" office:value="32.2888638154765" calcext:value-type="float">
            <text:p>32.29</text:p>
          </table:table-cell>
          <table:table-cell table:formula="of:=[.C778]/[.D778]" office:value-type="float" office:value="1.57447469570788" calcext:value-type="float">
            <text:p>1.57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26" calcext:value-type="float">
            <text:p>26</text:p>
          </table:table-cell>
          <table:table-cell office:value-type="float" office:value="1.19166978184833" calcext:value-type="float">
            <text:p>1.19</text:p>
          </table:table-cell>
          <table:table-cell office:value-type="float" office:value="0.743019550122613" calcext:value-type="float">
            <text:p>0.74</text:p>
          </table:table-cell>
          <table:table-cell table:formula="of:=[.C779]/[.D779]" office:value-type="float" office:value="1.6038202247191" calcext:value-type="float">
            <text:p>1.60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26" calcext:value-type="float">
            <text:p>26</text:p>
          </table:table-cell>
          <table:table-cell office:value-type="float" office:value="88.3573386117877" calcext:value-type="float">
            <text:p>88.36</text:p>
          </table:table-cell>
          <table:table-cell office:value-type="float" office:value="43.6266441387173" calcext:value-type="float">
            <text:p>43.63</text:p>
          </table:table-cell>
          <table:table-cell table:formula="of:=[.C780]/[.D780]" office:value-type="float" office:value="2.02530679029179" calcext:value-type="float">
            <text:p>2.03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26" calcext:value-type="float">
            <text:p>26</text:p>
          </table:table-cell>
          <table:table-cell office:value-type="float" office:value="315.693758243412" calcext:value-type="float">
            <text:p>315.69</text:p>
          </table:table-cell>
          <table:table-cell office:value-type="float" office:value="181.146999856851" calcext:value-type="float">
            <text:p>181.15</text:p>
          </table:table-cell>
          <table:table-cell table:formula="of:=[.C781]/[.D781]" office:value-type="float" office:value="1.7427490297542" calcext:value-type="float">
            <text:p>1.74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26" calcext:value-type="float">
            <text:p>26</text:p>
          </table:table-cell>
          <table:table-cell office:value-type="float" office:value="197.402508321304" calcext:value-type="float">
            <text:p>197.40</text:p>
          </table:table-cell>
          <table:table-cell office:value-type="float" office:value="111.841003513218" calcext:value-type="float">
            <text:p>111.84</text:p>
          </table:table-cell>
          <table:table-cell table:formula="of:=[.C782]/[.D782]" office:value-type="float" office:value="1.76502804982409" calcext:value-type="float">
            <text:p>1.77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26" calcext:value-type="float">
            <text:p>26</text:p>
          </table:table-cell>
          <table:table-cell office:value-type="float" office:value="48.2786664812118" calcext:value-type="float">
            <text:p>48.28</text:p>
          </table:table-cell>
          <table:table-cell office:value-type="float" office:value="31.3508289448971" calcext:value-type="float">
            <text:p>31.35</text:p>
          </table:table-cell>
          <table:table-cell table:formula="of:=[.C783]/[.D783]" office:value-type="float" office:value="1.53994864269992" calcext:value-type="float">
            <text:p>1.54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26" calcext:value-type="float">
            <text:p>26</text:p>
          </table:table-cell>
          <table:table-cell office:value-type="float" office:value="382.238385152552" calcext:value-type="float">
            <text:p>382.24</text:p>
          </table:table-cell>
          <table:table-cell office:value-type="float" office:value="242.709351441626" calcext:value-type="float">
            <text:p>242.71</text:p>
          </table:table-cell>
          <table:table-cell table:formula="of:=[.C784]/[.D784]" office:value-type="float" office:value="1.57488116087066" calcext:value-type="float">
            <text:p>1.57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26" calcext:value-type="float">
            <text:p>26</text:p>
          </table:table-cell>
          <table:table-cell office:value-type="float" office:value="136.619569527957" calcext:value-type="float">
            <text:p>136.62</text:p>
          </table:table-cell>
          <table:table-cell office:value-type="float" office:value="62.8484142513348" calcext:value-type="float">
            <text:p>62.85</text:p>
          </table:table-cell>
          <table:table-cell table:formula="of:=[.C785]/[.D785]" office:value-type="float" office:value="2.17379501385042" calcext:value-type="float">
            <text:p>2.17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26" calcext:value-type="float">
            <text:p>26</text:p>
          </table:table-cell>
          <table:table-cell office:value-type="float" office:value="332.712531284222" calcext:value-type="float">
            <text:p>332.71</text:p>
          </table:table-cell>
          <table:table-cell office:value-type="float" office:value="182.074946603158" calcext:value-type="float">
            <text:p>182.07</text:p>
          </table:table-cell>
          <table:table-cell table:formula="of:=[.C786]/[.D786]" office:value-type="float" office:value="1.82733834331083" calcext:value-type="float">
            <text:p>1.83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26" calcext:value-type="float">
            <text:p>26</text:p>
          </table:table-cell>
          <table:table-cell office:value-type="float" office:value="113.633108336917" calcext:value-type="float">
            <text:p>113.63</text:p>
          </table:table-cell>
          <table:table-cell office:value-type="float" office:value="58.6344056547823" calcext:value-type="float">
            <text:p>58.63</text:p>
          </table:table-cell>
          <table:table-cell table:formula="of:=[.C787]/[.D787]" office:value-type="float" office:value="1.93799369274666" calcext:value-type="float">
            <text:p>1.94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26" calcext:value-type="float">
            <text:p>26</text:p>
          </table:table-cell>
          <table:table-cell office:value-type="float" office:value="516.723395861765" calcext:value-type="float">
            <text:p>516.72</text:p>
          </table:table-cell>
          <table:table-cell office:value-type="float" office:value="277.729382389866" calcext:value-type="float">
            <text:p>277.73</text:p>
          </table:table-cell>
          <table:table-cell table:formula="of:=[.C788]/[.D788]" office:value-type="float" office:value="1.86052837267469" calcext:value-type="float">
            <text:p>1.86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26" calcext:value-type="float">
            <text:p>26</text:p>
          </table:table-cell>
          <table:table-cell office:value-type="float" office:value="107.471572390552" calcext:value-type="float">
            <text:p>107.47</text:p>
          </table:table-cell>
          <table:table-cell office:value-type="float" office:value="69.1773947959897" calcext:value-type="float">
            <text:p>69.18</text:p>
          </table:table-cell>
          <table:table-cell table:formula="of:=[.C789]/[.D789]" office:value-type="float" office:value="1.55356489945155" calcext:value-type="float">
            <text:p>1.55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26" calcext:value-type="float">
            <text:p>26</text:p>
          </table:table-cell>
          <table:table-cell office:value-type="float" office:value="264.075897946457" calcext:value-type="float">
            <text:p>264.08</text:p>
          </table:table-cell>
          <table:table-cell office:value-type="float" office:value="141.728913498259" calcext:value-type="float">
            <text:p>141.73</text:p>
          </table:table-cell>
          <table:table-cell table:formula="of:=[.C790]/[.D790]" office:value-type="float" office:value="1.86324647122692" calcext:value-type="float">
            <text:p>1.86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26" calcext:value-type="float">
            <text:p>26</text:p>
          </table:table-cell>
          <table:table-cell office:value-type="float" office:value="29.02969394297" calcext:value-type="float">
            <text:p>29.03</text:p>
          </table:table-cell>
          <table:table-cell office:value-type="float" office:value="18.1506716182259" calcext:value-type="float">
            <text:p>18.15</text:p>
          </table:table-cell>
          <table:table-cell table:formula="of:=[.C791]/[.D791]" office:value-type="float" office:value="1.5993729903537" calcext:value-type="float">
            <text:p>1.60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26" calcext:value-type="float">
            <text:p>26</text:p>
          </table:table-cell>
          <table:table-cell office:value-type="float" office:value="285.68666220889" calcext:value-type="float">
            <text:p>285.69</text:p>
          </table:table-cell>
          <table:table-cell office:value-type="float" office:value="178.098470433899" calcext:value-type="float">
            <text:p>178.10</text:p>
          </table:table-cell>
          <table:table-cell table:formula="of:=[.C792]/[.D792]" office:value-type="float" office:value="1.60409385612844" calcext:value-type="float">
            <text:p>1.60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26" calcext:value-type="float">
            <text:p>26</text:p>
          </table:table-cell>
          <table:table-cell office:value-type="float" office:value="452.137979479585" calcext:value-type="float">
            <text:p>452.14</text:p>
          </table:table-cell>
          <table:table-cell office:value-type="float" office:value="270.363522825153" calcext:value-type="float">
            <text:p>270.36</text:p>
          </table:table-cell>
          <table:table-cell table:formula="of:=[.C793]/[.D793]" office:value-type="float" office:value="1.67233351139602" calcext:value-type="float">
            <text:p>1.67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26" calcext:value-type="float">
            <text:p>26</text:p>
          </table:table-cell>
          <table:table-cell office:value-type="float" office:value="161.796805470461" calcext:value-type="float">
            <text:p>161.80</text:p>
          </table:table-cell>
          <table:table-cell office:value-type="float" office:value="87.577039981816" calcext:value-type="float">
            <text:p>87.58</text:p>
          </table:table-cell>
          <table:table-cell table:formula="of:=[.C794]/[.D794]" office:value-type="float" office:value="1.84747972190035" calcext:value-type="float">
            <text:p>1.85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26" calcext:value-type="float">
            <text:p>26</text:p>
          </table:table-cell>
          <table:table-cell office:value-type="float" office:value="225.240858409774" calcext:value-type="float">
            <text:p>225.24</text:p>
          </table:table-cell>
          <table:table-cell office:value-type="float" office:value="122.410658825371" calcext:value-type="float">
            <text:p>122.41</text:p>
          </table:table-cell>
          <table:table-cell table:formula="of:=[.C795]/[.D795]" office:value-type="float" office:value="1.84004285714285" calcext:value-type="float">
            <text:p>1.84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26" calcext:value-type="float">
            <text:p>26</text:p>
          </table:table-cell>
          <table:table-cell office:value-type="float" office:value="106.956269748251" calcext:value-type="float">
            <text:p>106.96</text:p>
          </table:table-cell>
          <table:table-cell office:value-type="float" office:value="58.0699472034814" calcext:value-type="float">
            <text:p>58.07</text:p>
          </table:table-cell>
          <table:table-cell table:formula="of:=[.C796]/[.D796]" office:value-type="float" office:value="1.84185236768803" calcext:value-type="float">
            <text:p>1.84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26" calcext:value-type="float">
            <text:p>26</text:p>
          </table:table-cell>
          <table:table-cell office:value-type="float" office:value="358.491244396278" calcext:value-type="float">
            <text:p>358.49</text:p>
          </table:table-cell>
          <table:table-cell office:value-type="float" office:value="185.829380429361" calcext:value-type="float">
            <text:p>185.83</text:p>
          </table:table-cell>
          <table:table-cell table:formula="of:=[.C797]/[.D797]" office:value-type="float" office:value="1.92914190193165" calcext:value-type="float">
            <text:p>1.93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26" calcext:value-type="float">
            <text:p>26</text:p>
          </table:table-cell>
          <table:table-cell office:value-type="float" office:value="87.3590874206013" calcext:value-type="float">
            <text:p>87.36</text:p>
          </table:table-cell>
          <table:table-cell office:value-type="float" office:value="51.0396639671546" calcext:value-type="float">
            <text:p>51.04</text:p>
          </table:table-cell>
          <table:table-cell table:formula="of:=[.C798]/[.D798]" office:value-type="float" office:value="1.71159213502697" calcext:value-type="float">
            <text:p>1.71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26" calcext:value-type="float">
            <text:p>26</text:p>
          </table:table-cell>
          <table:table-cell office:value-type="float" office:value="284.155840043549" calcext:value-type="float">
            <text:p>284.16</text:p>
          </table:table-cell>
          <table:table-cell office:value-type="float" office:value="157.672196674122" calcext:value-type="float">
            <text:p>157.67</text:p>
          </table:table-cell>
          <table:table-cell table:formula="of:=[.C799]/[.D799]" office:value-type="float" office:value="1.8021937033759" calcext:value-type="float">
            <text:p>1.80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26" calcext:value-type="float">
            <text:p>26</text:p>
          </table:table-cell>
          <table:table-cell office:value-type="float" office:value="106.366690209216" calcext:value-type="float">
            <text:p>106.37</text:p>
          </table:table-cell>
          <table:table-cell office:value-type="float" office:value="60.0403631596758" calcext:value-type="float">
            <text:p>60.04</text:p>
          </table:table-cell>
          <table:table-cell table:formula="of:=[.C800]/[.D800]" office:value-type="float" office:value="1.77158638974812" calcext:value-type="float">
            <text:p>1.77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26" calcext:value-type="float">
            <text:p>26</text:p>
          </table:table-cell>
          <table:table-cell office:value-type="float" office:value="129.255503350002" calcext:value-type="float">
            <text:p>129.26</text:p>
          </table:table-cell>
          <table:table-cell office:value-type="float" office:value="74.6461673507145" calcext:value-type="float">
            <text:p>74.65</text:p>
          </table:table-cell>
          <table:table-cell table:formula="of:=[.C801]/[.D801]" office:value-type="float" office:value="1.73157588577473" calcext:value-type="float">
            <text:p>1.73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26" calcext:value-type="float">
            <text:p>26</text:p>
          </table:table-cell>
          <table:table-cell office:value-type="float" office:value="114.609301827621" calcext:value-type="float">
            <text:p>114.61</text:p>
          </table:table-cell>
          <table:table-cell office:value-type="float" office:value="65.0539698274308" calcext:value-type="float">
            <text:p>65.05</text:p>
          </table:table-cell>
          <table:table-cell table:formula="of:=[.C802]/[.D802]" office:value-type="float" office:value="1.76175723221267" calcext:value-type="float">
            <text:p>1.76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26" calcext:value-type="float">
            <text:p>26</text:p>
          </table:table-cell>
          <table:table-cell office:value-type="float" office:value="102.70606004336" calcext:value-type="float">
            <text:p>102.71</text:p>
          </table:table-cell>
          <table:table-cell office:value-type="float" office:value="51.7528212088902" calcext:value-type="float">
            <text:p>51.75</text:p>
          </table:table-cell>
          <table:table-cell table:formula="of:=[.C803]/[.D803]" office:value-type="float" office:value="1.98454997513676" calcext:value-type="float">
            <text:p>1.98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26" calcext:value-type="float">
            <text:p>26</text:p>
          </table:table-cell>
          <table:table-cell office:value-type="float" office:value="56.4758643058123" calcext:value-type="float">
            <text:p>56.48</text:p>
          </table:table-cell>
          <table:table-cell office:value-type="float" office:value="29.8735808170662" calcext:value-type="float">
            <text:p>29.87</text:p>
          </table:table-cell>
          <table:table-cell table:formula="of:=[.C804]/[.D804]" office:value-type="float" office:value="1.89049530592425" calcext:value-type="float">
            <text:p>1.89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26" calcext:value-type="float">
            <text:p>26</text:p>
          </table:table-cell>
          <table:table-cell office:value-type="float" office:value="107.386001993092" calcext:value-type="float">
            <text:p>107.39</text:p>
          </table:table-cell>
          <table:table-cell office:value-type="float" office:value="56.5875432461479" calcext:value-type="float">
            <text:p>56.59</text:p>
          </table:table-cell>
          <table:table-cell table:formula="of:=[.C805]/[.D805]" office:value-type="float" office:value="1.89769683985003" calcext:value-type="float">
            <text:p>1.90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26" calcext:value-type="float">
            <text:p>26</text:p>
          </table:table-cell>
          <table:table-cell office:value-type="float" office:value="86.6924098388735" calcext:value-type="float">
            <text:p>86.69</text:p>
          </table:table-cell>
          <table:table-cell office:value-type="float" office:value="47.35870923469" calcext:value-type="float">
            <text:p>47.36</text:p>
          </table:table-cell>
          <table:table-cell table:formula="of:=[.C806]/[.D806]" office:value-type="float" office:value="1.83054840893704" calcext:value-type="float">
            <text:p>1.83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26" calcext:value-type="float">
            <text:p>26</text:p>
          </table:table-cell>
          <table:table-cell office:value-type="float" office:value="136.620947907188" calcext:value-type="float">
            <text:p>136.62</text:p>
          </table:table-cell>
          <table:table-cell office:value-type="float" office:value="80.7276377537573" calcext:value-type="float">
            <text:p>80.73</text:p>
          </table:table-cell>
          <table:table-cell table:formula="of:=[.C807]/[.D807]" office:value-type="float" office:value="1.69236895453229" calcext:value-type="float">
            <text:p>1.69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27" calcext:value-type="float">
            <text:p>27</text:p>
          </table:table-cell>
          <table:table-cell office:value-type="float" office:value="167.968483612021" calcext:value-type="float">
            <text:p>167.97</text:p>
          </table:table-cell>
          <table:table-cell office:value-type="float" office:value="91.1813823108005" calcext:value-type="float">
            <text:p>91.18</text:p>
          </table:table-cell>
          <table:table-cell table:formula="of:=[.C808]/[.D808]" office:value-type="float" office:value="1.84213574476733" calcext:value-type="float">
            <text:p>1.84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27" calcext:value-type="float">
            <text:p>27</text:p>
          </table:table-cell>
          <table:table-cell office:value-type="float" office:value="59.3606198666294" calcext:value-type="float">
            <text:p>59.36</text:p>
          </table:table-cell>
          <table:table-cell office:value-type="float" office:value="32.5197060072912" calcext:value-type="float">
            <text:p>32.52</text:p>
          </table:table-cell>
          <table:table-cell table:formula="of:=[.C809]/[.D809]" office:value-type="float" office:value="1.82537381651975" calcext:value-type="float">
            <text:p>1.83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27" calcext:value-type="float">
            <text:p>27</text:p>
          </table:table-cell>
          <table:table-cell office:value-type="float" office:value="0.487658611493154" calcext:value-type="float">
            <text:p>0.49</text:p>
          </table:table-cell>
          <table:table-cell office:value-type="float" office:value="0.259866086777437" calcext:value-type="float">
            <text:p>0.26</text:p>
          </table:table-cell>
          <table:table-cell table:formula="of:=[.C810]/[.D810]" office:value-type="float" office:value="1.87657657657658" calcext:value-type="float">
            <text:p>1.88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27" calcext:value-type="float">
            <text:p>27</text:p>
          </table:table-cell>
          <table:table-cell office:value-type="float" office:value="72.6688947321621" calcext:value-type="float">
            <text:p>72.67</text:p>
          </table:table-cell>
          <table:table-cell office:value-type="float" office:value="52.4672513985903" calcext:value-type="float">
            <text:p>52.47</text:p>
          </table:table-cell>
          <table:table-cell table:formula="of:=[.C811]/[.D811]" office:value-type="float" office:value="1.3850333835882" calcext:value-type="float">
            <text:p>1.39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27" calcext:value-type="float">
            <text:p>27</text:p>
          </table:table-cell>
          <table:table-cell office:value-type="float" office:value="336.228487754506" calcext:value-type="float">
            <text:p>336.23</text:p>
          </table:table-cell>
          <table:table-cell office:value-type="float" office:value="185.217006046732" calcext:value-type="float">
            <text:p>185.22</text:p>
          </table:table-cell>
          <table:table-cell table:formula="of:=[.C812]/[.D812]" office:value-type="float" office:value="1.81532190229699" calcext:value-type="float">
            <text:p>1.82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27" calcext:value-type="float">
            <text:p>27</text:p>
          </table:table-cell>
          <table:table-cell office:value-type="float" office:value="183.845987700168" calcext:value-type="float">
            <text:p>183.85</text:p>
          </table:table-cell>
          <table:table-cell office:value-type="float" office:value="125.149863119772" calcext:value-type="float">
            <text:p>125.15</text:p>
          </table:table-cell>
          <table:table-cell table:formula="of:=[.C813]/[.D813]" office:value-type="float" office:value="1.4690067021825" calcext:value-type="float">
            <text:p>1.47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27" calcext:value-type="float">
            <text:p>27</text:p>
          </table:table-cell>
          <table:table-cell office:value-type="float" office:value="61.2276616365636" calcext:value-type="float">
            <text:p>61.23</text:p>
          </table:table-cell>
          <table:table-cell office:value-type="float" office:value="29.8763830523448" calcext:value-type="float">
            <text:p>29.88</text:p>
          </table:table-cell>
          <table:table-cell table:formula="of:=[.C814]/[.D814]" office:value-type="float" office:value="2.04936660268714" calcext:value-type="float">
            <text:p>2.05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27" calcext:value-type="float">
            <text:p>27</text:p>
          </table:table-cell>
          <table:table-cell office:value-type="float" office:value="366.588019171608" calcext:value-type="float">
            <text:p>366.59</text:p>
          </table:table-cell>
          <table:table-cell office:value-type="float" office:value="231.494775645557" calcext:value-type="float">
            <text:p>231.49</text:p>
          </table:table-cell>
          <table:table-cell table:formula="of:=[.C815]/[.D815]" office:value-type="float" office:value="1.58356929718748" calcext:value-type="float">
            <text:p>1.58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27" calcext:value-type="float">
            <text:p>27</text:p>
          </table:table-cell>
          <table:table-cell office:value-type="float" office:value="136.775542490471" calcext:value-type="float">
            <text:p>136.78</text:p>
          </table:table-cell>
          <table:table-cell office:value-type="float" office:value="70.4104908285224" calcext:value-type="float">
            <text:p>70.41</text:p>
          </table:table-cell>
          <table:table-cell table:formula="of:=[.C816]/[.D816]" office:value-type="float" office:value="1.94254493728177" calcext:value-type="float">
            <text:p>1.94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27" calcext:value-type="float">
            <text:p>27</text:p>
          </table:table-cell>
          <table:table-cell office:value-type="float" office:value="349.51857479046" calcext:value-type="float">
            <text:p>349.52</text:p>
          </table:table-cell>
          <table:table-cell office:value-type="float" office:value="199.587997193332" calcext:value-type="float">
            <text:p>199.59</text:p>
          </table:table-cell>
          <table:table-cell table:formula="of:=[.C817]/[.D817]" office:value-type="float" office:value="1.75120037129235" calcext:value-type="float">
            <text:p>1.75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27" calcext:value-type="float">
            <text:p>27</text:p>
          </table:table-cell>
          <table:table-cell office:value-type="float" office:value="117.258342730649" calcext:value-type="float">
            <text:p>117.26</text:p>
          </table:table-cell>
          <table:table-cell office:value-type="float" office:value="55.2274788287701" calcext:value-type="float">
            <text:p>55.23</text:p>
          </table:table-cell>
          <table:table-cell table:formula="of:=[.C818]/[.D818]" office:value-type="float" office:value="2.12318840579709" calcext:value-type="float">
            <text:p>2.12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27" calcext:value-type="float">
            <text:p>27</text:p>
          </table:table-cell>
          <table:table-cell office:value-type="float" office:value="480.831653800261" calcext:value-type="float">
            <text:p>480.83</text:p>
          </table:table-cell>
          <table:table-cell office:value-type="float" office:value="282.75697567944" calcext:value-type="float">
            <text:p>282.76</text:p>
          </table:table-cell>
          <table:table-cell table:formula="of:=[.C819]/[.D819]" office:value-type="float" office:value="1.70051208337076" calcext:value-type="float">
            <text:p>1.70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27" calcext:value-type="float">
            <text:p>27</text:p>
          </table:table-cell>
          <table:table-cell office:value-type="float" office:value="105.177207665677" calcext:value-type="float">
            <text:p>105.18</text:p>
          </table:table-cell>
          <table:table-cell office:value-type="float" office:value="68.8641617882419" calcext:value-type="float">
            <text:p>68.86</text:p>
          </table:table-cell>
          <table:table-cell table:formula="of:=[.C820]/[.D820]" office:value-type="float" office:value="1.52731413458713" calcext:value-type="float">
            <text:p>1.53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27" calcext:value-type="float">
            <text:p>27</text:p>
          </table:table-cell>
          <table:table-cell office:value-type="float" office:value="245.294748857048" calcext:value-type="float">
            <text:p>245.29</text:p>
          </table:table-cell>
          <table:table-cell office:value-type="float" office:value="166.072177070117" calcext:value-type="float">
            <text:p>166.07</text:p>
          </table:table-cell>
          <table:table-cell table:formula="of:=[.C821]/[.D821]" office:value-type="float" office:value="1.47703699189469" calcext:value-type="float">
            <text:p>1.48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27" calcext:value-type="float">
            <text:p>27</text:p>
          </table:table-cell>
          <table:table-cell office:value-type="float" office:value="36.0191817973729" calcext:value-type="float">
            <text:p>36.02</text:p>
          </table:table-cell>
          <table:table-cell office:value-type="float" office:value="21.5163887100016" calcext:value-type="float">
            <text:p>21.52</text:p>
          </table:table-cell>
          <table:table-cell table:formula="of:=[.C822]/[.D822]" office:value-type="float" office:value="1.67403472222222" calcext:value-type="float">
            <text:p>1.67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27" calcext:value-type="float">
            <text:p>27</text:p>
          </table:table-cell>
          <table:table-cell office:value-type="float" office:value="301.437608949191" calcext:value-type="float">
            <text:p>301.44</text:p>
          </table:table-cell>
          <table:table-cell office:value-type="float" office:value="174.458016790924" calcext:value-type="float">
            <text:p>174.46</text:p>
          </table:table-cell>
          <table:table-cell table:formula="of:=[.C823]/[.D823]" office:value-type="float" office:value="1.72785186083161" calcext:value-type="float">
            <text:p>1.73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27" calcext:value-type="float">
            <text:p>27</text:p>
          </table:table-cell>
          <table:table-cell office:value-type="float" office:value="425.515772166143" calcext:value-type="float">
            <text:p>425.52</text:p>
          </table:table-cell>
          <table:table-cell office:value-type="float" office:value="255.612311404485" calcext:value-type="float">
            <text:p>255.61</text:p>
          </table:table-cell>
          <table:table-cell table:formula="of:=[.C824]/[.D824]" office:value-type="float" office:value="1.66469200887902" calcext:value-type="float">
            <text:p>1.66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27" calcext:value-type="float">
            <text:p>27</text:p>
          </table:table-cell>
          <table:table-cell office:value-type="float" office:value="187.573950262692" calcext:value-type="float">
            <text:p>187.57</text:p>
          </table:table-cell>
          <table:table-cell office:value-type="float" office:value="94.4753377162921" calcext:value-type="float">
            <text:p>94.48</text:p>
          </table:table-cell>
          <table:table-cell table:formula="of:=[.C825]/[.D825]" office:value-type="float" office:value="1.98542767664905" calcext:value-type="float">
            <text:p>1.99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27" calcext:value-type="float">
            <text:p>27</text:p>
          </table:table-cell>
          <table:table-cell office:value-type="float" office:value="207.804971995796" calcext:value-type="float">
            <text:p>207.80</text:p>
          </table:table-cell>
          <table:table-cell office:value-type="float" office:value="126.06300415061" calcext:value-type="float">
            <text:p>126.06</text:p>
          </table:table-cell>
          <table:table-cell table:formula="of:=[.C826]/[.D826]" office:value-type="float" office:value="1.64842154441701" calcext:value-type="float">
            <text:p>1.65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27" calcext:value-type="float">
            <text:p>27</text:p>
          </table:table-cell>
          <table:table-cell office:value-type="float" office:value="101.392337476978" calcext:value-type="float">
            <text:p>101.39</text:p>
          </table:table-cell>
          <table:table-cell office:value-type="float" office:value="65.0597129905949" calcext:value-type="float">
            <text:p>65.06</text:p>
          </table:table-cell>
          <table:table-cell table:formula="of:=[.C827]/[.D827]" office:value-type="float" office:value="1.55845042678924" calcext:value-type="float">
            <text:p>1.56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27" calcext:value-type="float">
            <text:p>27</text:p>
          </table:table-cell>
          <table:table-cell office:value-type="float" office:value="362.365038860383" calcext:value-type="float">
            <text:p>362.37</text:p>
          </table:table-cell>
          <table:table-cell office:value-type="float" office:value="187.611114135229" calcext:value-type="float">
            <text:p>187.61</text:p>
          </table:table-cell>
          <table:table-cell table:formula="of:=[.C828]/[.D828]" office:value-type="float" office:value="1.93146893525291" calcext:value-type="float">
            <text:p>1.93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27" calcext:value-type="float">
            <text:p>27</text:p>
          </table:table-cell>
          <table:table-cell office:value-type="float" office:value="91.4230740986922" calcext:value-type="float">
            <text:p>91.42</text:p>
          </table:table-cell>
          <table:table-cell office:value-type="float" office:value="55.6932508816447" calcext:value-type="float">
            <text:p>55.69</text:p>
          </table:table-cell>
          <table:table-cell table:formula="of:=[.C829]/[.D829]" office:value-type="float" office:value="1.64154673414518" calcext:value-type="float">
            <text:p>1.64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27" calcext:value-type="float">
            <text:p>27</text:p>
          </table:table-cell>
          <table:table-cell office:value-type="float" office:value="261.815767652552" calcext:value-type="float">
            <text:p>261.82</text:p>
          </table:table-cell>
          <table:table-cell office:value-type="float" office:value="145.87653758766" calcext:value-type="float">
            <text:p>145.88</text:p>
          </table:table-cell>
          <table:table-cell table:formula="of:=[.C830]/[.D830]" office:value-type="float" office:value="1.79477640463753" calcext:value-type="float">
            <text:p>1.79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27" calcext:value-type="float">
            <text:p>27</text:p>
          </table:table-cell>
          <table:table-cell office:value-type="float" office:value="117.934929455775" calcext:value-type="float">
            <text:p>117.93</text:p>
          </table:table-cell>
          <table:table-cell office:value-type="float" office:value="48.8725027576756" calcext:value-type="float">
            <text:p>48.87</text:p>
          </table:table-cell>
          <table:table-cell table:formula="of:=[.C831]/[.D831]" office:value-type="float" office:value="2.41311418080084" calcext:value-type="float">
            <text:p>2.41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27" calcext:value-type="float">
            <text:p>27</text:p>
          </table:table-cell>
          <table:table-cell office:value-type="float" office:value="159.441760705876" calcext:value-type="float">
            <text:p>159.44</text:p>
          </table:table-cell>
          <table:table-cell office:value-type="float" office:value="76.6233134572785" calcext:value-type="float">
            <text:p>76.62</text:p>
          </table:table-cell>
          <table:table-cell table:formula="of:=[.C832]/[.D832]" office:value-type="float" office:value="2.08085181274199" calcext:value-type="float">
            <text:p>2.08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27" calcext:value-type="float">
            <text:p>27</text:p>
          </table:table-cell>
          <table:table-cell office:value-type="float" office:value="115.9718959365" calcext:value-type="float">
            <text:p>115.97</text:p>
          </table:table-cell>
          <table:table-cell office:value-type="float" office:value="77.641810583133" calcext:value-type="float">
            <text:p>77.64</text:p>
          </table:table-cell>
          <table:table-cell table:formula="of:=[.C833]/[.D833]" office:value-type="float" office:value="1.49367840684661" calcext:value-type="float">
            <text:p>1.49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27" calcext:value-type="float">
            <text:p>27</text:p>
          </table:table-cell>
          <table:table-cell office:value-type="float" office:value="81.1166209416117" calcext:value-type="float">
            <text:p>81.12</text:p>
          </table:table-cell>
          <table:table-cell office:value-type="float" office:value="50.2130234489473" calcext:value-type="float">
            <text:p>50.21</text:p>
          </table:table-cell>
          <table:table-cell table:formula="of:=[.C834]/[.D834]" office:value-type="float" office:value="1.61544984488108" calcext:value-type="float">
            <text:p>1.62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27" calcext:value-type="float">
            <text:p>27</text:p>
          </table:table-cell>
          <table:table-cell office:value-type="float" office:value="48.9389936422074" calcext:value-type="float">
            <text:p>48.94</text:p>
          </table:table-cell>
          <table:table-cell office:value-type="float" office:value="25.6090138830554" calcext:value-type="float">
            <text:p>25.61</text:p>
          </table:table-cell>
          <table:table-cell table:formula="of:=[.C835]/[.D835]" office:value-type="float" office:value="1.91100656455142" calcext:value-type="float">
            <text:p>1.91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27" calcext:value-type="float">
            <text:p>27</text:p>
          </table:table-cell>
          <table:table-cell office:value-type="float" office:value="122.324070786817" calcext:value-type="float">
            <text:p>122.32</text:p>
          </table:table-cell>
          <table:table-cell office:value-type="float" office:value="50.4364419055773" calcext:value-type="float">
            <text:p>50.44</text:p>
          </table:table-cell>
          <table:table-cell table:formula="of:=[.C836]/[.D836]" office:value-type="float" office:value="2.4253112663225" calcext:value-type="float">
            <text:p>2.43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27" calcext:value-type="float">
            <text:p>27</text:p>
          </table:table-cell>
          <table:table-cell office:value-type="float" office:value="98.8732444157032" calcext:value-type="float">
            <text:p>98.87</text:p>
          </table:table-cell>
          <table:table-cell office:value-type="float" office:value="41.3845492108836" calcext:value-type="float">
            <text:p>41.38</text:p>
          </table:table-cell>
          <table:table-cell table:formula="of:=[.C837]/[.D837]" office:value-type="float" office:value="2.38913426148184" calcext:value-type="float">
            <text:p>2.39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27" calcext:value-type="float">
            <text:p>27</text:p>
          </table:table-cell>
          <table:table-cell office:value-type="float" office:value="135.615315433777" calcext:value-type="float">
            <text:p>135.62</text:p>
          </table:table-cell>
          <table:table-cell office:value-type="float" office:value="85.5634381512479" calcext:value-type="float">
            <text:p>85.56</text:p>
          </table:table-cell>
          <table:table-cell table:formula="of:=[.C838]/[.D838]" office:value-type="float" office:value="1.58496804667963" calcext:value-type="float">
            <text:p>1.58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28" calcext:value-type="float">
            <text:p>28</text:p>
          </table:table-cell>
          <table:table-cell office:value-type="float" office:value="150.702905932614" calcext:value-type="float">
            <text:p>150.70</text:p>
          </table:table-cell>
          <table:table-cell office:value-type="float" office:value="98.9209474034197" calcext:value-type="float">
            <text:p>98.92</text:p>
          </table:table-cell>
          <table:table-cell table:formula="of:=[.C839]/[.D839]" office:value-type="float" office:value="1.52346808121456" calcext:value-type="float">
            <text:p>1.52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28" calcext:value-type="float">
            <text:p>28</text:p>
          </table:table-cell>
          <table:table-cell office:value-type="float" office:value="48.9599456955298" calcext:value-type="float">
            <text:p>48.96</text:p>
          </table:table-cell>
          <table:table-cell office:value-type="float" office:value="32.3063356710886" calcext:value-type="float">
            <text:p>32.31</text:p>
          </table:table-cell>
          <table:table-cell table:formula="of:=[.C840]/[.D840]" office:value-type="float" office:value="1.51549052774019" calcext:value-type="float">
            <text:p>1.52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28" calcext:value-type="float">
            <text:p>28</text:p>
          </table:table-cell>
          <table:table-cell office:value-type="float" office:value="3.19119057334911" calcext:value-type="float">
            <text:p>3.19</text:p>
          </table:table-cell>
          <table:table-cell office:value-type="float" office:value="1.42334858191001" calcext:value-type="float">
            <text:p>1.42</text:p>
          </table:table-cell>
          <table:table-cell table:formula="of:=[.C841]/[.D841]" office:value-type="float" office:value="2.24203024747937" calcext:value-type="float">
            <text:p>2.24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28" calcext:value-type="float">
            <text:p>28</text:p>
          </table:table-cell>
          <table:table-cell office:value-type="float" office:value="90.691075157517" calcext:value-type="float">
            <text:p>90.69</text:p>
          </table:table-cell>
          <table:table-cell office:value-type="float" office:value="48.2127285144884" calcext:value-type="float">
            <text:p>48.21</text:p>
          </table:table-cell>
          <table:table-cell table:formula="of:=[.C842]/[.D842]" office:value-type="float" office:value="1.88106083086054" calcext:value-type="float">
            <text:p>1.88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28" calcext:value-type="float">
            <text:p>28</text:p>
          </table:table-cell>
          <table:table-cell office:value-type="float" office:value="318.699041717891" calcext:value-type="float">
            <text:p>318.70</text:p>
          </table:table-cell>
          <table:table-cell office:value-type="float" office:value="175.426463032412" calcext:value-type="float">
            <text:p>175.43</text:p>
          </table:table-cell>
          <table:table-cell table:formula="of:=[.C843]/[.D843]" office:value-type="float" office:value="1.81671018276762" calcext:value-type="float">
            <text:p>1.82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28" calcext:value-type="float">
            <text:p>28</text:p>
          </table:table-cell>
          <table:table-cell office:value-type="float" office:value="191.202966967924" calcext:value-type="float">
            <text:p>191.20</text:p>
          </table:table-cell>
          <table:table-cell office:value-type="float" office:value="100.355372700477" calcext:value-type="float">
            <text:p>100.36</text:p>
          </table:table-cell>
          <table:table-cell table:formula="of:=[.C844]/[.D844]" office:value-type="float" office:value="1.90525889967638" calcext:value-type="float">
            <text:p>1.91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28" calcext:value-type="float">
            <text:p>28</text:p>
          </table:table-cell>
          <table:table-cell office:value-type="float" office:value="59.1709922574237" calcext:value-type="float">
            <text:p>59.17</text:p>
          </table:table-cell>
          <table:table-cell office:value-type="float" office:value="23.4160699992058" calcext:value-type="float">
            <text:p>23.42</text:p>
          </table:table-cell>
          <table:table-cell table:formula="of:=[.C845]/[.D845]" office:value-type="float" office:value="2.52693950177936" calcext:value-type="float">
            <text:p>2.53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28" calcext:value-type="float">
            <text:p>28</text:p>
          </table:table-cell>
          <table:table-cell office:value-type="float" office:value="364.470136348907" calcext:value-type="float">
            <text:p>364.47</text:p>
          </table:table-cell>
          <table:table-cell office:value-type="float" office:value="221.158589442034" calcext:value-type="float">
            <text:p>221.16</text:p>
          </table:table-cell>
          <table:table-cell table:formula="of:=[.C846]/[.D846]" office:value-type="float" office:value="1.64800353116936" calcext:value-type="float">
            <text:p>1.65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28" calcext:value-type="float">
            <text:p>28</text:p>
          </table:table-cell>
          <table:table-cell office:value-type="float" office:value="129.587791023276" calcext:value-type="float">
            <text:p>129.59</text:p>
          </table:table-cell>
          <table:table-cell office:value-type="float" office:value="76.1239147998773" calcext:value-type="float">
            <text:p>76.12</text:p>
          </table:table-cell>
          <table:table-cell table:formula="of:=[.C847]/[.D847]" office:value-type="float" office:value="1.70232694106642" calcext:value-type="float">
            <text:p>1.70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28" calcext:value-type="float">
            <text:p>28</text:p>
          </table:table-cell>
          <table:table-cell office:value-type="float" office:value="329.100732636618" calcext:value-type="float">
            <text:p>329.10</text:p>
          </table:table-cell>
          <table:table-cell office:value-type="float" office:value="201.145945764672" calcext:value-type="float">
            <text:p>201.15</text:p>
          </table:table-cell>
          <table:table-cell table:formula="of:=[.C848]/[.D848]" office:value-type="float" office:value="1.63612908719346" calcext:value-type="float">
            <text:p>1.64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28" calcext:value-type="float">
            <text:p>28</text:p>
          </table:table-cell>
          <table:table-cell office:value-type="float" office:value="102.735954750238" calcext:value-type="float">
            <text:p>102.74</text:p>
          </table:table-cell>
          <table:table-cell office:value-type="float" office:value="61.9142677789977" calcext:value-type="float">
            <text:p>61.91</text:p>
          </table:table-cell>
          <table:table-cell table:formula="of:=[.C849]/[.D849]" office:value-type="float" office:value="1.65932600732602" calcext:value-type="float">
            <text:p>1.66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28" calcext:value-type="float">
            <text:p>28</text:p>
          </table:table-cell>
          <table:table-cell office:value-type="float" office:value="500.384687692902" calcext:value-type="float">
            <text:p>500.38</text:p>
          </table:table-cell>
          <table:table-cell office:value-type="float" office:value="268.94659640197" calcext:value-type="float">
            <text:p>268.95</text:p>
          </table:table-cell>
          <table:table-cell table:formula="of:=[.C850]/[.D850]" office:value-type="float" office:value="1.86053549064076" calcext:value-type="float">
            <text:p>1.86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28" calcext:value-type="float">
            <text:p>28</text:p>
          </table:table-cell>
          <table:table-cell office:value-type="float" office:value="108.079006238654" calcext:value-type="float">
            <text:p>108.08</text:p>
          </table:table-cell>
          <table:table-cell office:value-type="float" office:value="69.7955628121203" calcext:value-type="float">
            <text:p>69.80</text:p>
          </table:table-cell>
          <table:table-cell table:formula="of:=[.C851]/[.D851]" office:value-type="float" office:value="1.54850827021178" calcext:value-type="float">
            <text:p>1.55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28" calcext:value-type="float">
            <text:p>28</text:p>
          </table:table-cell>
          <table:table-cell office:value-type="float" office:value="256.016392924151" calcext:value-type="float">
            <text:p>256.02</text:p>
          </table:table-cell>
          <table:table-cell office:value-type="float" office:value="132.401437721108" calcext:value-type="float">
            <text:p>132.40</text:p>
          </table:table-cell>
          <table:table-cell table:formula="of:=[.C852]/[.D852]" office:value-type="float" office:value="1.93363755961191" calcext:value-type="float">
            <text:p>1.93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28" calcext:value-type="float">
            <text:p>28</text:p>
          </table:table-cell>
          <table:table-cell office:value-type="float" office:value="32.8089133997809" calcext:value-type="float">
            <text:p>32.81</text:p>
          </table:table-cell>
          <table:table-cell office:value-type="float" office:value="19.5790860897976" calcext:value-type="float">
            <text:p>19.58</text:p>
          </table:table-cell>
          <table:table-cell table:formula="of:=[.C853]/[.D853]" office:value-type="float" office:value="1.67571219868517" calcext:value-type="float">
            <text:p>1.68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28" calcext:value-type="float">
            <text:p>28</text:p>
          </table:table-cell>
          <table:table-cell office:value-type="float" office:value="277.76992492006" calcext:value-type="float">
            <text:p>277.77</text:p>
          </table:table-cell>
          <table:table-cell office:value-type="float" office:value="161.854455273186" calcext:value-type="float">
            <text:p>161.85</text:p>
          </table:table-cell>
          <table:table-cell table:formula="of:=[.C854]/[.D854]" office:value-type="float" office:value="1.7161710158131" calcext:value-type="float">
            <text:p>1.72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28" calcext:value-type="float">
            <text:p>28</text:p>
          </table:table-cell>
          <table:table-cell office:value-type="float" office:value="438.738929648188" calcext:value-type="float">
            <text:p>438.74</text:p>
          </table:table-cell>
          <table:table-cell office:value-type="float" office:value="258.670344904436" calcext:value-type="float">
            <text:p>258.67</text:p>
          </table:table-cell>
          <table:table-cell table:formula="of:=[.C855]/[.D855]" office:value-type="float" office:value="1.69613153688057" calcext:value-type="float">
            <text:p>1.70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28" calcext:value-type="float">
            <text:p>28</text:p>
          </table:table-cell>
          <table:table-cell office:value-type="float" office:value="150.01000669598" calcext:value-type="float">
            <text:p>150.01</text:p>
          </table:table-cell>
          <table:table-cell office:value-type="float" office:value="96.0583934613872" calcext:value-type="float">
            <text:p>96.06</text:p>
          </table:table-cell>
          <table:table-cell table:formula="of:=[.C856]/[.D856]" office:value-type="float" office:value="1.56165433639362" calcext:value-type="float">
            <text:p>1.56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28" calcext:value-type="float">
            <text:p>28</text:p>
          </table:table-cell>
          <table:table-cell office:value-type="float" office:value="228.035630651244" calcext:value-type="float">
            <text:p>228.04</text:p>
          </table:table-cell>
          <table:table-cell office:value-type="float" office:value="125.591968519293" calcext:value-type="float">
            <text:p>125.59</text:p>
          </table:table-cell>
          <table:table-cell table:formula="of:=[.C857]/[.D857]" office:value-type="float" office:value="1.81568641163717" calcext:value-type="float">
            <text:p>1.82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28" calcext:value-type="float">
            <text:p>28</text:p>
          </table:table-cell>
          <table:table-cell office:value-type="float" office:value="99.8825630021122" calcext:value-type="float">
            <text:p>99.88</text:p>
          </table:table-cell>
          <table:table-cell office:value-type="float" office:value="56.2361107235468" calcext:value-type="float">
            <text:p>56.24</text:p>
          </table:table-cell>
          <table:table-cell table:formula="of:=[.C858]/[.D858]" office:value-type="float" office:value="1.77612857142857" calcext:value-type="float">
            <text:p>1.78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28" calcext:value-type="float">
            <text:p>28</text:p>
          </table:table-cell>
          <table:table-cell office:value-type="float" office:value="345.070590636305" calcext:value-type="float">
            <text:p>345.07</text:p>
          </table:table-cell>
          <table:table-cell office:value-type="float" office:value="180.172076959819" calcext:value-type="float">
            <text:p>180.17</text:p>
          </table:table-cell>
          <table:table-cell table:formula="of:=[.C859]/[.D859]" office:value-type="float" office:value="1.91522791133312" calcext:value-type="float">
            <text:p>1.9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28" calcext:value-type="float">
            <text:p>28</text:p>
          </table:table-cell>
          <table:table-cell office:value-type="float" office:value="88.8684217019018" calcext:value-type="float">
            <text:p>88.87</text:p>
          </table:table-cell>
          <table:table-cell office:value-type="float" office:value="50.8586103300265" calcext:value-type="float">
            <text:p>50.86</text:p>
          </table:table-cell>
          <table:table-cell table:formula="of:=[.C860]/[.D860]" office:value-type="float" office:value="1.74736236647494" calcext:value-type="float">
            <text:p>1.75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28" calcext:value-type="float">
            <text:p>28</text:p>
          </table:table-cell>
          <table:table-cell office:value-type="float" office:value="293.267505413761" calcext:value-type="float">
            <text:p>293.27</text:p>
          </table:table-cell>
          <table:table-cell office:value-type="float" office:value="158.263129852396" calcext:value-type="float">
            <text:p>158.26</text:p>
          </table:table-cell>
          <table:table-cell table:formula="of:=[.C861]/[.D861]" office:value-type="float" office:value="1.85303744268976" calcext:value-type="float">
            <text:p>1.85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28" calcext:value-type="float">
            <text:p>28</text:p>
          </table:table-cell>
          <table:table-cell office:value-type="float" office:value="89.5666159203689" calcext:value-type="float">
            <text:p>89.57</text:p>
          </table:table-cell>
          <table:table-cell office:value-type="float" office:value="56.9854750976228" calcext:value-type="float">
            <text:p>56.99</text:p>
          </table:table-cell>
          <table:table-cell table:formula="of:=[.C862]/[.D862]" office:value-type="float" office:value="1.5717446554044" calcext:value-type="float">
            <text:p>1.57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28" calcext:value-type="float">
            <text:p>28</text:p>
          </table:table-cell>
          <table:table-cell office:value-type="float" office:value="126.694399860572" calcext:value-type="float">
            <text:p>126.69</text:p>
          </table:table-cell>
          <table:table-cell office:value-type="float" office:value="85.7260451819529" calcext:value-type="float">
            <text:p>85.73</text:p>
          </table:table-cell>
          <table:table-cell table:formula="of:=[.C863]/[.D863]" office:value-type="float" office:value="1.47789857320099" calcext:value-type="float">
            <text:p>1.48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28" calcext:value-type="float">
            <text:p>28</text:p>
          </table:table-cell>
          <table:table-cell office:value-type="float" office:value="152.339937234167" calcext:value-type="float">
            <text:p>152.34</text:p>
          </table:table-cell>
          <table:table-cell office:value-type="float" office:value="78.8451412435861" calcext:value-type="float">
            <text:p>78.85</text:p>
          </table:table-cell>
          <table:table-cell table:formula="of:=[.C864]/[.D864]" office:value-type="float" office:value="1.93214109114884" calcext:value-type="float">
            <text:p>1.93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28" calcext:value-type="float">
            <text:p>28</text:p>
          </table:table-cell>
          <table:table-cell office:value-type="float" office:value="75.787639707171" calcext:value-type="float">
            <text:p>75.79</text:p>
          </table:table-cell>
          <table:table-cell office:value-type="float" office:value="47.0390322504816" calcext:value-type="float">
            <text:p>47.04</text:p>
          </table:table-cell>
          <table:table-cell table:formula="of:=[.C865]/[.D865]" office:value-type="float" office:value="1.61116494284159" calcext:value-type="float">
            <text:p>1.61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28" calcext:value-type="float">
            <text:p>28</text:p>
          </table:table-cell>
          <table:table-cell office:value-type="float" office:value="44.023129362289" calcext:value-type="float">
            <text:p>44.02</text:p>
          </table:table-cell>
          <table:table-cell office:value-type="float" office:value="28.5136644429297" calcext:value-type="float">
            <text:p>28.51</text:p>
          </table:table-cell>
          <table:table-cell table:formula="of:=[.C866]/[.D866]" office:value-type="float" office:value="1.5439309616062" calcext:value-type="float">
            <text:p>1.54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28" calcext:value-type="float">
            <text:p>28</text:p>
          </table:table-cell>
          <table:table-cell office:value-type="float" office:value="116.002497853559" calcext:value-type="float">
            <text:p>116.00</text:p>
          </table:table-cell>
          <table:table-cell office:value-type="float" office:value="60.3375037702448" calcext:value-type="float">
            <text:p>60.34</text:p>
          </table:table-cell>
          <table:table-cell table:formula="of:=[.C867]/[.D867]" office:value-type="float" office:value="1.92256044093699" calcext:value-type="float">
            <text:p>1.92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28" calcext:value-type="float">
            <text:p>28</text:p>
          </table:table-cell>
          <table:table-cell office:value-type="float" office:value="73.4014548125128" calcext:value-type="float">
            <text:p>73.40</text:p>
          </table:table-cell>
          <table:table-cell office:value-type="float" office:value="49.7743770831632" calcext:value-type="float">
            <text:p>49.77</text:p>
          </table:table-cell>
          <table:table-cell table:formula="of:=[.C868]/[.D868]" office:value-type="float" office:value="1.4746835443038" calcext:value-type="float">
            <text:p>1.47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28" calcext:value-type="float">
            <text:p>28</text:p>
          </table:table-cell>
          <table:table-cell office:value-type="float" office:value="138.525571336947" calcext:value-type="float">
            <text:p>138.53</text:p>
          </table:table-cell>
          <table:table-cell office:value-type="float" office:value="85.5390814723995" calcext:value-type="float">
            <text:p>85.54</text:p>
          </table:table-cell>
          <table:table-cell table:formula="of:=[.C869]/[.D869]" office:value-type="float" office:value="1.61944188495459" calcext:value-type="float">
            <text:p>1.62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29" calcext:value-type="float">
            <text:p>29</text:p>
          </table:table-cell>
          <table:table-cell office:value-type="float" office:value="131.842178719204" calcext:value-type="float">
            <text:p>131.84</text:p>
          </table:table-cell>
          <table:table-cell office:value-type="float" office:value="79.1506224733963" calcext:value-type="float">
            <text:p>79.15</text:p>
          </table:table-cell>
          <table:table-cell table:formula="of:=[.C870]/[.D870]" office:value-type="float" office:value="1.66571246819339" calcext:value-type="float">
            <text:p>1.67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29" calcext:value-type="float">
            <text:p>29</text:p>
          </table:table-cell>
          <table:table-cell office:value-type="float" office:value="46.1473368856538" calcext:value-type="float">
            <text:p>46.15</text:p>
          </table:table-cell>
          <table:table-cell office:value-type="float" office:value="22.0565550262685" calcext:value-type="float">
            <text:p>22.06</text:p>
          </table:table-cell>
          <table:table-cell table:formula="of:=[.C871]/[.D871]" office:value-type="float" office:value="2.0922277676951" calcext:value-type="float">
            <text:p>2.09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29" calcext:value-type="float">
            <text:p>29</text:p>
          </table:table-cell>
          <table:table-cell office:value-type="float" office:value="2.30741062110717" calcext:value-type="float">
            <text:p>2.31</text:p>
          </table:table-cell>
          <table:table-cell office:value-type="float" office:value="1.37794506140145" calcext:value-type="float">
            <text:p>1.38</text:p>
          </table:table-cell>
          <table:table-cell table:formula="of:=[.C872]/[.D872]" office:value-type="float" office:value="1.67453020134228" calcext:value-type="float">
            <text:p>1.67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29" calcext:value-type="float">
            <text:p>29</text:p>
          </table:table-cell>
          <table:table-cell office:value-type="float" office:value="67.0526656742701" calcext:value-type="float">
            <text:p>67.05</text:p>
          </table:table-cell>
          <table:table-cell office:value-type="float" office:value="49.5586224446668" calcext:value-type="float">
            <text:p>49.56</text:p>
          </table:table-cell>
          <table:table-cell table:formula="of:=[.C873]/[.D873]" office:value-type="float" office:value="1.35299696332633" calcext:value-type="float">
            <text:p>1.35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29" calcext:value-type="float">
            <text:p>29</text:p>
          </table:table-cell>
          <table:table-cell office:value-type="float" office:value="296.697598384282" calcext:value-type="float">
            <text:p>296.70</text:p>
          </table:table-cell>
          <table:table-cell office:value-type="float" office:value="181.458503898243" calcext:value-type="float">
            <text:p>181.46</text:p>
          </table:table-cell>
          <table:table-cell table:formula="of:=[.C874]/[.D874]" office:value-type="float" office:value="1.63507133592737" calcext:value-type="float">
            <text:p>1.64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29" calcext:value-type="float">
            <text:p>29</text:p>
          </table:table-cell>
          <table:table-cell office:value-type="float" office:value="183.182011800278" calcext:value-type="float">
            <text:p>183.18</text:p>
          </table:table-cell>
          <table:table-cell office:value-type="float" office:value="94.6560793324408" calcext:value-type="float">
            <text:p>94.66</text:p>
          </table:table-cell>
          <table:table-cell table:formula="of:=[.C875]/[.D875]" office:value-type="float" office:value="1.93523768459632" calcext:value-type="float">
            <text:p>1.94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29" calcext:value-type="float">
            <text:p>29</text:p>
          </table:table-cell>
          <table:table-cell office:value-type="float" office:value="54.6691398431905" calcext:value-type="float">
            <text:p>54.67</text:p>
          </table:table-cell>
          <table:table-cell office:value-type="float" office:value="27.6211667809027" calcext:value-type="float">
            <text:p>27.62</text:p>
          </table:table-cell>
          <table:table-cell table:formula="of:=[.C876]/[.D876]" office:value-type="float" office:value="1.97924802658912" calcext:value-type="float">
            <text:p>1.98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29" calcext:value-type="float">
            <text:p>29</text:p>
          </table:table-cell>
          <table:table-cell office:value-type="float" office:value="349.239539621737" calcext:value-type="float">
            <text:p>349.24</text:p>
          </table:table-cell>
          <table:table-cell office:value-type="float" office:value="182.360165174364" calcext:value-type="float">
            <text:p>182.36</text:p>
          </table:table-cell>
          <table:table-cell table:formula="of:=[.C877]/[.D877]" office:value-type="float" office:value="1.91510870418335" calcext:value-type="float">
            <text:p>1.92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29" calcext:value-type="float">
            <text:p>29</text:p>
          </table:table-cell>
          <table:table-cell office:value-type="float" office:value="130.502879473765" calcext:value-type="float">
            <text:p>130.50</text:p>
          </table:table-cell>
          <table:table-cell office:value-type="float" office:value="66.3512099555962" calcext:value-type="float">
            <text:p>66.35</text:p>
          </table:table-cell>
          <table:table-cell table:formula="of:=[.C878]/[.D878]" office:value-type="float" office:value="1.96685003274395" calcext:value-type="float">
            <text:p>1.97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29" calcext:value-type="float">
            <text:p>29</text:p>
          </table:table-cell>
          <table:table-cell office:value-type="float" office:value="289.951077614493" calcext:value-type="float">
            <text:p>289.95</text:p>
          </table:table-cell>
          <table:table-cell office:value-type="float" office:value="175.391167479461" calcext:value-type="float">
            <text:p>175.39</text:p>
          </table:table-cell>
          <table:table-cell table:formula="of:=[.C879]/[.D879]" office:value-type="float" office:value="1.65316806873098" calcext:value-type="float">
            <text:p>1.65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29" calcext:value-type="float">
            <text:p>29</text:p>
          </table:table-cell>
          <table:table-cell office:value-type="float" office:value="109.116789077474" calcext:value-type="float">
            <text:p>109.12</text:p>
          </table:table-cell>
          <table:table-cell office:value-type="float" office:value="57.487857560697" calcext:value-type="float">
            <text:p>57.49</text:p>
          </table:table-cell>
          <table:table-cell table:formula="of:=[.C880]/[.D880]" office:value-type="float" office:value="1.89808411214953" calcext:value-type="float">
            <text:p>1.90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29" calcext:value-type="float">
            <text:p>29</text:p>
          </table:table-cell>
          <table:table-cell office:value-type="float" office:value="433.775373659568" calcext:value-type="float">
            <text:p>433.78</text:p>
          </table:table-cell>
          <table:table-cell office:value-type="float" office:value="275.102260119097" calcext:value-type="float">
            <text:p>275.10</text:p>
          </table:table-cell>
          <table:table-cell table:formula="of:=[.C881]/[.D881]" office:value-type="float" office:value="1.57677866213014" calcext:value-type="float">
            <text:p>1.58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29" calcext:value-type="float">
            <text:p>29</text:p>
          </table:table-cell>
          <table:table-cell office:value-type="float" office:value="106.840019083184" calcext:value-type="float">
            <text:p>106.84</text:p>
          </table:table-cell>
          <table:table-cell office:value-type="float" office:value="66.8584426953277" calcext:value-type="float">
            <text:p>66.86</text:p>
          </table:table-cell>
          <table:table-cell table:formula="of:=[.C882]/[.D882]" office:value-type="float" office:value="1.59800340504566" calcext:value-type="float">
            <text:p>1.60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29" calcext:value-type="float">
            <text:p>29</text:p>
          </table:table-cell>
          <table:table-cell office:value-type="float" office:value="208.386921898428" calcext:value-type="float">
            <text:p>208.39</text:p>
          </table:table-cell>
          <table:table-cell office:value-type="float" office:value="128.075968637421" calcext:value-type="float">
            <text:p>128.08</text:p>
          </table:table-cell>
          <table:table-cell table:formula="of:=[.C883]/[.D883]" office:value-type="float" office:value="1.62705716080403" calcext:value-type="float">
            <text:p>1.63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29" calcext:value-type="float">
            <text:p>29</text:p>
          </table:table-cell>
          <table:table-cell office:value-type="float" office:value="34.0826056847697" calcext:value-type="float">
            <text:p>34.08</text:p>
          </table:table-cell>
          <table:table-cell office:value-type="float" office:value="19.2000380716017" calcext:value-type="float">
            <text:p>19.20</text:p>
          </table:table-cell>
          <table:table-cell table:formula="of:=[.C884]/[.D884]" office:value-type="float" office:value="1.77513219284604" calcext:value-type="float">
            <text:p>1.78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29" calcext:value-type="float">
            <text:p>29</text:p>
          </table:table-cell>
          <table:table-cell office:value-type="float" office:value="241.540404492595" calcext:value-type="float">
            <text:p>241.54</text:p>
          </table:table-cell>
          <table:table-cell office:value-type="float" office:value="130.18980584087" calcext:value-type="float">
            <text:p>130.19</text:p>
          </table:table-cell>
          <table:table-cell table:formula="of:=[.C885]/[.D885]" office:value-type="float" office:value="1.85529429844782" calcext:value-type="float">
            <text:p>1.86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29" calcext:value-type="float">
            <text:p>29</text:p>
          </table:table-cell>
          <table:table-cell office:value-type="float" office:value="422.649183631543" calcext:value-type="float">
            <text:p>422.65</text:p>
          </table:table-cell>
          <table:table-cell office:value-type="float" office:value="235.803090663557" calcext:value-type="float">
            <text:p>235.80</text:p>
          </table:table-cell>
          <table:table-cell table:formula="of:=[.C886]/[.D886]" office:value-type="float" office:value="1.79238186591276" calcext:value-type="float">
            <text:p>1.79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29" calcext:value-type="float">
            <text:p>29</text:p>
          </table:table-cell>
          <table:table-cell office:value-type="float" office:value="149.470319321561" calcext:value-type="float">
            <text:p>149.47</text:p>
          </table:table-cell>
          <table:table-cell office:value-type="float" office:value="84.4086050416876" calcext:value-type="float">
            <text:p>84.41</text:p>
          </table:table-cell>
          <table:table-cell table:formula="of:=[.C887]/[.D887]" office:value-type="float" office:value="1.77079480519481" calcext:value-type="float">
            <text:p>1.77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29" calcext:value-type="float">
            <text:p>29</text:p>
          </table:table-cell>
          <table:table-cell office:value-type="float" office:value="193.649281370423" calcext:value-type="float">
            <text:p>193.65</text:p>
          </table:table-cell>
          <table:table-cell office:value-type="float" office:value="124.82030239483" calcext:value-type="float">
            <text:p>124.82</text:p>
          </table:table-cell>
          <table:table-cell table:formula="of:=[.C888]/[.D888]" office:value-type="float" office:value="1.55142454917209" calcext:value-type="float">
            <text:p>1.55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29" calcext:value-type="float">
            <text:p>29</text:p>
          </table:table-cell>
          <table:table-cell office:value-type="float" office:value="106.372338407473" calcext:value-type="float">
            <text:p>106.37</text:p>
          </table:table-cell>
          <table:table-cell office:value-type="float" office:value="46.1410597557791" calcext:value-type="float">
            <text:p>46.14</text:p>
          </table:table-cell>
          <table:table-cell table:formula="of:=[.C889]/[.D889]" office:value-type="float" office:value="2.30537267610439" calcext:value-type="float">
            <text:p>2.31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29" calcext:value-type="float">
            <text:p>29</text:p>
          </table:table-cell>
          <table:table-cell office:value-type="float" office:value="319.364661418568" calcext:value-type="float">
            <text:p>319.36</text:p>
          </table:table-cell>
          <table:table-cell office:value-type="float" office:value="168.710946537887" calcext:value-type="float">
            <text:p>168.71</text:p>
          </table:table-cell>
          <table:table-cell table:formula="of:=[.C890]/[.D890]" office:value-type="float" office:value="1.89296941290558" calcext:value-type="float">
            <text:p>1.89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29" calcext:value-type="float">
            <text:p>29</text:p>
          </table:table-cell>
          <table:table-cell office:value-type="float" office:value="82.1631528136396" calcext:value-type="float">
            <text:p>82.16</text:p>
          </table:table-cell>
          <table:table-cell office:value-type="float" office:value="39.3987949063719" calcext:value-type="float">
            <text:p>39.40</text:p>
          </table:table-cell>
          <table:table-cell table:formula="of:=[.C891]/[.D891]" office:value-type="float" office:value="2.08542299349241" calcext:value-type="float">
            <text:p>2.09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29" calcext:value-type="float">
            <text:p>29</text:p>
          </table:table-cell>
          <table:table-cell office:value-type="float" office:value="235.333183353488" calcext:value-type="float">
            <text:p>235.33</text:p>
          </table:table-cell>
          <table:table-cell office:value-type="float" office:value="151.487562746324" calcext:value-type="float">
            <text:p>151.49</text:p>
          </table:table-cell>
          <table:table-cell table:formula="of:=[.C892]/[.D892]" office:value-type="float" office:value="1.55348187723879" calcext:value-type="float">
            <text:p>1.55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29" calcext:value-type="float">
            <text:p>29</text:p>
          </table:table-cell>
          <table:table-cell office:value-type="float" office:value="80.4274400781836" calcext:value-type="float">
            <text:p>80.43</text:p>
          </table:table-cell>
          <table:table-cell office:value-type="float" office:value="43.9338045778988" calcext:value-type="float">
            <text:p>43.93</text:p>
          </table:table-cell>
          <table:table-cell table:formula="of:=[.C893]/[.D893]" office:value-type="float" office:value="1.83065047179281" calcext:value-type="float">
            <text:p>1.83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29" calcext:value-type="float">
            <text:p>29</text:p>
          </table:table-cell>
          <table:table-cell office:value-type="float" office:value="133.613829031301" calcext:value-type="float">
            <text:p>133.61</text:p>
          </table:table-cell>
          <table:table-cell office:value-type="float" office:value="60.1070878488527" calcext:value-type="float">
            <text:p>60.11</text:p>
          </table:table-cell>
          <table:table-cell table:formula="of:=[.C894]/[.D894]" office:value-type="float" office:value="2.22292967124428" calcext:value-type="float">
            <text:p>2.22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29" calcext:value-type="float">
            <text:p>29</text:p>
          </table:table-cell>
          <table:table-cell office:value-type="float" office:value="113.711112974779" calcext:value-type="float">
            <text:p>113.71</text:p>
          </table:table-cell>
          <table:table-cell office:value-type="float" office:value="76.8985695704308" calcext:value-type="float">
            <text:p>76.90</text:p>
          </table:table-cell>
          <table:table-cell table:formula="of:=[.C895]/[.D895]" office:value-type="float" office:value="1.47871558092679" calcext:value-type="float">
            <text:p>1.4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29" calcext:value-type="float">
            <text:p>29</text:p>
          </table:table-cell>
          <table:table-cell office:value-type="float" office:value="81.3182363468766" calcext:value-type="float">
            <text:p>81.32</text:p>
          </table:table-cell>
          <table:table-cell office:value-type="float" office:value="36.7699673921293" calcext:value-type="float">
            <text:p>36.77</text:p>
          </table:table-cell>
          <table:table-cell table:formula="of:=[.C896]/[.D896]" office:value-type="float" office:value="2.21153952843273" calcext:value-type="float">
            <text:p>2.21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29" calcext:value-type="float">
            <text:p>29</text:p>
          </table:table-cell>
          <table:table-cell office:value-type="float" office:value="45.678771209558" calcext:value-type="float">
            <text:p>45.68</text:p>
          </table:table-cell>
          <table:table-cell office:value-type="float" office:value="25.7389558490739" calcext:value-type="float">
            <text:p>25.74</text:p>
          </table:table-cell>
          <table:table-cell table:formula="of:=[.C897]/[.D897]" office:value-type="float" office:value="1.77469402711616" calcext:value-type="float">
            <text:p>1.77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29" calcext:value-type="float">
            <text:p>29</text:p>
          </table:table-cell>
          <table:table-cell office:value-type="float" office:value="94.0877545541568" calcext:value-type="float">
            <text:p>94.09</text:p>
          </table:table-cell>
          <table:table-cell office:value-type="float" office:value="48.7597881475822" calcext:value-type="float">
            <text:p>48.76</text:p>
          </table:table-cell>
          <table:table-cell table:formula="of:=[.C898]/[.D898]" office:value-type="float" office:value="1.9296177881122" calcext:value-type="float">
            <text:p>1.93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29" calcext:value-type="float">
            <text:p>29</text:p>
          </table:table-cell>
          <table:table-cell office:value-type="float" office:value="70.3336359382059" calcext:value-type="float">
            <text:p>70.33</text:p>
          </table:table-cell>
          <table:table-cell office:value-type="float" office:value="41.6225702958485" calcext:value-type="float">
            <text:p>41.62</text:p>
          </table:table-cell>
          <table:table-cell table:formula="of:=[.C899]/[.D899]" office:value-type="float" office:value="1.68979559499287" calcext:value-type="float">
            <text:p>1.69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29" calcext:value-type="float">
            <text:p>29</text:p>
          </table:table-cell>
          <table:table-cell office:value-type="float" office:value="115.768111173613" calcext:value-type="float">
            <text:p>115.77</text:p>
          </table:table-cell>
          <table:table-cell office:value-type="float" office:value="76.1046857607137" calcext:value-type="float">
            <text:p>76.10</text:p>
          </table:table-cell>
          <table:table-cell table:formula="of:=[.C900]/[.D900]" office:value-type="float" office:value="1.52116929485272" calcext:value-type="float">
            <text:p>1.52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30" calcext:value-type="float">
            <text:p>30</text:p>
          </table:table-cell>
          <table:table-cell office:value-type="float" office:value="132.951145242512" calcext:value-type="float">
            <text:p>132.95</text:p>
          </table:table-cell>
          <table:table-cell office:value-type="float" office:value="91.5777384831277" calcext:value-type="float">
            <text:p>91.58</text:p>
          </table:table-cell>
          <table:table-cell table:formula="of:=[.C901]/[.D901]" office:value-type="float" office:value="1.45178454332553" calcext:value-type="float">
            <text:p>1.45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30" calcext:value-type="float">
            <text:p>30</text:p>
          </table:table-cell>
          <table:table-cell office:value-type="float" office:value="48.1970058218459" calcext:value-type="float">
            <text:p>48.20</text:p>
          </table:table-cell>
          <table:table-cell office:value-type="float" office:value="25.8606156242221" calcext:value-type="float">
            <text:p>25.86</text:p>
          </table:table-cell>
          <table:table-cell table:formula="of:=[.C902]/[.D902]" office:value-type="float" office:value="1.86372229192806" calcext:value-type="float">
            <text:p>1.86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30" calcext:value-type="float">
            <text:p>30</text:p>
          </table:table-cell>
          <table:table-cell office:value-type="float" office:value="0.775361658249431" calcext:value-type="float">
            <text:p>0.78</text:p>
          </table:table-cell>
          <table:table-cell office:value-type="float" office:value="0.442177342356509" calcext:value-type="float">
            <text:p>0.44</text:p>
          </table:table-cell>
          <table:table-cell table:formula="of:=[.C903]/[.D903]" office:value-type="float" office:value="1.75350834151129" calcext:value-type="float">
            <text:p>1.75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30" calcext:value-type="float">
            <text:p>30</text:p>
          </table:table-cell>
          <table:table-cell office:value-type="float" office:value="68.2162394115528" calcext:value-type="float">
            <text:p>68.22</text:p>
          </table:table-cell>
          <table:table-cell office:value-type="float" office:value="46.8645880812966" calcext:value-type="float">
            <text:p>46.86</text:p>
          </table:table-cell>
          <table:table-cell table:formula="of:=[.C904]/[.D904]" office:value-type="float" office:value="1.45560309402949" calcext:value-type="float">
            <text:p>1.46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30" calcext:value-type="float">
            <text:p>30</text:p>
          </table:table-cell>
          <table:table-cell office:value-type="float" office:value="276.279603677044" calcext:value-type="float">
            <text:p>276.28</text:p>
          </table:table-cell>
          <table:table-cell office:value-type="float" office:value="171.052982710814" calcext:value-type="float">
            <text:p>171.05</text:p>
          </table:table-cell>
          <table:table-cell table:formula="of:=[.C905]/[.D905]" office:value-type="float" office:value="1.61516975207693" calcext:value-type="float">
            <text:p>1.62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30" calcext:value-type="float">
            <text:p>30</text:p>
          </table:table-cell>
          <table:table-cell office:value-type="float" office:value="177.038101433967" calcext:value-type="float">
            <text:p>177.04</text:p>
          </table:table-cell>
          <table:table-cell office:value-type="float" office:value="86.649959103003" calcext:value-type="float">
            <text:p>86.65</text:p>
          </table:table-cell>
          <table:table-cell table:formula="of:=[.C906]/[.D906]" office:value-type="float" office:value="2.04314120014203" calcext:value-type="float">
            <text:p>2.04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30" calcext:value-type="float">
            <text:p>30</text:p>
          </table:table-cell>
          <table:table-cell office:value-type="float" office:value="41.076722971035" calcext:value-type="float">
            <text:p>41.08</text:p>
          </table:table-cell>
          <table:table-cell office:value-type="float" office:value="26.6439040281765" calcext:value-type="float">
            <text:p>26.64</text:p>
          </table:table-cell>
          <table:table-cell table:formula="of:=[.C907]/[.D907]" office:value-type="float" office:value="1.54169309901415" calcext:value-type="float">
            <text:p>1.54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30" calcext:value-type="float">
            <text:p>30</text:p>
          </table:table-cell>
          <table:table-cell office:value-type="float" office:value="342.640152796108" calcext:value-type="float">
            <text:p>342.64</text:p>
          </table:table-cell>
          <table:table-cell office:value-type="float" office:value="197.448947244361" calcext:value-type="float">
            <text:p>197.45</text:p>
          </table:table-cell>
          <table:table-cell table:formula="of:=[.C908]/[.D908]" office:value-type="float" office:value="1.73533542507097" calcext:value-type="float">
            <text:p>1.74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30" calcext:value-type="float">
            <text:p>30</text:p>
          </table:table-cell>
          <table:table-cell office:value-type="float" office:value="127.499994580665" calcext:value-type="float">
            <text:p>127.50</text:p>
          </table:table-cell>
          <table:table-cell office:value-type="float" office:value="65.4729945773422" calcext:value-type="float">
            <text:p>65.47</text:p>
          </table:table-cell>
          <table:table-cell table:formula="of:=[.C909]/[.D909]" office:value-type="float" office:value="1.94736769570011" calcext:value-type="float">
            <text:p>1.95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30" calcext:value-type="float">
            <text:p>30</text:p>
          </table:table-cell>
          <table:table-cell office:value-type="float" office:value="296.375031134353" calcext:value-type="float">
            <text:p>296.38</text:p>
          </table:table-cell>
          <table:table-cell office:value-type="float" office:value="175.32281099924" calcext:value-type="float">
            <text:p>175.32</text:p>
          </table:table-cell>
          <table:table-cell table:formula="of:=[.C910]/[.D910]" office:value-type="float" office:value="1.69045333830312" calcext:value-type="float">
            <text:p>1.69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30" calcext:value-type="float">
            <text:p>30</text:p>
          </table:table-cell>
          <table:table-cell office:value-type="float" office:value="105.448832766577" calcext:value-type="float">
            <text:p>105.45</text:p>
          </table:table-cell>
          <table:table-cell office:value-type="float" office:value="62.4405418599288" calcext:value-type="float">
            <text:p>62.44</text:p>
          </table:table-cell>
          <table:table-cell table:formula="of:=[.C911]/[.D911]" office:value-type="float" office:value="1.68878791928372" calcext:value-type="float">
            <text:p>1.69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30" calcext:value-type="float">
            <text:p>30</text:p>
          </table:table-cell>
          <table:table-cell office:value-type="float" office:value="437.429307175087" calcext:value-type="float">
            <text:p>437.43</text:p>
          </table:table-cell>
          <table:table-cell office:value-type="float" office:value="251.75856928605" calcext:value-type="float">
            <text:p>251.76</text:p>
          </table:table-cell>
          <table:table-cell table:formula="of:=[.C912]/[.D912]" office:value-type="float" office:value="1.73749520588543" calcext:value-type="float">
            <text:p>1.74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30" calcext:value-type="float">
            <text:p>30</text:p>
          </table:table-cell>
          <table:table-cell office:value-type="float" office:value="107.233219887788" calcext:value-type="float">
            <text:p>107.23</text:p>
          </table:table-cell>
          <table:table-cell office:value-type="float" office:value="64.1832797922345" calcext:value-type="float">
            <text:p>64.18</text:p>
          </table:table-cell>
          <table:table-cell table:formula="of:=[.C913]/[.D913]" office:value-type="float" office:value="1.67073450024538" calcext:value-type="float">
            <text:p>1.67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30" calcext:value-type="float">
            <text:p>30</text:p>
          </table:table-cell>
          <table:table-cell office:value-type="float" office:value="222.968351213097" calcext:value-type="float">
            <text:p>222.97</text:p>
          </table:table-cell>
          <table:table-cell office:value-type="float" office:value="117.942291884472" calcext:value-type="float">
            <text:p>117.94</text:p>
          </table:table-cell>
          <table:table-cell table:formula="of:=[.C914]/[.D914]" office:value-type="float" office:value="1.89048684446035" calcext:value-type="float">
            <text:p>1.89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30" calcext:value-type="float">
            <text:p>30</text:p>
          </table:table-cell>
          <table:table-cell office:value-type="float" office:value="23.6539655262475" calcext:value-type="float">
            <text:p>23.65</text:p>
          </table:table-cell>
          <table:table-cell office:value-type="float" office:value="17.7981453194464" calcext:value-type="float">
            <text:p>17.80</text:p>
          </table:table-cell>
          <table:table-cell table:formula="of:=[.C915]/[.D915]" office:value-type="float" office:value="1.32901294498382" calcext:value-type="float">
            <text:p>1.33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30" calcext:value-type="float">
            <text:p>30</text:p>
          </table:table-cell>
          <table:table-cell office:value-type="float" office:value="254.831039640054" calcext:value-type="float">
            <text:p>254.83</text:p>
          </table:table-cell>
          <table:table-cell office:value-type="float" office:value="143.623669977209" calcext:value-type="float">
            <text:p>143.62</text:p>
          </table:table-cell>
          <table:table-cell table:formula="of:=[.C916]/[.D916]" office:value-type="float" office:value="1.77429695035987" calcext:value-type="float">
            <text:p>1.77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30" calcext:value-type="float">
            <text:p>30</text:p>
          </table:table-cell>
          <table:table-cell office:value-type="float" office:value="389.899244817346" calcext:value-type="float">
            <text:p>389.90</text:p>
          </table:table-cell>
          <table:table-cell office:value-type="float" office:value="257.142629999992" calcext:value-type="float">
            <text:p>257.14</text:p>
          </table:table-cell>
          <table:table-cell table:formula="of:=[.C917]/[.D917]" office:value-type="float" office:value="1.51627618033369" calcext:value-type="float">
            <text:p>1.52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30" calcext:value-type="float">
            <text:p>30</text:p>
          </table:table-cell>
          <table:table-cell office:value-type="float" office:value="170.958749553101" calcext:value-type="float">
            <text:p>170.96</text:p>
          </table:table-cell>
          <table:table-cell office:value-type="float" office:value="89.3336450525593" calcext:value-type="float">
            <text:p>89.33</text:p>
          </table:table-cell>
          <table:table-cell table:formula="of:=[.C918]/[.D918]" office:value-type="float" office:value="1.91371066805253" calcext:value-type="float">
            <text:p>1.91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30" calcext:value-type="float">
            <text:p>30</text:p>
          </table:table-cell>
          <table:table-cell office:value-type="float" office:value="216.389323194904" calcext:value-type="float">
            <text:p>216.39</text:p>
          </table:table-cell>
          <table:table-cell office:value-type="float" office:value="108.178025741457" calcext:value-type="float">
            <text:p>108.18</text:p>
          </table:table-cell>
          <table:table-cell table:formula="of:=[.C919]/[.D919]" office:value-type="float" office:value="2.00030756442227" calcext:value-type="float">
            <text:p>2.00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30" calcext:value-type="float">
            <text:p>30</text:p>
          </table:table-cell>
          <table:table-cell office:value-type="float" office:value="83.4240204545441" calcext:value-type="float">
            <text:p>83.42</text:p>
          </table:table-cell>
          <table:table-cell office:value-type="float" office:value="51.670058452295" calcext:value-type="float">
            <text:p>51.67</text:p>
          </table:table-cell>
          <table:table-cell table:formula="of:=[.C920]/[.D920]" office:value-type="float" office:value="1.6145524691358" calcext:value-type="float">
            <text:p>1.61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30" calcext:value-type="float">
            <text:p>30</text:p>
          </table:table-cell>
          <table:table-cell office:value-type="float" office:value="333.309940256531" calcext:value-type="float">
            <text:p>333.31</text:p>
          </table:table-cell>
          <table:table-cell office:value-type="float" office:value="177.428345842705" calcext:value-type="float">
            <text:p>177.43</text:p>
          </table:table-cell>
          <table:table-cell table:formula="of:=[.C921]/[.D921]" office:value-type="float" office:value="1.87856082788496" calcext:value-type="float">
            <text:p>1.88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30" calcext:value-type="float">
            <text:p>30</text:p>
          </table:table-cell>
          <table:table-cell office:value-type="float" office:value="91.7396699679771" calcext:value-type="float">
            <text:p>91.74</text:p>
          </table:table-cell>
          <table:table-cell office:value-type="float" office:value="51.5890597311875" calcext:value-type="float">
            <text:p>51.59</text:p>
          </table:table-cell>
          <table:table-cell table:formula="of:=[.C922]/[.D922]" office:value-type="float" office:value="1.7782776124628" calcext:value-type="float">
            <text:p>1.78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30" calcext:value-type="float">
            <text:p>30</text:p>
          </table:table-cell>
          <table:table-cell office:value-type="float" office:value="250.641100725266" calcext:value-type="float">
            <text:p>250.64</text:p>
          </table:table-cell>
          <table:table-cell office:value-type="float" office:value="145.239081209642" calcext:value-type="float">
            <text:p>145.24</text:p>
          </table:table-cell>
          <table:table-cell table:formula="of:=[.C923]/[.D923]" office:value-type="float" office:value="1.72571389627206" calcext:value-type="float">
            <text:p>1.73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30" calcext:value-type="float">
            <text:p>30</text:p>
          </table:table-cell>
          <table:table-cell office:value-type="float" office:value="93.439237087061" calcext:value-type="float">
            <text:p>93.44</text:p>
          </table:table-cell>
          <table:table-cell office:value-type="float" office:value="57.3150386029278" calcext:value-type="float">
            <text:p>57.32</text:p>
          </table:table-cell>
          <table:table-cell table:formula="of:=[.C924]/[.D924]" office:value-type="float" office:value="1.63027434622172" calcext:value-type="float">
            <text:p>1.63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30" calcext:value-type="float">
            <text:p>30</text:p>
          </table:table-cell>
          <table:table-cell office:value-type="float" office:value="108.067780334423" calcext:value-type="float">
            <text:p>108.07</text:p>
          </table:table-cell>
          <table:table-cell office:value-type="float" office:value="61.2487235605954" calcext:value-type="float">
            <text:p>61.25</text:p>
          </table:table-cell>
          <table:table-cell table:formula="of:=[.C925]/[.D925]" office:value-type="float" office:value="1.76440869379927" calcext:value-type="float">
            <text:p>1.76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30" calcext:value-type="float">
            <text:p>30</text:p>
          </table:table-cell>
          <table:table-cell office:value-type="float" office:value="100.677144108803" calcext:value-type="float">
            <text:p>100.68</text:p>
          </table:table-cell>
          <table:table-cell office:value-type="float" office:value="62.0241859045554" calcext:value-type="float">
            <text:p>62.02</text:p>
          </table:table-cell>
          <table:table-cell table:formula="of:=[.C926]/[.D926]" office:value-type="float" office:value="1.62319170563122" calcext:value-type="float">
            <text:p>1.62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30" calcext:value-type="float">
            <text:p>30</text:p>
          </table:table-cell>
          <table:table-cell office:value-type="float" office:value="68.6794539090624" calcext:value-type="float">
            <text:p>68.68</text:p>
          </table:table-cell>
          <table:table-cell office:value-type="float" office:value="43.4602359229089" calcext:value-type="float">
            <text:p>43.46</text:p>
          </table:table-cell>
          <table:table-cell table:formula="of:=[.C927]/[.D927]" office:value-type="float" office:value="1.58028258362168" calcext:value-type="float">
            <text:p>1.58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30" calcext:value-type="float">
            <text:p>30</text:p>
          </table:table-cell>
          <table:table-cell office:value-type="float" office:value="46.9186914757688" calcext:value-type="float">
            <text:p>46.92</text:p>
          </table:table-cell>
          <table:table-cell office:value-type="float" office:value="21.8378875378558" calcext:value-type="float">
            <text:p>21.84</text:p>
          </table:table-cell>
          <table:table-cell table:formula="of:=[.C928]/[.D928]" office:value-type="float" office:value="2.14849954669084" calcext:value-type="float">
            <text:p>2.15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30" calcext:value-type="float">
            <text:p>30</text:p>
          </table:table-cell>
          <table:table-cell office:value-type="float" office:value="77.1305101424362" calcext:value-type="float">
            <text:p>77.13</text:p>
          </table:table-cell>
          <table:table-cell office:value-type="float" office:value="52.6099920064773" calcext:value-type="float">
            <text:p>52.61</text:p>
          </table:table-cell>
          <table:table-cell table:formula="of:=[.C929]/[.D929]" office:value-type="float" office:value="1.46608100858369" calcext:value-type="float">
            <text:p>1.47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30" calcext:value-type="float">
            <text:p>30</text:p>
          </table:table-cell>
          <table:table-cell office:value-type="float" office:value="66.6731796539363" calcext:value-type="float">
            <text:p>66.67</text:p>
          </table:table-cell>
          <table:table-cell office:value-type="float" office:value="43.3456042453048" calcext:value-type="float">
            <text:p>43.35</text:p>
          </table:table-cell>
          <table:table-cell table:formula="of:=[.C930]/[.D930]" office:value-type="float" office:value="1.53817626527051" calcext:value-type="float">
            <text:p>1.54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30" calcext:value-type="float">
            <text:p>30</text:p>
          </table:table-cell>
          <table:table-cell office:value-type="float" office:value="110.744093799101" calcext:value-type="float">
            <text:p>110.74</text:p>
          </table:table-cell>
          <table:table-cell office:value-type="float" office:value="80.7194893456519" calcext:value-type="float">
            <text:p>80.72</text:p>
          </table:table-cell>
          <table:table-cell table:formula="of:=[.C931]/[.D931]" office:value-type="float" office:value="1.3719622695441" calcext:value-type="float">
            <text:p>1.37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31" calcext:value-type="float">
            <text:p>31</text:p>
          </table:table-cell>
          <table:table-cell office:value-type="float" office:value="137.046322137181" calcext:value-type="float">
            <text:p>137.05</text:p>
          </table:table-cell>
          <table:table-cell office:value-type="float" office:value="89.6293725051858" calcext:value-type="float">
            <text:p>89.63</text:p>
          </table:table-cell>
          <table:table-cell table:formula="of:=[.C932]/[.D932]" office:value-type="float" office:value="1.52903360033288" calcext:value-type="float">
            <text:p>1.53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31" calcext:value-type="float">
            <text:p>31</text:p>
          </table:table-cell>
          <table:table-cell office:value-type="float" office:value="45.3065530480499" calcext:value-type="float">
            <text:p>45.31</text:p>
          </table:table-cell>
          <table:table-cell office:value-type="float" office:value="25.3235237978059" calcext:value-type="float">
            <text:p>25.32</text:p>
          </table:table-cell>
          <table:table-cell table:formula="of:=[.C933]/[.D933]" office:value-type="float" office:value="1.78910934393638" calcext:value-type="float">
            <text:p>1.79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31" calcext:value-type="float">
            <text:p>31</text:p>
          </table:table-cell>
          <table:table-cell office:value-type="float" office:value="2.39611383923753" calcext:value-type="float">
            <text:p>2.40</text:p>
          </table:table-cell>
          <table:table-cell office:value-type="float" office:value="1.77244240796748" calcext:value-type="float">
            <text:p>1.77</text:p>
          </table:table-cell>
          <table:table-cell table:formula="of:=[.C934]/[.D934]" office:value-type="float" office:value="1.35187119675456" calcext:value-type="float">
            <text:p>1.35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31" calcext:value-type="float">
            <text:p>31</text:p>
          </table:table-cell>
          <table:table-cell office:value-type="float" office:value="73.6557217416095" calcext:value-type="float">
            <text:p>73.66</text:p>
          </table:table-cell>
          <table:table-cell office:value-type="float" office:value="43.822950305913" calcext:value-type="float">
            <text:p>43.82</text:p>
          </table:table-cell>
          <table:table-cell table:formula="of:=[.C935]/[.D935]" office:value-type="float" office:value="1.68075680043092" calcext:value-type="float">
            <text:p>1.68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31" calcext:value-type="float">
            <text:p>31</text:p>
          </table:table-cell>
          <table:table-cell office:value-type="float" office:value="276.365470312314" calcext:value-type="float">
            <text:p>276.37</text:p>
          </table:table-cell>
          <table:table-cell office:value-type="float" office:value="181.258904576025" calcext:value-type="float">
            <text:p>181.26</text:p>
          </table:table-cell>
          <table:table-cell table:formula="of:=[.C936]/[.D936]" office:value-type="float" office:value="1.52470010209291" calcext:value-type="float">
            <text:p>1.52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31" calcext:value-type="float">
            <text:p>31</text:p>
          </table:table-cell>
          <table:table-cell office:value-type="float" office:value="171.018426355671" calcext:value-type="float">
            <text:p>171.02</text:p>
          </table:table-cell>
          <table:table-cell office:value-type="float" office:value="113.318556579759" calcext:value-type="float">
            <text:p>113.32</text:p>
          </table:table-cell>
          <table:table-cell table:formula="of:=[.C937]/[.D937]" office:value-type="float" office:value="1.50918288687608" calcext:value-type="float">
            <text:p>1.51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31" calcext:value-type="float">
            <text:p>31</text:p>
          </table:table-cell>
          <table:table-cell office:value-type="float" office:value="47.6832411156804" calcext:value-type="float">
            <text:p>47.68</text:p>
          </table:table-cell>
          <table:table-cell office:value-type="float" office:value="25.6203056352045" calcext:value-type="float">
            <text:p>25.62</text:p>
          </table:table-cell>
          <table:table-cell table:formula="of:=[.C938]/[.D938]" office:value-type="float" office:value="1.86115036231885" calcext:value-type="float">
            <text:p>1.86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31" calcext:value-type="float">
            <text:p>31</text:p>
          </table:table-cell>
          <table:table-cell office:value-type="float" office:value="343.728409697364" calcext:value-type="float">
            <text:p>343.73</text:p>
          </table:table-cell>
          <table:table-cell office:value-type="float" office:value="203.199846326886" calcext:value-type="float">
            <text:p>203.20</text:p>
          </table:table-cell>
          <table:table-cell table:formula="of:=[.C939]/[.D939]" office:value-type="float" office:value="1.69157809865865" calcext:value-type="float">
            <text:p>1.69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31" calcext:value-type="float">
            <text:p>31</text:p>
          </table:table-cell>
          <table:table-cell office:value-type="float" office:value="102.191781142853" calcext:value-type="float">
            <text:p>102.19</text:p>
          </table:table-cell>
          <table:table-cell office:value-type="float" office:value="68.409012030991" calcext:value-type="float">
            <text:p>68.41</text:p>
          </table:table-cell>
          <table:table-cell table:formula="of:=[.C940]/[.D940]" office:value-type="float" office:value="1.49383506805445" calcext:value-type="float">
            <text:p>1.49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31" calcext:value-type="float">
            <text:p>31</text:p>
          </table:table-cell>
          <table:table-cell office:value-type="float" office:value="296.087453490256" calcext:value-type="float">
            <text:p>296.09</text:p>
          </table:table-cell>
          <table:table-cell office:value-type="float" office:value="165.486131661377" calcext:value-type="float">
            <text:p>165.49</text:p>
          </table:table-cell>
          <table:table-cell table:formula="of:=[.C941]/[.D941]" office:value-type="float" office:value="1.7891979860652" calcext:value-type="float">
            <text:p>1.79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31" calcext:value-type="float">
            <text:p>31</text:p>
          </table:table-cell>
          <table:table-cell office:value-type="float" office:value="93.8154947900026" calcext:value-type="float">
            <text:p>93.82</text:p>
          </table:table-cell>
          <table:table-cell office:value-type="float" office:value="52.0678599028726" calcext:value-type="float">
            <text:p>52.07</text:p>
          </table:table-cell>
          <table:table-cell table:formula="of:=[.C942]/[.D942]" office:value-type="float" office:value="1.8017927943458" calcext:value-type="float">
            <text:p>1.80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31" calcext:value-type="float">
            <text:p>31</text:p>
          </table:table-cell>
          <table:table-cell office:value-type="float" office:value="422.215293280278" calcext:value-type="float">
            <text:p>422.22</text:p>
          </table:table-cell>
          <table:table-cell office:value-type="float" office:value="258.451474977061" calcext:value-type="float">
            <text:p>258.45</text:p>
          </table:table-cell>
          <table:table-cell table:formula="of:=[.C943]/[.D943]" office:value-type="float" office:value="1.63363468255599" calcext:value-type="float">
            <text:p>1.63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31" calcext:value-type="float">
            <text:p>31</text:p>
          </table:table-cell>
          <table:table-cell office:value-type="float" office:value="90.1729072864734" calcext:value-type="float">
            <text:p>90.17</text:p>
          </table:table-cell>
          <table:table-cell office:value-type="float" office:value="55.6809805577897" calcext:value-type="float">
            <text:p>55.68</text:p>
          </table:table-cell>
          <table:table-cell table:formula="of:=[.C944]/[.D944]" office:value-type="float" office:value="1.6194561658785" calcext:value-type="float">
            <text:p>1.62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31" calcext:value-type="float">
            <text:p>31</text:p>
          </table:table-cell>
          <table:table-cell office:value-type="float" office:value="209.798576516014" calcext:value-type="float">
            <text:p>209.80</text:p>
          </table:table-cell>
          <table:table-cell office:value-type="float" office:value="139.428001296547" calcext:value-type="float">
            <text:p>139.43</text:p>
          </table:table-cell>
          <table:table-cell table:formula="of:=[.C945]/[.D945]" office:value-type="float" office:value="1.50470905818837" calcext:value-type="float">
            <text:p>1.50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31" calcext:value-type="float">
            <text:p>31</text:p>
          </table:table-cell>
          <table:table-cell office:value-type="float" office:value="31.4586394124422" calcext:value-type="float">
            <text:p>31.46</text:p>
          </table:table-cell>
          <table:table-cell office:value-type="float" office:value="18.012622601232" calcext:value-type="float">
            <text:p>18.01</text:p>
          </table:table-cell>
          <table:table-cell table:formula="of:=[.C946]/[.D946]" office:value-type="float" office:value="1.7464774624374" calcext:value-type="float">
            <text:p>1.75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31" calcext:value-type="float">
            <text:p>31</text:p>
          </table:table-cell>
          <table:table-cell office:value-type="float" office:value="215.878145764042" calcext:value-type="float">
            <text:p>215.88</text:p>
          </table:table-cell>
          <table:table-cell office:value-type="float" office:value="140.223438431623" calcext:value-type="float">
            <text:p>140.22</text:p>
          </table:table-cell>
          <table:table-cell table:formula="of:=[.C947]/[.D947]" office:value-type="float" office:value="1.53952968332973" calcext:value-type="float">
            <text:p>1.54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31" calcext:value-type="float">
            <text:p>31</text:p>
          </table:table-cell>
          <table:table-cell office:value-type="float" office:value="374.32040240982" calcext:value-type="float">
            <text:p>374.32</text:p>
          </table:table-cell>
          <table:table-cell office:value-type="float" office:value="267.211468992046" calcext:value-type="float">
            <text:p>267.21</text:p>
          </table:table-cell>
          <table:table-cell table:formula="of:=[.C948]/[.D948]" office:value-type="float" office:value="1.40083958155614" calcext:value-type="float">
            <text:p>1.40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31" calcext:value-type="float">
            <text:p>31</text:p>
          </table:table-cell>
          <table:table-cell office:value-type="float" office:value="156.770773484113" calcext:value-type="float">
            <text:p>156.77</text:p>
          </table:table-cell>
          <table:table-cell office:value-type="float" office:value="82.9962385112153" calcext:value-type="float">
            <text:p>83.00</text:p>
          </table:table-cell>
          <table:table-cell table:formula="of:=[.C949]/[.D949]" office:value-type="float" office:value="1.88889010268735" calcext:value-type="float">
            <text:p>1.89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31" calcext:value-type="float">
            <text:p>31</text:p>
          </table:table-cell>
          <table:table-cell office:value-type="float" office:value="181.104811476526" calcext:value-type="float">
            <text:p>181.10</text:p>
          </table:table-cell>
          <table:table-cell office:value-type="float" office:value="113.535587193944" calcext:value-type="float">
            <text:p>113.54</text:p>
          </table:table-cell>
          <table:table-cell table:formula="of:=[.C950]/[.D950]" office:value-type="float" office:value="1.59513696060037" calcext:value-type="float">
            <text:p>1.60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31" calcext:value-type="float">
            <text:p>31</text:p>
          </table:table-cell>
          <table:table-cell office:value-type="float" office:value="97.9726019772165" calcext:value-type="float">
            <text:p>97.97</text:p>
          </table:table-cell>
          <table:table-cell office:value-type="float" office:value="57.7023952269811" calcext:value-type="float">
            <text:p>57.70</text:p>
          </table:table-cell>
          <table:table-cell table:formula="of:=[.C951]/[.D951]" office:value-type="float" office:value="1.69789488966318" calcext:value-type="float">
            <text:p>1.70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31" calcext:value-type="float">
            <text:p>31</text:p>
          </table:table-cell>
          <table:table-cell office:value-type="float" office:value="309.925659630295" calcext:value-type="float">
            <text:p>309.93</text:p>
          </table:table-cell>
          <table:table-cell office:value-type="float" office:value="168.425981738146" calcext:value-type="float">
            <text:p>168.43</text:p>
          </table:table-cell>
          <table:table-cell table:formula="of:=[.C952]/[.D952]" office:value-type="float" office:value="1.8401297497683" calcext:value-type="float">
            <text:p>1.84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31" calcext:value-type="float">
            <text:p>31</text:p>
          </table:table-cell>
          <table:table-cell office:value-type="float" office:value="93.7885529017204" calcext:value-type="float">
            <text:p>93.79</text:p>
          </table:table-cell>
          <table:table-cell office:value-type="float" office:value="48.9024227404078" calcext:value-type="float">
            <text:p>48.90</text:p>
          </table:table-cell>
          <table:table-cell table:formula="of:=[.C953]/[.D953]" office:value-type="float" office:value="1.91787129647103" calcext:value-type="float">
            <text:p>1.92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31" calcext:value-type="float">
            <text:p>31</text:p>
          </table:table-cell>
          <table:table-cell office:value-type="float" office:value="228.957921866555" calcext:value-type="float">
            <text:p>228.96</text:p>
          </table:table-cell>
          <table:table-cell office:value-type="float" office:value="151.107853061909" calcext:value-type="float">
            <text:p>151.11</text:p>
          </table:table-cell>
          <table:table-cell table:formula="of:=[.C954]/[.D954]" office:value-type="float" office:value="1.51519538678609" calcext:value-type="float">
            <text:p>1.52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31" calcext:value-type="float">
            <text:p>31</text:p>
          </table:table-cell>
          <table:table-cell office:value-type="float" office:value="79.4054360716319" calcext:value-type="float">
            <text:p>79.41</text:p>
          </table:table-cell>
          <table:table-cell office:value-type="float" office:value="51.217130093964" calcext:value-type="float">
            <text:p>51.22</text:p>
          </table:table-cell>
          <table:table-cell table:formula="of:=[.C955]/[.D955]" office:value-type="float" office:value="1.55036871308394" calcext:value-type="float">
            <text:p>1.55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31" calcext:value-type="float">
            <text:p>31</text:p>
          </table:table-cell>
          <table:table-cell office:value-type="float" office:value="126.925379792928" calcext:value-type="float">
            <text:p>126.93</text:p>
          </table:table-cell>
          <table:table-cell office:value-type="float" office:value="63.8472766138359" calcext:value-type="float">
            <text:p>63.85</text:p>
          </table:table-cell>
          <table:table-cell table:formula="of:=[.C956]/[.D956]" office:value-type="float" office:value="1.98795291709314" calcext:value-type="float">
            <text:p>1.99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31" calcext:value-type="float">
            <text:p>31</text:p>
          </table:table-cell>
          <table:table-cell office:value-type="float" office:value="126.738813204754" calcext:value-type="float">
            <text:p>126.74</text:p>
          </table:table-cell>
          <table:table-cell office:value-type="float" office:value="56.4219045919198" calcext:value-type="float">
            <text:p>56.42</text:p>
          </table:table-cell>
          <table:table-cell table:formula="of:=[.C957]/[.D957]" office:value-type="float" office:value="2.24626967347898" calcext:value-type="float">
            <text:p>2.25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31" calcext:value-type="float">
            <text:p>31</text:p>
          </table:table-cell>
          <table:table-cell office:value-type="float" office:value="66.4130350998209" calcext:value-type="float">
            <text:p>66.41</text:p>
          </table:table-cell>
          <table:table-cell office:value-type="float" office:value="33.8838176956325" calcext:value-type="float">
            <text:p>33.88</text:p>
          </table:table-cell>
          <table:table-cell table:formula="of:=[.C958]/[.D958]" office:value-type="float" office:value="1.9600222057735" calcext:value-type="float">
            <text:p>1.96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31" calcext:value-type="float">
            <text:p>31</text:p>
          </table:table-cell>
          <table:table-cell office:value-type="float" office:value="45.641769435868" calcext:value-type="float">
            <text:p>45.64</text:p>
          </table:table-cell>
          <table:table-cell office:value-type="float" office:value="25.5388478546885" calcext:value-type="float">
            <text:p>25.54</text:p>
          </table:table-cell>
          <table:table-cell table:formula="of:=[.C959]/[.D959]" office:value-type="float" office:value="1.7871506849315" calcext:value-type="float">
            <text:p>1.79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31" calcext:value-type="float">
            <text:p>31</text:p>
          </table:table-cell>
          <table:table-cell office:value-type="float" office:value="91.4684327595332" calcext:value-type="float">
            <text:p>91.47</text:p>
          </table:table-cell>
          <table:table-cell office:value-type="float" office:value="47.6218474953518" calcext:value-type="float">
            <text:p>47.62</text:p>
          </table:table-cell>
          <table:table-cell table:formula="of:=[.C960]/[.D960]" office:value-type="float" office:value="1.92072415435922" calcext:value-type="float">
            <text:p>1.92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31" calcext:value-type="float">
            <text:p>31</text:p>
          </table:table-cell>
          <table:table-cell office:value-type="float" office:value="87.6847600123592" calcext:value-type="float">
            <text:p>87.68</text:p>
          </table:table-cell>
          <table:table-cell office:value-type="float" office:value="39.9179399242366" calcext:value-type="float">
            <text:p>39.92</text:p>
          </table:table-cell>
          <table:table-cell table:formula="of:=[.C961]/[.D961]" office:value-type="float" office:value="2.1966253814396" calcext:value-type="float">
            <text:p>2.20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31" calcext:value-type="float">
            <text:p>31</text:p>
          </table:table-cell>
          <table:table-cell office:value-type="float" office:value="132.560664410358" calcext:value-type="float">
            <text:p>132.56</text:p>
          </table:table-cell>
          <table:table-cell office:value-type="float" office:value="62.7481658814221" calcext:value-type="float">
            <text:p>62.75</text:p>
          </table:table-cell>
          <table:table-cell table:formula="of:=[.C962]/[.D962]" office:value-type="float" office:value="2.11258229700074" calcext:value-type="float">
            <text:p>2.11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32" calcext:value-type="float">
            <text:p>32</text:p>
          </table:table-cell>
          <table:table-cell office:value-type="float" office:value="149.45195653711" calcext:value-type="float">
            <text:p>149.45</text:p>
          </table:table-cell>
          <table:table-cell office:value-type="float" office:value="91.3513034223967" calcext:value-type="float">
            <text:p>91.35</text:p>
          </table:table-cell>
          <table:table-cell table:formula="of:=[.C963]/[.D963]" office:value-type="float" office:value="1.636013400335" calcext:value-type="float">
            <text:p>1.64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32" calcext:value-type="float">
            <text:p>32</text:p>
          </table:table-cell>
          <table:table-cell office:value-type="float" office:value="42.4630028753493" calcext:value-type="float">
            <text:p>42.46</text:p>
          </table:table-cell>
          <table:table-cell office:value-type="float" office:value="20.7662981089755" calcext:value-type="float">
            <text:p>20.77</text:p>
          </table:table-cell>
          <table:table-cell table:formula="of:=[.C964]/[.D964]" office:value-type="float" office:value="2.04480368395541" calcext:value-type="float">
            <text:p>2.04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32" calcext:value-type="float">
            <text:p>32</text:p>
          </table:table-cell>
          <table:table-cell office:value-type="float" office:value="2.36333782594057" calcext:value-type="float">
            <text:p>2.36</text:p>
          </table:table-cell>
          <table:table-cell office:value-type="float" office:value="1.27927955146373" calcext:value-type="float">
            <text:p>1.28</text:p>
          </table:table-cell>
          <table:table-cell table:formula="of:=[.C965]/[.D965]" office:value-type="float" office:value="1.84739748496447" calcext:value-type="float">
            <text:p>1.85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32" calcext:value-type="float">
            <text:p>32</text:p>
          </table:table-cell>
          <table:table-cell office:value-type="float" office:value="72.8589918759614" calcext:value-type="float">
            <text:p>72.86</text:p>
          </table:table-cell>
          <table:table-cell office:value-type="float" office:value="40.9317512949055" calcext:value-type="float">
            <text:p>40.93</text:p>
          </table:table-cell>
          <table:table-cell table:formula="of:=[.C966]/[.D966]" office:value-type="float" office:value="1.7800115942029" calcext:value-type="float">
            <text:p>1.78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32" calcext:value-type="float">
            <text:p>32</text:p>
          </table:table-cell>
          <table:table-cell office:value-type="float" office:value="259.72445003279" calcext:value-type="float">
            <text:p>259.72</text:p>
          </table:table-cell>
          <table:table-cell office:value-type="float" office:value="141.333272198226" calcext:value-type="float">
            <text:p>141.33</text:p>
          </table:table-cell>
          <table:table-cell table:formula="of:=[.C967]/[.D967]" office:value-type="float" office:value="1.83767379041869" calcext:value-type="float">
            <text:p>1.84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32" calcext:value-type="float">
            <text:p>32</text:p>
          </table:table-cell>
          <table:table-cell office:value-type="float" office:value="167.696996755479" calcext:value-type="float">
            <text:p>167.70</text:p>
          </table:table-cell>
          <table:table-cell office:value-type="float" office:value="96.1000963736705" calcext:value-type="float">
            <text:p>96.10</text:p>
          </table:table-cell>
          <table:table-cell table:formula="of:=[.C968]/[.D968]" office:value-type="float" office:value="1.74502423081258" calcext:value-type="float">
            <text:p>1.75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32" calcext:value-type="float">
            <text:p>32</text:p>
          </table:table-cell>
          <table:table-cell office:value-type="float" office:value="42.2504820276788" calcext:value-type="float">
            <text:p>42.25</text:p>
          </table:table-cell>
          <table:table-cell office:value-type="float" office:value="19.5746861344553" calcext:value-type="float">
            <text:p>19.57</text:p>
          </table:table-cell>
          <table:table-cell table:formula="of:=[.C969]/[.D969]" office:value-type="float" office:value="2.15842449464922" calcext:value-type="float">
            <text:p>2.16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32" calcext:value-type="float">
            <text:p>32</text:p>
          </table:table-cell>
          <table:table-cell office:value-type="float" office:value="342.76505621549" calcext:value-type="float">
            <text:p>342.77</text:p>
          </table:table-cell>
          <table:table-cell office:value-type="float" office:value="171.851686924749" calcext:value-type="float">
            <text:p>171.85</text:p>
          </table:table-cell>
          <table:table-cell table:formula="of:=[.C970]/[.D970]" office:value-type="float" office:value="1.99453995680346" calcext:value-type="float">
            <text:p>1.99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32" calcext:value-type="float">
            <text:p>32</text:p>
          </table:table-cell>
          <table:table-cell office:value-type="float" office:value="110.647214476684" calcext:value-type="float">
            <text:p>110.65</text:p>
          </table:table-cell>
          <table:table-cell office:value-type="float" office:value="56.3464333212406" calcext:value-type="float">
            <text:p>56.35</text:p>
          </table:table-cell>
          <table:table-cell table:formula="of:=[.C971]/[.D971]" office:value-type="float" office:value="1.96369509043927" calcext:value-type="float">
            <text:p>1.96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32" calcext:value-type="float">
            <text:p>32</text:p>
          </table:table-cell>
          <table:table-cell office:value-type="float" office:value="281.547594348299" calcext:value-type="float">
            <text:p>281.55</text:p>
          </table:table-cell>
          <table:table-cell office:value-type="float" office:value="172.230545167418" calcext:value-type="float">
            <text:p>172.23</text:p>
          </table:table-cell>
          <table:table-cell table:formula="of:=[.C972]/[.D972]" office:value-type="float" office:value="1.63471348287621" calcext:value-type="float">
            <text:p>1.63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32" calcext:value-type="float">
            <text:p>32</text:p>
          </table:table-cell>
          <table:table-cell office:value-type="float" office:value="105.090445449495" calcext:value-type="float">
            <text:p>105.09</text:p>
          </table:table-cell>
          <table:table-cell office:value-type="float" office:value="50.5335590787637" calcext:value-type="float">
            <text:p>50.53</text:p>
          </table:table-cell>
          <table:table-cell table:formula="of:=[.C973]/[.D973]" office:value-type="float" office:value="2.07961693902653" calcext:value-type="float">
            <text:p>2.08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32" calcext:value-type="float">
            <text:p>32</text:p>
          </table:table-cell>
          <table:table-cell office:value-type="float" office:value="406.796424076641" calcext:value-type="float">
            <text:p>406.80</text:p>
          </table:table-cell>
          <table:table-cell office:value-type="float" office:value="263.104146854474" calcext:value-type="float">
            <text:p>263.10</text:p>
          </table:table-cell>
          <table:table-cell table:formula="of:=[.C974]/[.D974]" office:value-type="float" office:value="1.54614219859349" calcext:value-type="float">
            <text:p>1.55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32" calcext:value-type="float">
            <text:p>32</text:p>
          </table:table-cell>
          <table:table-cell office:value-type="float" office:value="101.547234901516" calcext:value-type="float">
            <text:p>101.55</text:p>
          </table:table-cell>
          <table:table-cell office:value-type="float" office:value="56.6406544773114" calcext:value-type="float">
            <text:p>56.64</text:p>
          </table:table-cell>
          <table:table-cell table:formula="of:=[.C975]/[.D975]" office:value-type="float" office:value="1.79283300729148" calcext:value-type="float">
            <text:p>1.79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32" calcext:value-type="float">
            <text:p>32</text:p>
          </table:table-cell>
          <table:table-cell office:value-type="float" office:value="193.346566132358" calcext:value-type="float">
            <text:p>193.35</text:p>
          </table:table-cell>
          <table:table-cell office:value-type="float" office:value="126.64967811196" calcext:value-type="float">
            <text:p>126.65</text:p>
          </table:table-cell>
          <table:table-cell table:formula="of:=[.C976]/[.D976]" office:value-type="float" office:value="1.52662501014363" calcext:value-type="float">
            <text:p>1.53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32" calcext:value-type="float">
            <text:p>32</text:p>
          </table:table-cell>
          <table:table-cell office:value-type="float" office:value="27.9517708737063" calcext:value-type="float">
            <text:p>27.95</text:p>
          </table:table-cell>
          <table:table-cell office:value-type="float" office:value="17.1504209257928" calcext:value-type="float">
            <text:p>17.15</text:p>
          </table:table-cell>
          <table:table-cell table:formula="of:=[.C977]/[.D977]" office:value-type="float" office:value="1.62980086580086" calcext:value-type="float">
            <text:p>1.63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32" calcext:value-type="float">
            <text:p>32</text:p>
          </table:table-cell>
          <table:table-cell office:value-type="float" office:value="210.849666151349" calcext:value-type="float">
            <text:p>210.85</text:p>
          </table:table-cell>
          <table:table-cell office:value-type="float" office:value="148.753428100656" calcext:value-type="float">
            <text:p>148.75</text:p>
          </table:table-cell>
          <table:table-cell table:formula="of:=[.C978]/[.D978]" office:value-type="float" office:value="1.41744408074196" calcext:value-type="float">
            <text:p>1.42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32" calcext:value-type="float">
            <text:p>32</text:p>
          </table:table-cell>
          <table:table-cell office:value-type="float" office:value="343.824094760163" calcext:value-type="float">
            <text:p>343.82</text:p>
          </table:table-cell>
          <table:table-cell office:value-type="float" office:value="214.051127343701" calcext:value-type="float">
            <text:p>214.05</text:p>
          </table:table-cell>
          <table:table-cell table:formula="of:=[.C979]/[.D979]" office:value-type="float" office:value="1.60627088970238" calcext:value-type="float">
            <text:p>1.61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32" calcext:value-type="float">
            <text:p>32</text:p>
          </table:table-cell>
          <table:table-cell office:value-type="float" office:value="151.748736919909" calcext:value-type="float">
            <text:p>151.75</text:p>
          </table:table-cell>
          <table:table-cell office:value-type="float" office:value="74.3218055155457" calcext:value-type="float">
            <text:p>74.32</text:p>
          </table:table-cell>
          <table:table-cell table:formula="of:=[.C980]/[.D980]" office:value-type="float" office:value="2.0417794732956" calcext:value-type="float">
            <text:p>2.04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32" calcext:value-type="float">
            <text:p>32</text:p>
          </table:table-cell>
          <table:table-cell office:value-type="float" office:value="177.492018340756" calcext:value-type="float">
            <text:p>177.49</text:p>
          </table:table-cell>
          <table:table-cell office:value-type="float" office:value="94.9465481292475" calcext:value-type="float">
            <text:p>94.95</text:p>
          </table:table-cell>
          <table:table-cell table:formula="of:=[.C981]/[.D981]" office:value-type="float" office:value="1.86938884917798" calcext:value-type="float">
            <text:p>1.87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32" calcext:value-type="float">
            <text:p>32</text:p>
          </table:table-cell>
          <table:table-cell office:value-type="float" office:value="87.6822380087515" calcext:value-type="float">
            <text:p>87.68</text:p>
          </table:table-cell>
          <table:table-cell office:value-type="float" office:value="57.433440362692" calcext:value-type="float">
            <text:p>57.43</text:p>
          </table:table-cell>
          <table:table-cell table:formula="of:=[.C982]/[.D982]" office:value-type="float" office:value="1.52667570417232" calcext:value-type="float">
            <text:p>1.53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32" calcext:value-type="float">
            <text:p>32</text:p>
          </table:table-cell>
          <table:table-cell office:value-type="float" office:value="309.180648434713" calcext:value-type="float">
            <text:p>309.18</text:p>
          </table:table-cell>
          <table:table-cell office:value-type="float" office:value="169.736819905604" calcext:value-type="float">
            <text:p>169.74</text:p>
          </table:table-cell>
          <table:table-cell table:formula="of:=[.C983]/[.D983]" office:value-type="float" office:value="1.82152963986634" calcext:value-type="float">
            <text:p>1.8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32" calcext:value-type="float">
            <text:p>32</text:p>
          </table:table-cell>
          <table:table-cell office:value-type="float" office:value="64.5900347877151" calcext:value-type="float">
            <text:p>64.59</text:p>
          </table:table-cell>
          <table:table-cell office:value-type="float" office:value="44.7566096475624" calcext:value-type="float">
            <text:p>44.76</text:p>
          </table:table-cell>
          <table:table-cell table:formula="of:=[.C984]/[.D984]" office:value-type="float" office:value="1.44313957863055" calcext:value-type="float">
            <text:p>1.44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32" calcext:value-type="float">
            <text:p>32</text:p>
          </table:table-cell>
          <table:table-cell office:value-type="float" office:value="245.548361457972" calcext:value-type="float">
            <text:p>245.55</text:p>
          </table:table-cell>
          <table:table-cell office:value-type="float" office:value="145.947546827295" calcext:value-type="float">
            <text:p>145.95</text:p>
          </table:table-cell>
          <table:table-cell table:formula="of:=[.C985]/[.D985]" office:value-type="float" office:value="1.68244254045968" calcext:value-type="float">
            <text:p>1.68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32" calcext:value-type="float">
            <text:p>32</text:p>
          </table:table-cell>
          <table:table-cell office:value-type="float" office:value="79.1268915780946" calcext:value-type="float">
            <text:p>79.13</text:p>
          </table:table-cell>
          <table:table-cell office:value-type="float" office:value="41.696160016262" calcext:value-type="float">
            <text:p>41.70</text:p>
          </table:table-cell>
          <table:table-cell table:formula="of:=[.C986]/[.D986]" office:value-type="float" office:value="1.89770212765958" calcext:value-type="float">
            <text:p>1.90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32" calcext:value-type="float">
            <text:p>32</text:p>
          </table:table-cell>
          <table:table-cell office:value-type="float" office:value="98.841801181545" calcext:value-type="float">
            <text:p>98.84</text:p>
          </table:table-cell>
          <table:table-cell office:value-type="float" office:value="70.8135762435567" calcext:value-type="float">
            <text:p>70.81</text:p>
          </table:table-cell>
          <table:table-cell table:formula="of:=[.C987]/[.D987]" office:value-type="float" office:value="1.39580298616169" calcext:value-type="float">
            <text:p>1.40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32" calcext:value-type="float">
            <text:p>32</text:p>
          </table:table-cell>
          <table:table-cell office:value-type="float" office:value="109.507869290247" calcext:value-type="float">
            <text:p>109.51</text:p>
          </table:table-cell>
          <table:table-cell office:value-type="float" office:value="65.3366342334611" calcext:value-type="float">
            <text:p>65.34</text:p>
          </table:table-cell>
          <table:table-cell table:formula="of:=[.C988]/[.D988]" office:value-type="float" office:value="1.67605617545209" calcext:value-type="float">
            <text:p>1.6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32" calcext:value-type="float">
            <text:p>32</text:p>
          </table:table-cell>
          <table:table-cell office:value-type="float" office:value="52.7998714107378" calcext:value-type="float">
            <text:p>52.80</text:p>
          </table:table-cell>
          <table:table-cell office:value-type="float" office:value="36.7074059789786" calcext:value-type="float">
            <text:p>36.71</text:p>
          </table:table-cell>
          <table:table-cell table:formula="of:=[.C989]/[.D989]" office:value-type="float" office:value="1.43839832869081" calcext:value-type="float">
            <text:p>1.44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32" calcext:value-type="float">
            <text:p>32</text:p>
          </table:table-cell>
          <table:table-cell office:value-type="float" office:value="33.8336713088902" calcext:value-type="float">
            <text:p>33.83</text:p>
          </table:table-cell>
          <table:table-cell office:value-type="float" office:value="24.2659225854946" calcext:value-type="float">
            <text:p>24.27</text:p>
          </table:table-cell>
          <table:table-cell table:formula="of:=[.C990]/[.D990]" office:value-type="float" office:value="1.39428744939271" calcext:value-type="float">
            <text:p>1.39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32" calcext:value-type="float">
            <text:p>32</text:p>
          </table:table-cell>
          <table:table-cell office:value-type="float" office:value="80.6145440160765" calcext:value-type="float">
            <text:p>80.61</text:p>
          </table:table-cell>
          <table:table-cell office:value-type="float" office:value="47.2224477764174" calcext:value-type="float">
            <text:p>47.22</text:p>
          </table:table-cell>
          <table:table-cell table:formula="of:=[.C991]/[.D991]" office:value-type="float" office:value="1.70712336636507" calcext:value-type="float">
            <text:p>1.71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32" calcext:value-type="float">
            <text:p>32</text:p>
          </table:table-cell>
          <table:table-cell office:value-type="float" office:value="74.7438087937544" calcext:value-type="float">
            <text:p>74.74</text:p>
          </table:table-cell>
          <table:table-cell office:value-type="float" office:value="33.6066476679224" calcext:value-type="float">
            <text:p>33.61</text:p>
          </table:table-cell>
          <table:table-cell table:formula="of:=[.C992]/[.D992]" office:value-type="float" office:value="2.22407809110629" calcext:value-type="float">
            <text:p>2.22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32" calcext:value-type="float">
            <text:p>32</text:p>
          </table:table-cell>
          <table:table-cell office:value-type="float" office:value="110.855901703188" calcext:value-type="float">
            <text:p>110.86</text:p>
          </table:table-cell>
          <table:table-cell office:value-type="float" office:value="73.9314950630827" calcext:value-type="float">
            <text:p>73.93</text:p>
          </table:table-cell>
          <table:table-cell table:formula="of:=[.C993]/[.D993]" office:value-type="float" office:value="1.49944082164982" calcext:value-type="float">
            <text:p>1.50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33" calcext:value-type="float">
            <text:p>33</text:p>
          </table:table-cell>
          <table:table-cell office:value-type="float" office:value="146.443238954077" calcext:value-type="float">
            <text:p>146.44</text:p>
          </table:table-cell>
          <table:table-cell office:value-type="float" office:value="72.5837781288033" calcext:value-type="float">
            <text:p>72.58</text:p>
          </table:table-cell>
          <table:table-cell table:formula="of:=[.C994]/[.D994]" office:value-type="float" office:value="2.01757531406269" calcext:value-type="float">
            <text:p>2.02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33" calcext:value-type="float">
            <text:p>33</text:p>
          </table:table-cell>
          <table:table-cell office:value-type="float" office:value="43.5378320459939" calcext:value-type="float">
            <text:p>43.54</text:p>
          </table:table-cell>
          <table:table-cell office:value-type="float" office:value="21.3630186682992" calcext:value-type="float">
            <text:p>21.36</text:p>
          </table:table-cell>
          <table:table-cell table:formula="of:=[.C995]/[.D995]" office:value-type="float" office:value="2.03800000000001" calcext:value-type="float">
            <text:p>2.04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33" calcext:value-type="float">
            <text:p>33</text:p>
          </table:table-cell>
          <table:table-cell office:value-type="float" office:value="2.01164178691346" calcext:value-type="float">
            <text:p>2.01</text:p>
          </table:table-cell>
          <table:table-cell office:value-type="float" office:value="1.28913402667554" calcext:value-type="float">
            <text:p>1.29</text:p>
          </table:table-cell>
          <table:table-cell table:formula="of:=[.C996]/[.D996]" office:value-type="float" office:value="1.56045977011494" calcext:value-type="float">
            <text:p>1.56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33" calcext:value-type="float">
            <text:p>33</text:p>
          </table:table-cell>
          <table:table-cell office:value-type="float" office:value="63.0347500378679" calcext:value-type="float">
            <text:p>63.03</text:p>
          </table:table-cell>
          <table:table-cell office:value-type="float" office:value="42.9647628238062" calcext:value-type="float">
            <text:p>42.96</text:p>
          </table:table-cell>
          <table:table-cell table:formula="of:=[.C997]/[.D997]" office:value-type="float" office:value="1.46712668463612" calcext:value-type="float">
            <text:p>1.47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33" calcext:value-type="float">
            <text:p>33</text:p>
          </table:table-cell>
          <table:table-cell office:value-type="float" office:value="250.463047562033" calcext:value-type="float">
            <text:p>250.46</text:p>
          </table:table-cell>
          <table:table-cell office:value-type="float" office:value="152.742650532252" calcext:value-type="float">
            <text:p>152.74</text:p>
          </table:table-cell>
          <table:table-cell table:formula="of:=[.C998]/[.D998]" office:value-type="float" office:value="1.6397715156131" calcext:value-type="float">
            <text:p>1.64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33" calcext:value-type="float">
            <text:p>33</text:p>
          </table:table-cell>
          <table:table-cell office:value-type="float" office:value="161.651124515438" calcext:value-type="float">
            <text:p>161.65</text:p>
          </table:table-cell>
          <table:table-cell office:value-type="float" office:value="78.3081184848205" calcext:value-type="float">
            <text:p>78.31</text:p>
          </table:table-cell>
          <table:table-cell table:formula="of:=[.C999]/[.D999]" office:value-type="float" office:value="2.06429585646057" calcext:value-type="float">
            <text:p>2.06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33" calcext:value-type="float">
            <text:p>33</text:p>
          </table:table-cell>
          <table:table-cell office:value-type="float" office:value="41.979017997332" calcext:value-type="float">
            <text:p>41.98</text:p>
          </table:table-cell>
          <table:table-cell office:value-type="float" office:value="23.4854681692975" calcext:value-type="float">
            <text:p>23.49</text:p>
          </table:table-cell>
          <table:table-cell table:formula="of:=[.C1000]/[.D1000]" office:value-type="float" office:value="1.78744650499287" calcext:value-type="float">
            <text:p>1.79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33" calcext:value-type="float">
            <text:p>33</text:p>
          </table:table-cell>
          <table:table-cell office:value-type="float" office:value="317.046336321861" calcext:value-type="float">
            <text:p>317.05</text:p>
          </table:table-cell>
          <table:table-cell office:value-type="float" office:value="178.964146818154" calcext:value-type="float">
            <text:p>178.96</text:p>
          </table:table-cell>
          <table:table-cell table:formula="of:=[.C1001]/[.D1001]" office:value-type="float" office:value="1.77156342182891" calcext:value-type="float">
            <text:p>1.77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33" calcext:value-type="float">
            <text:p>33</text:p>
          </table:table-cell>
          <table:table-cell office:value-type="float" office:value="96.3365561490664" calcext:value-type="float">
            <text:p>96.34</text:p>
          </table:table-cell>
          <table:table-cell office:value-type="float" office:value="59.7560597784786" calcext:value-type="float">
            <text:p>59.76</text:p>
          </table:table-cell>
          <table:table-cell table:formula="of:=[.C1002]/[.D1002]" office:value-type="float" office:value="1.61216379570867" calcext:value-type="float">
            <text:p>1.61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33" calcext:value-type="float">
            <text:p>33</text:p>
          </table:table-cell>
          <table:table-cell office:value-type="float" office:value="274.560424780033" calcext:value-type="float">
            <text:p>274.56</text:p>
          </table:table-cell>
          <table:table-cell office:value-type="float" office:value="150.853308761487" calcext:value-type="float">
            <text:p>150.85</text:p>
          </table:table-cell>
          <table:table-cell table:formula="of:=[.C1003]/[.D1003]" office:value-type="float" office:value="1.82004907306434" calcext:value-type="float">
            <text:p>1.82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33" calcext:value-type="float">
            <text:p>33</text:p>
          </table:table-cell>
          <table:table-cell office:value-type="float" office:value="90.330648680756" calcext:value-type="float">
            <text:p>90.33</text:p>
          </table:table-cell>
          <table:table-cell office:value-type="float" office:value="45.9706463209916" calcext:value-type="float">
            <text:p>45.97</text:p>
          </table:table-cell>
          <table:table-cell table:formula="of:=[.C1004]/[.D1004]" office:value-type="float" office:value="1.96496364332185" calcext:value-type="float">
            <text:p>1.96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33" calcext:value-type="float">
            <text:p>33</text:p>
          </table:table-cell>
          <table:table-cell office:value-type="float" office:value="408.465743333397" calcext:value-type="float">
            <text:p>408.47</text:p>
          </table:table-cell>
          <table:table-cell office:value-type="float" office:value="223.697386187736" calcext:value-type="float">
            <text:p>223.70</text:p>
          </table:table-cell>
          <table:table-cell table:formula="of:=[.C1005]/[.D1005]" office:value-type="float" office:value="1.82597459136423" calcext:value-type="float">
            <text:p>1.83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33" calcext:value-type="float">
            <text:p>33</text:p>
          </table:table-cell>
          <table:table-cell office:value-type="float" office:value="80.4871663137375" calcext:value-type="float">
            <text:p>80.49</text:p>
          </table:table-cell>
          <table:table-cell office:value-type="float" office:value="54.2925039365282" calcext:value-type="float">
            <text:p>54.29</text:p>
          </table:table-cell>
          <table:table-cell table:formula="of:=[.C1006]/[.D1006]" office:value-type="float" office:value="1.48247291021672" calcext:value-type="float">
            <text:p>1.48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33" calcext:value-type="float">
            <text:p>33</text:p>
          </table:table-cell>
          <table:table-cell office:value-type="float" office:value="187.702041294502" calcext:value-type="float">
            <text:p>187.70</text:p>
          </table:table-cell>
          <table:table-cell office:value-type="float" office:value="108.801822087195" calcext:value-type="float">
            <text:p>108.80</text:p>
          </table:table-cell>
          <table:table-cell table:formula="of:=[.C1007]/[.D1007]" office:value-type="float" office:value="1.72517369372799" calcext:value-type="float">
            <text:p>1.73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33" calcext:value-type="float">
            <text:p>33</text:p>
          </table:table-cell>
          <table:table-cell office:value-type="float" office:value="22.3762377339808" calcext:value-type="float">
            <text:p>22.38</text:p>
          </table:table-cell>
          <table:table-cell office:value-type="float" office:value="13.4531083014585" calcext:value-type="float">
            <text:p>13.45</text:p>
          </table:table-cell>
          <table:table-cell table:formula="of:=[.C1008]/[.D1008]" office:value-type="float" office:value="1.66327641408751" calcext:value-type="float">
            <text:p>1.66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33" calcext:value-type="float">
            <text:p>33</text:p>
          </table:table-cell>
          <table:table-cell office:value-type="float" office:value="235.649817498648" calcext:value-type="float">
            <text:p>235.65</text:p>
          </table:table-cell>
          <table:table-cell office:value-type="float" office:value="122.575717104397" calcext:value-type="float">
            <text:p>122.58</text:p>
          </table:table-cell>
          <table:table-cell table:formula="of:=[.C1009]/[.D1009]" office:value-type="float" office:value="1.92248369469417" calcext:value-type="float">
            <text:p>1.92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33" calcext:value-type="float">
            <text:p>33</text:p>
          </table:table-cell>
          <table:table-cell office:value-type="float" office:value="339.775133378967" calcext:value-type="float">
            <text:p>339.78</text:p>
          </table:table-cell>
          <table:table-cell office:value-type="float" office:value="205.623936504823" calcext:value-type="float">
            <text:p>205.62</text:p>
          </table:table-cell>
          <table:table-cell table:formula="of:=[.C1010]/[.D1010]" office:value-type="float" office:value="1.65241041074514" calcext:value-type="float">
            <text:p>1.65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33" calcext:value-type="float">
            <text:p>33</text:p>
          </table:table-cell>
          <table:table-cell office:value-type="float" office:value="150.165269874957" calcext:value-type="float">
            <text:p>150.17</text:p>
          </table:table-cell>
          <table:table-cell office:value-type="float" office:value="74.740931115976" calcext:value-type="float">
            <text:p>74.74</text:p>
          </table:table-cell>
          <table:table-cell table:formula="of:=[.C1011]/[.D1011]" office:value-type="float" office:value="2.00914368650217" calcext:value-type="float">
            <text:p>2.01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33" calcext:value-type="float">
            <text:p>33</text:p>
          </table:table-cell>
          <table:table-cell office:value-type="float" office:value="175.666924525293" calcext:value-type="float">
            <text:p>175.67</text:p>
          </table:table-cell>
          <table:table-cell office:value-type="float" office:value="94.2656001462303" calcext:value-type="float">
            <text:p>94.27</text:p>
          </table:table-cell>
          <table:table-cell table:formula="of:=[.C1012]/[.D1012]" office:value-type="float" office:value="1.86353159851301" calcext:value-type="float">
            <text:p>1.86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33" calcext:value-type="float">
            <text:p>33</text:p>
          </table:table-cell>
          <table:table-cell office:value-type="float" office:value="97.5744835548376" calcext:value-type="float">
            <text:p>97.57</text:p>
          </table:table-cell>
          <table:table-cell office:value-type="float" office:value="46.8754074681434" calcext:value-type="float">
            <text:p>46.88</text:p>
          </table:table-cell>
          <table:table-cell table:formula="of:=[.C1013]/[.D1013]" office:value-type="float" office:value="2.08157088812827" calcext:value-type="float">
            <text:p>2.08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33" calcext:value-type="float">
            <text:p>33</text:p>
          </table:table-cell>
          <table:table-cell office:value-type="float" office:value="279.18294248518" calcext:value-type="float">
            <text:p>279.18</text:p>
          </table:table-cell>
          <table:table-cell office:value-type="float" office:value="140.687118073753" calcext:value-type="float">
            <text:p>140.69</text:p>
          </table:table-cell>
          <table:table-cell table:formula="of:=[.C1014]/[.D1014]" office:value-type="float" office:value="1.98442434750012" calcext:value-type="float">
            <text:p>1.98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33" calcext:value-type="float">
            <text:p>33</text:p>
          </table:table-cell>
          <table:table-cell office:value-type="float" office:value="74.2748841570447" calcext:value-type="float">
            <text:p>74.27</text:p>
          </table:table-cell>
          <table:table-cell office:value-type="float" office:value="42.3482733563532" calcext:value-type="float">
            <text:p>42.35</text:p>
          </table:table-cell>
          <table:table-cell table:formula="of:=[.C1015]/[.D1015]" office:value-type="float" office:value="1.75390584480351" calcext:value-type="float">
            <text:p>1.75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33" calcext:value-type="float">
            <text:p>33</text:p>
          </table:table-cell>
          <table:table-cell office:value-type="float" office:value="220.336831329375" calcext:value-type="float">
            <text:p>220.34</text:p>
          </table:table-cell>
          <table:table-cell office:value-type="float" office:value="136.745341055258" calcext:value-type="float">
            <text:p>136.75</text:p>
          </table:table-cell>
          <table:table-cell table:formula="of:=[.C1016]/[.D1016]" office:value-type="float" office:value="1.61129314994606" calcext:value-type="float">
            <text:p>1.61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33" calcext:value-type="float">
            <text:p>33</text:p>
          </table:table-cell>
          <table:table-cell office:value-type="float" office:value="90.8837953826688" calcext:value-type="float">
            <text:p>90.88</text:p>
          </table:table-cell>
          <table:table-cell office:value-type="float" office:value="38.4612434931489" calcext:value-type="float">
            <text:p>38.46</text:p>
          </table:table-cell>
          <table:table-cell table:formula="of:=[.C1017]/[.D1017]" office:value-type="float" office:value="2.36299680219278" calcext:value-type="float">
            <text:p>2.36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33" calcext:value-type="float">
            <text:p>33</text:p>
          </table:table-cell>
          <table:table-cell office:value-type="float" office:value="122.511216133017" calcext:value-type="float">
            <text:p>122.51</text:p>
          </table:table-cell>
          <table:table-cell office:value-type="float" office:value="64.8686128392325" calcext:value-type="float">
            <text:p>64.87</text:p>
          </table:table-cell>
          <table:table-cell table:formula="of:=[.C1018]/[.D1018]" office:value-type="float" office:value="1.88860545602607" calcext:value-type="float">
            <text:p>1.89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33" calcext:value-type="float">
            <text:p>33</text:p>
          </table:table-cell>
          <table:table-cell office:value-type="float" office:value="94.2365000571517" calcext:value-type="float">
            <text:p>94.24</text:p>
          </table:table-cell>
          <table:table-cell office:value-type="float" office:value="51.1126003765466" calcext:value-type="float">
            <text:p>51.11</text:p>
          </table:table-cell>
          <table:table-cell table:formula="of:=[.C1019]/[.D1019]" office:value-type="float" office:value="1.843703888335" calcext:value-type="float">
            <text:p>1.84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33" calcext:value-type="float">
            <text:p>33</text:p>
          </table:table-cell>
          <table:table-cell office:value-type="float" office:value="63.8309984015857" calcext:value-type="float">
            <text:p>63.83</text:p>
          </table:table-cell>
          <table:table-cell office:value-type="float" office:value="40.6283676236254" calcext:value-type="float">
            <text:p>40.63</text:p>
          </table:table-cell>
          <table:table-cell table:formula="of:=[.C1020]/[.D1020]" office:value-type="float" office:value="1.57109433962264" calcext:value-type="float">
            <text:p>1.57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33" calcext:value-type="float">
            <text:p>33</text:p>
          </table:table-cell>
          <table:table-cell office:value-type="float" office:value="36.3406784937947" calcext:value-type="float">
            <text:p>36.34</text:p>
          </table:table-cell>
          <table:table-cell office:value-type="float" office:value="23.2824858463106" calcext:value-type="float">
            <text:p>23.28</text:p>
          </table:table-cell>
          <table:table-cell table:formula="of:=[.C1021]/[.D1021]" office:value-type="float" office:value="1.56085903943772" calcext:value-type="float">
            <text:p>1.56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33" calcext:value-type="float">
            <text:p>33</text:p>
          </table:table-cell>
          <table:table-cell office:value-type="float" office:value="83.6116877688187" calcext:value-type="float">
            <text:p>83.61</text:p>
          </table:table-cell>
          <table:table-cell office:value-type="float" office:value="48.6653393332925" calcext:value-type="float">
            <text:p>48.67</text:p>
          </table:table-cell>
          <table:table-cell table:formula="of:=[.C1022]/[.D1022]" office:value-type="float" office:value="1.71809523809524" calcext:value-type="float">
            <text:p>1.72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33" calcext:value-type="float">
            <text:p>33</text:p>
          </table:table-cell>
          <table:table-cell office:value-type="float" office:value="63.3485007313559" calcext:value-type="float">
            <text:p>63.35</text:p>
          </table:table-cell>
          <table:table-cell office:value-type="float" office:value="33.6656400902644" calcext:value-type="float">
            <text:p>33.67</text:p>
          </table:table-cell>
          <table:table-cell table:formula="of:=[.C1023]/[.D1023]" office:value-type="float" office:value="1.88169601295284" calcext:value-type="float">
            <text:p>1.88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33" calcext:value-type="float">
            <text:p>33</text:p>
          </table:table-cell>
          <table:table-cell office:value-type="float" office:value="126.990833172822" calcext:value-type="float">
            <text:p>126.99</text:p>
          </table:table-cell>
          <table:table-cell office:value-type="float" office:value="64.5670270221484" calcext:value-type="float">
            <text:p>64.57</text:p>
          </table:table-cell>
          <table:table-cell table:formula="of:=[.C1024]/[.D1024]" office:value-type="float" office:value="1.96680626365622" calcext:value-type="float">
            <text:p>1.97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34" calcext:value-type="float">
            <text:p>34</text:p>
          </table:table-cell>
          <table:table-cell office:value-type="float" office:value="121.828442805919" calcext:value-type="float">
            <text:p>121.83</text:p>
          </table:table-cell>
          <table:table-cell office:value-type="float" office:value="69.8760093893764" calcext:value-type="float">
            <text:p>69.88</text:p>
          </table:table-cell>
          <table:table-cell table:formula="of:=[.C1025]/[.D1025]" office:value-type="float" office:value="1.74349456802897" calcext:value-type="float">
            <text:p>1.74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34" calcext:value-type="float">
            <text:p>34</text:p>
          </table:table-cell>
          <table:table-cell office:value-type="float" office:value="33.6529076745983" calcext:value-type="float">
            <text:p>33.65</text:p>
          </table:table-cell>
          <table:table-cell office:value-type="float" office:value="25.3216099908442" calcext:value-type="float">
            <text:p>25.32</text:p>
          </table:table-cell>
          <table:table-cell table:formula="of:=[.C1026]/[.D1026]" office:value-type="float" office:value="1.32901927194861" calcext:value-type="float">
            <text:p>1.33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34" calcext:value-type="float">
            <text:p>34</text:p>
          </table:table-cell>
          <table:table-cell office:value-type="float" office:value="1.61274073774576" calcext:value-type="float">
            <text:p>1.61</text:p>
          </table:table-cell>
          <table:table-cell office:value-type="float" office:value="0.750512904012041" calcext:value-type="float">
            <text:p>0.75</text:p>
          </table:table-cell>
          <table:table-cell table:formula="of:=[.C1027]/[.D1027]" office:value-type="float" office:value="2.1488514442916" calcext:value-type="float">
            <text:p>2.15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34" calcext:value-type="float">
            <text:p>34</text:p>
          </table:table-cell>
          <table:table-cell office:value-type="float" office:value="59.2320283905923" calcext:value-type="float">
            <text:p>59.23</text:p>
          </table:table-cell>
          <table:table-cell office:value-type="float" office:value="40.481172513843" calcext:value-type="float">
            <text:p>40.48</text:p>
          </table:table-cell>
          <table:table-cell table:formula="of:=[.C1028]/[.D1028]" office:value-type="float" office:value="1.46319942611191" calcext:value-type="float">
            <text:p>1.46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34" calcext:value-type="float">
            <text:p>34</text:p>
          </table:table-cell>
          <table:table-cell office:value-type="float" office:value="250.895598228352" calcext:value-type="float">
            <text:p>250.90</text:p>
          </table:table-cell>
          <table:table-cell office:value-type="float" office:value="158.027108888518" calcext:value-type="float">
            <text:p>158.03</text:p>
          </table:table-cell>
          <table:table-cell table:formula="of:=[.C1029]/[.D1029]" office:value-type="float" office:value="1.58767441860465" calcext:value-type="float">
            <text:p>1.59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34" calcext:value-type="float">
            <text:p>34</text:p>
          </table:table-cell>
          <table:table-cell office:value-type="float" office:value="156.799367254288" calcext:value-type="float">
            <text:p>156.80</text:p>
          </table:table-cell>
          <table:table-cell office:value-type="float" office:value="100.197707778238" calcext:value-type="float">
            <text:p>100.20</text:p>
          </table:table-cell>
          <table:table-cell table:formula="of:=[.C1030]/[.D1030]" office:value-type="float" office:value="1.56489974402731" calcext:value-type="float">
            <text:p>1.56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34" calcext:value-type="float">
            <text:p>34</text:p>
          </table:table-cell>
          <table:table-cell office:value-type="float" office:value="33.5449472164762" calcext:value-type="float">
            <text:p>33.54</text:p>
          </table:table-cell>
          <table:table-cell office:value-type="float" office:value="21.6964624263743" calcext:value-type="float">
            <text:p>21.70</text:p>
          </table:table-cell>
          <table:table-cell table:formula="of:=[.C1031]/[.D1031]" office:value-type="float" office:value="1.54610215053763" calcext:value-type="float">
            <text:p>1.55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34" calcext:value-type="float">
            <text:p>34</text:p>
          </table:table-cell>
          <table:table-cell office:value-type="float" office:value="289.969610205808" calcext:value-type="float">
            <text:p>289.97</text:p>
          </table:table-cell>
          <table:table-cell office:value-type="float" office:value="166.764221484695" calcext:value-type="float">
            <text:p>166.76</text:p>
          </table:table-cell>
          <table:table-cell table:formula="of:=[.C1032]/[.D1032]" office:value-type="float" office:value="1.73879989139289" calcext:value-type="float">
            <text:p>1.74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34" calcext:value-type="float">
            <text:p>34</text:p>
          </table:table-cell>
          <table:table-cell office:value-type="float" office:value="94.8367550134657" calcext:value-type="float">
            <text:p>94.84</text:p>
          </table:table-cell>
          <table:table-cell office:value-type="float" office:value="52.8348881753604" calcext:value-type="float">
            <text:p>52.83</text:p>
          </table:table-cell>
          <table:table-cell table:formula="of:=[.C1033]/[.D1033]" office:value-type="float" office:value="1.794964620701" calcext:value-type="float">
            <text:p>1.79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34" calcext:value-type="float">
            <text:p>34</text:p>
          </table:table-cell>
          <table:table-cell office:value-type="float" office:value="259.192222988051" calcext:value-type="float">
            <text:p>259.19</text:p>
          </table:table-cell>
          <table:table-cell office:value-type="float" office:value="140.855463096469" calcext:value-type="float">
            <text:p>140.86</text:p>
          </table:table-cell>
          <table:table-cell table:formula="of:=[.C1034]/[.D1034]" office:value-type="float" office:value="1.84012900380396" calcext:value-type="float">
            <text:p>1.84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34" calcext:value-type="float">
            <text:p>34</text:p>
          </table:table-cell>
          <table:table-cell office:value-type="float" office:value="85.6271571836763" calcext:value-type="float">
            <text:p>85.63</text:p>
          </table:table-cell>
          <table:table-cell office:value-type="float" office:value="51.6490260278969" calcext:value-type="float">
            <text:p>51.65</text:p>
          </table:table-cell>
          <table:table-cell table:formula="of:=[.C1035]/[.D1035]" office:value-type="float" office:value="1.65786586444877" calcext:value-type="float">
            <text:p>1.66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34" calcext:value-type="float">
            <text:p>34</text:p>
          </table:table-cell>
          <table:table-cell office:value-type="float" office:value="392.146414016542" calcext:value-type="float">
            <text:p>392.15</text:p>
          </table:table-cell>
          <table:table-cell office:value-type="float" office:value="235.874201332078" calcext:value-type="float">
            <text:p>235.87</text:p>
          </table:table-cell>
          <table:table-cell table:formula="of:=[.C1036]/[.D1036]" office:value-type="float" office:value="1.66252354772981" calcext:value-type="float">
            <text:p>1.66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34" calcext:value-type="float">
            <text:p>34</text:p>
          </table:table-cell>
          <table:table-cell office:value-type="float" office:value="77.0399384261828" calcext:value-type="float">
            <text:p>77.04</text:p>
          </table:table-cell>
          <table:table-cell office:value-type="float" office:value="46.8630745134657" calcext:value-type="float">
            <text:p>46.86</text:p>
          </table:table-cell>
          <table:table-cell table:formula="of:=[.C1037]/[.D1037]" office:value-type="float" office:value="1.64393692104102" calcext:value-type="float">
            <text:p>1.64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34" calcext:value-type="float">
            <text:p>34</text:p>
          </table:table-cell>
          <table:table-cell office:value-type="float" office:value="200.592943594781" calcext:value-type="float">
            <text:p>200.59</text:p>
          </table:table-cell>
          <table:table-cell office:value-type="float" office:value="126.34373646805" calcext:value-type="float">
            <text:p>126.34</text:p>
          </table:table-cell>
          <table:table-cell table:formula="of:=[.C1038]/[.D1038]" office:value-type="float" office:value="1.58767620146731" calcext:value-type="float">
            <text:p>1.59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34" calcext:value-type="float">
            <text:p>34</text:p>
          </table:table-cell>
          <table:table-cell office:value-type="float" office:value="21.150020932569" calcext:value-type="float">
            <text:p>21.15</text:p>
          </table:table-cell>
          <table:table-cell office:value-type="float" office:value="16.021414214492" calcext:value-type="float">
            <text:p>16.02</text:p>
          </table:table-cell>
          <table:table-cell table:formula="of:=[.C1039]/[.D1039]" office:value-type="float" office:value="1.3201094890511" calcext:value-type="float">
            <text:p>1.32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34" calcext:value-type="float">
            <text:p>34</text:p>
          </table:table-cell>
          <table:table-cell office:value-type="float" office:value="217.511612988082" calcext:value-type="float">
            <text:p>217.51</text:p>
          </table:table-cell>
          <table:table-cell office:value-type="float" office:value="140.168551331831" calcext:value-type="float">
            <text:p>140.17</text:p>
          </table:table-cell>
          <table:table-cell table:formula="of:=[.C1040]/[.D1040]" office:value-type="float" office:value="1.55178612407252" calcext:value-type="float">
            <text:p>1.55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34" calcext:value-type="float">
            <text:p>34</text:p>
          </table:table-cell>
          <table:table-cell office:value-type="float" office:value="354.916938527789" calcext:value-type="float">
            <text:p>354.92</text:p>
          </table:table-cell>
          <table:table-cell office:value-type="float" office:value="246.450377014623" calcext:value-type="float">
            <text:p>246.45</text:p>
          </table:table-cell>
          <table:table-cell table:formula="of:=[.C1041]/[.D1041]" office:value-type="float" office:value="1.44011521843495" calcext:value-type="float">
            <text:p>1.44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34" calcext:value-type="float">
            <text:p>34</text:p>
          </table:table-cell>
          <table:table-cell office:value-type="float" office:value="134.484930796048" calcext:value-type="float">
            <text:p>134.48</text:p>
          </table:table-cell>
          <table:table-cell office:value-type="float" office:value="79.7837429021559" calcext:value-type="float">
            <text:p>79.78</text:p>
          </table:table-cell>
          <table:table-cell table:formula="of:=[.C1042]/[.D1042]" office:value-type="float" office:value="1.68561822125813" calcext:value-type="float">
            <text:p>1.69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34" calcext:value-type="float">
            <text:p>34</text:p>
          </table:table-cell>
          <table:table-cell office:value-type="float" office:value="183.03891851708" calcext:value-type="float">
            <text:p>183.04</text:p>
          </table:table-cell>
          <table:table-cell office:value-type="float" office:value="91.368201918512" calcext:value-type="float">
            <text:p>91.37</text:p>
          </table:table-cell>
          <table:table-cell table:formula="of:=[.C1043]/[.D1043]" office:value-type="float" office:value="2.00331094049903" calcext:value-type="float">
            <text:p>2.00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34" calcext:value-type="float">
            <text:p>34</text:p>
          </table:table-cell>
          <table:table-cell office:value-type="float" office:value="89.4790364664456" calcext:value-type="float">
            <text:p>89.48</text:p>
          </table:table-cell>
          <table:table-cell office:value-type="float" office:value="52.8784953636548" calcext:value-type="float">
            <text:p>52.88</text:p>
          </table:table-cell>
          <table:table-cell table:formula="of:=[.C1044]/[.D1044]" office:value-type="float" office:value="1.69216305893506" calcext:value-type="float">
            <text:p>1.69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34" calcext:value-type="float">
            <text:p>34</text:p>
          </table:table-cell>
          <table:table-cell office:value-type="float" office:value="281.016575029631" calcext:value-type="float">
            <text:p>281.02</text:p>
          </table:table-cell>
          <table:table-cell office:value-type="float" office:value="161.739835147949" calcext:value-type="float">
            <text:p>161.74</text:p>
          </table:table-cell>
          <table:table-cell table:formula="of:=[.C1045]/[.D1045]" office:value-type="float" office:value="1.7374605011349" calcext:value-type="float">
            <text:p>1.74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34" calcext:value-type="float">
            <text:p>34</text:p>
          </table:table-cell>
          <table:table-cell office:value-type="float" office:value="66.0618720443183" calcext:value-type="float">
            <text:p>66.06</text:p>
          </table:table-cell>
          <table:table-cell office:value-type="float" office:value="35.593248559406" calcext:value-type="float">
            <text:p>35.59</text:p>
          </table:table-cell>
          <table:table-cell table:formula="of:=[.C1046]/[.D1046]" office:value-type="float" office:value="1.85602255253716" calcext:value-type="float">
            <text:p>1.86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34" calcext:value-type="float">
            <text:p>34</text:p>
          </table:table-cell>
          <table:table-cell office:value-type="float" office:value="235.773643617251" calcext:value-type="float">
            <text:p>235.77</text:p>
          </table:table-cell>
          <table:table-cell office:value-type="float" office:value="132.204869930143" calcext:value-type="float">
            <text:p>132.20</text:p>
          </table:table-cell>
          <table:table-cell table:formula="of:=[.C1047]/[.D1047]" office:value-type="float" office:value="1.7833960559988" calcext:value-type="float">
            <text:p>1.78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34" calcext:value-type="float">
            <text:p>34</text:p>
          </table:table-cell>
          <table:table-cell office:value-type="float" office:value="75.9138033402539" calcext:value-type="float">
            <text:p>75.91</text:p>
          </table:table-cell>
          <table:table-cell office:value-type="float" office:value="35.8413161871583" calcext:value-type="float">
            <text:p>35.84</text:p>
          </table:table-cell>
          <table:table-cell table:formula="of:=[.C1048]/[.D1048]" office:value-type="float" office:value="2.11805289024105" calcext:value-type="float">
            <text:p>2.12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34" calcext:value-type="float">
            <text:p>34</text:p>
          </table:table-cell>
          <table:table-cell office:value-type="float" office:value="104.81991125742" calcext:value-type="float">
            <text:p>104.82</text:p>
          </table:table-cell>
          <table:table-cell office:value-type="float" office:value="52.2877772422465" calcext:value-type="float">
            <text:p>52.29</text:p>
          </table:table-cell>
          <table:table-cell table:formula="of:=[.C1049]/[.D1049]" office:value-type="float" office:value="2.0046733058052" calcext:value-type="float">
            <text:p>2.00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34" calcext:value-type="float">
            <text:p>34</text:p>
          </table:table-cell>
          <table:table-cell office:value-type="float" office:value="113.920420241257" calcext:value-type="float">
            <text:p>113.92</text:p>
          </table:table-cell>
          <table:table-cell office:value-type="float" office:value="51.6535523627626" calcext:value-type="float">
            <text:p>51.65</text:p>
          </table:table-cell>
          <table:table-cell table:formula="of:=[.C1050]/[.D1050]" office:value-type="float" office:value="2.20547116374871" calcext:value-type="float">
            <text:p>2.21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34" calcext:value-type="float">
            <text:p>34</text:p>
          </table:table-cell>
          <table:table-cell office:value-type="float" office:value="51.9686715274881" calcext:value-type="float">
            <text:p>51.97</text:p>
          </table:table-cell>
          <table:table-cell office:value-type="float" office:value="30.4913459457509" calcext:value-type="float">
            <text:p>30.49</text:p>
          </table:table-cell>
          <table:table-cell table:formula="of:=[.C1051]/[.D1051]" office:value-type="float" office:value="1.7043744680851" calcext:value-type="float">
            <text:p>1.70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34" calcext:value-type="float">
            <text:p>34</text:p>
          </table:table-cell>
          <table:table-cell office:value-type="float" office:value="37.9249134745809" calcext:value-type="float">
            <text:p>37.92</text:p>
          </table:table-cell>
          <table:table-cell office:value-type="float" office:value="23.0704200775093" calcext:value-type="float">
            <text:p>23.07</text:p>
          </table:table-cell>
          <table:table-cell table:formula="of:=[.C1052]/[.D1052]" office:value-type="float" office:value="1.64387615601126" calcext:value-type="float">
            <text:p>1.64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34" calcext:value-type="float">
            <text:p>34</text:p>
          </table:table-cell>
          <table:table-cell office:value-type="float" office:value="85.3451848937282" calcext:value-type="float">
            <text:p>85.35</text:p>
          </table:table-cell>
          <table:table-cell office:value-type="float" office:value="42.0845813966874" calcext:value-type="float">
            <text:p>42.08</text:p>
          </table:table-cell>
          <table:table-cell table:formula="of:=[.C1053]/[.D1053]" office:value-type="float" office:value="2.02794425087108" calcext:value-type="float">
            <text:p>2.03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34" calcext:value-type="float">
            <text:p>34</text:p>
          </table:table-cell>
          <table:table-cell office:value-type="float" office:value="77.9690258588084" calcext:value-type="float">
            <text:p>77.97</text:p>
          </table:table-cell>
          <table:table-cell office:value-type="float" office:value="34.834714832419" calcext:value-type="float">
            <text:p>34.83</text:p>
          </table:table-cell>
          <table:table-cell table:formula="of:=[.C1054]/[.D1054]" office:value-type="float" office:value="2.23825647013038" calcext:value-type="float">
            <text:p>2.24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34" calcext:value-type="float">
            <text:p>34</text:p>
          </table:table-cell>
          <table:table-cell office:value-type="float" office:value="98.8105647593846" calcext:value-type="float">
            <text:p>98.81</text:p>
          </table:table-cell>
          <table:table-cell office:value-type="float" office:value="61.8014795676624" calcext:value-type="float">
            <text:p>61.80</text:p>
          </table:table-cell>
          <table:table-cell table:formula="of:=[.C1055]/[.D1055]" office:value-type="float" office:value="1.59883817427386" calcext:value-type="float">
            <text:p>1.60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35" calcext:value-type="float">
            <text:p>35</text:p>
          </table:table-cell>
          <table:table-cell office:value-type="float" office:value="132.229163397133" calcext:value-type="float">
            <text:p>132.23</text:p>
          </table:table-cell>
          <table:table-cell office:value-type="float" office:value="66.7643770136954" calcext:value-type="float">
            <text:p>66.76</text:p>
          </table:table-cell>
          <table:table-cell table:formula="of:=[.C1056]/[.D1056]" office:value-type="float" office:value="1.98053467000836" calcext:value-type="float">
            <text:p>1.98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35" calcext:value-type="float">
            <text:p>35</text:p>
          </table:table-cell>
          <table:table-cell office:value-type="float" office:value="31.8528066431801" calcext:value-type="float">
            <text:p>31.85</text:p>
          </table:table-cell>
          <table:table-cell office:value-type="float" office:value="23.3395219479164" calcext:value-type="float">
            <text:p>23.34</text:p>
          </table:table-cell>
          <table:table-cell table:formula="of:=[.C1057]/[.D1057]" office:value-type="float" office:value="1.36475831485588" calcext:value-type="float">
            <text:p>1.36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35" calcext:value-type="float">
            <text:p>35</text:p>
          </table:table-cell>
          <table:table-cell office:value-type="float" office:value="2.45756756445001" calcext:value-type="float">
            <text:p>2.46</text:p>
          </table:table-cell>
          <table:table-cell office:value-type="float" office:value="1.47939925059233" calcext:value-type="float">
            <text:p>1.48</text:p>
          </table:table-cell>
          <table:table-cell table:formula="of:=[.C1058]/[.D1058]" office:value-type="float" office:value="1.66119292237443" calcext:value-type="float">
            <text:p>1.66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35" calcext:value-type="float">
            <text:p>35</text:p>
          </table:table-cell>
          <table:table-cell office:value-type="float" office:value="62.405922995412" calcext:value-type="float">
            <text:p>62.41</text:p>
          </table:table-cell>
          <table:table-cell office:value-type="float" office:value="40.3369290805049" calcext:value-type="float">
            <text:p>40.34</text:p>
          </table:table-cell>
          <table:table-cell table:formula="of:=[.C1059]/[.D1059]" office:value-type="float" office:value="1.54711636254861" calcext:value-type="float">
            <text:p>1.55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35" calcext:value-type="float">
            <text:p>35</text:p>
          </table:table-cell>
          <table:table-cell office:value-type="float" office:value="233.216334240495" calcext:value-type="float">
            <text:p>233.22</text:p>
          </table:table-cell>
          <table:table-cell office:value-type="float" office:value="134.010040594672" calcext:value-type="float">
            <text:p>134.01</text:p>
          </table:table-cell>
          <table:table-cell table:formula="of:=[.C1060]/[.D1060]" office:value-type="float" office:value="1.74029000517867" calcext:value-type="float">
            <text:p>1.74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35" calcext:value-type="float">
            <text:p>35</text:p>
          </table:table-cell>
          <table:table-cell office:value-type="float" office:value="155.282741402635" calcext:value-type="float">
            <text:p>155.28</text:p>
          </table:table-cell>
          <table:table-cell office:value-type="float" office:value="86.7093372914778" calcext:value-type="float">
            <text:p>86.71</text:p>
          </table:table-cell>
          <table:table-cell table:formula="of:=[.C1061]/[.D1061]" office:value-type="float" office:value="1.79084221207509" calcext:value-type="float">
            <text:p>1.79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35" calcext:value-type="float">
            <text:p>35</text:p>
          </table:table-cell>
          <table:table-cell office:value-type="float" office:value="39.8935730059298" calcext:value-type="float">
            <text:p>39.89</text:p>
          </table:table-cell>
          <table:table-cell office:value-type="float" office:value="22.5416679619002" calcext:value-type="float">
            <text:p>22.54</text:p>
          </table:table-cell>
          <table:table-cell table:formula="of:=[.C1062]/[.D1062]" office:value-type="float" office:value="1.76977023498695" calcext:value-type="float">
            <text:p>1.77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35" calcext:value-type="float">
            <text:p>35</text:p>
          </table:table-cell>
          <table:table-cell office:value-type="float" office:value="285.521828872226" calcext:value-type="float">
            <text:p>285.52</text:p>
          </table:table-cell>
          <table:table-cell office:value-type="float" office:value="171.396939902855" calcext:value-type="float">
            <text:p>171.40</text:p>
          </table:table-cell>
          <table:table-cell table:formula="of:=[.C1063]/[.D1063]" office:value-type="float" office:value="1.66585138004246" calcext:value-type="float">
            <text:p>1.67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35" calcext:value-type="float">
            <text:p>35</text:p>
          </table:table-cell>
          <table:table-cell office:value-type="float" office:value="95.808480855022" calcext:value-type="float">
            <text:p>95.81</text:p>
          </table:table-cell>
          <table:table-cell office:value-type="float" office:value="49.6611596823413" calcext:value-type="float">
            <text:p>49.66</text:p>
          </table:table-cell>
          <table:table-cell table:formula="of:=[.C1064]/[.D1064]" office:value-type="float" office:value="1.9292437282549" calcext:value-type="float">
            <text:p>1.93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35" calcext:value-type="float">
            <text:p>35</text:p>
          </table:table-cell>
          <table:table-cell office:value-type="float" office:value="251.849823774183" calcext:value-type="float">
            <text:p>251.85</text:p>
          </table:table-cell>
          <table:table-cell office:value-type="float" office:value="140.819203602934" calcext:value-type="float">
            <text:p>140.82</text:p>
          </table:table-cell>
          <table:table-cell table:formula="of:=[.C1065]/[.D1065]" office:value-type="float" office:value="1.78846220778467" calcext:value-type="float">
            <text:p>1.79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35" calcext:value-type="float">
            <text:p>35</text:p>
          </table:table-cell>
          <table:table-cell office:value-type="float" office:value="84.589766475314" calcext:value-type="float">
            <text:p>84.59</text:p>
          </table:table-cell>
          <table:table-cell office:value-type="float" office:value="50.8638777574777" calcext:value-type="float">
            <text:p>50.86</text:p>
          </table:table-cell>
          <table:table-cell table:formula="of:=[.C1066]/[.D1066]" office:value-type="float" office:value="1.6630616894497" calcext:value-type="float">
            <text:p>1.66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35" calcext:value-type="float">
            <text:p>35</text:p>
          </table:table-cell>
          <table:table-cell office:value-type="float" office:value="355.639951330931" calcext:value-type="float">
            <text:p>355.64</text:p>
          </table:table-cell>
          <table:table-cell office:value-type="float" office:value="201.778538082559" calcext:value-type="float">
            <text:p>201.78</text:p>
          </table:table-cell>
          <table:table-cell table:formula="of:=[.C1067]/[.D1067]" office:value-type="float" office:value="1.76252615719427" calcext:value-type="float">
            <text:p>1.76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35" calcext:value-type="float">
            <text:p>35</text:p>
          </table:table-cell>
          <table:table-cell office:value-type="float" office:value="76.8898056090346" calcext:value-type="float">
            <text:p>76.89</text:p>
          </table:table-cell>
          <table:table-cell office:value-type="float" office:value="48.1320681160831" calcext:value-type="float">
            <text:p>48.13</text:p>
          </table:table-cell>
          <table:table-cell table:formula="of:=[.C1068]/[.D1068]" office:value-type="float" office:value="1.59747562526494" calcext:value-type="float">
            <text:p>1.60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35" calcext:value-type="float">
            <text:p>35</text:p>
          </table:table-cell>
          <table:table-cell office:value-type="float" office:value="187.494302920833" calcext:value-type="float">
            <text:p>187.49</text:p>
          </table:table-cell>
          <table:table-cell office:value-type="float" office:value="113.294349722011" calcext:value-type="float">
            <text:p>113.29</text:p>
          </table:table-cell>
          <table:table-cell table:formula="of:=[.C1069]/[.D1069]" office:value-type="float" office:value="1.65493074792243" calcext:value-type="float">
            <text:p>1.65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35" calcext:value-type="float">
            <text:p>35</text:p>
          </table:table-cell>
          <table:table-cell office:value-type="float" office:value="27.6414991933905" calcext:value-type="float">
            <text:p>27.64</text:p>
          </table:table-cell>
          <table:table-cell office:value-type="float" office:value="15.8843405870868" calcext:value-type="float">
            <text:p>15.88</text:p>
          </table:table-cell>
          <table:table-cell table:formula="of:=[.C1070]/[.D1070]" office:value-type="float" office:value="1.74017291066283" calcext:value-type="float">
            <text:p>1.74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35" calcext:value-type="float">
            <text:p>35</text:p>
          </table:table-cell>
          <table:table-cell office:value-type="float" office:value="230.441265581543" calcext:value-type="float">
            <text:p>230.44</text:p>
          </table:table-cell>
          <table:table-cell office:value-type="float" office:value="120.480283791029" calcext:value-type="float">
            <text:p>120.48</text:p>
          </table:table-cell>
          <table:table-cell table:formula="of:=[.C1071]/[.D1071]" office:value-type="float" office:value="1.91268860207235" calcext:value-type="float">
            <text:p>1.91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35" calcext:value-type="float">
            <text:p>35</text:p>
          </table:table-cell>
          <table:table-cell office:value-type="float" office:value="342.869968225067" calcext:value-type="float">
            <text:p>342.87</text:p>
          </table:table-cell>
          <table:table-cell office:value-type="float" office:value="215.827084503396" calcext:value-type="float">
            <text:p>215.83</text:p>
          </table:table-cell>
          <table:table-cell table:formula="of:=[.C1072]/[.D1072]" office:value-type="float" office:value="1.58863271963289" calcext:value-type="float">
            <text:p>1.59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35" calcext:value-type="float">
            <text:p>35</text:p>
          </table:table-cell>
          <table:table-cell office:value-type="float" office:value="133.499723846401" calcext:value-type="float">
            <text:p>133.50</text:p>
          </table:table-cell>
          <table:table-cell office:value-type="float" office:value="70.0157719823" calcext:value-type="float">
            <text:p>70.02</text:p>
          </table:table-cell>
          <table:table-cell table:formula="of:=[.C1073]/[.D1073]" office:value-type="float" office:value="1.90670930372873" calcext:value-type="float">
            <text:p>1.91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35" calcext:value-type="float">
            <text:p>35</text:p>
          </table:table-cell>
          <table:table-cell office:value-type="float" office:value="177.216636110964" calcext:value-type="float">
            <text:p>177.22</text:p>
          </table:table-cell>
          <table:table-cell office:value-type="float" office:value="104.392793890025" calcext:value-type="float">
            <text:p>104.39</text:p>
          </table:table-cell>
          <table:table-cell table:formula="of:=[.C1074]/[.D1074]" office:value-type="float" office:value="1.69759453222084" calcext:value-type="float">
            <text:p>1.70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35" calcext:value-type="float">
            <text:p>35</text:p>
          </table:table-cell>
          <table:table-cell office:value-type="float" office:value="80.1287599393795" calcext:value-type="float">
            <text:p>80.13</text:p>
          </table:table-cell>
          <table:table-cell office:value-type="float" office:value="41.3528710262418" calcext:value-type="float">
            <text:p>41.35</text:p>
          </table:table-cell>
          <table:table-cell table:formula="of:=[.C1075]/[.D1075]" office:value-type="float" office:value="1.93768311488049" calcext:value-type="float">
            <text:p>1.94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35" calcext:value-type="float">
            <text:p>35</text:p>
          </table:table-cell>
          <table:table-cell office:value-type="float" office:value="264.518968780017" calcext:value-type="float">
            <text:p>264.52</text:p>
          </table:table-cell>
          <table:table-cell office:value-type="float" office:value="133.487698047624" calcext:value-type="float">
            <text:p>133.49</text:p>
          </table:table-cell>
          <table:table-cell table:formula="of:=[.C1076]/[.D1076]" office:value-type="float" office:value="1.98159809966642" calcext:value-type="float">
            <text:p>1.98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35" calcext:value-type="float">
            <text:p>35</text:p>
          </table:table-cell>
          <table:table-cell office:value-type="float" office:value="70.6974448622431" calcext:value-type="float">
            <text:p>70.70</text:p>
          </table:table-cell>
          <table:table-cell office:value-type="float" office:value="36.8945877930206" calcext:value-type="float">
            <text:p>36.89</text:p>
          </table:table-cell>
          <table:table-cell table:formula="of:=[.C1077]/[.D1077]" office:value-type="float" office:value="1.916200968523" calcext:value-type="float">
            <text:p>1.92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35" calcext:value-type="float">
            <text:p>35</text:p>
          </table:table-cell>
          <table:table-cell office:value-type="float" office:value="210.062821132892" calcext:value-type="float">
            <text:p>210.06</text:p>
          </table:table-cell>
          <table:table-cell office:value-type="float" office:value="115.235413855598" calcext:value-type="float">
            <text:p>115.24</text:p>
          </table:table-cell>
          <table:table-cell table:formula="of:=[.C1078]/[.D1078]" office:value-type="float" office:value="1.82290160727954" calcext:value-type="float">
            <text:p>1.82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35" calcext:value-type="float">
            <text:p>35</text:p>
          </table:table-cell>
          <table:table-cell office:value-type="float" office:value="71.317804587762" calcext:value-type="float">
            <text:p>71.32</text:p>
          </table:table-cell>
          <table:table-cell office:value-type="float" office:value="38.4473097227569" calcext:value-type="float">
            <text:p>38.45</text:p>
          </table:table-cell>
          <table:table-cell table:formula="of:=[.C1079]/[.D1079]" office:value-type="float" office:value="1.85494915254237" calcext:value-type="float">
            <text:p>1.85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35" calcext:value-type="float">
            <text:p>35</text:p>
          </table:table-cell>
          <table:table-cell office:value-type="float" office:value="113.844618495609" calcext:value-type="float">
            <text:p>113.84</text:p>
          </table:table-cell>
          <table:table-cell office:value-type="float" office:value="51.9451248491732" calcext:value-type="float">
            <text:p>51.95</text:p>
          </table:table-cell>
          <table:table-cell table:formula="of:=[.C1080]/[.D1080]" office:value-type="float" office:value="2.19163239719157" calcext:value-type="float">
            <text:p>2.19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35" calcext:value-type="float">
            <text:p>35</text:p>
          </table:table-cell>
          <table:table-cell office:value-type="float" office:value="104.494618664764" calcext:value-type="float">
            <text:p>104.49</text:p>
          </table:table-cell>
          <table:table-cell office:value-type="float" office:value="59.9926838625006" calcext:value-type="float">
            <text:p>59.99</text:p>
          </table:table-cell>
          <table:table-cell table:formula="of:=[.C1081]/[.D1081]" office:value-type="float" office:value="1.74178936392076" calcext:value-type="float">
            <text:p>1.74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35" calcext:value-type="float">
            <text:p>35</text:p>
          </table:table-cell>
          <table:table-cell office:value-type="float" office:value="56.768561874663" calcext:value-type="float">
            <text:p>56.77</text:p>
          </table:table-cell>
          <table:table-cell office:value-type="float" office:value="35.7845578205093" calcext:value-type="float">
            <text:p>35.78</text:p>
          </table:table-cell>
          <table:table-cell table:formula="of:=[.C1082]/[.D1082]" office:value-type="float" office:value="1.58639830508474" calcext:value-type="float">
            <text:p>1.59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35" calcext:value-type="float">
            <text:p>35</text:p>
          </table:table-cell>
          <table:table-cell office:value-type="float" office:value="30.8229615920508" calcext:value-type="float">
            <text:p>30.82</text:p>
          </table:table-cell>
          <table:table-cell office:value-type="float" office:value="20.2587381356827" calcext:value-type="float">
            <text:p>20.26</text:p>
          </table:table-cell>
          <table:table-cell table:formula="of:=[.C1083]/[.D1083]" office:value-type="float" office:value="1.52146502835539" calcext:value-type="float">
            <text:p>1.52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35" calcext:value-type="float">
            <text:p>35</text:p>
          </table:table-cell>
          <table:table-cell office:value-type="float" office:value="83.2735634562162" calcext:value-type="float">
            <text:p>83.27</text:p>
          </table:table-cell>
          <table:table-cell office:value-type="float" office:value="45.126611782924" calcext:value-type="float">
            <text:p>45.13</text:p>
          </table:table-cell>
          <table:table-cell table:formula="of:=[.C1084]/[.D1084]" office:value-type="float" office:value="1.84533161622666" calcext:value-type="float">
            <text:p>1.85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35" calcext:value-type="float">
            <text:p>35</text:p>
          </table:table-cell>
          <table:table-cell office:value-type="float" office:value="64.4028355603741" calcext:value-type="float">
            <text:p>64.40</text:p>
          </table:table-cell>
          <table:table-cell office:value-type="float" office:value="29.4037680054218" calcext:value-type="float">
            <text:p>29.40</text:p>
          </table:table-cell>
          <table:table-cell table:formula="of:=[.C1085]/[.D1085]" office:value-type="float" office:value="2.19029192273925" calcext:value-type="float">
            <text:p>2.19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35" calcext:value-type="float">
            <text:p>35</text:p>
          </table:table-cell>
          <table:table-cell office:value-type="float" office:value="122.657644532033" calcext:value-type="float">
            <text:p>122.66</text:p>
          </table:table-cell>
          <table:table-cell office:value-type="float" office:value="67.9918578649352" calcext:value-type="float">
            <text:p>67.99</text:p>
          </table:table-cell>
          <table:table-cell table:formula="of:=[.C1086]/[.D1086]" office:value-type="float" office:value="1.80400489681707" calcext:value-type="float">
            <text:p>1.80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36" calcext:value-type="float">
            <text:p>36</text:p>
          </table:table-cell>
          <table:table-cell office:value-type="float" office:value="130.08726985347" calcext:value-type="float">
            <text:p>130.09</text:p>
          </table:table-cell>
          <table:table-cell office:value-type="float" office:value="62.9475048224425" calcext:value-type="float">
            <text:p>62.95</text:p>
          </table:table-cell>
          <table:table-cell table:formula="of:=[.C1087]/[.D1087]" office:value-type="float" office:value="2.06659930715936" calcext:value-type="float">
            <text:p>2.07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36" calcext:value-type="float">
            <text:p>36</text:p>
          </table:table-cell>
          <table:table-cell office:value-type="float" office:value="29.5212080629771" calcext:value-type="float">
            <text:p>29.52</text:p>
          </table:table-cell>
          <table:table-cell office:value-type="float" office:value="22.8901754164568" calcext:value-type="float">
            <text:p>22.89</text:p>
          </table:table-cell>
          <table:table-cell table:formula="of:=[.C1088]/[.D1088]" office:value-type="float" office:value="1.28968902709906" calcext:value-type="float">
            <text:p>1.29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36" calcext:value-type="float">
            <text:p>36</text:p>
          </table:table-cell>
          <table:table-cell office:value-type="float" office:value="2.25795396192054" calcext:value-type="float">
            <text:p>2.26</text:p>
          </table:table-cell>
          <table:table-cell office:value-type="float" office:value="1.307617460737" calcext:value-type="float">
            <text:p>1.31</text:p>
          </table:table-cell>
          <table:table-cell table:formula="of:=[.C1089]/[.D1089]" office:value-type="float" office:value="1.72676950998185" calcext:value-type="float">
            <text:p>1.73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36" calcext:value-type="float">
            <text:p>36</text:p>
          </table:table-cell>
          <table:table-cell office:value-type="float" office:value="56.6722658546001" calcext:value-type="float">
            <text:p>56.67</text:p>
          </table:table-cell>
          <table:table-cell office:value-type="float" office:value="39.2437552720736" calcext:value-type="float">
            <text:p>39.24</text:p>
          </table:table-cell>
          <table:table-cell table:formula="of:=[.C1090]/[.D1090]" office:value-type="float" office:value="1.44410914454277" calcext:value-type="float">
            <text:p>1.44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36" calcext:value-type="float">
            <text:p>36</text:p>
          </table:table-cell>
          <table:table-cell office:value-type="float" office:value="245.436142472675" calcext:value-type="float">
            <text:p>245.44</text:p>
          </table:table-cell>
          <table:table-cell office:value-type="float" office:value="142.146874893301" calcext:value-type="float">
            <text:p>142.15</text:p>
          </table:table-cell>
          <table:table-cell table:formula="of:=[.C1091]/[.D1091]" office:value-type="float" office:value="1.72663762504034" calcext:value-type="float">
            <text:p>1.73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36" calcext:value-type="float">
            <text:p>36</text:p>
          </table:table-cell>
          <table:table-cell office:value-type="float" office:value="153.263706468487" calcext:value-type="float">
            <text:p>153.26</text:p>
          </table:table-cell>
          <table:table-cell office:value-type="float" office:value="84.6892274329931" calcext:value-type="float">
            <text:p>84.69</text:p>
          </table:table-cell>
          <table:table-cell table:formula="of:=[.C1092]/[.D1092]" office:value-type="float" office:value="1.8097190293742" calcext:value-type="float">
            <text:p>1.81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36" calcext:value-type="float">
            <text:p>36</text:p>
          </table:table-cell>
          <table:table-cell office:value-type="float" office:value="38.0925334949395" calcext:value-type="float">
            <text:p>38.09</text:p>
          </table:table-cell>
          <table:table-cell office:value-type="float" office:value="22.9614625412204" calcext:value-type="float">
            <text:p>22.96</text:p>
          </table:table-cell>
          <table:table-cell table:formula="of:=[.C1093]/[.D1093]" office:value-type="float" office:value="1.65897679324894" calcext:value-type="float">
            <text:p>1.66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36" calcext:value-type="float">
            <text:p>36</text:p>
          </table:table-cell>
          <table:table-cell office:value-type="float" office:value="261.110569203987" calcext:value-type="float">
            <text:p>261.11</text:p>
          </table:table-cell>
          <table:table-cell office:value-type="float" office:value="152.464367454991" calcext:value-type="float">
            <text:p>152.46</text:p>
          </table:table-cell>
          <table:table-cell table:formula="of:=[.C1094]/[.D1094]" office:value-type="float" office:value="1.71260061326178" calcext:value-type="float">
            <text:p>1.71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36" calcext:value-type="float">
            <text:p>36</text:p>
          </table:table-cell>
          <table:table-cell office:value-type="float" office:value="88.3906068041728" calcext:value-type="float">
            <text:p>88.39</text:p>
          </table:table-cell>
          <table:table-cell office:value-type="float" office:value="55.8671833419232" calcext:value-type="float">
            <text:p>55.87</text:p>
          </table:table-cell>
          <table:table-cell table:formula="of:=[.C1095]/[.D1095]" office:value-type="float" office:value="1.58215613382899" calcext:value-type="float">
            <text:p>1.58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36" calcext:value-type="float">
            <text:p>36</text:p>
          </table:table-cell>
          <table:table-cell office:value-type="float" office:value="246.924509630895" calcext:value-type="float">
            <text:p>246.92</text:p>
          </table:table-cell>
          <table:table-cell office:value-type="float" office:value="136.407063503269" calcext:value-type="float">
            <text:p>136.41</text:p>
          </table:table-cell>
          <table:table-cell table:formula="of:=[.C1096]/[.D1096]" office:value-type="float" office:value="1.81020324966513" calcext:value-type="float">
            <text:p>1.81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36" calcext:value-type="float">
            <text:p>36</text:p>
          </table:table-cell>
          <table:table-cell office:value-type="float" office:value="92.2397135048749" calcext:value-type="float">
            <text:p>92.24</text:p>
          </table:table-cell>
          <table:table-cell office:value-type="float" office:value="45.6136192841701" calcext:value-type="float">
            <text:p>45.61</text:p>
          </table:table-cell>
          <table:table-cell table:formula="of:=[.C1097]/[.D1097]" office:value-type="float" office:value="2.02219676825527" calcext:value-type="float">
            <text:p>2.02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36" calcext:value-type="float">
            <text:p>36</text:p>
          </table:table-cell>
          <table:table-cell office:value-type="float" office:value="361.977708644186" calcext:value-type="float">
            <text:p>361.98</text:p>
          </table:table-cell>
          <table:table-cell office:value-type="float" office:value="222.112741936975" calcext:value-type="float">
            <text:p>222.11</text:p>
          </table:table-cell>
          <table:table-cell table:formula="of:=[.C1098]/[.D1098]" office:value-type="float" office:value="1.62970258026394" calcext:value-type="float">
            <text:p>1.63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36" calcext:value-type="float">
            <text:p>36</text:p>
          </table:table-cell>
          <table:table-cell office:value-type="float" office:value="94.2756759109698" calcext:value-type="float">
            <text:p>94.28</text:p>
          </table:table-cell>
          <table:table-cell office:value-type="float" office:value="52.3926902823304" calcext:value-type="float">
            <text:p>52.39</text:p>
          </table:table-cell>
          <table:table-cell table:formula="of:=[.C1099]/[.D1099]" office:value-type="float" office:value="1.79940513462743" calcext:value-type="float">
            <text:p>1.80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36" calcext:value-type="float">
            <text:p>36</text:p>
          </table:table-cell>
          <table:table-cell office:value-type="float" office:value="169.776695991417" calcext:value-type="float">
            <text:p>169.78</text:p>
          </table:table-cell>
          <table:table-cell office:value-type="float" office:value="97.1597776368472" calcext:value-type="float">
            <text:p>97.16</text:p>
          </table:table-cell>
          <table:table-cell table:formula="of:=[.C1100]/[.D1100]" office:value-type="float" office:value="1.74739691795085" calcext:value-type="float">
            <text:p>1.75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36" calcext:value-type="float">
            <text:p>36</text:p>
          </table:table-cell>
          <table:table-cell office:value-type="float" office:value="25.3219301536805" calcext:value-type="float">
            <text:p>25.32</text:p>
          </table:table-cell>
          <table:table-cell office:value-type="float" office:value="14.0599596379722" calcext:value-type="float">
            <text:p>14.06</text:p>
          </table:table-cell>
          <table:table-cell table:formula="of:=[.C1101]/[.D1101]" office:value-type="float" office:value="1.80099593495935" calcext:value-type="float">
            <text:p>1.80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36" calcext:value-type="float">
            <text:p>36</text:p>
          </table:table-cell>
          <table:table-cell office:value-type="float" office:value="199.672965347244" calcext:value-type="float">
            <text:p>199.67</text:p>
          </table:table-cell>
          <table:table-cell office:value-type="float" office:value="126.619671677927" calcext:value-type="float">
            <text:p>126.62</text:p>
          </table:table-cell>
          <table:table-cell table:formula="of:=[.C1102]/[.D1102]" office:value-type="float" office:value="1.57695058517556" calcext:value-type="float">
            <text:p>1.58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36" calcext:value-type="float">
            <text:p>36</text:p>
          </table:table-cell>
          <table:table-cell office:value-type="float" office:value="317.913883871651" calcext:value-type="float">
            <text:p>317.91</text:p>
          </table:table-cell>
          <table:table-cell office:value-type="float" office:value="207.564863328658" calcext:value-type="float">
            <text:p>207.56</text:p>
          </table:table-cell>
          <table:table-cell table:formula="of:=[.C1103]/[.D1103]" office:value-type="float" office:value="1.53163632212773" calcext:value-type="float">
            <text:p>1.53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36" calcext:value-type="float">
            <text:p>36</text:p>
          </table:table-cell>
          <table:table-cell office:value-type="float" office:value="124.425626945822" calcext:value-type="float">
            <text:p>124.43</text:p>
          </table:table-cell>
          <table:table-cell office:value-type="float" office:value="77.5574485700779" calcext:value-type="float">
            <text:p>77.56</text:p>
          </table:table-cell>
          <table:table-cell table:formula="of:=[.C1104]/[.D1104]" office:value-type="float" office:value="1.60430273609885" calcext:value-type="float">
            <text:p>1.60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36" calcext:value-type="float">
            <text:p>36</text:p>
          </table:table-cell>
          <table:table-cell office:value-type="float" office:value="152.26000622654" calcext:value-type="float">
            <text:p>152.26</text:p>
          </table:table-cell>
          <table:table-cell office:value-type="float" office:value="83.4427013948517" calcext:value-type="float">
            <text:p>83.44</text:p>
          </table:table-cell>
          <table:table-cell table:formula="of:=[.C1105]/[.D1105]" office:value-type="float" office:value="1.82472527472528" calcext:value-type="float">
            <text:p>1.82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36" calcext:value-type="float">
            <text:p>36</text:p>
          </table:table-cell>
          <table:table-cell office:value-type="float" office:value="70.1522212140347" calcext:value-type="float">
            <text:p>70.15</text:p>
          </table:table-cell>
          <table:table-cell office:value-type="float" office:value="47.3207598898491" calcext:value-type="float">
            <text:p>47.32</text:p>
          </table:table-cell>
          <table:table-cell table:formula="of:=[.C1106]/[.D1106]" office:value-type="float" office:value="1.48248298162015" calcext:value-type="float">
            <text:p>1.48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36" calcext:value-type="float">
            <text:p>36</text:p>
          </table:table-cell>
          <table:table-cell office:value-type="float" office:value="244.449132258513" calcext:value-type="float">
            <text:p>244.45</text:p>
          </table:table-cell>
          <table:table-cell office:value-type="float" office:value="127.043583682754" calcext:value-type="float">
            <text:p>127.04</text:p>
          </table:table-cell>
          <table:table-cell table:formula="of:=[.C1107]/[.D1107]" office:value-type="float" office:value="1.9241359946909" calcext:value-type="float">
            <text:p>1.9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36" calcext:value-type="float">
            <text:p>36</text:p>
          </table:table-cell>
          <table:table-cell office:value-type="float" office:value="58.8218740856689" calcext:value-type="float">
            <text:p>58.82</text:p>
          </table:table-cell>
          <table:table-cell office:value-type="float" office:value="38.4614870305027" calcext:value-type="float">
            <text:p>38.46</text:p>
          </table:table-cell>
          <table:table-cell table:formula="of:=[.C1108]/[.D1108]" office:value-type="float" office:value="1.52937077131259" calcext:value-type="float">
            <text:p>1.53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36" calcext:value-type="float">
            <text:p>36</text:p>
          </table:table-cell>
          <table:table-cell office:value-type="float" office:value="219.493800441306" calcext:value-type="float">
            <text:p>219.49</text:p>
          </table:table-cell>
          <table:table-cell office:value-type="float" office:value="118.818267987426" calcext:value-type="float">
            <text:p>118.82</text:p>
          </table:table-cell>
          <table:table-cell table:formula="of:=[.C1109]/[.D1109]" office:value-type="float" office:value="1.84730685069853" calcext:value-type="float">
            <text:p>1.85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36" calcext:value-type="float">
            <text:p>36</text:p>
          </table:table-cell>
          <table:table-cell office:value-type="float" office:value="96.354390023109" calcext:value-type="float">
            <text:p>96.35</text:p>
          </table:table-cell>
          <table:table-cell office:value-type="float" office:value="38.4031067231297" calcext:value-type="float">
            <text:p>38.40</text:p>
          </table:table-cell>
          <table:table-cell table:formula="of:=[.C1110]/[.D1110]" office:value-type="float" office:value="2.50902591599643" calcext:value-type="float">
            <text:p>2.51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36" calcext:value-type="float">
            <text:p>36</text:p>
          </table:table-cell>
          <table:table-cell office:value-type="float" office:value="95.7315276656232" calcext:value-type="float">
            <text:p>95.73</text:p>
          </table:table-cell>
          <table:table-cell office:value-type="float" office:value="57.3259172621215" calcext:value-type="float">
            <text:p>57.33</text:p>
          </table:table-cell>
          <table:table-cell table:formula="of:=[.C1111]/[.D1111]" office:value-type="float" office:value="1.66995195607412" calcext:value-type="float">
            <text:p>1.67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36" calcext:value-type="float">
            <text:p>36</text:p>
          </table:table-cell>
          <table:table-cell office:value-type="float" office:value="87.4935821203681" calcext:value-type="float">
            <text:p>87.49</text:p>
          </table:table-cell>
          <table:table-cell office:value-type="float" office:value="55.7594203809712" calcext:value-type="float">
            <text:p>55.76</text:p>
          </table:table-cell>
          <table:table-cell table:formula="of:=[.C1112]/[.D1112]" office:value-type="float" office:value="1.56912646370023" calcext:value-type="float">
            <text:p>1.57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36" calcext:value-type="float">
            <text:p>36</text:p>
          </table:table-cell>
          <table:table-cell office:value-type="float" office:value="58.6276911408931" calcext:value-type="float">
            <text:p>58.63</text:p>
          </table:table-cell>
          <table:table-cell office:value-type="float" office:value="36.5519330873052" calcext:value-type="float">
            <text:p>36.55</text:p>
          </table:table-cell>
          <table:table-cell table:formula="of:=[.C1113]/[.D1113]" office:value-type="float" office:value="1.60395596590909" calcext:value-type="float">
            <text:p>1.60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36" calcext:value-type="float">
            <text:p>36</text:p>
          </table:table-cell>
          <table:table-cell office:value-type="float" office:value="36.9765751605038" calcext:value-type="float">
            <text:p>36.98</text:p>
          </table:table-cell>
          <table:table-cell office:value-type="float" office:value="22.4446340170867" calcext:value-type="float">
            <text:p>22.44</text:p>
          </table:table-cell>
          <table:table-cell table:formula="of:=[.C1114]/[.D1114]" office:value-type="float" office:value="1.64745725558965" calcext:value-type="float">
            <text:p>1.65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36" calcext:value-type="float">
            <text:p>36</text:p>
          </table:table-cell>
          <table:table-cell office:value-type="float" office:value="69.7080914783339" calcext:value-type="float">
            <text:p>69.71</text:p>
          </table:table-cell>
          <table:table-cell office:value-type="float" office:value="39.9736539708289" calcext:value-type="float">
            <text:p>39.97</text:p>
          </table:table-cell>
          <table:table-cell table:formula="of:=[.C1115]/[.D1115]" office:value-type="float" office:value="1.74385087560932" calcext:value-type="float">
            <text:p>1.74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36" calcext:value-type="float">
            <text:p>36</text:p>
          </table:table-cell>
          <table:table-cell office:value-type="float" office:value="75.5103960869434" calcext:value-type="float">
            <text:p>75.51</text:p>
          </table:table-cell>
          <table:table-cell office:value-type="float" office:value="32.0200945359624" calcext:value-type="float">
            <text:p>32.02</text:p>
          </table:table-cell>
          <table:table-cell table:formula="of:=[.C1116]/[.D1116]" office:value-type="float" office:value="2.35821902406116" calcext:value-type="float">
            <text:p>2.36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36" calcext:value-type="float">
            <text:p>36</text:p>
          </table:table-cell>
          <table:table-cell office:value-type="float" office:value="94.4008271204054" calcext:value-type="float">
            <text:p>94.40</text:p>
          </table:table-cell>
          <table:table-cell office:value-type="float" office:value="57.6692862651925" calcext:value-type="float">
            <text:p>57.67</text:p>
          </table:table-cell>
          <table:table-cell table:formula="of:=[.C1117]/[.D1117]" office:value-type="float" office:value="1.63693420248523" calcext:value-type="float">
            <text:p>1.64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37" calcext:value-type="float">
            <text:p>37</text:p>
          </table:table-cell>
          <table:table-cell office:value-type="float" office:value="116.434408843597" calcext:value-type="float">
            <text:p>116.43</text:p>
          </table:table-cell>
          <table:table-cell office:value-type="float" office:value="70.5399862719482" calcext:value-type="float">
            <text:p>70.54</text:p>
          </table:table-cell>
          <table:table-cell table:formula="of:=[.C1118]/[.D1118]" office:value-type="float" office:value="1.65061570035916" calcext:value-type="float">
            <text:p>1.65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37" calcext:value-type="float">
            <text:p>37</text:p>
          </table:table-cell>
          <table:table-cell office:value-type="float" office:value="55.6902714924508" calcext:value-type="float">
            <text:p>55.69</text:p>
          </table:table-cell>
          <table:table-cell office:value-type="float" office:value="18.6834857421103" calcext:value-type="float">
            <text:p>18.68</text:p>
          </table:table-cell>
          <table:table-cell table:formula="of:=[.C1119]/[.D1119]" office:value-type="float" office:value="2.98072170585019" calcext:value-type="float">
            <text:p>2.98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37" calcext:value-type="float">
            <text:p>37</text:p>
          </table:table-cell>
          <table:table-cell office:value-type="float" office:value="0.938553995832236" calcext:value-type="float">
            <text:p>0.94</text:p>
          </table:table-cell>
          <table:table-cell office:value-type="float" office:value="0.418997319567963" calcext:value-type="float">
            <text:p>0.42</text:p>
          </table:table-cell>
          <table:table-cell table:formula="of:=[.C1120]/[.D1120]" office:value-type="float" office:value="2.24" calcext:value-type="float">
            <text:p>2.24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37" calcext:value-type="float">
            <text:p>37</text:p>
          </table:table-cell>
          <table:table-cell office:value-type="float" office:value="54.539615746808" calcext:value-type="float">
            <text:p>54.54</text:p>
          </table:table-cell>
          <table:table-cell office:value-type="float" office:value="39.0390621142044" calcext:value-type="float">
            <text:p>39.04</text:p>
          </table:table-cell>
          <table:table-cell table:formula="of:=[.C1121]/[.D1121]" office:value-type="float" office:value="1.3970524083611" calcext:value-type="float">
            <text:p>1.40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37" calcext:value-type="float">
            <text:p>37</text:p>
          </table:table-cell>
          <table:table-cell office:value-type="float" office:value="236.25471280977" calcext:value-type="float">
            <text:p>236.25</text:p>
          </table:table-cell>
          <table:table-cell office:value-type="float" office:value="135.310624248078" calcext:value-type="float">
            <text:p>135.31</text:p>
          </table:table-cell>
          <table:table-cell table:formula="of:=[.C1122]/[.D1122]" office:value-type="float" office:value="1.74601746258019" calcext:value-type="float">
            <text:p>1.75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37" calcext:value-type="float">
            <text:p>37</text:p>
          </table:table-cell>
          <table:table-cell office:value-type="float" office:value="134.633374758172" calcext:value-type="float">
            <text:p>134.63</text:p>
          </table:table-cell>
          <table:table-cell office:value-type="float" office:value="73.4576043226779" calcext:value-type="float">
            <text:p>73.46</text:p>
          </table:table-cell>
          <table:table-cell table:formula="of:=[.C1123]/[.D1123]" office:value-type="float" office:value="1.83280377844568" calcext:value-type="float">
            <text:p>1.83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37" calcext:value-type="float">
            <text:p>37</text:p>
          </table:table-cell>
          <table:table-cell office:value-type="float" office:value="29.7422682069077" calcext:value-type="float">
            <text:p>29.74</text:p>
          </table:table-cell>
          <table:table-cell office:value-type="float" office:value="20.7528250392029" calcext:value-type="float">
            <text:p>20.75</text:p>
          </table:table-cell>
          <table:table-cell table:formula="of:=[.C1124]/[.D1124]" office:value-type="float" office:value="1.43316720257234" calcext:value-type="float">
            <text:p>1.43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37" calcext:value-type="float">
            <text:p>37</text:p>
          </table:table-cell>
          <table:table-cell office:value-type="float" office:value="255.635186672544" calcext:value-type="float">
            <text:p>255.64</text:p>
          </table:table-cell>
          <table:table-cell office:value-type="float" office:value="161.470247220556" calcext:value-type="float">
            <text:p>161.47</text:p>
          </table:table-cell>
          <table:table-cell table:formula="of:=[.C1125]/[.D1125]" office:value-type="float" office:value="1.58317207704133" calcext:value-type="float">
            <text:p>1.58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37" calcext:value-type="float">
            <text:p>37</text:p>
          </table:table-cell>
          <table:table-cell office:value-type="float" office:value="107.791501451075" calcext:value-type="float">
            <text:p>107.79</text:p>
          </table:table-cell>
          <table:table-cell office:value-type="float" office:value="57.0917083229169" calcext:value-type="float">
            <text:p>57.09</text:p>
          </table:table-cell>
          <table:table-cell table:formula="of:=[.C1126]/[.D1126]" office:value-type="float" office:value="1.88804126934501" calcext:value-type="float">
            <text:p>1.89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37" calcext:value-type="float">
            <text:p>37</text:p>
          </table:table-cell>
          <table:table-cell office:value-type="float" office:value="224.593237549642" calcext:value-type="float">
            <text:p>224.59</text:p>
          </table:table-cell>
          <table:table-cell office:value-type="float" office:value="127.729204129551" calcext:value-type="float">
            <text:p>127.73</text:p>
          </table:table-cell>
          <table:table-cell table:formula="of:=[.C1127]/[.D1127]" office:value-type="float" office:value="1.75835463064379" calcext:value-type="float">
            <text:p>1.76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37" calcext:value-type="float">
            <text:p>37</text:p>
          </table:table-cell>
          <table:table-cell office:value-type="float" office:value="78.7133227459091" calcext:value-type="float">
            <text:p>78.71</text:p>
          </table:table-cell>
          <table:table-cell office:value-type="float" office:value="54.8568669453322" calcext:value-type="float">
            <text:p>54.86</text:p>
          </table:table-cell>
          <table:table-cell table:formula="of:=[.C1128]/[.D1128]" office:value-type="float" office:value="1.43488549618321" calcext:value-type="float">
            <text:p>1.43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37" calcext:value-type="float">
            <text:p>37</text:p>
          </table:table-cell>
          <table:table-cell office:value-type="float" office:value="360.404722056507" calcext:value-type="float">
            <text:p>360.40</text:p>
          </table:table-cell>
          <table:table-cell office:value-type="float" office:value="205.664747263844" calcext:value-type="float">
            <text:p>205.66</text:p>
          </table:table-cell>
          <table:table-cell table:formula="of:=[.C1129]/[.D1129]" office:value-type="float" office:value="1.75238939512638" calcext:value-type="float">
            <text:p>1.75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37" calcext:value-type="float">
            <text:p>37</text:p>
          </table:table-cell>
          <table:table-cell office:value-type="float" office:value="79.6320994833406" calcext:value-type="float">
            <text:p>79.63</text:p>
          </table:table-cell>
          <table:table-cell office:value-type="float" office:value="49.6577902788997" calcext:value-type="float">
            <text:p>49.66</text:p>
          </table:table-cell>
          <table:table-cell table:formula="of:=[.C1130]/[.D1130]" office:value-type="float" office:value="1.60361745933704" calcext:value-type="float">
            <text:p>1.60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37" calcext:value-type="float">
            <text:p>37</text:p>
          </table:table-cell>
          <table:table-cell office:value-type="float" office:value="168.367194219382" calcext:value-type="float">
            <text:p>168.37</text:p>
          </table:table-cell>
          <table:table-cell office:value-type="float" office:value="111.197344616105" calcext:value-type="float">
            <text:p>111.20</text:p>
          </table:table-cell>
          <table:table-cell table:formula="of:=[.C1131]/[.D1131]" office:value-type="float" office:value="1.51412962962964" calcext:value-type="float">
            <text:p>1.51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37" calcext:value-type="float">
            <text:p>37</text:p>
          </table:table-cell>
          <table:table-cell office:value-type="float" office:value="21.8986690673863" calcext:value-type="float">
            <text:p>21.90</text:p>
          </table:table-cell>
          <table:table-cell office:value-type="float" office:value="15.2303145015451" calcext:value-type="float">
            <text:p>15.23</text:p>
          </table:table-cell>
          <table:table-cell table:formula="of:=[.C1132]/[.D1132]" office:value-type="float" office:value="1.43783433133733" calcext:value-type="float">
            <text:p>1.44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37" calcext:value-type="float">
            <text:p>37</text:p>
          </table:table-cell>
          <table:table-cell office:value-type="float" office:value="184.847877070006" calcext:value-type="float">
            <text:p>184.85</text:p>
          </table:table-cell>
          <table:table-cell office:value-type="float" office:value="111.080482308671" calcext:value-type="float">
            <text:p>111.08</text:p>
          </table:table-cell>
          <table:table-cell table:formula="of:=[.C1133]/[.D1133]" office:value-type="float" office:value="1.66408961527868" calcext:value-type="float">
            <text:p>1.66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37" calcext:value-type="float">
            <text:p>37</text:p>
          </table:table-cell>
          <table:table-cell office:value-type="float" office:value="303.701889195728" calcext:value-type="float">
            <text:p>303.70</text:p>
          </table:table-cell>
          <table:table-cell office:value-type="float" office:value="190.303507805611" calcext:value-type="float">
            <text:p>190.30</text:p>
          </table:table-cell>
          <table:table-cell table:formula="of:=[.C1134]/[.D1134]" office:value-type="float" office:value="1.59588171914282" calcext:value-type="float">
            <text:p>1.60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37" calcext:value-type="float">
            <text:p>37</text:p>
          </table:table-cell>
          <table:table-cell office:value-type="float" office:value="128.279337796189" calcext:value-type="float">
            <text:p>128.28</text:p>
          </table:table-cell>
          <table:table-cell office:value-type="float" office:value="74.4790260743007" calcext:value-type="float">
            <text:p>74.48</text:p>
          </table:table-cell>
          <table:table-cell table:formula="of:=[.C1135]/[.D1135]" office:value-type="float" office:value="1.7223551992774" calcext:value-type="float">
            <text:p>1.72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37" calcext:value-type="float">
            <text:p>37</text:p>
          </table:table-cell>
          <table:table-cell office:value-type="float" office:value="157.819665378554" calcext:value-type="float">
            <text:p>157.82</text:p>
          </table:table-cell>
          <table:table-cell office:value-type="float" office:value="91.6550513306197" calcext:value-type="float">
            <text:p>91.66</text:p>
          </table:table-cell>
          <table:table-cell table:formula="of:=[.C1136]/[.D1136]" office:value-type="float" office:value="1.72188726193894" calcext:value-type="float">
            <text:p>1.72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37" calcext:value-type="float">
            <text:p>37</text:p>
          </table:table-cell>
          <table:table-cell office:value-type="float" office:value="74.7413165937341" calcext:value-type="float">
            <text:p>74.74</text:p>
          </table:table-cell>
          <table:table-cell office:value-type="float" office:value="41.5700288076793" calcext:value-type="float">
            <text:p>41.57</text:p>
          </table:table-cell>
          <table:table-cell table:formula="of:=[.C1137]/[.D1137]" office:value-type="float" office:value="1.79796162613982" calcext:value-type="float">
            <text:p>1.80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37" calcext:value-type="float">
            <text:p>37</text:p>
          </table:table-cell>
          <table:table-cell office:value-type="float" office:value="229.863892947846" calcext:value-type="float">
            <text:p>229.86</text:p>
          </table:table-cell>
          <table:table-cell office:value-type="float" office:value="128.573609622487" calcext:value-type="float">
            <text:p>128.57</text:p>
          </table:table-cell>
          <table:table-cell table:formula="of:=[.C1138]/[.D1138]" office:value-type="float" office:value="1.78779995072678" calcext:value-type="float">
            <text:p>1.79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37" calcext:value-type="float">
            <text:p>37</text:p>
          </table:table-cell>
          <table:table-cell office:value-type="float" office:value="70.862579059652" calcext:value-type="float">
            <text:p>70.86</text:p>
          </table:table-cell>
          <table:table-cell office:value-type="float" office:value="30.6603753391619" calcext:value-type="float">
            <text:p>30.66</text:p>
          </table:table-cell>
          <table:table-cell table:formula="of:=[.C1139]/[.D1139]" office:value-type="float" office:value="2.3112104230877" calcext:value-type="float">
            <text:p>2.31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37" calcext:value-type="float">
            <text:p>37</text:p>
          </table:table-cell>
          <table:table-cell office:value-type="float" office:value="206.462727636575" calcext:value-type="float">
            <text:p>206.46</text:p>
          </table:table-cell>
          <table:table-cell office:value-type="float" office:value="111.682858140754" calcext:value-type="float">
            <text:p>111.68</text:p>
          </table:table-cell>
          <table:table-cell table:formula="of:=[.C1140]/[.D1140]" office:value-type="float" office:value="1.84865189764726" calcext:value-type="float">
            <text:p>1.85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37" calcext:value-type="float">
            <text:p>37</text:p>
          </table:table-cell>
          <table:table-cell office:value-type="float" office:value="86.2077502112913" calcext:value-type="float">
            <text:p>86.21</text:p>
          </table:table-cell>
          <table:table-cell office:value-type="float" office:value="38.4973462691766" calcext:value-type="float">
            <text:p>38.50</text:p>
          </table:table-cell>
          <table:table-cell table:formula="of:=[.C1141]/[.D1141]" office:value-type="float" office:value="2.23931669493579" calcext:value-type="float">
            <text:p>2.24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37" calcext:value-type="float">
            <text:p>37</text:p>
          </table:table-cell>
          <table:table-cell office:value-type="float" office:value="95.9261077075654" calcext:value-type="float">
            <text:p>95.93</text:p>
          </table:table-cell>
          <table:table-cell office:value-type="float" office:value="60.790640460308" calcext:value-type="float">
            <text:p>60.79</text:p>
          </table:table-cell>
          <table:table-cell table:formula="of:=[.C1142]/[.D1142]" office:value-type="float" office:value="1.57797494780793" calcext:value-type="float">
            <text:p>1.58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37" calcext:value-type="float">
            <text:p>37</text:p>
          </table:table-cell>
          <table:table-cell office:value-type="float" office:value="89.8718572573023" calcext:value-type="float">
            <text:p>89.87</text:p>
          </table:table-cell>
          <table:table-cell office:value-type="float" office:value="62.150651544805" calcext:value-type="float">
            <text:p>62.15</text:p>
          </table:table-cell>
          <table:table-cell table:formula="of:=[.C1143]/[.D1143]" office:value-type="float" office:value="1.44603242320819" calcext:value-type="float">
            <text:p>1.45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37" calcext:value-type="float">
            <text:p>37</text:p>
          </table:table-cell>
          <table:table-cell office:value-type="float" office:value="47.0798537450833" calcext:value-type="float">
            <text:p>47.08</text:p>
          </table:table-cell>
          <table:table-cell office:value-type="float" office:value="35.7910669635865" calcext:value-type="float">
            <text:p>35.79</text:p>
          </table:table-cell>
          <table:table-cell table:formula="of:=[.C1144]/[.D1144]" office:value-type="float" office:value="1.31540794223827" calcext:value-type="float">
            <text:p>1.32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37" calcext:value-type="float">
            <text:p>37</text:p>
          </table:table-cell>
          <table:table-cell office:value-type="float" office:value="36.7123559724186" calcext:value-type="float">
            <text:p>36.71</text:p>
          </table:table-cell>
          <table:table-cell office:value-type="float" office:value="20.393987187802" calcext:value-type="float">
            <text:p>20.39</text:p>
          </table:table-cell>
          <table:table-cell table:formula="of:=[.C1145]/[.D1145]" office:value-type="float" office:value="1.80015588096363" calcext:value-type="float">
            <text:p>1.80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37" calcext:value-type="float">
            <text:p>37</text:p>
          </table:table-cell>
          <table:table-cell office:value-type="float" office:value="83.5419818743764" calcext:value-type="float">
            <text:p>83.54</text:p>
          </table:table-cell>
          <table:table-cell office:value-type="float" office:value="45.2392327063001" calcext:value-type="float">
            <text:p>45.24</text:p>
          </table:table-cell>
          <table:table-cell table:formula="of:=[.C1146]/[.D1146]" office:value-type="float" office:value="1.84667106130521" calcext:value-type="float">
            <text:p>1.85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37" calcext:value-type="float">
            <text:p>37</text:p>
          </table:table-cell>
          <table:table-cell office:value-type="float" office:value="57.1425820870146" calcext:value-type="float">
            <text:p>57.14</text:p>
          </table:table-cell>
          <table:table-cell office:value-type="float" office:value="32.3780797985119" calcext:value-type="float">
            <text:p>32.38</text:p>
          </table:table-cell>
          <table:table-cell table:formula="of:=[.C1147]/[.D1147]" office:value-type="float" office:value="1.76485395189003" calcext:value-type="float">
            <text:p>1.76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37" calcext:value-type="float">
            <text:p>37</text:p>
          </table:table-cell>
          <table:table-cell office:value-type="float" office:value="119.250279897234" calcext:value-type="float">
            <text:p>119.25</text:p>
          </table:table-cell>
          <table:table-cell office:value-type="float" office:value="67.4619274581055" calcext:value-type="float">
            <text:p>67.46</text:p>
          </table:table-cell>
          <table:table-cell table:formula="of:=[.C1148]/[.D1148]" office:value-type="float" office:value="1.76766784452297" calcext:value-type="float">
            <text:p>1.77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38" calcext:value-type="float">
            <text:p>38</text:p>
          </table:table-cell>
          <table:table-cell office:value-type="float" office:value="111.267173406114" calcext:value-type="float">
            <text:p>111.27</text:p>
          </table:table-cell>
          <table:table-cell office:value-type="float" office:value="63.3282102516713" calcext:value-type="float">
            <text:p>63.33</text:p>
          </table:table-cell>
          <table:table-cell table:formula="of:=[.C1149]/[.D1149]" office:value-type="float" office:value="1.75699223085461" calcext:value-type="float">
            <text:p>1.76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38" calcext:value-type="float">
            <text:p>38</text:p>
          </table:table-cell>
          <table:table-cell office:value-type="float" office:value="32.4005653828546" calcext:value-type="float">
            <text:p>32.40</text:p>
          </table:table-cell>
          <table:table-cell office:value-type="float" office:value="22.0074985856614" calcext:value-type="float">
            <text:p>22.01</text:p>
          </table:table-cell>
          <table:table-cell table:formula="of:=[.C1150]/[.D1150]" office:value-type="float" office:value="1.4722511627907" calcext:value-type="float">
            <text:p>1.47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38" calcext:value-type="float">
            <text:p>38</text:p>
          </table:table-cell>
          <table:table-cell office:value-type="float" office:value="2.12740805295668" calcext:value-type="float">
            <text:p>2.13</text:p>
          </table:table-cell>
          <table:table-cell office:value-type="float" office:value="1.49420575853648" calcext:value-type="float">
            <text:p>1.49</text:p>
          </table:table-cell>
          <table:table-cell table:formula="of:=[.C1151]/[.D1151]" office:value-type="float" office:value="1.42377182044888" calcext:value-type="float">
            <text:p>1.42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38" calcext:value-type="float">
            <text:p>38</text:p>
          </table:table-cell>
          <table:table-cell office:value-type="float" office:value="51.8640097737213" calcext:value-type="float">
            <text:p>51.86</text:p>
          </table:table-cell>
          <table:table-cell office:value-type="float" office:value="35.7697514433307" calcext:value-type="float">
            <text:p>35.77</text:p>
          </table:table-cell>
          <table:table-cell table:formula="of:=[.C1152]/[.D1152]" office:value-type="float" office:value="1.44994045753682" calcext:value-type="float">
            <text:p>1.45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38" calcext:value-type="float">
            <text:p>38</text:p>
          </table:table-cell>
          <table:table-cell office:value-type="float" office:value="221.740570362832" calcext:value-type="float">
            <text:p>221.74</text:p>
          </table:table-cell>
          <table:table-cell office:value-type="float" office:value="135.033005729008" calcext:value-type="float">
            <text:p>135.03</text:p>
          </table:table-cell>
          <table:table-cell table:formula="of:=[.C1153]/[.D1153]" office:value-type="float" office:value="1.64212126632087" calcext:value-type="float">
            <text:p>1.64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38" calcext:value-type="float">
            <text:p>38</text:p>
          </table:table-cell>
          <table:table-cell office:value-type="float" office:value="133.498649965496" calcext:value-type="float">
            <text:p>133.50</text:p>
          </table:table-cell>
          <table:table-cell office:value-type="float" office:value="74.5358123356808" calcext:value-type="float">
            <text:p>74.54</text:p>
          </table:table-cell>
          <table:table-cell table:formula="of:=[.C1154]/[.D1154]" office:value-type="float" office:value="1.79106721698114" calcext:value-type="float">
            <text:p>1.79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38" calcext:value-type="float">
            <text:p>38</text:p>
          </table:table-cell>
          <table:table-cell office:value-type="float" office:value="36.2539166488272" calcext:value-type="float">
            <text:p>36.25</text:p>
          </table:table-cell>
          <table:table-cell office:value-type="float" office:value="20.6805051335691" calcext:value-type="float">
            <text:p>20.68</text:p>
          </table:table-cell>
          <table:table-cell table:formula="of:=[.C1155]/[.D1155]" office:value-type="float" office:value="1.7530479267636" calcext:value-type="float">
            <text:p>1.75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38" calcext:value-type="float">
            <text:p>38</text:p>
          </table:table-cell>
          <table:table-cell office:value-type="float" office:value="297.067042948344" calcext:value-type="float">
            <text:p>297.07</text:p>
          </table:table-cell>
          <table:table-cell office:value-type="float" office:value="145.690115952392" calcext:value-type="float">
            <text:p>145.69</text:p>
          </table:table-cell>
          <table:table-cell table:formula="of:=[.C1156]/[.D1156]" office:value-type="float" office:value="2.03903360915313" calcext:value-type="float">
            <text:p>2.04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38" calcext:value-type="float">
            <text:p>38</text:p>
          </table:table-cell>
          <table:table-cell office:value-type="float" office:value="81.6128068310372" calcext:value-type="float">
            <text:p>81.61</text:p>
          </table:table-cell>
          <table:table-cell office:value-type="float" office:value="49.8547706584874" calcext:value-type="float">
            <text:p>49.85</text:p>
          </table:table-cell>
          <table:table-cell table:formula="of:=[.C1157]/[.D1157]" office:value-type="float" office:value="1.63701097714594" calcext:value-type="float">
            <text:p>1.64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38" calcext:value-type="float">
            <text:p>38</text:p>
          </table:table-cell>
          <table:table-cell office:value-type="float" office:value="249.547962705527" calcext:value-type="float">
            <text:p>249.55</text:p>
          </table:table-cell>
          <table:table-cell office:value-type="float" office:value="135.015853878585" calcext:value-type="float">
            <text:p>135.02</text:p>
          </table:table-cell>
          <table:table-cell table:formula="of:=[.C1158]/[.D1158]" office:value-type="float" office:value="1.84828637183554" calcext:value-type="float">
            <text:p>1.85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38" calcext:value-type="float">
            <text:p>38</text:p>
          </table:table-cell>
          <table:table-cell office:value-type="float" office:value="73.5488493350781" calcext:value-type="float">
            <text:p>73.55</text:p>
          </table:table-cell>
          <table:table-cell office:value-type="float" office:value="39.2890262647999" calcext:value-type="float">
            <text:p>39.29</text:p>
          </table:table-cell>
          <table:table-cell table:formula="of:=[.C1159]/[.D1159]" office:value-type="float" office:value="1.8719947101609" calcext:value-type="float">
            <text:p>1.87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38" calcext:value-type="float">
            <text:p>38</text:p>
          </table:table-cell>
          <table:table-cell office:value-type="float" office:value="361.965215920049" calcext:value-type="float">
            <text:p>361.97</text:p>
          </table:table-cell>
          <table:table-cell office:value-type="float" office:value="210.518740128852" calcext:value-type="float">
            <text:p>210.52</text:p>
          </table:table-cell>
          <table:table-cell table:formula="of:=[.C1160]/[.D1160]" office:value-type="float" office:value="1.71939664705623" calcext:value-type="float">
            <text:p>1.72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38" calcext:value-type="float">
            <text:p>38</text:p>
          </table:table-cell>
          <table:table-cell office:value-type="float" office:value="70.1825721154942" calcext:value-type="float">
            <text:p>70.18</text:p>
          </table:table-cell>
          <table:table-cell office:value-type="float" office:value="48.3268103901555" calcext:value-type="float">
            <text:p>48.33</text:p>
          </table:table-cell>
          <table:table-cell table:formula="of:=[.C1161]/[.D1161]" office:value-type="float" office:value="1.45224920802534" calcext:value-type="float">
            <text:p>1.45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38" calcext:value-type="float">
            <text:p>38</text:p>
          </table:table-cell>
          <table:table-cell office:value-type="float" office:value="167.661538791011" calcext:value-type="float">
            <text:p>167.66</text:p>
          </table:table-cell>
          <table:table-cell office:value-type="float" office:value="92.5218261644105" calcext:value-type="float">
            <text:p>92.52</text:p>
          </table:table-cell>
          <table:table-cell table:formula="of:=[.C1162]/[.D1162]" office:value-type="float" office:value="1.81212958867757" calcext:value-type="float">
            <text:p>1.81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38" calcext:value-type="float">
            <text:p>38</text:p>
          </table:table-cell>
          <table:table-cell office:value-type="float" office:value="24.3187267867493" calcext:value-type="float">
            <text:p>24.32</text:p>
          </table:table-cell>
          <table:table-cell office:value-type="float" office:value="11.7688131495955" calcext:value-type="float">
            <text:p>11.77</text:p>
          </table:table-cell>
          <table:table-cell table:formula="of:=[.C1163]/[.D1163]" office:value-type="float" office:value="2.06637037037037" calcext:value-type="float">
            <text:p>2.07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38" calcext:value-type="float">
            <text:p>38</text:p>
          </table:table-cell>
          <table:table-cell office:value-type="float" office:value="178.144962508506" calcext:value-type="float">
            <text:p>178.14</text:p>
          </table:table-cell>
          <table:table-cell office:value-type="float" office:value="106.611463609102" calcext:value-type="float">
            <text:p>106.61</text:p>
          </table:table-cell>
          <table:table-cell table:formula="of:=[.C1164]/[.D1164]" office:value-type="float" office:value="1.67097380035684" calcext:value-type="float">
            <text:p>1.67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38" calcext:value-type="float">
            <text:p>38</text:p>
          </table:table-cell>
          <table:table-cell office:value-type="float" office:value="301.177814132044" calcext:value-type="float">
            <text:p>301.18</text:p>
          </table:table-cell>
          <table:table-cell office:value-type="float" office:value="178.893316973793" calcext:value-type="float">
            <text:p>178.89</text:p>
          </table:table-cell>
          <table:table-cell table:formula="of:=[.C1165]/[.D1165]" office:value-type="float" office:value="1.6835610140549" calcext:value-type="float">
            <text:p>1.68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38" calcext:value-type="float">
            <text:p>38</text:p>
          </table:table-cell>
          <table:table-cell office:value-type="float" office:value="133.22450827073" calcext:value-type="float">
            <text:p>133.22</text:p>
          </table:table-cell>
          <table:table-cell office:value-type="float" office:value="78.5438096638456" calcext:value-type="float">
            <text:p>78.54</text:p>
          </table:table-cell>
          <table:table-cell table:formula="of:=[.C1166]/[.D1166]" office:value-type="float" office:value="1.69618088097469" calcext:value-type="float">
            <text:p>1.70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38" calcext:value-type="float">
            <text:p>38</text:p>
          </table:table-cell>
          <table:table-cell office:value-type="float" office:value="189.631379085296" calcext:value-type="float">
            <text:p>189.63</text:p>
          </table:table-cell>
          <table:table-cell office:value-type="float" office:value="104.537813246411" calcext:value-type="float">
            <text:p>104.54</text:p>
          </table:table-cell>
          <table:table-cell table:formula="of:=[.C1167]/[.D1167]" office:value-type="float" office:value="1.81399795151929" calcext:value-type="float">
            <text:p>1.81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38" calcext:value-type="float">
            <text:p>38</text:p>
          </table:table-cell>
          <table:table-cell office:value-type="float" office:value="64.9908964306136" calcext:value-type="float">
            <text:p>64.99</text:p>
          </table:table-cell>
          <table:table-cell office:value-type="float" office:value="37.9311629385626" calcext:value-type="float">
            <text:p>37.93</text:p>
          </table:table-cell>
          <table:table-cell table:formula="of:=[.C1168]/[.D1168]" office:value-type="float" office:value="1.71339055793992" calcext:value-type="float">
            <text:p>1.71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38" calcext:value-type="float">
            <text:p>38</text:p>
          </table:table-cell>
          <table:table-cell office:value-type="float" office:value="231.968032790089" calcext:value-type="float">
            <text:p>231.97</text:p>
          </table:table-cell>
          <table:table-cell office:value-type="float" office:value="127.874594016976" calcext:value-type="float">
            <text:p>127.87</text:p>
          </table:table-cell>
          <table:table-cell table:formula="of:=[.C1169]/[.D1169]" office:value-type="float" office:value="1.81402752105156" calcext:value-type="float">
            <text:p>1.81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38" calcext:value-type="float">
            <text:p>38</text:p>
          </table:table-cell>
          <table:table-cell office:value-type="float" office:value="57.7950953989551" calcext:value-type="float">
            <text:p>57.80</text:p>
          </table:table-cell>
          <table:table-cell office:value-type="float" office:value="39.3371842471201" calcext:value-type="float">
            <text:p>39.34</text:p>
          </table:table-cell>
          <table:table-cell table:formula="of:=[.C1170]/[.D1170]" office:value-type="float" office:value="1.46922298850575" calcext:value-type="float">
            <text:p>1.47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38" calcext:value-type="float">
            <text:p>38</text:p>
          </table:table-cell>
          <table:table-cell office:value-type="float" office:value="191.346965626308" calcext:value-type="float">
            <text:p>191.35</text:p>
          </table:table-cell>
          <table:table-cell office:value-type="float" office:value="130.956822171166" calcext:value-type="float">
            <text:p>130.96</text:p>
          </table:table-cell>
          <table:table-cell table:formula="of:=[.C1171]/[.D1171]" office:value-type="float" office:value="1.46114545583742" calcext:value-type="float">
            <text:p>1.46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38" calcext:value-type="float">
            <text:p>38</text:p>
          </table:table-cell>
          <table:table-cell office:value-type="float" office:value="64.6064430757007" calcext:value-type="float">
            <text:p>64.61</text:p>
          </table:table-cell>
          <table:table-cell office:value-type="float" office:value="33.5294578770048" calcext:value-type="float">
            <text:p>33.53</text:p>
          </table:table-cell>
          <table:table-cell table:formula="of:=[.C1172]/[.D1172]" office:value-type="float" office:value="1.92685617860852" calcext:value-type="float">
            <text:p>1.93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38" calcext:value-type="float">
            <text:p>38</text:p>
          </table:table-cell>
          <table:table-cell office:value-type="float" office:value="94.9442292527477" calcext:value-type="float">
            <text:p>94.94</text:p>
          </table:table-cell>
          <table:table-cell office:value-type="float" office:value="62.018107897293" calcext:value-type="float">
            <text:p>62.02</text:p>
          </table:table-cell>
          <table:table-cell table:formula="of:=[.C1173]/[.D1173]" office:value-type="float" office:value="1.53091141396934" calcext:value-type="float">
            <text:p>1.53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38" calcext:value-type="float">
            <text:p>38</text:p>
          </table:table-cell>
          <table:table-cell office:value-type="float" office:value="80.1939548465628" calcext:value-type="float">
            <text:p>80.19</text:p>
          </table:table-cell>
          <table:table-cell office:value-type="float" office:value="43.6619477599942" calcext:value-type="float">
            <text:p>43.66</text:p>
          </table:table-cell>
          <table:table-cell table:formula="of:=[.C1174]/[.D1174]" office:value-type="float" office:value="1.83670126874279" calcext:value-type="float">
            <text:p>1.84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38" calcext:value-type="float">
            <text:p>38</text:p>
          </table:table-cell>
          <table:table-cell office:value-type="float" office:value="47.2042711622828" calcext:value-type="float">
            <text:p>47.20</text:p>
          </table:table-cell>
          <table:table-cell office:value-type="float" office:value="27.9007672247377" calcext:value-type="float">
            <text:p>27.90</text:p>
          </table:table-cell>
          <table:table-cell table:formula="of:=[.C1175]/[.D1175]" office:value-type="float" office:value="1.69186283595922" calcext:value-type="float">
            <text:p>1.69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38" calcext:value-type="float">
            <text:p>38</text:p>
          </table:table-cell>
          <table:table-cell office:value-type="float" office:value="31.5171642416719" calcext:value-type="float">
            <text:p>31.52</text:p>
          </table:table-cell>
          <table:table-cell office:value-type="float" office:value="19.517335558909" calcext:value-type="float">
            <text:p>19.52</text:p>
          </table:table-cell>
          <table:table-cell table:formula="of:=[.C1176]/[.D1176]" office:value-type="float" office:value="1.61482924482924" calcext:value-type="float">
            <text:p>1.61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38" calcext:value-type="float">
            <text:p>38</text:p>
          </table:table-cell>
          <table:table-cell office:value-type="float" office:value="65.9928560626598" calcext:value-type="float">
            <text:p>65.99</text:p>
          </table:table-cell>
          <table:table-cell office:value-type="float" office:value="35.6753182065022" calcext:value-type="float">
            <text:p>35.68</text:p>
          </table:table-cell>
          <table:table-cell table:formula="of:=[.C1177]/[.D1177]" office:value-type="float" office:value="1.8498182883939" calcext:value-type="float">
            <text:p>1.85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38" calcext:value-type="float">
            <text:p>38</text:p>
          </table:table-cell>
          <table:table-cell office:value-type="float" office:value="66.8543220416993" calcext:value-type="float">
            <text:p>66.85</text:p>
          </table:table-cell>
          <table:table-cell office:value-type="float" office:value="35.8976711988553" calcext:value-type="float">
            <text:p>35.90</text:p>
          </table:table-cell>
          <table:table-cell table:formula="of:=[.C1178]/[.D1178]" office:value-type="float" office:value="1.86235819230054" calcext:value-type="float">
            <text:p>1.86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38" calcext:value-type="float">
            <text:p>38</text:p>
          </table:table-cell>
          <table:table-cell office:value-type="float" office:value="91.0918109747497" calcext:value-type="float">
            <text:p>91.09</text:p>
          </table:table-cell>
          <table:table-cell office:value-type="float" office:value="65.3627520758707" calcext:value-type="float">
            <text:p>65.36</text:p>
          </table:table-cell>
          <table:table-cell table:formula="of:=[.C1179]/[.D1179]" office:value-type="float" office:value="1.3936348773842" calcext:value-type="float">
            <text:p>1.39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39" calcext:value-type="float">
            <text:p>39</text:p>
          </table:table-cell>
          <table:table-cell office:value-type="float" office:value="105.112415485694" calcext:value-type="float">
            <text:p>105.11</text:p>
          </table:table-cell>
          <table:table-cell office:value-type="float" office:value="73.8498041170333" calcext:value-type="float">
            <text:p>73.85</text:p>
          </table:table-cell>
          <table:table-cell table:formula="of:=[.C1180]/[.D1180]" office:value-type="float" office:value="1.42332693691533" calcext:value-type="float">
            <text:p>1.42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39" calcext:value-type="float">
            <text:p>39</text:p>
          </table:table-cell>
          <table:table-cell office:value-type="float" office:value="29.7391156927647" calcext:value-type="float">
            <text:p>29.74</text:p>
          </table:table-cell>
          <table:table-cell office:value-type="float" office:value="19.5424359062258" calcext:value-type="float">
            <text:p>19.54</text:p>
          </table:table-cell>
          <table:table-cell table:formula="of:=[.C1181]/[.D1181]" office:value-type="float" office:value="1.52177117711771" calcext:value-type="float">
            <text:p>1.52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39" calcext:value-type="float">
            <text:p>39</text:p>
          </table:table-cell>
          <table:table-cell office:value-type="float" office:value="1.25399985224727" calcext:value-type="float">
            <text:p>1.25</text:p>
          </table:table-cell>
          <table:table-cell office:value-type="float" office:value="0.829938818693461" calcext:value-type="float">
            <text:p>0.83</text:p>
          </table:table-cell>
          <table:table-cell table:formula="of:=[.C1182]/[.D1182]" office:value-type="float" office:value="1.51095457159287" calcext:value-type="float">
            <text:p>1.51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39" calcext:value-type="float">
            <text:p>39</text:p>
          </table:table-cell>
          <table:table-cell office:value-type="float" office:value="53.7530302440476" calcext:value-type="float">
            <text:p>53.75</text:p>
          </table:table-cell>
          <table:table-cell office:value-type="float" office:value="37.9623825989587" calcext:value-type="float">
            <text:p>37.96</text:p>
          </table:table-cell>
          <table:table-cell table:formula="of:=[.C1183]/[.D1183]" office:value-type="float" office:value="1.41595512620754" calcext:value-type="float">
            <text:p>1.42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39" calcext:value-type="float">
            <text:p>39</text:p>
          </table:table-cell>
          <table:table-cell office:value-type="float" office:value="210.654280275241" calcext:value-type="float">
            <text:p>210.65</text:p>
          </table:table-cell>
          <table:table-cell office:value-type="float" office:value="123.940285251068" calcext:value-type="float">
            <text:p>123.94</text:p>
          </table:table-cell>
          <table:table-cell table:formula="of:=[.C1184]/[.D1184]" office:value-type="float" office:value="1.69964333911702" calcext:value-type="float">
            <text:p>1.70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39" calcext:value-type="float">
            <text:p>39</text:p>
          </table:table-cell>
          <table:table-cell office:value-type="float" office:value="127.97810530639" calcext:value-type="float">
            <text:p>127.98</text:p>
          </table:table-cell>
          <table:table-cell office:value-type="float" office:value="77.0795348132943" calcext:value-type="float">
            <text:p>77.08</text:p>
          </table:table-cell>
          <table:table-cell table:formula="of:=[.C1185]/[.D1185]" office:value-type="float" office:value="1.66033831958619" calcext:value-type="float">
            <text:p>1.66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39" calcext:value-type="float">
            <text:p>39</text:p>
          </table:table-cell>
          <table:table-cell office:value-type="float" office:value="34.8764374618813" calcext:value-type="float">
            <text:p>34.88</text:p>
          </table:table-cell>
          <table:table-cell office:value-type="float" office:value="16.7026572643235" calcext:value-type="float">
            <text:p>16.70</text:p>
          </table:table-cell>
          <table:table-cell table:formula="of:=[.C1186]/[.D1186]" office:value-type="float" office:value="2.08807717897538" calcext:value-type="float">
            <text:p>2.09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39" calcext:value-type="float">
            <text:p>39</text:p>
          </table:table-cell>
          <table:table-cell office:value-type="float" office:value="257.064331412206" calcext:value-type="float">
            <text:p>257.06</text:p>
          </table:table-cell>
          <table:table-cell office:value-type="float" office:value="157.096027685011" calcext:value-type="float">
            <text:p>157.10</text:p>
          </table:table-cell>
          <table:table-cell table:formula="of:=[.C1187]/[.D1187]" office:value-type="float" office:value="1.63635156916659" calcext:value-type="float">
            <text:p>1.64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39" calcext:value-type="float">
            <text:p>39</text:p>
          </table:table-cell>
          <table:table-cell office:value-type="float" office:value="99.8390961498249" calcext:value-type="float">
            <text:p>99.84</text:p>
          </table:table-cell>
          <table:table-cell office:value-type="float" office:value="47.6543315417539" calcext:value-type="float">
            <text:p>47.65</text:p>
          </table:table-cell>
          <table:table-cell table:formula="of:=[.C1188]/[.D1188]" office:value-type="float" office:value="2.09506865209824" calcext:value-type="float">
            <text:p>2.10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39" calcext:value-type="float">
            <text:p>39</text:p>
          </table:table-cell>
          <table:table-cell office:value-type="float" office:value="236.8601127812" calcext:value-type="float">
            <text:p>236.86</text:p>
          </table:table-cell>
          <table:table-cell office:value-type="float" office:value="133.231893671505" calcext:value-type="float">
            <text:p>133.23</text:p>
          </table:table-cell>
          <table:table-cell table:formula="of:=[.C1189]/[.D1189]" office:value-type="float" office:value="1.77780339417227" calcext:value-type="float">
            <text:p>1.78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39" calcext:value-type="float">
            <text:p>39</text:p>
          </table:table-cell>
          <table:table-cell office:value-type="float" office:value="73.9553399241689" calcext:value-type="float">
            <text:p>73.96</text:p>
          </table:table-cell>
          <table:table-cell office:value-type="float" office:value="44.884946094404" calcext:value-type="float">
            <text:p>44.88</text:p>
          </table:table-cell>
          <table:table-cell table:formula="of:=[.C1190]/[.D1190]" office:value-type="float" office:value="1.64766467065868" calcext:value-type="float">
            <text:p>1.65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39" calcext:value-type="float">
            <text:p>39</text:p>
          </table:table-cell>
          <table:table-cell office:value-type="float" office:value="371.87188711053" calcext:value-type="float">
            <text:p>371.87</text:p>
          </table:table-cell>
          <table:table-cell office:value-type="float" office:value="178.441882683631" calcext:value-type="float">
            <text:p>178.44</text:p>
          </table:table-cell>
          <table:table-cell table:formula="of:=[.C1191]/[.D1191]" office:value-type="float" office:value="2.08399441609704" calcext:value-type="float">
            <text:p>2.08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39" calcext:value-type="float">
            <text:p>39</text:p>
          </table:table-cell>
          <table:table-cell office:value-type="float" office:value="84.5941331863861" calcext:value-type="float">
            <text:p>84.59</text:p>
          </table:table-cell>
          <table:table-cell office:value-type="float" office:value="48.8309375677425" calcext:value-type="float">
            <text:p>48.83</text:p>
          </table:table-cell>
          <table:table-cell table:formula="of:=[.C1192]/[.D1192]" office:value-type="float" office:value="1.73238805970149" calcext:value-type="float">
            <text:p>1.73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39" calcext:value-type="float">
            <text:p>39</text:p>
          </table:table-cell>
          <table:table-cell office:value-type="float" office:value="160.498109725057" calcext:value-type="float">
            <text:p>160.50</text:p>
          </table:table-cell>
          <table:table-cell office:value-type="float" office:value="97.6140679941013" calcext:value-type="float">
            <text:p>97.61</text:p>
          </table:table-cell>
          <table:table-cell table:formula="of:=[.C1193]/[.D1193]" office:value-type="float" office:value="1.64421085016922" calcext:value-type="float">
            <text:p>1.64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39" calcext:value-type="float">
            <text:p>39</text:p>
          </table:table-cell>
          <table:table-cell office:value-type="float" office:value="23.821815320063" calcext:value-type="float">
            <text:p>23.82</text:p>
          </table:table-cell>
          <table:table-cell office:value-type="float" office:value="13.8572474958768" calcext:value-type="float">
            <text:p>13.86</text:p>
          </table:table-cell>
          <table:table-cell table:formula="of:=[.C1194]/[.D1194]" office:value-type="float" office:value="1.7190870933893" calcext:value-type="float">
            <text:p>1.72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39" calcext:value-type="float">
            <text:p>39</text:p>
          </table:table-cell>
          <table:table-cell office:value-type="float" office:value="196.580688911174" calcext:value-type="float">
            <text:p>196.58</text:p>
          </table:table-cell>
          <table:table-cell office:value-type="float" office:value="115.858762750842" calcext:value-type="float">
            <text:p>115.86</text:p>
          </table:table-cell>
          <table:table-cell table:formula="of:=[.C1195]/[.D1195]" office:value-type="float" office:value="1.69672698243746" calcext:value-type="float">
            <text:p>1.70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39" calcext:value-type="float">
            <text:p>39</text:p>
          </table:table-cell>
          <table:table-cell office:value-type="float" office:value="316.318859507114" calcext:value-type="float">
            <text:p>316.32</text:p>
          </table:table-cell>
          <table:table-cell office:value-type="float" office:value="188.853426487054" calcext:value-type="float">
            <text:p>188.85</text:p>
          </table:table-cell>
          <table:table-cell table:formula="of:=[.C1196]/[.D1196]" office:value-type="float" office:value="1.67494371371016" calcext:value-type="float">
            <text:p>1.67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39" calcext:value-type="float">
            <text:p>39</text:p>
          </table:table-cell>
          <table:table-cell office:value-type="float" office:value="112.260389777108" calcext:value-type="float">
            <text:p>112.26</text:p>
          </table:table-cell>
          <table:table-cell office:value-type="float" office:value="71.0906609651343" calcext:value-type="float">
            <text:p>71.09</text:p>
          </table:table-cell>
          <table:table-cell table:formula="of:=[.C1197]/[.D1197]" office:value-type="float" office:value="1.57911585365854" calcext:value-type="float">
            <text:p>1.58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39" calcext:value-type="float">
            <text:p>39</text:p>
          </table:table-cell>
          <table:table-cell office:value-type="float" office:value="167.162478542605" calcext:value-type="float">
            <text:p>167.16</text:p>
          </table:table-cell>
          <table:table-cell office:value-type="float" office:value="87.836350022766" calcext:value-type="float">
            <text:p>87.84</text:p>
          </table:table-cell>
          <table:table-cell table:formula="of:=[.C1198]/[.D1198]" office:value-type="float" office:value="1.90311276025562" calcext:value-type="float">
            <text:p>1.90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39" calcext:value-type="float">
            <text:p>39</text:p>
          </table:table-cell>
          <table:table-cell office:value-type="float" office:value="74.3287202231561" calcext:value-type="float">
            <text:p>74.33</text:p>
          </table:table-cell>
          <table:table-cell office:value-type="float" office:value="38.7717935593762" calcext:value-type="float">
            <text:p>38.77</text:p>
          </table:table-cell>
          <table:table-cell table:formula="of:=[.C1199]/[.D1199]" office:value-type="float" office:value="1.91708232711306" calcext:value-type="float">
            <text:p>1.92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39" calcext:value-type="float">
            <text:p>39</text:p>
          </table:table-cell>
          <table:table-cell office:value-type="float" office:value="237.421214292543" calcext:value-type="float">
            <text:p>237.42</text:p>
          </table:table-cell>
          <table:table-cell office:value-type="float" office:value="125.857071983575" calcext:value-type="float">
            <text:p>125.86</text:p>
          </table:table-cell>
          <table:table-cell table:formula="of:=[.C1200]/[.D1200]" office:value-type="float" office:value="1.88643522807783" calcext:value-type="float">
            <text:p>1.89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39" calcext:value-type="float">
            <text:p>39</text:p>
          </table:table-cell>
          <table:table-cell office:value-type="float" office:value="58.1580730759252" calcext:value-type="float">
            <text:p>58.16</text:p>
          </table:table-cell>
          <table:table-cell office:value-type="float" office:value="36.3952312079271" calcext:value-type="float">
            <text:p>36.40</text:p>
          </table:table-cell>
          <table:table-cell table:formula="of:=[.C1201]/[.D1201]" office:value-type="float" office:value="1.59795861011753" calcext:value-type="float">
            <text:p>1.60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39" calcext:value-type="float">
            <text:p>39</text:p>
          </table:table-cell>
          <table:table-cell office:value-type="float" office:value="187.847292378733" calcext:value-type="float">
            <text:p>187.85</text:p>
          </table:table-cell>
          <table:table-cell office:value-type="float" office:value="108.643004883885" calcext:value-type="float">
            <text:p>108.64</text:p>
          </table:table-cell>
          <table:table-cell table:formula="of:=[.C1202]/[.D1202]" office:value-type="float" office:value="1.72903255556581" calcext:value-type="float">
            <text:p>1.73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39" calcext:value-type="float">
            <text:p>39</text:p>
          </table:table-cell>
          <table:table-cell office:value-type="float" office:value="74.5129230899324" calcext:value-type="float">
            <text:p>74.51</text:p>
          </table:table-cell>
          <table:table-cell office:value-type="float" office:value="40.3847953215024" calcext:value-type="float">
            <text:p>40.38</text:p>
          </table:table-cell>
          <table:table-cell table:formula="of:=[.C1203]/[.D1203]" office:value-type="float" office:value="1.84507368421052" calcext:value-type="float">
            <text:p>1.85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39" calcext:value-type="float">
            <text:p>39</text:p>
          </table:table-cell>
          <table:table-cell office:value-type="float" office:value="82.6414118310003" calcext:value-type="float">
            <text:p>82.64</text:p>
          </table:table-cell>
          <table:table-cell office:value-type="float" office:value="49.3604602534012" calcext:value-type="float">
            <text:p>49.36</text:p>
          </table:table-cell>
          <table:table-cell table:formula="of:=[.C1204]/[.D1204]" office:value-type="float" office:value="1.6742431372549" calcext:value-type="float">
            <text:p>1.67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39" calcext:value-type="float">
            <text:p>39</text:p>
          </table:table-cell>
          <table:table-cell office:value-type="float" office:value="93.2699501326031" calcext:value-type="float">
            <text:p>93.27</text:p>
          </table:table-cell>
          <table:table-cell office:value-type="float" office:value="57.1524407246492" calcext:value-type="float">
            <text:p>57.15</text:p>
          </table:table-cell>
          <table:table-cell table:formula="of:=[.C1205]/[.D1205]" office:value-type="float" office:value="1.63195042853834" calcext:value-type="float">
            <text:p>1.63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39" calcext:value-type="float">
            <text:p>39</text:p>
          </table:table-cell>
          <table:table-cell office:value-type="float" office:value="56.4811477422115" calcext:value-type="float">
            <text:p>56.48</text:p>
          </table:table-cell>
          <table:table-cell office:value-type="float" office:value="34.387461739019" calcext:value-type="float">
            <text:p>34.39</text:p>
          </table:table-cell>
          <table:table-cell table:formula="of:=[.C1206]/[.D1206]" office:value-type="float" office:value="1.64249249249249" calcext:value-type="float">
            <text:p>1.64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39" calcext:value-type="float">
            <text:p>39</text:p>
          </table:table-cell>
          <table:table-cell office:value-type="float" office:value="26.9557233089736" calcext:value-type="float">
            <text:p>26.96</text:p>
          </table:table-cell>
          <table:table-cell office:value-type="float" office:value="18.0988913989188" calcext:value-type="float">
            <text:p>18.10</text:p>
          </table:table-cell>
          <table:table-cell table:formula="of:=[.C1207]/[.D1207]" office:value-type="float" office:value="1.48935770234987" calcext:value-type="float">
            <text:p>1.49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39" calcext:value-type="float">
            <text:p>39</text:p>
          </table:table-cell>
          <table:table-cell office:value-type="float" office:value="58.4180169421902" calcext:value-type="float">
            <text:p>58.42</text:p>
          </table:table-cell>
          <table:table-cell office:value-type="float" office:value="31.3500414580937" calcext:value-type="float">
            <text:p>31.35</text:p>
          </table:table-cell>
          <table:table-cell table:formula="of:=[.C1208]/[.D1208]" office:value-type="float" office:value="1.86341115434501" calcext:value-type="float">
            <text:p>1.86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39" calcext:value-type="float">
            <text:p>39</text:p>
          </table:table-cell>
          <table:table-cell office:value-type="float" office:value="53.87233893161" calcext:value-type="float">
            <text:p>53.87</text:p>
          </table:table-cell>
          <table:table-cell office:value-type="float" office:value="28.8838741100189" calcext:value-type="float">
            <text:p>28.88</text:p>
          </table:table-cell>
          <table:table-cell table:formula="of:=[.C1209]/[.D1209]" office:value-type="float" office:value="1.86513549832027" calcext:value-type="float">
            <text:p>1.87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39" calcext:value-type="float">
            <text:p>39</text:p>
          </table:table-cell>
          <table:table-cell office:value-type="float" office:value="90.6322745735621" calcext:value-type="float">
            <text:p>90.63</text:p>
          </table:table-cell>
          <table:table-cell office:value-type="float" office:value="50.9160645883621" calcext:value-type="float">
            <text:p>50.92</text:p>
          </table:table-cell>
          <table:table-cell table:formula="of:=[.C1210]/[.D1210]" office:value-type="float" office:value="1.78003298774741" calcext:value-type="float">
            <text:p>1.78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40" calcext:value-type="float">
            <text:p>40</text:p>
          </table:table-cell>
          <table:table-cell office:value-type="float" office:value="122.713154248985" calcext:value-type="float">
            <text:p>122.71</text:p>
          </table:table-cell>
          <table:table-cell office:value-type="float" office:value="59.0867800846549" calcext:value-type="float">
            <text:p>59.09</text:p>
          </table:table-cell>
          <table:table-cell table:formula="of:=[.C1211]/[.D1211]" office:value-type="float" office:value="2.07682926829269" calcext:value-type="float">
            <text:p>2.08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40" calcext:value-type="float">
            <text:p>40</text:p>
          </table:table-cell>
          <table:table-cell office:value-type="float" office:value="31.49090222892" calcext:value-type="float">
            <text:p>31.49</text:p>
          </table:table-cell>
          <table:table-cell office:value-type="float" office:value="21.2687920137839" calcext:value-type="float">
            <text:p>21.27</text:p>
          </table:table-cell>
          <table:table-cell table:formula="of:=[.C1212]/[.D1212]" office:value-type="float" office:value="1.48061545801526" calcext:value-type="float">
            <text:p>1.48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40" calcext:value-type="float">
            <text:p>40</text:p>
          </table:table-cell>
          <table:table-cell office:value-type="float" office:value="0.201621107976484" calcext:value-type="float">
            <text:p>0.20</text:p>
          </table:table-cell>
          <table:table-cell office:value-type="float" office:value="0.158283528228445" calcext:value-type="float">
            <text:p>0.16</text:p>
          </table:table-cell>
          <table:table-cell table:formula="of:=[.C1213]/[.D1213]" office:value-type="float" office:value="1.27379715522573" calcext:value-type="float">
            <text:p>1.27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40" calcext:value-type="float">
            <text:p>40</text:p>
          </table:table-cell>
          <table:table-cell office:value-type="float" office:value="51.6587756022966" calcext:value-type="float">
            <text:p>51.66</text:p>
          </table:table-cell>
          <table:table-cell office:value-type="float" office:value="33.5750245518064" calcext:value-type="float">
            <text:p>33.58</text:p>
          </table:table-cell>
          <table:table-cell table:formula="of:=[.C1214]/[.D1214]" office:value-type="float" office:value="1.53860723236663" calcext:value-type="float">
            <text:p>1.54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40" calcext:value-type="float">
            <text:p>40</text:p>
          </table:table-cell>
          <table:table-cell office:value-type="float" office:value="223.427230762009" calcext:value-type="float">
            <text:p>223.43</text:p>
          </table:table-cell>
          <table:table-cell office:value-type="float" office:value="127.701543569913" calcext:value-type="float">
            <text:p>127.70</text:p>
          </table:table-cell>
          <table:table-cell table:formula="of:=[.C1215]/[.D1215]" office:value-type="float" office:value="1.74960477779729" calcext:value-type="float">
            <text:p>1.75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40" calcext:value-type="float">
            <text:p>40</text:p>
          </table:table-cell>
          <table:table-cell office:value-type="float" office:value="120.841331249144" calcext:value-type="float">
            <text:p>120.84</text:p>
          </table:table-cell>
          <table:table-cell office:value-type="float" office:value="69.5765617123914" calcext:value-type="float">
            <text:p>69.58</text:p>
          </table:table-cell>
          <table:table-cell table:formula="of:=[.C1216]/[.D1216]" office:value-type="float" office:value="1.73681090693538" calcext:value-type="float">
            <text:p>1.74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40" calcext:value-type="float">
            <text:p>40</text:p>
          </table:table-cell>
          <table:table-cell office:value-type="float" office:value="35.9988330861121" calcext:value-type="float">
            <text:p>36.00</text:p>
          </table:table-cell>
          <table:table-cell office:value-type="float" office:value="17.3490028886381" calcext:value-type="float">
            <text:p>17.35</text:p>
          </table:table-cell>
          <table:table-cell table:formula="of:=[.C1217]/[.D1217]" office:value-type="float" office:value="2.07497994652406" calcext:value-type="float">
            <text:p>2.07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40" calcext:value-type="float">
            <text:p>40</text:p>
          </table:table-cell>
          <table:table-cell office:value-type="float" office:value="261.694766701486" calcext:value-type="float">
            <text:p>261.69</text:p>
          </table:table-cell>
          <table:table-cell office:value-type="float" office:value="135.00966893831" calcext:value-type="float">
            <text:p>135.01</text:p>
          </table:table-cell>
          <table:table-cell table:formula="of:=[.C1218]/[.D1218]" office:value-type="float" office:value="1.93834092594555" calcext:value-type="float">
            <text:p>1.94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40" calcext:value-type="float">
            <text:p>40</text:p>
          </table:table-cell>
          <table:table-cell office:value-type="float" office:value="77.8516076215921" calcext:value-type="float">
            <text:p>77.85</text:p>
          </table:table-cell>
          <table:table-cell office:value-type="float" office:value="42.5141329025084" calcext:value-type="float">
            <text:p>42.51</text:p>
          </table:table-cell>
          <table:table-cell table:formula="of:=[.C1219]/[.D1219]" office:value-type="float" office:value="1.83119358920287" calcext:value-type="float">
            <text:p>1.83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40" calcext:value-type="float">
            <text:p>40</text:p>
          </table:table-cell>
          <table:table-cell office:value-type="float" office:value="220.1300468807" calcext:value-type="float">
            <text:p>220.13</text:p>
          </table:table-cell>
          <table:table-cell office:value-type="float" office:value="119.619357915428" calcext:value-type="float">
            <text:p>119.62</text:p>
          </table:table-cell>
          <table:table-cell table:formula="of:=[.C1220]/[.D1220]" office:value-type="float" office:value="1.84025437618829" calcext:value-type="float">
            <text:p>1.84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40" calcext:value-type="float">
            <text:p>40</text:p>
          </table:table-cell>
          <table:table-cell office:value-type="float" office:value="79.6557913335582" calcext:value-type="float">
            <text:p>79.66</text:p>
          </table:table-cell>
          <table:table-cell office:value-type="float" office:value="37.3736239008639" calcext:value-type="float">
            <text:p>37.37</text:p>
          </table:table-cell>
          <table:table-cell table:formula="of:=[.C1221]/[.D1221]" office:value-type="float" office:value="2.1313371040724" calcext:value-type="float">
            <text:p>2.13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40" calcext:value-type="float">
            <text:p>40</text:p>
          </table:table-cell>
          <table:table-cell office:value-type="float" office:value="341.42153095803" calcext:value-type="float">
            <text:p>341.42</text:p>
          </table:table-cell>
          <table:table-cell office:value-type="float" office:value="213.676262685108" calcext:value-type="float">
            <text:p>213.68</text:p>
          </table:table-cell>
          <table:table-cell table:formula="of:=[.C1222]/[.D1222]" office:value-type="float" office:value="1.59784492047757" calcext:value-type="float">
            <text:p>1.60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40" calcext:value-type="float">
            <text:p>40</text:p>
          </table:table-cell>
          <table:table-cell office:value-type="float" office:value="82.3015062242227" calcext:value-type="float">
            <text:p>82.30</text:p>
          </table:table-cell>
          <table:table-cell office:value-type="float" office:value="47.5603968422106" calcext:value-type="float">
            <text:p>47.56</text:p>
          </table:table-cell>
          <table:table-cell table:formula="of:=[.C1223]/[.D1223]" office:value-type="float" office:value="1.73046298367256" calcext:value-type="float">
            <text:p>1.73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40" calcext:value-type="float">
            <text:p>40</text:p>
          </table:table-cell>
          <table:table-cell office:value-type="float" office:value="167.590571558695" calcext:value-type="float">
            <text:p>167.59</text:p>
          </table:table-cell>
          <table:table-cell office:value-type="float" office:value="88.9678741090757" calcext:value-type="float">
            <text:p>88.97</text:p>
          </table:table-cell>
          <table:table-cell table:formula="of:=[.C1224]/[.D1224]" office:value-type="float" office:value="1.88372008701958" calcext:value-type="float">
            <text:p>1.88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40" calcext:value-type="float">
            <text:p>40</text:p>
          </table:table-cell>
          <table:table-cell office:value-type="float" office:value="23.6189152330241" calcext:value-type="float">
            <text:p>23.62</text:p>
          </table:table-cell>
          <table:table-cell office:value-type="float" office:value="14.1041244288525" calcext:value-type="float">
            <text:p>14.10</text:p>
          </table:table-cell>
          <table:table-cell table:formula="of:=[.C1225]/[.D1225]" office:value-type="float" office:value="1.67461052631579" calcext:value-type="float">
            <text:p>1.67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40" calcext:value-type="float">
            <text:p>40</text:p>
          </table:table-cell>
          <table:table-cell office:value-type="float" office:value="189.27393672845" calcext:value-type="float">
            <text:p>189.27</text:p>
          </table:table-cell>
          <table:table-cell office:value-type="float" office:value="108.208469832605" calcext:value-type="float">
            <text:p>108.21</text:p>
          </table:table-cell>
          <table:table-cell table:formula="of:=[.C1226]/[.D1226]" office:value-type="float" office:value="1.7491600890508" calcext:value-type="float">
            <text:p>1.75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40" calcext:value-type="float">
            <text:p>40</text:p>
          </table:table-cell>
          <table:table-cell office:value-type="float" office:value="295.463614125137" calcext:value-type="float">
            <text:p>295.46</text:p>
          </table:table-cell>
          <table:table-cell office:value-type="float" office:value="179.624266549924" calcext:value-type="float">
            <text:p>179.62</text:p>
          </table:table-cell>
          <table:table-cell table:formula="of:=[.C1227]/[.D1227]" office:value-type="float" office:value="1.64489809645523" calcext:value-type="float">
            <text:p>1.64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40" calcext:value-type="float">
            <text:p>40</text:p>
          </table:table-cell>
          <table:table-cell office:value-type="float" office:value="109.346816276664" calcext:value-type="float">
            <text:p>109.35</text:p>
          </table:table-cell>
          <table:table-cell office:value-type="float" office:value="74.4792684692427" calcext:value-type="float">
            <text:p>74.48</text:p>
          </table:table-cell>
          <table:table-cell table:formula="of:=[.C1228]/[.D1228]" office:value-type="float" office:value="1.46815105094407" calcext:value-type="float">
            <text:p>1.47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40" calcext:value-type="float">
            <text:p>40</text:p>
          </table:table-cell>
          <table:table-cell office:value-type="float" office:value="146.783406065427" calcext:value-type="float">
            <text:p>146.78</text:p>
          </table:table-cell>
          <table:table-cell office:value-type="float" office:value="87.9664523042215" calcext:value-type="float">
            <text:p>87.97</text:p>
          </table:table-cell>
          <table:table-cell table:formula="of:=[.C1229]/[.D1229]" office:value-type="float" office:value="1.66862937199961" calcext:value-type="float">
            <text:p>1.67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40" calcext:value-type="float">
            <text:p>40</text:p>
          </table:table-cell>
          <table:table-cell office:value-type="float" office:value="66.470679291927" calcext:value-type="float">
            <text:p>66.47</text:p>
          </table:table-cell>
          <table:table-cell office:value-type="float" office:value="42.2899251697201" calcext:value-type="float">
            <text:p>42.29</text:p>
          </table:table-cell>
          <table:table-cell table:formula="of:=[.C1230]/[.D1230]" office:value-type="float" office:value="1.57178521894195" calcext:value-type="float">
            <text:p>1.57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40" calcext:value-type="float">
            <text:p>40</text:p>
          </table:table-cell>
          <table:table-cell office:value-type="float" office:value="224.580948581607" calcext:value-type="float">
            <text:p>224.58</text:p>
          </table:table-cell>
          <table:table-cell office:value-type="float" office:value="112.639468922767" calcext:value-type="float">
            <text:p>112.64</text:p>
          </table:table-cell>
          <table:table-cell table:formula="of:=[.C1231]/[.D1231]" office:value-type="float" office:value="1.99380333314244" calcext:value-type="float">
            <text:p>1.99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40" calcext:value-type="float">
            <text:p>40</text:p>
          </table:table-cell>
          <table:table-cell office:value-type="float" office:value="66.2790483784452" calcext:value-type="float">
            <text:p>66.28</text:p>
          </table:table-cell>
          <table:table-cell office:value-type="float" office:value="37.7630017469285" calcext:value-type="float">
            <text:p>37.76</text:p>
          </table:table-cell>
          <table:table-cell table:formula="of:=[.C1232]/[.D1232]" office:value-type="float" office:value="1.75513188338732" calcext:value-type="float">
            <text:p>1.76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40" calcext:value-type="float">
            <text:p>40</text:p>
          </table:table-cell>
          <table:table-cell office:value-type="float" office:value="196.351071656043" calcext:value-type="float">
            <text:p>196.35</text:p>
          </table:table-cell>
          <table:table-cell office:value-type="float" office:value="108.605631865233" calcext:value-type="float">
            <text:p>108.61</text:p>
          </table:table-cell>
          <table:table-cell table:formula="of:=[.C1233]/[.D1233]" office:value-type="float" office:value="1.80792716071752" calcext:value-type="float">
            <text:p>1.81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40" calcext:value-type="float">
            <text:p>40</text:p>
          </table:table-cell>
          <table:table-cell office:value-type="float" office:value="75.6908901491065" calcext:value-type="float">
            <text:p>75.69</text:p>
          </table:table-cell>
          <table:table-cell office:value-type="float" office:value="31.9210457301452" calcext:value-type="float">
            <text:p>31.92</text:p>
          </table:table-cell>
          <table:table-cell table:formula="of:=[.C1234]/[.D1234]" office:value-type="float" office:value="2.37119080587095" calcext:value-type="float">
            <text:p>2.37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40" calcext:value-type="float">
            <text:p>40</text:p>
          </table:table-cell>
          <table:table-cell office:value-type="float" office:value="80.2578069461732" calcext:value-type="float">
            <text:p>80.26</text:p>
          </table:table-cell>
          <table:table-cell office:value-type="float" office:value="57.0066338923344" calcext:value-type="float">
            <text:p>57.01</text:p>
          </table:table-cell>
          <table:table-cell table:formula="of:=[.C1235]/[.D1235]" office:value-type="float" office:value="1.40786784741145" calcext:value-type="float">
            <text:p>1.41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40" calcext:value-type="float">
            <text:p>40</text:p>
          </table:table-cell>
          <table:table-cell office:value-type="float" office:value="81.5655215134968" calcext:value-type="float">
            <text:p>81.57</text:p>
          </table:table-cell>
          <table:table-cell office:value-type="float" office:value="57.5363859946843" calcext:value-type="float">
            <text:p>57.54</text:p>
          </table:table-cell>
          <table:table-cell table:formula="of:=[.C1236]/[.D1236]" office:value-type="float" office:value="1.41763373043681" calcext:value-type="float">
            <text:p>1.42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40" calcext:value-type="float">
            <text:p>40</text:p>
          </table:table-cell>
          <table:table-cell office:value-type="float" office:value="43.4811206221101" calcext:value-type="float">
            <text:p>43.48</text:p>
          </table:table-cell>
          <table:table-cell office:value-type="float" office:value="35.360847332657" calcext:value-type="float">
            <text:p>35.36</text:p>
          </table:table-cell>
          <table:table-cell table:formula="of:=[.C1237]/[.D1237]" office:value-type="float" office:value="1.2296402349486" calcext:value-type="float">
            <text:p>1.23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40" calcext:value-type="float">
            <text:p>40</text:p>
          </table:table-cell>
          <table:table-cell office:value-type="float" office:value="28.062002790633" calcext:value-type="float">
            <text:p>28.06</text:p>
          </table:table-cell>
          <table:table-cell office:value-type="float" office:value="19.0823388709345" calcext:value-type="float">
            <text:p>19.08</text:p>
          </table:table-cell>
          <table:table-cell table:formula="of:=[.C1238]/[.D1238]" office:value-type="float" office:value="1.47057459677419" calcext:value-type="float">
            <text:p>1.47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40" calcext:value-type="float">
            <text:p>40</text:p>
          </table:table-cell>
          <table:table-cell office:value-type="float" office:value="60.739868476491" calcext:value-type="float">
            <text:p>60.74</text:p>
          </table:table-cell>
          <table:table-cell office:value-type="float" office:value="35.5616006841352" calcext:value-type="float">
            <text:p>35.56</text:p>
          </table:table-cell>
          <table:table-cell table:formula="of:=[.C1239]/[.D1239]" office:value-type="float" office:value="1.70801840490798" calcext:value-type="float">
            <text:p>1.71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40" calcext:value-type="float">
            <text:p>40</text:p>
          </table:table-cell>
          <table:table-cell office:value-type="float" office:value="49.3083033283131" calcext:value-type="float">
            <text:p>49.31</text:p>
          </table:table-cell>
          <table:table-cell office:value-type="float" office:value="28.1551546299201" calcext:value-type="float">
            <text:p>28.16</text:p>
          </table:table-cell>
          <table:table-cell table:formula="of:=[.C1240]/[.D1240]" office:value-type="float" office:value="1.75130642954856" calcext:value-type="float">
            <text:p>1.75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40" calcext:value-type="float">
            <text:p>40</text:p>
          </table:table-cell>
          <table:table-cell office:value-type="float" office:value="92.8562822699603" calcext:value-type="float">
            <text:p>92.86</text:p>
          </table:table-cell>
          <table:table-cell office:value-type="float" office:value="59.7544110758608" calcext:value-type="float">
            <text:p>59.75</text:p>
          </table:table-cell>
          <table:table-cell table:formula="of:=[.C1241]/[.D1241]" office:value-type="float" office:value="1.55396531566641" calcext:value-type="float">
            <text:p>1.55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41" calcext:value-type="float">
            <text:p>41</text:p>
          </table:table-cell>
          <table:table-cell office:value-type="float" office:value="119.593641952949" calcext:value-type="float">
            <text:p>119.59</text:p>
          </table:table-cell>
          <table:table-cell office:value-type="float" office:value="56.0912045895163" calcext:value-type="float">
            <text:p>56.09</text:p>
          </table:table-cell>
          <table:table-cell table:formula="of:=[.C1242]/[.D1242]" office:value-type="float" office:value="2.13212825126779" calcext:value-type="float">
            <text:p>2.13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41" calcext:value-type="float">
            <text:p>41</text:p>
          </table:table-cell>
          <table:table-cell office:value-type="float" office:value="27.1171379512934" calcext:value-type="float">
            <text:p>27.12</text:p>
          </table:table-cell>
          <table:table-cell office:value-type="float" office:value="21.2984849144736" calcext:value-type="float">
            <text:p>21.30</text:p>
          </table:table-cell>
          <table:table-cell table:formula="of:=[.C1243]/[.D1243]" office:value-type="float" office:value="1.27319563152897" calcext:value-type="float">
            <text:p>1.27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41" calcext:value-type="float">
            <text:p>41</text:p>
          </table:table-cell>
          <table:table-cell office:value-type="float" office:value="0.430126470597431" calcext:value-type="float">
            <text:p>0.43</text:p>
          </table:table-cell>
          <table:table-cell office:value-type="float" office:value="0.259490759347976" calcext:value-type="float">
            <text:p>0.26</text:p>
          </table:table-cell>
          <table:table-cell table:formula="of:=[.C1244]/[.D1244]" office:value-type="float" office:value="1.6575791433892" calcext:value-type="float">
            <text:p>1.66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41" calcext:value-type="float">
            <text:p>41</text:p>
          </table:table-cell>
          <table:table-cell office:value-type="float" office:value="53.4097036273633" calcext:value-type="float">
            <text:p>53.41</text:p>
          </table:table-cell>
          <table:table-cell office:value-type="float" office:value="32.1378909500447" calcext:value-type="float">
            <text:p>32.14</text:p>
          </table:table-cell>
          <table:table-cell table:formula="of:=[.C1245]/[.D1245]" office:value-type="float" office:value="1.66189199255121" calcext:value-type="float">
            <text:p>1.66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41" calcext:value-type="float">
            <text:p>41</text:p>
          </table:table-cell>
          <table:table-cell office:value-type="float" office:value="199.664113094705" calcext:value-type="float">
            <text:p>199.66</text:p>
          </table:table-cell>
          <table:table-cell office:value-type="float" office:value="132.916490951419" calcext:value-type="float">
            <text:p>132.92</text:p>
          </table:table-cell>
          <table:table-cell table:formula="of:=[.C1246]/[.D1246]" office:value-type="float" office:value="1.50217713141165" calcext:value-type="float">
            <text:p>1.50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41" calcext:value-type="float">
            <text:p>41</text:p>
          </table:table-cell>
          <table:table-cell office:value-type="float" office:value="115.448911139147" calcext:value-type="float">
            <text:p>115.45</text:p>
          </table:table-cell>
          <table:table-cell office:value-type="float" office:value="63.4829852320643" calcext:value-type="float">
            <text:p>63.48</text:p>
          </table:table-cell>
          <table:table-cell table:formula="of:=[.C1247]/[.D1247]" office:value-type="float" office:value="1.81858037578289" calcext:value-type="float">
            <text:p>1.82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41" calcext:value-type="float">
            <text:p>41</text:p>
          </table:table-cell>
          <table:table-cell office:value-type="float" office:value="28.3872392263071" calcext:value-type="float">
            <text:p>28.39</text:p>
          </table:table-cell>
          <table:table-cell office:value-type="float" office:value="21.3936719150958" calcext:value-type="float">
            <text:p>21.39</text:p>
          </table:table-cell>
          <table:table-cell table:formula="of:=[.C1248]/[.D1248]" office:value-type="float" office:value="1.3268988764045" calcext:value-type="float">
            <text:p>1.33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41" calcext:value-type="float">
            <text:p>41</text:p>
          </table:table-cell>
          <table:table-cell office:value-type="float" office:value="244.012414762247" calcext:value-type="float">
            <text:p>244.01</text:p>
          </table:table-cell>
          <table:table-cell office:value-type="float" office:value="135.401551933062" calcext:value-type="float">
            <text:p>135.40</text:p>
          </table:table-cell>
          <table:table-cell table:formula="of:=[.C1249]/[.D1249]" office:value-type="float" office:value="1.80213898052571" calcext:value-type="float">
            <text:p>1.80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41" calcext:value-type="float">
            <text:p>41</text:p>
          </table:table-cell>
          <table:table-cell office:value-type="float" office:value="79.5960973787488" calcext:value-type="float">
            <text:p>79.60</text:p>
          </table:table-cell>
          <table:table-cell office:value-type="float" office:value="40.533213322424" calcext:value-type="float">
            <text:p>40.53</text:p>
          </table:table-cell>
          <table:table-cell table:formula="of:=[.C1250]/[.D1250]" office:value-type="float" office:value="1.96372532188841" calcext:value-type="float">
            <text:p>1.96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41" calcext:value-type="float">
            <text:p>41</text:p>
          </table:table-cell>
          <table:table-cell office:value-type="float" office:value="222.878344427136" calcext:value-type="float">
            <text:p>222.88</text:p>
          </table:table-cell>
          <table:table-cell office:value-type="float" office:value="126.692164900956" calcext:value-type="float">
            <text:p>126.69</text:p>
          </table:table-cell>
          <table:table-cell table:formula="of:=[.C1251]/[.D1251]" office:value-type="float" office:value="1.75921174447824" calcext:value-type="float">
            <text:p>1.76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41" calcext:value-type="float">
            <text:p>41</text:p>
          </table:table-cell>
          <table:table-cell office:value-type="float" office:value="73.1207808411456" calcext:value-type="float">
            <text:p>73.12</text:p>
          </table:table-cell>
          <table:table-cell office:value-type="float" office:value="37.9174403509491" calcext:value-type="float">
            <text:p>37.92</text:p>
          </table:table-cell>
          <table:table-cell table:formula="of:=[.C1252]/[.D1252]" office:value-type="float" office:value="1.92842080489527" calcext:value-type="float">
            <text:p>1.93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41" calcext:value-type="float">
            <text:p>41</text:p>
          </table:table-cell>
          <table:table-cell office:value-type="float" office:value="328.697839341264" calcext:value-type="float">
            <text:p>328.70</text:p>
          </table:table-cell>
          <table:table-cell office:value-type="float" office:value="183.514079177203" calcext:value-type="float">
            <text:p>183.51</text:p>
          </table:table-cell>
          <table:table-cell table:formula="of:=[.C1253]/[.D1253]" office:value-type="float" office:value="1.79113145331956" calcext:value-type="float">
            <text:p>1.79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41" calcext:value-type="float">
            <text:p>41</text:p>
          </table:table-cell>
          <table:table-cell office:value-type="float" office:value="73.2742848428855" calcext:value-type="float">
            <text:p>73.27</text:p>
          </table:table-cell>
          <table:table-cell office:value-type="float" office:value="47.13736364985" calcext:value-type="float">
            <text:p>47.14</text:p>
          </table:table-cell>
          <table:table-cell table:formula="of:=[.C1254]/[.D1254]" office:value-type="float" office:value="1.55448415374241" calcext:value-type="float">
            <text:p>1.55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41" calcext:value-type="float">
            <text:p>41</text:p>
          </table:table-cell>
          <table:table-cell office:value-type="float" office:value="175.012197065102" calcext:value-type="float">
            <text:p>175.01</text:p>
          </table:table-cell>
          <table:table-cell office:value-type="float" office:value="87.2143452705877" calcext:value-type="float">
            <text:p>87.21</text:p>
          </table:table-cell>
          <table:table-cell table:formula="of:=[.C1255]/[.D1255]" office:value-type="float" office:value="2.00669048792508" calcext:value-type="float">
            <text:p>2.01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41" calcext:value-type="float">
            <text:p>41</text:p>
          </table:table-cell>
          <table:table-cell office:value-type="float" office:value="19.5902598770934" calcext:value-type="float">
            <text:p>19.59</text:p>
          </table:table-cell>
          <table:table-cell office:value-type="float" office:value="10.6293365572757" calcext:value-type="float">
            <text:p>10.63</text:p>
          </table:table-cell>
          <table:table-cell table:formula="of:=[.C1256]/[.D1256]" office:value-type="float" office:value="1.84303693570452" calcext:value-type="float">
            <text:p>1.84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41" calcext:value-type="float">
            <text:p>41</text:p>
          </table:table-cell>
          <table:table-cell office:value-type="float" office:value="168.342178887092" calcext:value-type="float">
            <text:p>168.34</text:p>
          </table:table-cell>
          <table:table-cell office:value-type="float" office:value="94.5354152031613" calcext:value-type="float">
            <text:p>94.54</text:p>
          </table:table-cell>
          <table:table-cell table:formula="of:=[.C1257]/[.D1257]" office:value-type="float" office:value="1.78073136427567" calcext:value-type="float">
            <text:p>1.78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41" calcext:value-type="float">
            <text:p>41</text:p>
          </table:table-cell>
          <table:table-cell office:value-type="float" office:value="302.955903714038" calcext:value-type="float">
            <text:p>302.96</text:p>
          </table:table-cell>
          <table:table-cell office:value-type="float" office:value="166.745615672259" calcext:value-type="float">
            <text:p>166.75</text:p>
          </table:table-cell>
          <table:table-cell table:formula="of:=[.C1258]/[.D1258]" office:value-type="float" office:value="1.81687477954144" calcext:value-type="float">
            <text:p>1.82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41" calcext:value-type="float">
            <text:p>41</text:p>
          </table:table-cell>
          <table:table-cell office:value-type="float" office:value="116.833022825671" calcext:value-type="float">
            <text:p>116.83</text:p>
          </table:table-cell>
          <table:table-cell office:value-type="float" office:value="61.8195898029595" calcext:value-type="float">
            <text:p>61.82</text:p>
          </table:table-cell>
          <table:table-cell table:formula="of:=[.C1259]/[.D1259]" office:value-type="float" office:value="1.88990291262136" calcext:value-type="float">
            <text:p>1.89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41" calcext:value-type="float">
            <text:p>41</text:p>
          </table:table-cell>
          <table:table-cell office:value-type="float" office:value="141.156695530123" calcext:value-type="float">
            <text:p>141.16</text:p>
          </table:table-cell>
          <table:table-cell office:value-type="float" office:value="81.9001939857904" calcext:value-type="float">
            <text:p>81.90</text:p>
          </table:table-cell>
          <table:table-cell table:formula="of:=[.C1260]/[.D1260]" office:value-type="float" office:value="1.72352089366984" calcext:value-type="float">
            <text:p>1.72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41" calcext:value-type="float">
            <text:p>41</text:p>
          </table:table-cell>
          <table:table-cell office:value-type="float" office:value="76.8441449328386" calcext:value-type="float">
            <text:p>76.84</text:p>
          </table:table-cell>
          <table:table-cell office:value-type="float" office:value="34.9479842618246" calcext:value-type="float">
            <text:p>34.95</text:p>
          </table:table-cell>
          <table:table-cell table:formula="of:=[.C1261]/[.D1261]" office:value-type="float" office:value="2.19881479736098" calcext:value-type="float">
            <text:p>2.20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41" calcext:value-type="float">
            <text:p>41</text:p>
          </table:table-cell>
          <table:table-cell office:value-type="float" office:value="209.188839651667" calcext:value-type="float">
            <text:p>209.19</text:p>
          </table:table-cell>
          <table:table-cell office:value-type="float" office:value="107.391959234928" calcext:value-type="float">
            <text:p>107.39</text:p>
          </table:table-cell>
          <table:table-cell table:formula="of:=[.C1262]/[.D1262]" office:value-type="float" office:value="1.94790039349269" calcext:value-type="float">
            <text:p>1.95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41" calcext:value-type="float">
            <text:p>41</text:p>
          </table:table-cell>
          <table:table-cell office:value-type="float" office:value="52.4370569673527" calcext:value-type="float">
            <text:p>52.44</text:p>
          </table:table-cell>
          <table:table-cell office:value-type="float" office:value="33.0353493650082" calcext:value-type="float">
            <text:p>33.04</text:p>
          </table:table-cell>
          <table:table-cell table:formula="of:=[.C1263]/[.D1263]" office:value-type="float" office:value="1.5873014203051" calcext:value-type="float">
            <text:p>1.59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41" calcext:value-type="float">
            <text:p>41</text:p>
          </table:table-cell>
          <table:table-cell office:value-type="float" office:value="187.240041640963" calcext:value-type="float">
            <text:p>187.24</text:p>
          </table:table-cell>
          <table:table-cell office:value-type="float" office:value="102.02653865645" calcext:value-type="float">
            <text:p>102.03</text:p>
          </table:table-cell>
          <table:table-cell table:formula="of:=[.C1264]/[.D1264]" office:value-type="float" office:value="1.83520919269298" calcext:value-type="float">
            <text:p>1.84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41" calcext:value-type="float">
            <text:p>41</text:p>
          </table:table-cell>
          <table:table-cell office:value-type="float" office:value="58.9919807437699" calcext:value-type="float">
            <text:p>58.99</text:p>
          </table:table-cell>
          <table:table-cell office:value-type="float" office:value="39.7256657279403" calcext:value-type="float">
            <text:p>39.73</text:p>
          </table:table-cell>
          <table:table-cell table:formula="of:=[.C1265]/[.D1265]" office:value-type="float" office:value="1.48498406918525" calcext:value-type="float">
            <text:p>1.48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41" calcext:value-type="float">
            <text:p>41</text:p>
          </table:table-cell>
          <table:table-cell office:value-type="float" office:value="76.0277110926075" calcext:value-type="float">
            <text:p>76.03</text:p>
          </table:table-cell>
          <table:table-cell office:value-type="float" office:value="56.2148305390267" calcext:value-type="float">
            <text:p>56.21</text:p>
          </table:table-cell>
          <table:table-cell table:formula="of:=[.C1266]/[.D1266]" office:value-type="float" office:value="1.35244935124061" calcext:value-type="float">
            <text:p>1.35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41" calcext:value-type="float">
            <text:p>41</text:p>
          </table:table-cell>
          <table:table-cell office:value-type="float" office:value="84.844573507351" calcext:value-type="float">
            <text:p>84.84</text:p>
          </table:table-cell>
          <table:table-cell office:value-type="float" office:value="52.5072522899468" calcext:value-type="float">
            <text:p>52.51</text:p>
          </table:table-cell>
          <table:table-cell table:formula="of:=[.C1267]/[.D1267]" office:value-type="float" office:value="1.61586390083481" calcext:value-type="float">
            <text:p>1.62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41" calcext:value-type="float">
            <text:p>41</text:p>
          </table:table-cell>
          <table:table-cell office:value-type="float" office:value="53.5518501480925" calcext:value-type="float">
            <text:p>53.55</text:p>
          </table:table-cell>
          <table:table-cell office:value-type="float" office:value="34.1946778486905" calcext:value-type="float">
            <text:p>34.19</text:p>
          </table:table-cell>
          <table:table-cell table:formula="of:=[.C1268]/[.D1268]" office:value-type="float" office:value="1.56608728367193" calcext:value-type="float">
            <text:p>1.57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41" calcext:value-type="float">
            <text:p>41</text:p>
          </table:table-cell>
          <table:table-cell office:value-type="float" office:value="35.737050019179" calcext:value-type="float">
            <text:p>35.74</text:p>
          </table:table-cell>
          <table:table-cell office:value-type="float" office:value="14.8580514728861" calcext:value-type="float">
            <text:p>14.86</text:p>
          </table:table-cell>
          <table:table-cell table:formula="of:=[.C1269]/[.D1269]" office:value-type="float" office:value="2.40523127035831" calcext:value-type="float">
            <text:p>2.41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41" calcext:value-type="float">
            <text:p>41</text:p>
          </table:table-cell>
          <table:table-cell office:value-type="float" office:value="74.0493740566705" calcext:value-type="float">
            <text:p>74.05</text:p>
          </table:table-cell>
          <table:table-cell office:value-type="float" office:value="30.8039148681169" calcext:value-type="float">
            <text:p>30.80</text:p>
          </table:table-cell>
          <table:table-cell table:formula="of:=[.C1270]/[.D1270]" office:value-type="float" office:value="2.40389490666052" calcext:value-type="float">
            <text:p>2.40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41" calcext:value-type="float">
            <text:p>41</text:p>
          </table:table-cell>
          <table:table-cell office:value-type="float" office:value="56.2274122907948" calcext:value-type="float">
            <text:p>56.23</text:p>
          </table:table-cell>
          <table:table-cell office:value-type="float" office:value="27.9685907724749" calcext:value-type="float">
            <text:p>27.97</text:p>
          </table:table-cell>
          <table:table-cell table:formula="of:=[.C1271]/[.D1271]" office:value-type="float" office:value="2.0103770242915" calcext:value-type="float">
            <text:p>2.01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41" calcext:value-type="float">
            <text:p>41</text:p>
          </table:table-cell>
          <table:table-cell office:value-type="float" office:value="101.925292882548" calcext:value-type="float">
            <text:p>101.93</text:p>
          </table:table-cell>
          <table:table-cell office:value-type="float" office:value="45.3560755515522" calcext:value-type="float">
            <text:p>45.36</text:p>
          </table:table-cell>
          <table:table-cell table:formula="of:=[.C1272]/[.D1272]" office:value-type="float" office:value="2.24722469135802" calcext:value-type="float">
            <text:p>2.25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42" calcext:value-type="float">
            <text:p>42</text:p>
          </table:table-cell>
          <table:table-cell office:value-type="float" office:value="94.2313997127178" calcext:value-type="float">
            <text:p>94.23</text:p>
          </table:table-cell>
          <table:table-cell office:value-type="float" office:value="53.4823889957501" calcext:value-type="float">
            <text:p>53.48</text:p>
          </table:table-cell>
          <table:table-cell table:formula="of:=[.C1273]/[.D1273]" office:value-type="float" office:value="1.76191455696203" calcext:value-type="float">
            <text:p>1.76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42" calcext:value-type="float">
            <text:p>42</text:p>
          </table:table-cell>
          <table:table-cell office:value-type="float" office:value="35.4720635882334" calcext:value-type="float">
            <text:p>35.47</text:p>
          </table:table-cell>
          <table:table-cell office:value-type="float" office:value="16.4857393039304" calcext:value-type="float">
            <text:p>16.49</text:p>
          </table:table-cell>
          <table:table-cell table:formula="of:=[.C1274]/[.D1274]" office:value-type="float" office:value="2.15168170103093" calcext:value-type="float">
            <text:p>2.15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42" calcext:value-type="float">
            <text:p>42</text:p>
          </table:table-cell>
          <table:table-cell office:value-type="float" office:value="0.180389386188045" calcext:value-type="float">
            <text:p>0.18</text:p>
          </table:table-cell>
          <table:table-cell office:value-type="float" office:value="0.131623701597959" calcext:value-type="float">
            <text:p>0.13</text:p>
          </table:table-cell>
          <table:table-cell table:formula="of:=[.C1275]/[.D1275]" office:value-type="float" office:value="1.3704931862427" calcext:value-type="float">
            <text:p>1.37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42" calcext:value-type="float">
            <text:p>42</text:p>
          </table:table-cell>
          <table:table-cell office:value-type="float" office:value="47.8429211117636" calcext:value-type="float">
            <text:p>47.84</text:p>
          </table:table-cell>
          <table:table-cell office:value-type="float" office:value="27.3435749461587" calcext:value-type="float">
            <text:p>27.34</text:p>
          </table:table-cell>
          <table:table-cell table:formula="of:=[.C1276]/[.D1276]" office:value-type="float" office:value="1.74969517358171" calcext:value-type="float">
            <text:p>1.75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42" calcext:value-type="float">
            <text:p>42</text:p>
          </table:table-cell>
          <table:table-cell office:value-type="float" office:value="192.106937859443" calcext:value-type="float">
            <text:p>192.11</text:p>
          </table:table-cell>
          <table:table-cell office:value-type="float" office:value="123.259247279518" calcext:value-type="float">
            <text:p>123.26</text:p>
          </table:table-cell>
          <table:table-cell table:formula="of:=[.C1277]/[.D1277]" office:value-type="float" office:value="1.55856004396812" calcext:value-type="float">
            <text:p>1.56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42" calcext:value-type="float">
            <text:p>42</text:p>
          </table:table-cell>
          <table:table-cell office:value-type="float" office:value="119.90369992136" calcext:value-type="float">
            <text:p>119.90</text:p>
          </table:table-cell>
          <table:table-cell office:value-type="float" office:value="82.7623956202576" calcext:value-type="float">
            <text:p>82.76</text:p>
          </table:table-cell>
          <table:table-cell table:formula="of:=[.C1278]/[.D1278]" office:value-type="float" office:value="1.44877029021151" calcext:value-type="float">
            <text:p>1.45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42" calcext:value-type="float">
            <text:p>42</text:p>
          </table:table-cell>
          <table:table-cell office:value-type="float" office:value="27.291225777653" calcext:value-type="float">
            <text:p>27.29</text:p>
          </table:table-cell>
          <table:table-cell office:value-type="float" office:value="18.4113211846302" calcext:value-type="float">
            <text:p>18.41</text:p>
          </table:table-cell>
          <table:table-cell table:formula="of:=[.C1279]/[.D1279]" office:value-type="float" office:value="1.48230675593427" calcext:value-type="float">
            <text:p>1.48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42" calcext:value-type="float">
            <text:p>42</text:p>
          </table:table-cell>
          <table:table-cell office:value-type="float" office:value="248.370110363964" calcext:value-type="float">
            <text:p>248.37</text:p>
          </table:table-cell>
          <table:table-cell office:value-type="float" office:value="169.11946622903" calcext:value-type="float">
            <text:p>169.12</text:p>
          </table:table-cell>
          <table:table-cell table:formula="of:=[.C1280]/[.D1280]" office:value-type="float" office:value="1.46860746371804" calcext:value-type="float">
            <text:p>1.47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42" calcext:value-type="float">
            <text:p>42</text:p>
          </table:table-cell>
          <table:table-cell office:value-type="float" office:value="72.0389700924559" calcext:value-type="float">
            <text:p>72.04</text:p>
          </table:table-cell>
          <table:table-cell office:value-type="float" office:value="49.7132165004401" calcext:value-type="float">
            <text:p>49.71</text:p>
          </table:table-cell>
          <table:table-cell table:formula="of:=[.C1281]/[.D1281]" office:value-type="float" office:value="1.44909090909091" calcext:value-type="float">
            <text:p>1.45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42" calcext:value-type="float">
            <text:p>42</text:p>
          </table:table-cell>
          <table:table-cell office:value-type="float" office:value="215.891829188396" calcext:value-type="float">
            <text:p>215.89</text:p>
          </table:table-cell>
          <table:table-cell office:value-type="float" office:value="121.6838796452" calcext:value-type="float">
            <text:p>121.68</text:p>
          </table:table-cell>
          <table:table-cell table:formula="of:=[.C1282]/[.D1282]" office:value-type="float" office:value="1.7742023825825" calcext:value-type="float">
            <text:p>1.77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42" calcext:value-type="float">
            <text:p>42</text:p>
          </table:table-cell>
          <table:table-cell office:value-type="float" office:value="83.3731342050621" calcext:value-type="float">
            <text:p>83.37</text:p>
          </table:table-cell>
          <table:table-cell office:value-type="float" office:value="47.4405455515492" calcext:value-type="float">
            <text:p>47.44</text:p>
          </table:table-cell>
          <table:table-cell table:formula="of:=[.C1283]/[.D1283]" office:value-type="float" office:value="1.7574235969624" calcext:value-type="float">
            <text:p>1.76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42" calcext:value-type="float">
            <text:p>42</text:p>
          </table:table-cell>
          <table:table-cell office:value-type="float" office:value="318.105165193774" calcext:value-type="float">
            <text:p>318.11</text:p>
          </table:table-cell>
          <table:table-cell office:value-type="float" office:value="171.187876107688" calcext:value-type="float">
            <text:p>171.19</text:p>
          </table:table-cell>
          <table:table-cell table:formula="of:=[.C1284]/[.D1284]" office:value-type="float" office:value="1.85822251216941" calcext:value-type="float">
            <text:p>1.86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42" calcext:value-type="float">
            <text:p>42</text:p>
          </table:table-cell>
          <table:table-cell office:value-type="float" office:value="66.5791238767187" calcext:value-type="float">
            <text:p>66.58</text:p>
          </table:table-cell>
          <table:table-cell office:value-type="float" office:value="37.6001814019857" calcext:value-type="float">
            <text:p>37.60</text:p>
          </table:table-cell>
          <table:table-cell table:formula="of:=[.C1285]/[.D1285]" office:value-type="float" office:value="1.77071283685888" calcext:value-type="float">
            <text:p>1.77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42" calcext:value-type="float">
            <text:p>42</text:p>
          </table:table-cell>
          <table:table-cell office:value-type="float" office:value="153.191594404646" calcext:value-type="float">
            <text:p>153.19</text:p>
          </table:table-cell>
          <table:table-cell office:value-type="float" office:value="109.647926959498" calcext:value-type="float">
            <text:p>109.65</text:p>
          </table:table-cell>
          <table:table-cell table:formula="of:=[.C1286]/[.D1286]" office:value-type="float" office:value="1.39712257816997" calcext:value-type="float">
            <text:p>1.40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42" calcext:value-type="float">
            <text:p>42</text:p>
          </table:table-cell>
          <table:table-cell office:value-type="float" office:value="18.265884599677" calcext:value-type="float">
            <text:p>18.27</text:p>
          </table:table-cell>
          <table:table-cell office:value-type="float" office:value="13.5399097689733" calcext:value-type="float">
            <text:p>13.54</text:p>
          </table:table-cell>
          <table:table-cell table:formula="of:=[.C1287]/[.D1287]" office:value-type="float" office:value="1.34904034896401" calcext:value-type="float">
            <text:p>1.35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42" calcext:value-type="float">
            <text:p>42</text:p>
          </table:table-cell>
          <table:table-cell office:value-type="float" office:value="176.398411642152" calcext:value-type="float">
            <text:p>176.40</text:p>
          </table:table-cell>
          <table:table-cell office:value-type="float" office:value="100.141102327812" calcext:value-type="float">
            <text:p>100.14</text:p>
          </table:table-cell>
          <table:table-cell table:formula="of:=[.C1288]/[.D1288]" office:value-type="float" office:value="1.76149860089129" calcext:value-type="float">
            <text:p>1.76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42" calcext:value-type="float">
            <text:p>42</text:p>
          </table:table-cell>
          <table:table-cell office:value-type="float" office:value="269.331249608614" calcext:value-type="float">
            <text:p>269.33</text:p>
          </table:table-cell>
          <table:table-cell office:value-type="float" office:value="164.507262913129" calcext:value-type="float">
            <text:p>164.51</text:p>
          </table:table-cell>
          <table:table-cell table:formula="of:=[.C1289]/[.D1289]" office:value-type="float" office:value="1.63719974935599" calcext:value-type="float">
            <text:p>1.64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42" calcext:value-type="float">
            <text:p>42</text:p>
          </table:table-cell>
          <table:table-cell office:value-type="float" office:value="101.352207936262" calcext:value-type="float">
            <text:p>101.35</text:p>
          </table:table-cell>
          <table:table-cell office:value-type="float" office:value="56.4941013284439" calcext:value-type="float">
            <text:p>56.49</text:p>
          </table:table-cell>
          <table:table-cell table:formula="of:=[.C1290]/[.D1290]" office:value-type="float" office:value="1.7940316874327" calcext:value-type="float">
            <text:p>1.79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42" calcext:value-type="float">
            <text:p>42</text:p>
          </table:table-cell>
          <table:table-cell office:value-type="float" office:value="141.33472572625" calcext:value-type="float">
            <text:p>141.33</text:p>
          </table:table-cell>
          <table:table-cell office:value-type="float" office:value="75.7083577711351" calcext:value-type="float">
            <text:p>75.71</text:p>
          </table:table-cell>
          <table:table-cell table:formula="of:=[.C1291]/[.D1291]" office:value-type="float" office:value="1.86683121767747" calcext:value-type="float">
            <text:p>1.87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42" calcext:value-type="float">
            <text:p>42</text:p>
          </table:table-cell>
          <table:table-cell office:value-type="float" office:value="61.5997629604427" calcext:value-type="float">
            <text:p>61.60</text:p>
          </table:table-cell>
          <table:table-cell office:value-type="float" office:value="35.7617566718029" calcext:value-type="float">
            <text:p>35.76</text:p>
          </table:table-cell>
          <table:table-cell table:formula="of:=[.C1292]/[.D1292]" office:value-type="float" office:value="1.72250383351588" calcext:value-type="float">
            <text:p>1.72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42" calcext:value-type="float">
            <text:p>42</text:p>
          </table:table-cell>
          <table:table-cell office:value-type="float" office:value="227.262568534827" calcext:value-type="float">
            <text:p>227.26</text:p>
          </table:table-cell>
          <table:table-cell office:value-type="float" office:value="114.43104545192" calcext:value-type="float">
            <text:p>114.43</text:p>
          </table:table-cell>
          <table:table-cell table:formula="of:=[.C1293]/[.D1293]" office:value-type="float" office:value="1.98602195442071" calcext:value-type="float">
            <text:p>1.99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42" calcext:value-type="float">
            <text:p>42</text:p>
          </table:table-cell>
          <table:table-cell office:value-type="float" office:value="68.7620196969934" calcext:value-type="float">
            <text:p>68.76</text:p>
          </table:table-cell>
          <table:table-cell office:value-type="float" office:value="32.1880390162623" calcext:value-type="float">
            <text:p>32.19</text:p>
          </table:table-cell>
          <table:table-cell table:formula="of:=[.C1294]/[.D1294]" office:value-type="float" office:value="2.13625998347563" calcext:value-type="float">
            <text:p>2.14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42" calcext:value-type="float">
            <text:p>42</text:p>
          </table:table-cell>
          <table:table-cell office:value-type="float" office:value="177.677001612662" calcext:value-type="float">
            <text:p>177.68</text:p>
          </table:table-cell>
          <table:table-cell office:value-type="float" office:value="99.5757733360384" calcext:value-type="float">
            <text:p>99.58</text:p>
          </table:table-cell>
          <table:table-cell table:formula="of:=[.C1295]/[.D1295]" office:value-type="float" office:value="1.78433966074313" calcext:value-type="float">
            <text:p>1.78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42" calcext:value-type="float">
            <text:p>42</text:p>
          </table:table-cell>
          <table:table-cell office:value-type="float" office:value="56.3555191968169" calcext:value-type="float">
            <text:p>56.36</text:p>
          </table:table-cell>
          <table:table-cell office:value-type="float" office:value="31.6518176830575" calcext:value-type="float">
            <text:p>31.65</text:p>
          </table:table-cell>
          <table:table-cell table:formula="of:=[.C1296]/[.D1296]" office:value-type="float" office:value="1.78048287024548" calcext:value-type="float">
            <text:p>1.78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42" calcext:value-type="float">
            <text:p>42</text:p>
          </table:table-cell>
          <table:table-cell office:value-type="float" office:value="77.2429803342593" calcext:value-type="float">
            <text:p>77.24</text:p>
          </table:table-cell>
          <table:table-cell office:value-type="float" office:value="55.5137907947255" calcext:value-type="float">
            <text:p>55.51</text:p>
          </table:table-cell>
          <table:table-cell table:formula="of:=[.C1297]/[.D1297]" office:value-type="float" office:value="1.39141966759003" calcext:value-type="float">
            <text:p>1.39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42" calcext:value-type="float">
            <text:p>42</text:p>
          </table:table-cell>
          <table:table-cell office:value-type="float" office:value="71.7396416141428" calcext:value-type="float">
            <text:p>71.74</text:p>
          </table:table-cell>
          <table:table-cell office:value-type="float" office:value="40.3933063572536" calcext:value-type="float">
            <text:p>40.39</text:p>
          </table:table-cell>
          <table:table-cell table:formula="of:=[.C1298]/[.D1298]" office:value-type="float" office:value="1.7760279631395" calcext:value-type="float">
            <text:p>1.7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42" calcext:value-type="float">
            <text:p>42</text:p>
          </table:table-cell>
          <table:table-cell office:value-type="float" office:value="38.1010063846612" calcext:value-type="float">
            <text:p>38.10</text:p>
          </table:table-cell>
          <table:table-cell office:value-type="float" office:value="24.2019320262648" calcext:value-type="float">
            <text:p>24.20</text:p>
          </table:table-cell>
          <table:table-cell table:formula="of:=[.C1299]/[.D1299]" office:value-type="float" office:value="1.57429606625259" calcext:value-type="float">
            <text:p>1.57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42" calcext:value-type="float">
            <text:p>42</text:p>
          </table:table-cell>
          <table:table-cell office:value-type="float" office:value="25.5362895130989" calcext:value-type="float">
            <text:p>25.54</text:p>
          </table:table-cell>
          <table:table-cell office:value-type="float" office:value="16.3162934793896" calcext:value-type="float">
            <text:p>16.32</text:p>
          </table:table-cell>
          <table:table-cell table:formula="of:=[.C1300]/[.D1300]" office:value-type="float" office:value="1.56507907542579" calcext:value-type="float">
            <text:p>1.57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42" calcext:value-type="float">
            <text:p>42</text:p>
          </table:table-cell>
          <table:table-cell office:value-type="float" office:value="60.4791132902037" calcext:value-type="float">
            <text:p>60.48</text:p>
          </table:table-cell>
          <table:table-cell office:value-type="float" office:value="35.118654892562" calcext:value-type="float">
            <text:p>35.12</text:p>
          </table:table-cell>
          <table:table-cell table:formula="of:=[.C1301]/[.D1301]" office:value-type="float" office:value="1.72213638236506" calcext:value-type="float">
            <text:p>1.72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42" calcext:value-type="float">
            <text:p>42</text:p>
          </table:table-cell>
          <table:table-cell office:value-type="float" office:value="51.5086104635949" calcext:value-type="float">
            <text:p>51.51</text:p>
          </table:table-cell>
          <table:table-cell office:value-type="float" office:value="24.6391797642797" calcext:value-type="float">
            <text:p>24.64</text:p>
          </table:table-cell>
          <table:table-cell table:formula="of:=[.C1302]/[.D1302]" office:value-type="float" office:value="2.09051644398767" calcext:value-type="float">
            <text:p>2.09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42" calcext:value-type="float">
            <text:p>42</text:p>
          </table:table-cell>
          <table:table-cell office:value-type="float" office:value="82.2534172291355" calcext:value-type="float">
            <text:p>82.25</text:p>
          </table:table-cell>
          <table:table-cell office:value-type="float" office:value="60.1002792654842" calcext:value-type="float">
            <text:p>60.10</text:p>
          </table:table-cell>
          <table:table-cell table:formula="of:=[.C1303]/[.D1303]" office:value-type="float" office:value="1.36860291223928" calcext:value-type="float">
            <text:p>1.37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43" calcext:value-type="float">
            <text:p>43</text:p>
          </table:table-cell>
          <table:table-cell office:value-type="float" office:value="100.841465901027" calcext:value-type="float">
            <text:p>100.84</text:p>
          </table:table-cell>
          <table:table-cell office:value-type="float" office:value="51.2398646366954" calcext:value-type="float">
            <text:p>51.24</text:p>
          </table:table-cell>
          <table:table-cell table:formula="of:=[.C1304]/[.D1304]" office:value-type="float" office:value="1.96802756244616" calcext:value-type="float">
            <text:p>1.97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43" calcext:value-type="float">
            <text:p>43</text:p>
          </table:table-cell>
          <table:table-cell office:value-type="float" office:value="25.9345655393151" calcext:value-type="float">
            <text:p>25.93</text:p>
          </table:table-cell>
          <table:table-cell office:value-type="float" office:value="16.3121926639039" calcext:value-type="float">
            <text:p>16.31</text:p>
          </table:table-cell>
          <table:table-cell table:formula="of:=[.C1305]/[.D1305]" office:value-type="float" office:value="1.58988837820092" calcext:value-type="float">
            <text:p>1.59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43" calcext:value-type="float">
            <text:p>43</text:p>
          </table:table-cell>
          <table:table-cell office:value-type="float" office:value="1.36259027597552" calcext:value-type="float">
            <text:p>1.36</text:p>
          </table:table-cell>
          <table:table-cell office:value-type="float" office:value="0.72991531366817" calcext:value-type="float">
            <text:p>0.73</text:p>
          </table:table-cell>
          <table:table-cell table:formula="of:=[.C1306]/[.D1306]" office:value-type="float" office:value="1.86677858439202" calcext:value-type="float">
            <text:p>1.87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43" calcext:value-type="float">
            <text:p>43</text:p>
          </table:table-cell>
          <table:table-cell office:value-type="float" office:value="60.2148452857146" calcext:value-type="float">
            <text:p>60.21</text:p>
          </table:table-cell>
          <table:table-cell office:value-type="float" office:value="25.3572098927662" calcext:value-type="float">
            <text:p>25.36</text:p>
          </table:table-cell>
          <table:table-cell table:formula="of:=[.C1307]/[.D1307]" office:value-type="float" office:value="2.37466367713005" calcext:value-type="float">
            <text:p>2.37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43" calcext:value-type="float">
            <text:p>43</text:p>
          </table:table-cell>
          <table:table-cell office:value-type="float" office:value="193.303299453733" calcext:value-type="float">
            <text:p>193.30</text:p>
          </table:table-cell>
          <table:table-cell office:value-type="float" office:value="113.819060719015" calcext:value-type="float">
            <text:p>113.82</text:p>
          </table:table-cell>
          <table:table-cell table:formula="of:=[.C1308]/[.D1308]" office:value-type="float" office:value="1.69833855799373" calcext:value-type="float">
            <text:p>1.70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43" calcext:value-type="float">
            <text:p>43</text:p>
          </table:table-cell>
          <table:table-cell office:value-type="float" office:value="122.995026230559" calcext:value-type="float">
            <text:p>123.00</text:p>
          </table:table-cell>
          <table:table-cell office:value-type="float" office:value="63.1975116896364" calcext:value-type="float">
            <text:p>63.20</text:p>
          </table:table-cell>
          <table:table-cell table:formula="of:=[.C1309]/[.D1309]" office:value-type="float" office:value="1.94620045856534" calcext:value-type="float">
            <text:p>1.95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43" calcext:value-type="float">
            <text:p>43</text:p>
          </table:table-cell>
          <table:table-cell office:value-type="float" office:value="27.1226510884939" calcext:value-type="float">
            <text:p>27.12</text:p>
          </table:table-cell>
          <table:table-cell office:value-type="float" office:value="16.329261316217" calcext:value-type="float">
            <text:p>16.33</text:p>
          </table:table-cell>
          <table:table-cell table:formula="of:=[.C1310]/[.D1310]" office:value-type="float" office:value="1.660984570169" calcext:value-type="float">
            <text:p>1.66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43" calcext:value-type="float">
            <text:p>43</text:p>
          </table:table-cell>
          <table:table-cell office:value-type="float" office:value="227.433048282565" calcext:value-type="float">
            <text:p>227.43</text:p>
          </table:table-cell>
          <table:table-cell office:value-type="float" office:value="131.356499267305" calcext:value-type="float">
            <text:p>131.36</text:p>
          </table:table-cell>
          <table:table-cell table:formula="of:=[.C1311]/[.D1311]" office:value-type="float" office:value="1.73141831238779" calcext:value-type="float">
            <text:p>1.73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43" calcext:value-type="float">
            <text:p>43</text:p>
          </table:table-cell>
          <table:table-cell office:value-type="float" office:value="94.3029808436386" calcext:value-type="float">
            <text:p>94.30</text:p>
          </table:table-cell>
          <table:table-cell office:value-type="float" office:value="47.4046891784822" calcext:value-type="float">
            <text:p>47.40</text:p>
          </table:table-cell>
          <table:table-cell table:formula="of:=[.C1312]/[.D1312]" office:value-type="float" office:value="1.98931756494765" calcext:value-type="float">
            <text:p>1.99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43" calcext:value-type="float">
            <text:p>43</text:p>
          </table:table-cell>
          <table:table-cell office:value-type="float" office:value="203.474880347618" calcext:value-type="float">
            <text:p>203.47</text:p>
          </table:table-cell>
          <table:table-cell office:value-type="float" office:value="124.236682650468" calcext:value-type="float">
            <text:p>124.24</text:p>
          </table:table-cell>
          <table:table-cell table:formula="of:=[.C1313]/[.D1313]" office:value-type="float" office:value="1.63780033406141" calcext:value-type="float">
            <text:p>1.64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43" calcext:value-type="float">
            <text:p>43</text:p>
          </table:table-cell>
          <table:table-cell office:value-type="float" office:value="69.8064205186995" calcext:value-type="float">
            <text:p>69.81</text:p>
          </table:table-cell>
          <table:table-cell office:value-type="float" office:value="35.2126307723118" calcext:value-type="float">
            <text:p>35.21</text:p>
          </table:table-cell>
          <table:table-cell table:formula="of:=[.C1314]/[.D1314]" office:value-type="float" office:value="1.9824255952381" calcext:value-type="float">
            <text:p>1.98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43" calcext:value-type="float">
            <text:p>43</text:p>
          </table:table-cell>
          <table:table-cell office:value-type="float" office:value="323.017329893065" calcext:value-type="float">
            <text:p>323.02</text:p>
          </table:table-cell>
          <table:table-cell office:value-type="float" office:value="178.612452866413" calcext:value-type="float">
            <text:p>178.61</text:p>
          </table:table-cell>
          <table:table-cell table:formula="of:=[.C1315]/[.D1315]" office:value-type="float" office:value="1.8084815739844" calcext:value-type="float">
            <text:p>1.81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43" calcext:value-type="float">
            <text:p>43</text:p>
          </table:table-cell>
          <table:table-cell office:value-type="float" office:value="60.6618586270563" calcext:value-type="float">
            <text:p>60.66</text:p>
          </table:table-cell>
          <table:table-cell office:value-type="float" office:value="44.3469421973126" calcext:value-type="float">
            <text:p>44.35</text:p>
          </table:table-cell>
          <table:table-cell table:formula="of:=[.C1316]/[.D1316]" office:value-type="float" office:value="1.36789270288702" calcext:value-type="float">
            <text:p>1.37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43" calcext:value-type="float">
            <text:p>43</text:p>
          </table:table-cell>
          <table:table-cell office:value-type="float" office:value="156.742121065128" calcext:value-type="float">
            <text:p>156.74</text:p>
          </table:table-cell>
          <table:table-cell office:value-type="float" office:value="103.244966797979" calcext:value-type="float">
            <text:p>103.24</text:p>
          </table:table-cell>
          <table:table-cell table:formula="of:=[.C1317]/[.D1317]" office:value-type="float" office:value="1.51815750371471" calcext:value-type="float">
            <text:p>1.52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43" calcext:value-type="float">
            <text:p>43</text:p>
          </table:table-cell>
          <table:table-cell office:value-type="float" office:value="22.8988558385985" calcext:value-type="float">
            <text:p>22.90</text:p>
          </table:table-cell>
          <table:table-cell office:value-type="float" office:value="13.6221629022002" calcext:value-type="float">
            <text:p>13.62</text:p>
          </table:table-cell>
          <table:table-cell table:formula="of:=[.C1318]/[.D1318]" office:value-type="float" office:value="1.681" calcext:value-type="float">
            <text:p>1.68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43" calcext:value-type="float">
            <text:p>43</text:p>
          </table:table-cell>
          <table:table-cell office:value-type="float" office:value="177.112816039849" calcext:value-type="float">
            <text:p>177.11</text:p>
          </table:table-cell>
          <table:table-cell office:value-type="float" office:value="93.3416228145401" calcext:value-type="float">
            <text:p>93.34</text:p>
          </table:table-cell>
          <table:table-cell table:formula="of:=[.C1319]/[.D1319]" office:value-type="float" office:value="1.8974687893712" calcext:value-type="float">
            <text:p>1.90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43" calcext:value-type="float">
            <text:p>43</text:p>
          </table:table-cell>
          <table:table-cell office:value-type="float" office:value="274.934103404054" calcext:value-type="float">
            <text:p>274.93</text:p>
          </table:table-cell>
          <table:table-cell office:value-type="float" office:value="157.724469514655" calcext:value-type="float">
            <text:p>157.72</text:p>
          </table:table-cell>
          <table:table-cell table:formula="of:=[.C1320]/[.D1320]" office:value-type="float" office:value="1.74312904174015" calcext:value-type="float">
            <text:p>1.74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43" calcext:value-type="float">
            <text:p>43</text:p>
          </table:table-cell>
          <table:table-cell office:value-type="float" office:value="101.754243865332" calcext:value-type="float">
            <text:p>101.75</text:p>
          </table:table-cell>
          <table:table-cell office:value-type="float" office:value="53.635636316427" calcext:value-type="float">
            <text:p>53.64</text:p>
          </table:table-cell>
          <table:table-cell table:formula="of:=[.C1321]/[.D1321]" office:value-type="float" office:value="1.89713874680308" calcext:value-type="float">
            <text:p>1.90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43" calcext:value-type="float">
            <text:p>43</text:p>
          </table:table-cell>
          <table:table-cell office:value-type="float" office:value="141.40603152671" calcext:value-type="float">
            <text:p>141.41</text:p>
          </table:table-cell>
          <table:table-cell office:value-type="float" office:value="84.0009640072422" calcext:value-type="float">
            <text:p>84.00</text:p>
          </table:table-cell>
          <table:table-cell table:formula="of:=[.C1322]/[.D1322]" office:value-type="float" office:value="1.68338581822131" calcext:value-type="float">
            <text:p>1.68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43" calcext:value-type="float">
            <text:p>43</text:p>
          </table:table-cell>
          <table:table-cell office:value-type="float" office:value="61.9108501627841" calcext:value-type="float">
            <text:p>61.91</text:p>
          </table:table-cell>
          <table:table-cell office:value-type="float" office:value="33.5047357707981" calcext:value-type="float">
            <text:p>33.50</text:p>
          </table:table-cell>
          <table:table-cell table:formula="of:=[.C1323]/[.D1323]" office:value-type="float" office:value="1.84782385947792" calcext:value-type="float">
            <text:p>1.85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43" calcext:value-type="float">
            <text:p>43</text:p>
          </table:table-cell>
          <table:table-cell office:value-type="float" office:value="204.802372394157" calcext:value-type="float">
            <text:p>204.80</text:p>
          </table:table-cell>
          <table:table-cell office:value-type="float" office:value="106.711526752899" calcext:value-type="float">
            <text:p>106.71</text:p>
          </table:table-cell>
          <table:table-cell table:formula="of:=[.C1324]/[.D1324]" office:value-type="float" office:value="1.91921508974749" calcext:value-type="float">
            <text:p>1.9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43" calcext:value-type="float">
            <text:p>43</text:p>
          </table:table-cell>
          <table:table-cell office:value-type="float" office:value="50.9672201662994" calcext:value-type="float">
            <text:p>50.97</text:p>
          </table:table-cell>
          <table:table-cell office:value-type="float" office:value="33.6483038631569" calcext:value-type="float">
            <text:p>33.65</text:p>
          </table:table-cell>
          <table:table-cell table:formula="of:=[.C1325]/[.D1325]" office:value-type="float" office:value="1.51470399142781" calcext:value-type="float">
            <text:p>1.51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43" calcext:value-type="float">
            <text:p>43</text:p>
          </table:table-cell>
          <table:table-cell office:value-type="float" office:value="158.58684563562" calcext:value-type="float">
            <text:p>158.59</text:p>
          </table:table-cell>
          <table:table-cell office:value-type="float" office:value="89.5732430973969" calcext:value-type="float">
            <text:p>89.57</text:p>
          </table:table-cell>
          <table:table-cell table:formula="of:=[.C1326]/[.D1326]" office:value-type="float" office:value="1.77047118259614" calcext:value-type="float">
            <text:p>1.77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43" calcext:value-type="float">
            <text:p>43</text:p>
          </table:table-cell>
          <table:table-cell office:value-type="float" office:value="62.5997359699103" calcext:value-type="float">
            <text:p>62.60</text:p>
          </table:table-cell>
          <table:table-cell office:value-type="float" office:value="29.130201626958" calcext:value-type="float">
            <text:p>29.13</text:p>
          </table:table-cell>
          <table:table-cell table:formula="of:=[.C1327]/[.D1327]" office:value-type="float" office:value="2.14896336014298" calcext:value-type="float">
            <text:p>2.15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43" calcext:value-type="float">
            <text:p>43</text:p>
          </table:table-cell>
          <table:table-cell office:value-type="float" office:value="102.808144446489" calcext:value-type="float">
            <text:p>102.81</text:p>
          </table:table-cell>
          <table:table-cell office:value-type="float" office:value="58.9394524069687" calcext:value-type="float">
            <text:p>58.94</text:p>
          </table:table-cell>
          <table:table-cell table:formula="of:=[.C1328]/[.D1328]" office:value-type="float" office:value="1.74430097749489" calcext:value-type="float">
            <text:p>1.74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43" calcext:value-type="float">
            <text:p>43</text:p>
          </table:table-cell>
          <table:table-cell office:value-type="float" office:value="72.1376682728963" calcext:value-type="float">
            <text:p>72.14</text:p>
          </table:table-cell>
          <table:table-cell office:value-type="float" office:value="44.0218734664012" calcext:value-type="float">
            <text:p>44.02</text:p>
          </table:table-cell>
          <table:table-cell table:formula="of:=[.C1329]/[.D1329]" office:value-type="float" office:value="1.63867783428059" calcext:value-type="float">
            <text:p>1.64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43" calcext:value-type="float">
            <text:p>43</text:p>
          </table:table-cell>
          <table:table-cell office:value-type="float" office:value="37.617327427233" calcext:value-type="float">
            <text:p>37.62</text:p>
          </table:table-cell>
          <table:table-cell office:value-type="float" office:value="31.4298339755796" calcext:value-type="float">
            <text:p>31.43</text:p>
          </table:table-cell>
          <table:table-cell table:formula="of:=[.C1330]/[.D1330]" office:value-type="float" office:value="1.19686688311688" calcext:value-type="float">
            <text:p>1.20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43" calcext:value-type="float">
            <text:p>43</text:p>
          </table:table-cell>
          <table:table-cell office:value-type="float" office:value="30.2660084624371" calcext:value-type="float">
            <text:p>30.27</text:p>
          </table:table-cell>
          <table:table-cell office:value-type="float" office:value="13.0719036561338" calcext:value-type="float">
            <text:p>13.07</text:p>
          </table:table-cell>
          <table:table-cell table:formula="of:=[.C1331]/[.D1331]" office:value-type="float" office:value="2.31534818941503" calcext:value-type="float">
            <text:p>2.32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43" calcext:value-type="float">
            <text:p>43</text:p>
          </table:table-cell>
          <table:table-cell office:value-type="float" office:value="60.9088131765798" calcext:value-type="float">
            <text:p>60.91</text:p>
          </table:table-cell>
          <table:table-cell office:value-type="float" office:value="34.4896775944209" calcext:value-type="float">
            <text:p>34.49</text:p>
          </table:table-cell>
          <table:table-cell table:formula="of:=[.C1332]/[.D1332]" office:value-type="float" office:value="1.76600123355263" calcext:value-type="float">
            <text:p>1.77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43" calcext:value-type="float">
            <text:p>43</text:p>
          </table:table-cell>
          <table:table-cell office:value-type="float" office:value="48.8958931566522" calcext:value-type="float">
            <text:p>48.90</text:p>
          </table:table-cell>
          <table:table-cell office:value-type="float" office:value="26.9033385022121" calcext:value-type="float">
            <text:p>26.90</text:p>
          </table:table-cell>
          <table:table-cell table:formula="of:=[.C1333]/[.D1333]" office:value-type="float" office:value="1.8174656335916" calcext:value-type="float">
            <text:p>1.82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43" calcext:value-type="float">
            <text:p>43</text:p>
          </table:table-cell>
          <table:table-cell office:value-type="float" office:value="75.4320119957196" calcext:value-type="float">
            <text:p>75.43</text:p>
          </table:table-cell>
          <table:table-cell office:value-type="float" office:value="42.2287229337336" calcext:value-type="float">
            <text:p>42.23</text:p>
          </table:table-cell>
          <table:table-cell table:formula="of:=[.C1334]/[.D1334]" office:value-type="float" office:value="1.78627263045793" calcext:value-type="float">
            <text:p>1.79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44" calcext:value-type="float">
            <text:p>44</text:p>
          </table:table-cell>
          <table:table-cell office:value-type="float" office:value="93.8527629532265" calcext:value-type="float">
            <text:p>93.85</text:p>
          </table:table-cell>
          <table:table-cell office:value-type="float" office:value="49.9528680266824" calcext:value-type="float">
            <text:p>49.95</text:p>
          </table:table-cell>
          <table:table-cell table:formula="of:=[.C1335]/[.D1335]" office:value-type="float" office:value="1.87882631489937" calcext:value-type="float">
            <text:p>1.88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44" calcext:value-type="float">
            <text:p>44</text:p>
          </table:table-cell>
          <table:table-cell office:value-type="float" office:value="24.5592726698004" calcext:value-type="float">
            <text:p>24.56</text:p>
          </table:table-cell>
          <table:table-cell office:value-type="float" office:value="14.8856326067754" calcext:value-type="float">
            <text:p>14.89</text:p>
          </table:table-cell>
          <table:table-cell table:formula="of:=[.C1336]/[.D1336]" office:value-type="float" office:value="1.64986422267482" calcext:value-type="float">
            <text:p>1.65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44" calcext:value-type="float">
            <text:p>44</text:p>
          </table:table-cell>
          <table:table-cell office:value-type="float" office:value="0.515537548326725" calcext:value-type="float">
            <text:p>0.52</text:p>
          </table:table-cell>
          <table:table-cell office:value-type="float" office:value="0.315477634366377" calcext:value-type="float">
            <text:p>0.32</text:p>
          </table:table-cell>
          <table:table-cell table:formula="of:=[.C1337]/[.D1337]" office:value-type="float" office:value="1.63414927768861" calcext:value-type="float">
            <text:p>1.63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44" calcext:value-type="float">
            <text:p>44</text:p>
          </table:table-cell>
          <table:table-cell office:value-type="float" office:value="58.9186788991365" calcext:value-type="float">
            <text:p>58.92</text:p>
          </table:table-cell>
          <table:table-cell office:value-type="float" office:value="27.1533883760764" calcext:value-type="float">
            <text:p>27.15</text:p>
          </table:table-cell>
          <table:table-cell table:formula="of:=[.C1338]/[.D1338]" office:value-type="float" office:value="2.1698462852263" calcext:value-type="float">
            <text:p>2.17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44" calcext:value-type="float">
            <text:p>44</text:p>
          </table:table-cell>
          <table:table-cell office:value-type="float" office:value="187.201306067983" calcext:value-type="float">
            <text:p>187.20</text:p>
          </table:table-cell>
          <table:table-cell office:value-type="float" office:value="113.082894670333" calcext:value-type="float">
            <text:p>113.08</text:p>
          </table:table-cell>
          <table:table-cell table:formula="of:=[.C1339]/[.D1339]" office:value-type="float" office:value="1.65543433083956" calcext:value-type="float">
            <text:p>1.66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44" calcext:value-type="float">
            <text:p>44</text:p>
          </table:table-cell>
          <table:table-cell office:value-type="float" office:value="115.614337574392" calcext:value-type="float">
            <text:p>115.61</text:p>
          </table:table-cell>
          <table:table-cell office:value-type="float" office:value="65.5195083193923" calcext:value-type="float">
            <text:p>65.52</text:p>
          </table:table-cell>
          <table:table-cell table:formula="of:=[.C1340]/[.D1340]" office:value-type="float" office:value="1.7645788336933" calcext:value-type="float">
            <text:p>1.76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44" calcext:value-type="float">
            <text:p>44</text:p>
          </table:table-cell>
          <table:table-cell office:value-type="float" office:value="26.2527944691357" calcext:value-type="float">
            <text:p>26.25</text:p>
          </table:table-cell>
          <table:table-cell office:value-type="float" office:value="16.5272669705251" calcext:value-type="float">
            <text:p>16.53</text:p>
          </table:table-cell>
          <table:table-cell table:formula="of:=[.C1341]/[.D1341]" office:value-type="float" office:value="1.58845346396081" calcext:value-type="float">
            <text:p>1.59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44" calcext:value-type="float">
            <text:p>44</text:p>
          </table:table-cell>
          <table:table-cell office:value-type="float" office:value="241.472620684369" calcext:value-type="float">
            <text:p>241.47</text:p>
          </table:table-cell>
          <table:table-cell office:value-type="float" office:value="128.943783621099" calcext:value-type="float">
            <text:p>128.94</text:p>
          </table:table-cell>
          <table:table-cell table:formula="of:=[.C1342]/[.D1342]" office:value-type="float" office:value="1.87269687536032" calcext:value-type="float">
            <text:p>1.87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44" calcext:value-type="float">
            <text:p>44</text:p>
          </table:table-cell>
          <table:table-cell office:value-type="float" office:value="75.3708186671616" calcext:value-type="float">
            <text:p>75.37</text:p>
          </table:table-cell>
          <table:table-cell office:value-type="float" office:value="36.6822238412578" calcext:value-type="float">
            <text:p>36.68</text:p>
          </table:table-cell>
          <table:table-cell table:formula="of:=[.C1343]/[.D1343]" office:value-type="float" office:value="2.05469600189259" calcext:value-type="float">
            <text:p>2.05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44" calcext:value-type="float">
            <text:p>44</text:p>
          </table:table-cell>
          <table:table-cell office:value-type="float" office:value="204.514172327215" calcext:value-type="float">
            <text:p>204.51</text:p>
          </table:table-cell>
          <table:table-cell office:value-type="float" office:value="111.926804209578" calcext:value-type="float">
            <text:p>111.93</text:p>
          </table:table-cell>
          <table:table-cell table:formula="of:=[.C1344]/[.D1344]" office:value-type="float" office:value="1.82721354166667" calcext:value-type="float">
            <text:p>1.83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44" calcext:value-type="float">
            <text:p>44</text:p>
          </table:table-cell>
          <table:table-cell office:value-type="float" office:value="87.2477320558571" calcext:value-type="float">
            <text:p>87.25</text:p>
          </table:table-cell>
          <table:table-cell office:value-type="float" office:value="36.1259095495424" calcext:value-type="float">
            <text:p>36.13</text:p>
          </table:table-cell>
          <table:table-cell table:formula="of:=[.C1345]/[.D1345]" office:value-type="float" office:value="2.4151013259945" calcext:value-type="float">
            <text:p>2.42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44" calcext:value-type="float">
            <text:p>44</text:p>
          </table:table-cell>
          <table:table-cell office:value-type="float" office:value="288.677549415353" calcext:value-type="float">
            <text:p>288.68</text:p>
          </table:table-cell>
          <table:table-cell office:value-type="float" office:value="182.866782387264" calcext:value-type="float">
            <text:p>182.87</text:p>
          </table:table-cell>
          <table:table-cell table:formula="of:=[.C1346]/[.D1346]" office:value-type="float" office:value="1.57862212943633" calcext:value-type="float">
            <text:p>1.58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44" calcext:value-type="float">
            <text:p>44</text:p>
          </table:table-cell>
          <table:table-cell office:value-type="float" office:value="62.2222694706173" calcext:value-type="float">
            <text:p>62.22</text:p>
          </table:table-cell>
          <table:table-cell office:value-type="float" office:value="33.2312776879925" calcext:value-type="float">
            <text:p>33.23</text:p>
          </table:table-cell>
          <table:table-cell table:formula="of:=[.C1347]/[.D1347]" office:value-type="float" office:value="1.87240075614367" calcext:value-type="float">
            <text:p>1.87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44" calcext:value-type="float">
            <text:p>44</text:p>
          </table:table-cell>
          <table:table-cell office:value-type="float" office:value="140.91682572353" calcext:value-type="float">
            <text:p>140.92</text:p>
          </table:table-cell>
          <table:table-cell office:value-type="float" office:value="79.2994662537675" calcext:value-type="float">
            <text:p>79.30</text:p>
          </table:table-cell>
          <table:table-cell table:formula="of:=[.C1348]/[.D1348]" office:value-type="float" office:value="1.77702111225541" calcext:value-type="float">
            <text:p>1.78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44" calcext:value-type="float">
            <text:p>44</text:p>
          </table:table-cell>
          <table:table-cell office:value-type="float" office:value="17.4760483870329" calcext:value-type="float">
            <text:p>17.48</text:p>
          </table:table-cell>
          <table:table-cell office:value-type="float" office:value="9.96959323359032" calcext:value-type="float">
            <text:p>9.97</text:p>
          </table:table-cell>
          <table:table-cell table:formula="of:=[.C1349]/[.D1349]" office:value-type="float" office:value="1.75293494704992" calcext:value-type="float">
            <text:p>1.75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44" calcext:value-type="float">
            <text:p>44</text:p>
          </table:table-cell>
          <table:table-cell office:value-type="float" office:value="155.845932590207" calcext:value-type="float">
            <text:p>155.85</text:p>
          </table:table-cell>
          <table:table-cell office:value-type="float" office:value="98.7995022068483" calcext:value-type="float">
            <text:p>98.80</text:p>
          </table:table-cell>
          <table:table-cell table:formula="of:=[.C1350]/[.D1350]" office:value-type="float" office:value="1.57739592922164" calcext:value-type="float">
            <text:p>1.58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44" calcext:value-type="float">
            <text:p>44</text:p>
          </table:table-cell>
          <table:table-cell office:value-type="float" office:value="272.200597185669" calcext:value-type="float">
            <text:p>272.20</text:p>
          </table:table-cell>
          <table:table-cell office:value-type="float" office:value="163.435797512503" calcext:value-type="float">
            <text:p>163.44</text:p>
          </table:table-cell>
          <table:table-cell table:formula="of:=[.C1351]/[.D1351]" office:value-type="float" office:value="1.66548945413777" calcext:value-type="float">
            <text:p>1.67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44" calcext:value-type="float">
            <text:p>44</text:p>
          </table:table-cell>
          <table:table-cell office:value-type="float" office:value="93.4352723041172" calcext:value-type="float">
            <text:p>93.44</text:p>
          </table:table-cell>
          <table:table-cell office:value-type="float" office:value="50.7629947547632" calcext:value-type="float">
            <text:p>50.76</text:p>
          </table:table-cell>
          <table:table-cell table:formula="of:=[.C1352]/[.D1352]" office:value-type="float" office:value="1.84061781137036" calcext:value-type="float">
            <text:p>1.84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44" calcext:value-type="float">
            <text:p>44</text:p>
          </table:table-cell>
          <table:table-cell office:value-type="float" office:value="129.804921303972" calcext:value-type="float">
            <text:p>129.80</text:p>
          </table:table-cell>
          <table:table-cell office:value-type="float" office:value="68.8227778137494" calcext:value-type="float">
            <text:p>68.82</text:p>
          </table:table-cell>
          <table:table-cell table:formula="of:=[.C1353]/[.D1353]" office:value-type="float" office:value="1.88607500928333" calcext:value-type="float">
            <text:p>1.89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44" calcext:value-type="float">
            <text:p>44</text:p>
          </table:table-cell>
          <table:table-cell office:value-type="float" office:value="61.9289917871601" calcext:value-type="float">
            <text:p>61.93</text:p>
          </table:table-cell>
          <table:table-cell office:value-type="float" office:value="35.8343253994785" calcext:value-type="float">
            <text:p>35.83</text:p>
          </table:table-cell>
          <table:table-cell table:formula="of:=[.C1354]/[.D1354]" office:value-type="float" office:value="1.72820308731308" calcext:value-type="float">
            <text:p>1.73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44" calcext:value-type="float">
            <text:p>44</text:p>
          </table:table-cell>
          <table:table-cell office:value-type="float" office:value="212.484713103137" calcext:value-type="float">
            <text:p>212.48</text:p>
          </table:table-cell>
          <table:table-cell office:value-type="float" office:value="113.186124518697" calcext:value-type="float">
            <text:p>113.19</text:p>
          </table:table-cell>
          <table:table-cell table:formula="of:=[.C1355]/[.D1355]" office:value-type="float" office:value="1.87730354764499" calcext:value-type="float">
            <text:p>1.88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44" calcext:value-type="float">
            <text:p>44</text:p>
          </table:table-cell>
          <table:table-cell office:value-type="float" office:value="50.1895399919676" calcext:value-type="float">
            <text:p>50.19</text:p>
          </table:table-cell>
          <table:table-cell office:value-type="float" office:value="26.8606269177941" calcext:value-type="float">
            <text:p>26.86</text:p>
          </table:table-cell>
          <table:table-cell table:formula="of:=[.C1356]/[.D1356]" office:value-type="float" office:value="1.86851707317073" calcext:value-type="float">
            <text:p>1.87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44" calcext:value-type="float">
            <text:p>44</text:p>
          </table:table-cell>
          <table:table-cell office:value-type="float" office:value="166.531817841882" calcext:value-type="float">
            <text:p>166.53</text:p>
          </table:table-cell>
          <table:table-cell office:value-type="float" office:value="95.1809008798332" calcext:value-type="float">
            <text:p>95.18</text:p>
          </table:table-cell>
          <table:table-cell table:formula="of:=[.C1357]/[.D1357]" office:value-type="float" office:value="1.74963481436397" calcext:value-type="float">
            <text:p>1.75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44" calcext:value-type="float">
            <text:p>44</text:p>
          </table:table-cell>
          <table:table-cell office:value-type="float" office:value="57.0258757396561" calcext:value-type="float">
            <text:p>57.03</text:p>
          </table:table-cell>
          <table:table-cell office:value-type="float" office:value="31.2093316672102" calcext:value-type="float">
            <text:p>31.21</text:p>
          </table:table-cell>
          <table:table-cell table:formula="of:=[.C1358]/[.D1358]" office:value-type="float" office:value="1.82720592506535" calcext:value-type="float">
            <text:p>1.83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44" calcext:value-type="float">
            <text:p>44</text:p>
          </table:table-cell>
          <table:table-cell office:value-type="float" office:value="82.6861589918396" calcext:value-type="float">
            <text:p>82.69</text:p>
          </table:table-cell>
          <table:table-cell office:value-type="float" office:value="42.6403491053561" calcext:value-type="float">
            <text:p>42.64</text:p>
          </table:table-cell>
          <table:table-cell table:formula="of:=[.C1359]/[.D1359]" office:value-type="float" office:value="1.93915295551493" calcext:value-type="float">
            <text:p>1.94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44" calcext:value-type="float">
            <text:p>44</text:p>
          </table:table-cell>
          <table:table-cell office:value-type="float" office:value="69.0314661621876" calcext:value-type="float">
            <text:p>69.03</text:p>
          </table:table-cell>
          <table:table-cell office:value-type="float" office:value="37.9856730882788" calcext:value-type="float">
            <text:p>37.99</text:p>
          </table:table-cell>
          <table:table-cell table:formula="of:=[.C1360]/[.D1360]" office:value-type="float" office:value="1.8173026973027" calcext:value-type="float">
            <text:p>1.82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44" calcext:value-type="float">
            <text:p>44</text:p>
          </table:table-cell>
          <table:table-cell office:value-type="float" office:value="36.465335629471" calcext:value-type="float">
            <text:p>36.47</text:p>
          </table:table-cell>
          <table:table-cell office:value-type="float" office:value="30.1753419450292" calcext:value-type="float">
            <text:p>30.18</text:p>
          </table:table-cell>
          <table:table-cell table:formula="of:=[.C1361]/[.D1361]" office:value-type="float" office:value="1.20844813278008" calcext:value-type="float">
            <text:p>1.21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44" calcext:value-type="float">
            <text:p>44</text:p>
          </table:table-cell>
          <table:table-cell office:value-type="float" office:value="25.1038388862792" calcext:value-type="float">
            <text:p>25.10</text:p>
          </table:table-cell>
          <table:table-cell office:value-type="float" office:value="15.183241662072" calcext:value-type="float">
            <text:p>15.18</text:p>
          </table:table-cell>
          <table:table-cell table:formula="of:=[.C1362]/[.D1362]" office:value-type="float" office:value="1.65339124839125" calcext:value-type="float">
            <text:p>1.65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44" calcext:value-type="float">
            <text:p>44</text:p>
          </table:table-cell>
          <table:table-cell office:value-type="float" office:value="54.9408169237292" calcext:value-type="float">
            <text:p>54.94</text:p>
          </table:table-cell>
          <table:table-cell office:value-type="float" office:value="29.3486053389385" calcext:value-type="float">
            <text:p>29.35</text:p>
          </table:table-cell>
          <table:table-cell table:formula="of:=[.C1363]/[.D1363]" office:value-type="float" office:value="1.87200775945684" calcext:value-type="float">
            <text:p>1.87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44" calcext:value-type="float">
            <text:p>44</text:p>
          </table:table-cell>
          <table:table-cell office:value-type="float" office:value="45.9391597833817" calcext:value-type="float">
            <text:p>45.94</text:p>
          </table:table-cell>
          <table:table-cell office:value-type="float" office:value="26.8210603183484" calcext:value-type="float">
            <text:p>26.82</text:p>
          </table:table-cell>
          <table:table-cell table:formula="of:=[.C1364]/[.D1364]" office:value-type="float" office:value="1.71280177733893" calcext:value-type="float">
            <text:p>1.71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44" calcext:value-type="float">
            <text:p>44</text:p>
          </table:table-cell>
          <table:table-cell office:value-type="float" office:value="101.832956798635" calcext:value-type="float">
            <text:p>101.83</text:p>
          </table:table-cell>
          <table:table-cell office:value-type="float" office:value="51.3510318550291" calcext:value-type="float">
            <text:p>51.35</text:p>
          </table:table-cell>
          <table:table-cell table:formula="of:=[.C1365]/[.D1365]" office:value-type="float" office:value="1.98307518115942" calcext:value-type="float">
            <text:p>1.98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45" calcext:value-type="float">
            <text:p>45</text:p>
          </table:table-cell>
          <table:table-cell office:value-type="float" office:value="97.3100521848636" calcext:value-type="float">
            <text:p>97.31</text:p>
          </table:table-cell>
          <table:table-cell office:value-type="float" office:value="52.3838995536385" calcext:value-type="float">
            <text:p>52.38</text:p>
          </table:table-cell>
          <table:table-cell table:formula="of:=[.C1366]/[.D1366]" office:value-type="float" office:value="1.8576328416563" calcext:value-type="float">
            <text:p>1.86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45" calcext:value-type="float">
            <text:p>45</text:p>
          </table:table-cell>
          <table:table-cell office:value-type="float" office:value="26.6222249051845" calcext:value-type="float">
            <text:p>26.62</text:p>
          </table:table-cell>
          <table:table-cell office:value-type="float" office:value="14.5422006241833" calcext:value-type="float">
            <text:p>14.54</text:p>
          </table:table-cell>
          <table:table-cell table:formula="of:=[.C1367]/[.D1367]" office:value-type="float" office:value="1.8306875" calcext:value-type="float">
            <text:p>1.83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45" calcext:value-type="float">
            <text:p>45</text:p>
          </table:table-cell>
          <table:table-cell office:value-type="float" office:value="2.019331687687" calcext:value-type="float">
            <text:p>2.02</text:p>
          </table:table-cell>
          <table:table-cell office:value-type="float" office:value="0.851576469413662" calcext:value-type="float">
            <text:p>0.85</text:p>
          </table:table-cell>
          <table:table-cell table:formula="of:=[.C1368]/[.D1368]" office:value-type="float" office:value="2.37128638497653" calcext:value-type="float">
            <text:p>2.37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45" calcext:value-type="float">
            <text:p>45</text:p>
          </table:table-cell>
          <table:table-cell office:value-type="float" office:value="44.3973687447252" calcext:value-type="float">
            <text:p>44.40</text:p>
          </table:table-cell>
          <table:table-cell office:value-type="float" office:value="23.8919108566338" calcext:value-type="float">
            <text:p>23.89</text:p>
          </table:table-cell>
          <table:table-cell table:formula="of:=[.C1369]/[.D1369]" office:value-type="float" office:value="1.85825943396226" calcext:value-type="float">
            <text:p>1.86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45" calcext:value-type="float">
            <text:p>45</text:p>
          </table:table-cell>
          <table:table-cell office:value-type="float" office:value="186.547890891157" calcext:value-type="float">
            <text:p>186.55</text:p>
          </table:table-cell>
          <table:table-cell office:value-type="float" office:value="105.818994789031" calcext:value-type="float">
            <text:p>105.82</text:p>
          </table:table-cell>
          <table:table-cell table:formula="of:=[.C1370]/[.D1370]" office:value-type="float" office:value="1.7628960779969" calcext:value-type="float">
            <text:p>1.76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45" calcext:value-type="float">
            <text:p>45</text:p>
          </table:table-cell>
          <table:table-cell office:value-type="float" office:value="154.118618975518" calcext:value-type="float">
            <text:p>154.12</text:p>
          </table:table-cell>
          <table:table-cell office:value-type="float" office:value="57.2098285270905" calcext:value-type="float">
            <text:p>57.21</text:p>
          </table:table-cell>
          <table:table-cell table:formula="of:=[.C1371]/[.D1371]" office:value-type="float" office:value="2.69391856160762" calcext:value-type="float">
            <text:p>2.69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45" calcext:value-type="float">
            <text:p>45</text:p>
          </table:table-cell>
          <table:table-cell office:value-type="float" office:value="25.4945794603478" calcext:value-type="float">
            <text:p>25.49</text:p>
          </table:table-cell>
          <table:table-cell office:value-type="float" office:value="19.6264941679238" calcext:value-type="float">
            <text:p>19.63</text:p>
          </table:table-cell>
          <table:table-cell table:formula="of:=[.C1372]/[.D1372]" office:value-type="float" office:value="1.29898795180723" calcext:value-type="float">
            <text:p>1.30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45" calcext:value-type="float">
            <text:p>45</text:p>
          </table:table-cell>
          <table:table-cell office:value-type="float" office:value="229.810200585837" calcext:value-type="float">
            <text:p>229.81</text:p>
          </table:table-cell>
          <table:table-cell office:value-type="float" office:value="129.339738969478" calcext:value-type="float">
            <text:p>129.34</text:p>
          </table:table-cell>
          <table:table-cell table:formula="of:=[.C1373]/[.D1373]" office:value-type="float" office:value="1.7767949929145" calcext:value-type="float">
            <text:p>1.78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45" calcext:value-type="float">
            <text:p>45</text:p>
          </table:table-cell>
          <table:table-cell office:value-type="float" office:value="76.5518105078235" calcext:value-type="float">
            <text:p>76.55</text:p>
          </table:table-cell>
          <table:table-cell office:value-type="float" office:value="39.587728529634" calcext:value-type="float">
            <text:p>39.59</text:p>
          </table:table-cell>
          <table:table-cell table:formula="of:=[.C1374]/[.D1374]" office:value-type="float" office:value="1.93372576177286" calcext:value-type="float">
            <text:p>1.93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45" calcext:value-type="float">
            <text:p>45</text:p>
          </table:table-cell>
          <table:table-cell office:value-type="float" office:value="219.998944322368" calcext:value-type="float">
            <text:p>220.00</text:p>
          </table:table-cell>
          <table:table-cell office:value-type="float" office:value="117.629493351555" calcext:value-type="float">
            <text:p>117.63</text:p>
          </table:table-cell>
          <table:table-cell table:formula="of:=[.C1375]/[.D1375]" office:value-type="float" office:value="1.87027027027027" calcext:value-type="float">
            <text:p>1.87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45" calcext:value-type="float">
            <text:p>45</text:p>
          </table:table-cell>
          <table:table-cell office:value-type="float" office:value="65.8351130944571" calcext:value-type="float">
            <text:p>65.84</text:p>
          </table:table-cell>
          <table:table-cell office:value-type="float" office:value="47.3868796914896" calcext:value-type="float">
            <text:p>47.39</text:p>
          </table:table-cell>
          <table:table-cell table:formula="of:=[.C1376]/[.D1376]" office:value-type="float" office:value="1.38931099753928" calcext:value-type="float">
            <text:p>1.39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45" calcext:value-type="float">
            <text:p>45</text:p>
          </table:table-cell>
          <table:table-cell office:value-type="float" office:value="295.875175836777" calcext:value-type="float">
            <text:p>295.88</text:p>
          </table:table-cell>
          <table:table-cell office:value-type="float" office:value="162.72731728858" calcext:value-type="float">
            <text:p>162.73</text:p>
          </table:table-cell>
          <table:table-cell table:formula="of:=[.C1377]/[.D1377]" office:value-type="float" office:value="1.81822683964041" calcext:value-type="float">
            <text:p>1.82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45" calcext:value-type="float">
            <text:p>45</text:p>
          </table:table-cell>
          <table:table-cell office:value-type="float" office:value="84.7988279921576" calcext:value-type="float">
            <text:p>84.80</text:p>
          </table:table-cell>
          <table:table-cell office:value-type="float" office:value="44.7233432475765" calcext:value-type="float">
            <text:p>44.72</text:p>
          </table:table-cell>
          <table:table-cell table:formula="of:=[.C1378]/[.D1378]" office:value-type="float" office:value="1.89607533414338" calcext:value-type="float">
            <text:p>1.90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45" calcext:value-type="float">
            <text:p>45</text:p>
          </table:table-cell>
          <table:table-cell office:value-type="float" office:value="144.211073426431" calcext:value-type="float">
            <text:p>144.21</text:p>
          </table:table-cell>
          <table:table-cell office:value-type="float" office:value="96.9618725751069" calcext:value-type="float">
            <text:p>96.96</text:p>
          </table:table-cell>
          <table:table-cell table:formula="of:=[.C1379]/[.D1379]" office:value-type="float" office:value="1.4872967032967" calcext:value-type="float">
            <text:p>1.49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45" calcext:value-type="float">
            <text:p>45</text:p>
          </table:table-cell>
          <table:table-cell office:value-type="float" office:value="17.1171161806364" calcext:value-type="float">
            <text:p>17.12</text:p>
          </table:table-cell>
          <table:table-cell office:value-type="float" office:value="13.5187832549878" calcext:value-type="float">
            <text:p>13.52</text:p>
          </table:table-cell>
          <table:table-cell table:formula="of:=[.C1380]/[.D1380]" office:value-type="float" office:value="1.26617283950617" calcext:value-type="float">
            <text:p>1.27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45" calcext:value-type="float">
            <text:p>45</text:p>
          </table:table-cell>
          <table:table-cell office:value-type="float" office:value="161.194034547025" calcext:value-type="float">
            <text:p>161.19</text:p>
          </table:table-cell>
          <table:table-cell office:value-type="float" office:value="88.5026635049348" calcext:value-type="float">
            <text:p>88.50</text:p>
          </table:table-cell>
          <table:table-cell table:formula="of:=[.C1381]/[.D1381]" office:value-type="float" office:value="1.82134670487106" calcext:value-type="float">
            <text:p>1.82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45" calcext:value-type="float">
            <text:p>45</text:p>
          </table:table-cell>
          <table:table-cell office:value-type="float" office:value="252.102566131415" calcext:value-type="float">
            <text:p>252.10</text:p>
          </table:table-cell>
          <table:table-cell office:value-type="float" office:value="150.521219172219" calcext:value-type="float">
            <text:p>150.52</text:p>
          </table:table-cell>
          <table:table-cell table:formula="of:=[.C1382]/[.D1382]" office:value-type="float" office:value="1.67486396614268" calcext:value-type="float">
            <text:p>1.67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45" calcext:value-type="float">
            <text:p>45</text:p>
          </table:table-cell>
          <table:table-cell office:value-type="float" office:value="102.661430840894" calcext:value-type="float">
            <text:p>102.66</text:p>
          </table:table-cell>
          <table:table-cell office:value-type="float" office:value="55.5852081510371" calcext:value-type="float">
            <text:p>55.59</text:p>
          </table:table-cell>
          <table:table-cell table:formula="of:=[.C1383]/[.D1383]" office:value-type="float" office:value="1.84691996766371" calcext:value-type="float">
            <text:p>1.85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45" calcext:value-type="float">
            <text:p>45</text:p>
          </table:table-cell>
          <table:table-cell office:value-type="float" office:value="144.749659187678" calcext:value-type="float">
            <text:p>144.75</text:p>
          </table:table-cell>
          <table:table-cell office:value-type="float" office:value="74.8120939535278" calcext:value-type="float">
            <text:p>74.81</text:p>
          </table:table-cell>
          <table:table-cell table:formula="of:=[.C1384]/[.D1384]" office:value-type="float" office:value="1.93484303858136" calcext:value-type="float">
            <text:p>1.93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45" calcext:value-type="float">
            <text:p>45</text:p>
          </table:table-cell>
          <table:table-cell office:value-type="float" office:value="73.7823500008319" calcext:value-type="float">
            <text:p>73.78</text:p>
          </table:table-cell>
          <table:table-cell office:value-type="float" office:value="39.6328439681594" calcext:value-type="float">
            <text:p>39.63</text:p>
          </table:table-cell>
          <table:table-cell table:formula="of:=[.C1385]/[.D1385]" office:value-type="float" office:value="1.86164661965989" calcext:value-type="float">
            <text:p>1.86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45" calcext:value-type="float">
            <text:p>45</text:p>
          </table:table-cell>
          <table:table-cell office:value-type="float" office:value="202.43397115177" calcext:value-type="float">
            <text:p>202.43</text:p>
          </table:table-cell>
          <table:table-cell office:value-type="float" office:value="105.627535883448" calcext:value-type="float">
            <text:p>105.63</text:p>
          </table:table-cell>
          <table:table-cell table:formula="of:=[.C1386]/[.D1386]" office:value-type="float" office:value="1.91648862636671" calcext:value-type="float">
            <text:p>1.9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45" calcext:value-type="float">
            <text:p>45</text:p>
          </table:table-cell>
          <table:table-cell office:value-type="float" office:value="51.3479841396681" calcext:value-type="float">
            <text:p>51.35</text:p>
          </table:table-cell>
          <table:table-cell office:value-type="float" office:value="27.3120147978155" calcext:value-type="float">
            <text:p>27.31</text:p>
          </table:table-cell>
          <table:table-cell table:formula="of:=[.C1387]/[.D1387]" office:value-type="float" office:value="1.88005112474438" calcext:value-type="float">
            <text:p>1.88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45" calcext:value-type="float">
            <text:p>45</text:p>
          </table:table-cell>
          <table:table-cell office:value-type="float" office:value="163.72594615724" calcext:value-type="float">
            <text:p>163.73</text:p>
          </table:table-cell>
          <table:table-cell office:value-type="float" office:value="96.4683131625048" calcext:value-type="float">
            <text:p>96.47</text:p>
          </table:table-cell>
          <table:table-cell table:formula="of:=[.C1388]/[.D1388]" office:value-type="float" office:value="1.69719922314218" calcext:value-type="float">
            <text:p>1.70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45" calcext:value-type="float">
            <text:p>45</text:p>
          </table:table-cell>
          <table:table-cell office:value-type="float" office:value="52.4885019458859" calcext:value-type="float">
            <text:p>52.49</text:p>
          </table:table-cell>
          <table:table-cell office:value-type="float" office:value="27.8110435310775" calcext:value-type="float">
            <text:p>27.81</text:p>
          </table:table-cell>
          <table:table-cell table:formula="of:=[.C1389]/[.D1389]" office:value-type="float" office:value="1.88732587064676" calcext:value-type="float">
            <text:p>1.89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45" calcext:value-type="float">
            <text:p>45</text:p>
          </table:table-cell>
          <table:table-cell office:value-type="float" office:value="69.4737169289231" calcext:value-type="float">
            <text:p>69.47</text:p>
          </table:table-cell>
          <table:table-cell office:value-type="float" office:value="40.1284610357414" calcext:value-type="float">
            <text:p>40.13</text:p>
          </table:table-cell>
          <table:table-cell table:formula="of:=[.C1390]/[.D1390]" office:value-type="float" office:value="1.73128286347798" calcext:value-type="float">
            <text:p>1.73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45" calcext:value-type="float">
            <text:p>45</text:p>
          </table:table-cell>
          <table:table-cell office:value-type="float" office:value="72.6437128278159" calcext:value-type="float">
            <text:p>72.64</text:p>
          </table:table-cell>
          <table:table-cell office:value-type="float" office:value="38.6193998870687" calcext:value-type="float">
            <text:p>38.62</text:p>
          </table:table-cell>
          <table:table-cell table:formula="of:=[.C1391]/[.D1391]" office:value-type="float" office:value="1.88101609657948" calcext:value-type="float">
            <text:p>1.8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45" calcext:value-type="float">
            <text:p>45</text:p>
          </table:table-cell>
          <table:table-cell office:value-type="float" office:value="49.1989987725219" calcext:value-type="float">
            <text:p>49.20</text:p>
          </table:table-cell>
          <table:table-cell office:value-type="float" office:value="22.8479505360787" calcext:value-type="float">
            <text:p>22.85</text:p>
          </table:table-cell>
          <table:table-cell table:formula="of:=[.C1392]/[.D1392]" office:value-type="float" office:value="2.15332218506132" calcext:value-type="float">
            <text:p>2.15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45" calcext:value-type="float">
            <text:p>45</text:p>
          </table:table-cell>
          <table:table-cell office:value-type="float" office:value="24.2013025367082" calcext:value-type="float">
            <text:p>24.20</text:p>
          </table:table-cell>
          <table:table-cell office:value-type="float" office:value="12.847881814034" calcext:value-type="float">
            <text:p>12.85</text:p>
          </table:table-cell>
          <table:table-cell table:formula="of:=[.C1393]/[.D1393]" office:value-type="float" office:value="1.88368035190615" calcext:value-type="float">
            <text:p>1.88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45" calcext:value-type="float">
            <text:p>45</text:p>
          </table:table-cell>
          <table:table-cell office:value-type="float" office:value="53.3014092206754" calcext:value-type="float">
            <text:p>53.30</text:p>
          </table:table-cell>
          <table:table-cell office:value-type="float" office:value="38.3091129799317" calcext:value-type="float">
            <text:p>38.31</text:p>
          </table:table-cell>
          <table:table-cell table:formula="of:=[.C1394]/[.D1394]" office:value-type="float" office:value="1.39135064935065" calcext:value-type="float">
            <text:p>1.39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45" calcext:value-type="float">
            <text:p>45</text:p>
          </table:table-cell>
          <table:table-cell office:value-type="float" office:value="48.0908186465303" calcext:value-type="float">
            <text:p>48.09</text:p>
          </table:table-cell>
          <table:table-cell office:value-type="float" office:value="23.6719699905794" calcext:value-type="float">
            <text:p>23.67</text:p>
          </table:table-cell>
          <table:table-cell table:formula="of:=[.C1395]/[.D1395]" office:value-type="float" office:value="2.03155118334759" calcext:value-type="float">
            <text:p>2.03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45" calcext:value-type="float">
            <text:p>45</text:p>
          </table:table-cell>
          <table:table-cell office:value-type="float" office:value="78.9871673487641" calcext:value-type="float">
            <text:p>78.99</text:p>
          </table:table-cell>
          <table:table-cell office:value-type="float" office:value="43.604294551867" calcext:value-type="float">
            <text:p>43.60</text:p>
          </table:table-cell>
          <table:table-cell table:formula="of:=[.C1396]/[.D1396]" office:value-type="float" office:value="1.8114538524367" calcext:value-type="float">
            <text:p>1.81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46" calcext:value-type="float">
            <text:p>46</text:p>
          </table:table-cell>
          <table:table-cell office:value-type="float" office:value="89.4750025292109" calcext:value-type="float">
            <text:p>89.48</text:p>
          </table:table-cell>
          <table:table-cell office:value-type="float" office:value="48.1835811419341" calcext:value-type="float">
            <text:p>48.18</text:p>
          </table:table-cell>
          <table:table-cell table:formula="of:=[.C1397]/[.D1397]" office:value-type="float" office:value="1.85696040868455" calcext:value-type="float">
            <text:p>1.86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46" calcext:value-type="float">
            <text:p>46</text:p>
          </table:table-cell>
          <table:table-cell office:value-type="float" office:value="23.9361797498726" calcext:value-type="float">
            <text:p>23.94</text:p>
          </table:table-cell>
          <table:table-cell office:value-type="float" office:value="17.0799782097701" calcext:value-type="float">
            <text:p>17.08</text:p>
          </table:table-cell>
          <table:table-cell table:formula="of:=[.C1398]/[.D1398]" office:value-type="float" office:value="1.40141746411483" calcext:value-type="float">
            <text:p>1.40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46" calcext:value-type="float">
            <text:p>46</text:p>
          </table:table-cell>
          <table:table-cell office:value-type="float" office:value="1.78909974129206" calcext:value-type="float">
            <text:p>1.79</text:p>
          </table:table-cell>
          <table:table-cell office:value-type="float" office:value="1.21054052736439" calcext:value-type="float">
            <text:p>1.21</text:p>
          </table:table-cell>
          <table:table-cell table:formula="of:=[.C1399]/[.D1399]" office:value-type="float" office:value="1.4779346092504" calcext:value-type="float">
            <text:p>1.48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46" calcext:value-type="float">
            <text:p>46</text:p>
          </table:table-cell>
          <table:table-cell office:value-type="float" office:value="50.4491496479898" calcext:value-type="float">
            <text:p>50.45</text:p>
          </table:table-cell>
          <table:table-cell office:value-type="float" office:value="24.3423983051462" calcext:value-type="float">
            <text:p>24.34</text:p>
          </table:table-cell>
          <table:table-cell table:formula="of:=[.C1400]/[.D1400]" office:value-type="float" office:value="2.07248065764023" calcext:value-type="float">
            <text:p>2.07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46" calcext:value-type="float">
            <text:p>46</text:p>
          </table:table-cell>
          <table:table-cell office:value-type="float" office:value="181.513863603894" calcext:value-type="float">
            <text:p>181.51</text:p>
          </table:table-cell>
          <table:table-cell office:value-type="float" office:value="104.376078454618" calcext:value-type="float">
            <text:p>104.38</text:p>
          </table:table-cell>
          <table:table-cell table:formula="of:=[.C1401]/[.D1401]" office:value-type="float" office:value="1.73903701203734" calcext:value-type="float">
            <text:p>1.74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46" calcext:value-type="float">
            <text:p>46</text:p>
          </table:table-cell>
          <table:table-cell office:value-type="float" office:value="105.802801040975" calcext:value-type="float">
            <text:p>105.80</text:p>
          </table:table-cell>
          <table:table-cell office:value-type="float" office:value="57.6762550529597" calcext:value-type="float">
            <text:p>57.68</text:p>
          </table:table-cell>
          <table:table-cell table:formula="of:=[.C1402]/[.D1402]" office:value-type="float" office:value="1.83442563917897" calcext:value-type="float">
            <text:p>1.83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46" calcext:value-type="float">
            <text:p>46</text:p>
          </table:table-cell>
          <table:table-cell office:value-type="float" office:value="25.5364518163751" calcext:value-type="float">
            <text:p>25.54</text:p>
          </table:table-cell>
          <table:table-cell office:value-type="float" office:value="19.8122043571266" calcext:value-type="float">
            <text:p>19.81</text:p>
          </table:table-cell>
          <table:table-cell table:formula="of:=[.C1403]/[.D1403]" office:value-type="float" office:value="1.28892531876138" calcext:value-type="float">
            <text:p>1.29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46" calcext:value-type="float">
            <text:p>46</text:p>
          </table:table-cell>
          <table:table-cell office:value-type="float" office:value="218.318954516777" calcext:value-type="float">
            <text:p>218.32</text:p>
          </table:table-cell>
          <table:table-cell office:value-type="float" office:value="127.082980249693" calcext:value-type="float">
            <text:p>127.08</text:p>
          </table:table-cell>
          <table:table-cell table:formula="of:=[.C1404]/[.D1404]" office:value-type="float" office:value="1.71792441511698" calcext:value-type="float">
            <text:p>1.72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46" calcext:value-type="float">
            <text:p>46</text:p>
          </table:table-cell>
          <table:table-cell office:value-type="float" office:value="73.8975360941217" calcext:value-type="float">
            <text:p>73.90</text:p>
          </table:table-cell>
          <table:table-cell office:value-type="float" office:value="36.2021273065651" calcext:value-type="float">
            <text:p>36.20</text:p>
          </table:table-cell>
          <table:table-cell table:formula="of:=[.C1405]/[.D1405]" office:value-type="float" office:value="2.04124844566028" calcext:value-type="float">
            <text:p>2.04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46" calcext:value-type="float">
            <text:p>46</text:p>
          </table:table-cell>
          <table:table-cell office:value-type="float" office:value="203.545072098159" calcext:value-type="float">
            <text:p>203.55</text:p>
          </table:table-cell>
          <table:table-cell office:value-type="float" office:value="113.457653779821" calcext:value-type="float">
            <text:p>113.46</text:p>
          </table:table-cell>
          <table:table-cell table:formula="of:=[.C1406]/[.D1406]" office:value-type="float" office:value="1.7940179910045" calcext:value-type="float">
            <text:p>1.79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46" calcext:value-type="float">
            <text:p>46</text:p>
          </table:table-cell>
          <table:table-cell office:value-type="float" office:value="67.4515751738786" calcext:value-type="float">
            <text:p>67.45</text:p>
          </table:table-cell>
          <table:table-cell office:value-type="float" office:value="35.606268588916" calcext:value-type="float">
            <text:p>35.61</text:p>
          </table:table-cell>
          <table:table-cell table:formula="of:=[.C1407]/[.D1407]" office:value-type="float" office:value="1.89437359900374" calcext:value-type="float">
            <text:p>1.89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46" calcext:value-type="float">
            <text:p>46</text:p>
          </table:table-cell>
          <table:table-cell office:value-type="float" office:value="279.469283216446" calcext:value-type="float">
            <text:p>279.47</text:p>
          </table:table-cell>
          <table:table-cell office:value-type="float" office:value="156.131159960321" calcext:value-type="float">
            <text:p>156.13</text:p>
          </table:table-cell>
          <table:table-cell table:formula="of:=[.C1408]/[.D1408]" office:value-type="float" office:value="1.78996481732071" calcext:value-type="float">
            <text:p>1.79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46" calcext:value-type="float">
            <text:p>46</text:p>
          </table:table-cell>
          <table:table-cell office:value-type="float" office:value="70.7451897183033" calcext:value-type="float">
            <text:p>70.75</text:p>
          </table:table-cell>
          <table:table-cell office:value-type="float" office:value="40.5855518375388" calcext:value-type="float">
            <text:p>40.59</text:p>
          </table:table-cell>
          <table:table-cell table:formula="of:=[.C1409]/[.D1409]" office:value-type="float" office:value="1.74311267225074" calcext:value-type="float">
            <text:p>1.74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46" calcext:value-type="float">
            <text:p>46</text:p>
          </table:table-cell>
          <table:table-cell office:value-type="float" office:value="137.893139330853" calcext:value-type="float">
            <text:p>137.89</text:p>
          </table:table-cell>
          <table:table-cell office:value-type="float" office:value="77.3436595530936" calcext:value-type="float">
            <text:p>77.34</text:p>
          </table:table-cell>
          <table:table-cell table:formula="of:=[.C1410]/[.D1410]" office:value-type="float" office:value="1.78286287625419" calcext:value-type="float">
            <text:p>1.78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46" calcext:value-type="float">
            <text:p>46</text:p>
          </table:table-cell>
          <table:table-cell office:value-type="float" office:value="16.0090783604488" calcext:value-type="float">
            <text:p>16.01</text:p>
          </table:table-cell>
          <table:table-cell office:value-type="float" office:value="9.67996952135145" calcext:value-type="float">
            <text:p>9.68</text:p>
          </table:table-cell>
          <table:table-cell table:formula="of:=[.C1411]/[.D1411]" office:value-type="float" office:value="1.65383561643836" calcext:value-type="float">
            <text:p>1.65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46" calcext:value-type="float">
            <text:p>46</text:p>
          </table:table-cell>
          <table:table-cell office:value-type="float" office:value="155.976404305389" calcext:value-type="float">
            <text:p>155.98</text:p>
          </table:table-cell>
          <table:table-cell office:value-type="float" office:value="94.8019535200349" calcext:value-type="float">
            <text:p>94.80</text:p>
          </table:table-cell>
          <table:table-cell table:formula="of:=[.C1412]/[.D1412]" office:value-type="float" office:value="1.64528681650453" calcext:value-type="float">
            <text:p>1.65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46" calcext:value-type="float">
            <text:p>46</text:p>
          </table:table-cell>
          <table:table-cell office:value-type="float" office:value="272.434755247154" calcext:value-type="float">
            <text:p>272.43</text:p>
          </table:table-cell>
          <table:table-cell office:value-type="float" office:value="179.315372921135" calcext:value-type="float">
            <text:p>179.32</text:p>
          </table:table-cell>
          <table:table-cell table:formula="of:=[.C1413]/[.D1413]" office:value-type="float" office:value="1.51930507021824" calcext:value-type="float">
            <text:p>1.52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46" calcext:value-type="float">
            <text:p>46</text:p>
          </table:table-cell>
          <table:table-cell office:value-type="float" office:value="91.5091283027481" calcext:value-type="float">
            <text:p>91.51</text:p>
          </table:table-cell>
          <table:table-cell office:value-type="float" office:value="49.3861451750812" calcext:value-type="float">
            <text:p>49.39</text:p>
          </table:table-cell>
          <table:table-cell table:formula="of:=[.C1414]/[.D1414]" office:value-type="float" office:value="1.85293118096856" calcext:value-type="float">
            <text:p>1.85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46" calcext:value-type="float">
            <text:p>46</text:p>
          </table:table-cell>
          <table:table-cell office:value-type="float" office:value="139.274940331488" calcext:value-type="float">
            <text:p>139.27</text:p>
          </table:table-cell>
          <table:table-cell office:value-type="float" office:value="68.9484349913032" calcext:value-type="float">
            <text:p>68.95</text:p>
          </table:table-cell>
          <table:table-cell table:formula="of:=[.C1415]/[.D1415]" office:value-type="float" office:value="2.01998697068404" calcext:value-type="float">
            <text:p>2.02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46" calcext:value-type="float">
            <text:p>46</text:p>
          </table:table-cell>
          <table:table-cell office:value-type="float" office:value="59.0573219387816" calcext:value-type="float">
            <text:p>59.06</text:p>
          </table:table-cell>
          <table:table-cell office:value-type="float" office:value="31.3787856863405" calcext:value-type="float">
            <text:p>31.38</text:p>
          </table:table-cell>
          <table:table-cell table:formula="of:=[.C1416]/[.D1416]" office:value-type="float" office:value="1.88207799145299" calcext:value-type="float">
            <text:p>1.88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46" calcext:value-type="float">
            <text:p>46</text:p>
          </table:table-cell>
          <table:table-cell office:value-type="float" office:value="268.683722183075" calcext:value-type="float">
            <text:p>268.68</text:p>
          </table:table-cell>
          <table:table-cell office:value-type="float" office:value="106.700623635569" calcext:value-type="float">
            <text:p>106.70</text:p>
          </table:table-cell>
          <table:table-cell table:formula="of:=[.C1417]/[.D1417]" office:value-type="float" office:value="2.51810826430361" calcext:value-type="float">
            <text:p>2.5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46" calcext:value-type="float">
            <text:p>46</text:p>
          </table:table-cell>
          <table:table-cell office:value-type="float" office:value="49.9154343983692" calcext:value-type="float">
            <text:p>49.92</text:p>
          </table:table-cell>
          <table:table-cell office:value-type="float" office:value="26.0069815105088" calcext:value-type="float">
            <text:p>26.01</text:p>
          </table:table-cell>
          <table:table-cell table:formula="of:=[.C1418]/[.D1418]" office:value-type="float" office:value="1.91930902777777" calcext:value-type="float">
            <text:p>1.92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46" calcext:value-type="float">
            <text:p>46</text:p>
          </table:table-cell>
          <table:table-cell office:value-type="float" office:value="152.343348486718" calcext:value-type="float">
            <text:p>152.34</text:p>
          </table:table-cell>
          <table:table-cell office:value-type="float" office:value="86.6041836486424" calcext:value-type="float">
            <text:p>86.60</text:p>
          </table:table-cell>
          <table:table-cell table:formula="of:=[.C1419]/[.D1419]" office:value-type="float" office:value="1.75907608695652" calcext:value-type="float">
            <text:p>1.76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46" calcext:value-type="float">
            <text:p>46</text:p>
          </table:table-cell>
          <table:table-cell office:value-type="float" office:value="66.5555500350372" calcext:value-type="float">
            <text:p>66.56</text:p>
          </table:table-cell>
          <table:table-cell office:value-type="float" office:value="29.1985998020802" calcext:value-type="float">
            <text:p>29.20</text:p>
          </table:table-cell>
          <table:table-cell table:formula="of:=[.C1420]/[.D1420]" office:value-type="float" office:value="2.27940896091516" calcext:value-type="float">
            <text:p>2.28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46" calcext:value-type="float">
            <text:p>46</text:p>
          </table:table-cell>
          <table:table-cell office:value-type="float" office:value="69.0218858352926" calcext:value-type="float">
            <text:p>69.02</text:p>
          </table:table-cell>
          <table:table-cell office:value-type="float" office:value="38.7671558853903" calcext:value-type="float">
            <text:p>38.77</text:p>
          </table:table-cell>
          <table:table-cell table:formula="of:=[.C1421]/[.D1421]" office:value-type="float" office:value="1.78042170644001" calcext:value-type="float">
            <text:p>1.78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46" calcext:value-type="float">
            <text:p>46</text:p>
          </table:table-cell>
          <table:table-cell office:value-type="float" office:value="68.1844791745629" calcext:value-type="float">
            <text:p>68.18</text:p>
          </table:table-cell>
          <table:table-cell office:value-type="float" office:value="36.2383347117686" calcext:value-type="float">
            <text:p>36.24</text:p>
          </table:table-cell>
          <table:table-cell table:formula="of:=[.C1422]/[.D1422]" office:value-type="float" office:value="1.88155663655316" calcext:value-type="float">
            <text:p>1.88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46" calcext:value-type="float">
            <text:p>46</text:p>
          </table:table-cell>
          <table:table-cell office:value-type="float" office:value="35.365079594608" calcext:value-type="float">
            <text:p>35.37</text:p>
          </table:table-cell>
          <table:table-cell office:value-type="float" office:value="23.0317292008137" calcext:value-type="float">
            <text:p>23.03</text:p>
          </table:table-cell>
          <table:table-cell table:formula="of:=[.C1423]/[.D1423]" office:value-type="float" office:value="1.53549389567148" calcext:value-type="float">
            <text:p>1.54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46" calcext:value-type="float">
            <text:p>46</text:p>
          </table:table-cell>
          <table:table-cell office:value-type="float" office:value="24.4604581299999" calcext:value-type="float">
            <text:p>24.46</text:p>
          </table:table-cell>
          <table:table-cell office:value-type="float" office:value="18.5335495446049" calcext:value-type="float">
            <text:p>18.53</text:p>
          </table:table-cell>
          <table:table-cell table:formula="of:=[.C1424]/[.D1424]" office:value-type="float" office:value="1.31979349509551" calcext:value-type="float">
            <text:p>1.32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46" calcext:value-type="float">
            <text:p>46</text:p>
          </table:table-cell>
          <table:table-cell office:value-type="float" office:value="50.5040372233361" calcext:value-type="float">
            <text:p>50.50</text:p>
          </table:table-cell>
          <table:table-cell office:value-type="float" office:value="27.4949602687452" calcext:value-type="float">
            <text:p>27.49</text:p>
          </table:table-cell>
          <table:table-cell table:formula="of:=[.C1425]/[.D1425]" office:value-type="float" office:value="1.83684707050646" calcext:value-type="float">
            <text:p>1.84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46" calcext:value-type="float">
            <text:p>46</text:p>
          </table:table-cell>
          <table:table-cell office:value-type="float" office:value="45.15538248958" calcext:value-type="float">
            <text:p>45.16</text:p>
          </table:table-cell>
          <table:table-cell office:value-type="float" office:value="29.579425002992" calcext:value-type="float">
            <text:p>29.58</text:p>
          </table:table-cell>
          <table:table-cell table:formula="of:=[.C1426]/[.D1426]" office:value-type="float" office:value="1.52658080692956" calcext:value-type="float">
            <text:p>1.53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46" calcext:value-type="float">
            <text:p>46</text:p>
          </table:table-cell>
          <table:table-cell office:value-type="float" office:value="76.9428617268657" calcext:value-type="float">
            <text:p>76.94</text:p>
          </table:table-cell>
          <table:table-cell office:value-type="float" office:value="43.1905051935584" calcext:value-type="float">
            <text:p>43.19</text:p>
          </table:table-cell>
          <table:table-cell table:formula="of:=[.C1427]/[.D1427]" office:value-type="float" office:value="1.78147630786086" calcext:value-type="float">
            <text:p>1.78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47" calcext:value-type="float">
            <text:p>47</text:p>
          </table:table-cell>
          <table:table-cell office:value-type="float" office:value="87.9077085880703" calcext:value-type="float">
            <text:p>87.91</text:p>
          </table:table-cell>
          <table:table-cell office:value-type="float" office:value="46.6020758673064" calcext:value-type="float">
            <text:p>46.60</text:p>
          </table:table-cell>
          <table:table-cell table:formula="of:=[.C1428]/[.D1428]" office:value-type="float" office:value="1.88634748457079" calcext:value-type="float">
            <text:p>1.89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47" calcext:value-type="float">
            <text:p>47</text:p>
          </table:table-cell>
          <table:table-cell office:value-type="float" office:value="22.3031617193555" calcext:value-type="float">
            <text:p>22.30</text:p>
          </table:table-cell>
          <table:table-cell office:value-type="float" office:value="13.9608472991765" calcext:value-type="float">
            <text:p>13.96</text:p>
          </table:table-cell>
          <table:table-cell table:formula="of:=[.C1429]/[.D1429]" office:value-type="float" office:value="1.59755072463769" calcext:value-type="float">
            <text:p>1.60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47" calcext:value-type="float">
            <text:p>47</text:p>
          </table:table-cell>
          <table:table-cell office:value-type="float" office:value="0.978342945084277" calcext:value-type="float">
            <text:p>0.98</text:p>
          </table:table-cell>
          <table:table-cell office:value-type="float" office:value="0.546509016877039" calcext:value-type="float">
            <text:p>0.55</text:p>
          </table:table-cell>
          <table:table-cell table:formula="of:=[.C1430]/[.D1430]" office:value-type="float" office:value="1.79016798418972" calcext:value-type="float">
            <text:p>1.79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47" calcext:value-type="float">
            <text:p>47</text:p>
          </table:table-cell>
          <table:table-cell office:value-type="float" office:value="40.1733412888249" calcext:value-type="float">
            <text:p>40.17</text:p>
          </table:table-cell>
          <table:table-cell office:value-type="float" office:value="22.7543595918485" calcext:value-type="float">
            <text:p>22.75</text:p>
          </table:table-cell>
          <table:table-cell table:formula="of:=[.C1431]/[.D1431]" office:value-type="float" office:value="1.76552282768778" calcext:value-type="float">
            <text:p>1.77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47" calcext:value-type="float">
            <text:p>47</text:p>
          </table:table-cell>
          <table:table-cell office:value-type="float" office:value="181.61389904013" calcext:value-type="float">
            <text:p>181.61</text:p>
          </table:table-cell>
          <table:table-cell office:value-type="float" office:value="104.620627608707" calcext:value-type="float">
            <text:p>104.62</text:p>
          </table:table-cell>
          <table:table-cell table:formula="of:=[.C1432]/[.D1432]" office:value-type="float" office:value="1.73592821216277" calcext:value-type="float">
            <text:p>1.74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47" calcext:value-type="float">
            <text:p>47</text:p>
          </table:table-cell>
          <table:table-cell office:value-type="float" office:value="110.469306058035" calcext:value-type="float">
            <text:p>110.47</text:p>
          </table:table-cell>
          <table:table-cell office:value-type="float" office:value="62.4120373209235" calcext:value-type="float">
            <text:p>62.41</text:p>
          </table:table-cell>
          <table:table-cell table:formula="of:=[.C1433]/[.D1433]" office:value-type="float" office:value="1.77000000000001" calcext:value-type="float">
            <text:p>1.77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47" calcext:value-type="float">
            <text:p>47</text:p>
          </table:table-cell>
          <table:table-cell office:value-type="float" office:value="25.0729510229286" calcext:value-type="float">
            <text:p>25.07</text:p>
          </table:table-cell>
          <table:table-cell office:value-type="float" office:value="13.7407704188571" calcext:value-type="float">
            <text:p>13.74</text:p>
          </table:table-cell>
          <table:table-cell table:formula="of:=[.C1434]/[.D1434]" office:value-type="float" office:value="1.82471217105264" calcext:value-type="float">
            <text:p>1.82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47" calcext:value-type="float">
            <text:p>47</text:p>
          </table:table-cell>
          <table:table-cell office:value-type="float" office:value="216.954349105545" calcext:value-type="float">
            <text:p>216.95</text:p>
          </table:table-cell>
          <table:table-cell office:value-type="float" office:value="123.280226091251" calcext:value-type="float">
            <text:p>123.28</text:p>
          </table:table-cell>
          <table:table-cell table:formula="of:=[.C1435]/[.D1435]" office:value-type="float" office:value="1.75984710593374" calcext:value-type="float">
            <text:p>1.76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47" calcext:value-type="float">
            <text:p>47</text:p>
          </table:table-cell>
          <table:table-cell office:value-type="float" office:value="64.4496538685527" calcext:value-type="float">
            <text:p>64.45</text:p>
          </table:table-cell>
          <table:table-cell office:value-type="float" office:value="33.5789948352697" calcext:value-type="float">
            <text:p>33.58</text:p>
          </table:table-cell>
          <table:table-cell table:formula="of:=[.C1436]/[.D1436]" office:value-type="float" office:value="1.91934434561627" calcext:value-type="float">
            <text:p>1.92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47" calcext:value-type="float">
            <text:p>47</text:p>
          </table:table-cell>
          <table:table-cell office:value-type="float" office:value="197.62434132152" calcext:value-type="float">
            <text:p>197.62</text:p>
          </table:table-cell>
          <table:table-cell office:value-type="float" office:value="108.618174529" calcext:value-type="float">
            <text:p>108.62</text:p>
          </table:table-cell>
          <table:table-cell table:formula="of:=[.C1437]/[.D1437]" office:value-type="float" office:value="1.81944082726925" calcext:value-type="float">
            <text:p>1.82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47" calcext:value-type="float">
            <text:p>47</text:p>
          </table:table-cell>
          <table:table-cell office:value-type="float" office:value="58.7827136318137" calcext:value-type="float">
            <text:p>58.78</text:p>
          </table:table-cell>
          <table:table-cell office:value-type="float" office:value="31.8484131374907" calcext:value-type="float">
            <text:p>31.85</text:p>
          </table:table-cell>
          <table:table-cell table:formula="of:=[.C1438]/[.D1438]" office:value-type="float" office:value="1.84570306150095" calcext:value-type="float">
            <text:p>1.85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47" calcext:value-type="float">
            <text:p>47</text:p>
          </table:table-cell>
          <table:table-cell office:value-type="float" office:value="284.212875709581" calcext:value-type="float">
            <text:p>284.21</text:p>
          </table:table-cell>
          <table:table-cell office:value-type="float" office:value="157.375354182139" calcext:value-type="float">
            <text:p>157.38</text:p>
          </table:table-cell>
          <table:table-cell table:formula="of:=[.C1439]/[.D1439]" office:value-type="float" office:value="1.80595543175487" calcext:value-type="float">
            <text:p>1.81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47" calcext:value-type="float">
            <text:p>47</text:p>
          </table:table-cell>
          <table:table-cell office:value-type="float" office:value="70.952210954279" calcext:value-type="float">
            <text:p>70.95</text:p>
          </table:table-cell>
          <table:table-cell office:value-type="float" office:value="30.0504861570112" calcext:value-type="float">
            <text:p>30.05</text:p>
          </table:table-cell>
          <table:table-cell table:formula="of:=[.C1440]/[.D1440]" office:value-type="float" office:value="2.361100269179" calcext:value-type="float">
            <text:p>2.36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47" calcext:value-type="float">
            <text:p>47</text:p>
          </table:table-cell>
          <table:table-cell office:value-type="float" office:value="136.727958125051" calcext:value-type="float">
            <text:p>136.73</text:p>
          </table:table-cell>
          <table:table-cell office:value-type="float" office:value="88.1647871618213" calcext:value-type="float">
            <text:p>88.16</text:p>
          </table:table-cell>
          <table:table-cell table:formula="of:=[.C1441]/[.D1441]" office:value-type="float" office:value="1.55082275505407" calcext:value-type="float">
            <text:p>1.55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47" calcext:value-type="float">
            <text:p>47</text:p>
          </table:table-cell>
          <table:table-cell office:value-type="float" office:value="22.2314942204761" calcext:value-type="float">
            <text:p>22.23</text:p>
          </table:table-cell>
          <table:table-cell office:value-type="float" office:value="9.42912563433337" calcext:value-type="float">
            <text:p>9.43</text:p>
          </table:table-cell>
          <table:table-cell table:formula="of:=[.C1442]/[.D1442]" office:value-type="float" office:value="2.35774716369529" calcext:value-type="float">
            <text:p>2.36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47" calcext:value-type="float">
            <text:p>47</text:p>
          </table:table-cell>
          <table:table-cell office:value-type="float" office:value="152.654754956592" calcext:value-type="float">
            <text:p>152.65</text:p>
          </table:table-cell>
          <table:table-cell office:value-type="float" office:value="86.5539438561973" calcext:value-type="float">
            <text:p>86.55</text:p>
          </table:table-cell>
          <table:table-cell table:formula="of:=[.C1443]/[.D1443]" office:value-type="float" office:value="1.76369496472877" calcext:value-type="float">
            <text:p>1.76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47" calcext:value-type="float">
            <text:p>47</text:p>
          </table:table-cell>
          <table:table-cell office:value-type="float" office:value="244.691009352027" calcext:value-type="float">
            <text:p>244.69</text:p>
          </table:table-cell>
          <table:table-cell office:value-type="float" office:value="143.542891143589" calcext:value-type="float">
            <text:p>143.54</text:p>
          </table:table-cell>
          <table:table-cell table:formula="of:=[.C1444]/[.D1444]" office:value-type="float" office:value="1.70465431901645" calcext:value-type="float">
            <text:p>1.70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47" calcext:value-type="float">
            <text:p>47</text:p>
          </table:table-cell>
          <table:table-cell office:value-type="float" office:value="91.3128480233344" calcext:value-type="float">
            <text:p>91.31</text:p>
          </table:table-cell>
          <table:table-cell office:value-type="float" office:value="47.9566871474392" calcext:value-type="float">
            <text:p>47.96</text:p>
          </table:table-cell>
          <table:table-cell table:formula="of:=[.C1445]/[.D1445]" office:value-type="float" office:value="1.90406913935902" calcext:value-type="float">
            <text:p>1.90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47" calcext:value-type="float">
            <text:p>47</text:p>
          </table:table-cell>
          <table:table-cell office:value-type="float" office:value="132.906657429882" calcext:value-type="float">
            <text:p>132.91</text:p>
          </table:table-cell>
          <table:table-cell office:value-type="float" office:value="71.1306999317848" calcext:value-type="float">
            <text:p>71.13</text:p>
          </table:table-cell>
          <table:table-cell table:formula="of:=[.C1446]/[.D1446]" office:value-type="float" office:value="1.86848516262797" calcext:value-type="float">
            <text:p>1.87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47" calcext:value-type="float">
            <text:p>47</text:p>
          </table:table-cell>
          <table:table-cell office:value-type="float" office:value="55.4148033441167" calcext:value-type="float">
            <text:p>55.41</text:p>
          </table:table-cell>
          <table:table-cell office:value-type="float" office:value="30.7507299048756" calcext:value-type="float">
            <text:p>30.75</text:p>
          </table:table-cell>
          <table:table-cell table:formula="of:=[.C1447]/[.D1447]" office:value-type="float" office:value="1.80206465067779" calcext:value-type="float">
            <text:p>1.80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47" calcext:value-type="float">
            <text:p>47</text:p>
          </table:table-cell>
          <table:table-cell office:value-type="float" office:value="195.933152057952" calcext:value-type="float">
            <text:p>195.93</text:p>
          </table:table-cell>
          <table:table-cell office:value-type="float" office:value="103.348617943284" calcext:value-type="float">
            <text:p>103.35</text:p>
          </table:table-cell>
          <table:table-cell table:formula="of:=[.C1448]/[.D1448]" office:value-type="float" office:value="1.89584685269306" calcext:value-type="float">
            <text:p>1.90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47" calcext:value-type="float">
            <text:p>47</text:p>
          </table:table-cell>
          <table:table-cell office:value-type="float" office:value="44.2328155136674" calcext:value-type="float">
            <text:p>44.23</text:p>
          </table:table-cell>
          <table:table-cell office:value-type="float" office:value="24.1050298592126" calcext:value-type="float">
            <text:p>24.11</text:p>
          </table:table-cell>
          <table:table-cell table:formula="of:=[.C1449]/[.D1449]" office:value-type="float" office:value="1.83500355618777" calcext:value-type="float">
            <text:p>1.84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47" calcext:value-type="float">
            <text:p>47</text:p>
          </table:table-cell>
          <table:table-cell office:value-type="float" office:value="154.726663443952" calcext:value-type="float">
            <text:p>154.73</text:p>
          </table:table-cell>
          <table:table-cell office:value-type="float" office:value="90.179635501413" calcext:value-type="float">
            <text:p>90.18</text:p>
          </table:table-cell>
          <table:table-cell table:formula="of:=[.C1450]/[.D1450]" office:value-type="float" office:value="1.71576057702659" calcext:value-type="float">
            <text:p>1.72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47" calcext:value-type="float">
            <text:p>47</text:p>
          </table:table-cell>
          <table:table-cell office:value-type="float" office:value="53.1996548941881" calcext:value-type="float">
            <text:p>53.20</text:p>
          </table:table-cell>
          <table:table-cell office:value-type="float" office:value="28.3316130122938" calcext:value-type="float">
            <text:p>28.33</text:p>
          </table:table-cell>
          <table:table-cell table:formula="of:=[.C1451]/[.D1451]" office:value-type="float" office:value="1.87774889029804" calcext:value-type="float">
            <text:p>1.88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47" calcext:value-type="float">
            <text:p>47</text:p>
          </table:table-cell>
          <table:table-cell office:value-type="float" office:value="70.4617985217053" calcext:value-type="float">
            <text:p>70.46</text:p>
          </table:table-cell>
          <table:table-cell office:value-type="float" office:value="38.356841378741" calcext:value-type="float">
            <text:p>38.36</text:p>
          </table:table-cell>
          <table:table-cell table:formula="of:=[.C1452]/[.D1452]" office:value-type="float" office:value="1.83700732356857" calcext:value-type="float">
            <text:p>1.84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47" calcext:value-type="float">
            <text:p>47</text:p>
          </table:table-cell>
          <table:table-cell office:value-type="float" office:value="65.7220456269299" calcext:value-type="float">
            <text:p>65.72</text:p>
          </table:table-cell>
          <table:table-cell office:value-type="float" office:value="38.0482703359301" calcext:value-type="float">
            <text:p>38.05</text:p>
          </table:table-cell>
          <table:table-cell table:formula="of:=[.C1453]/[.D1453]" office:value-type="float" office:value="1.72733333333333" calcext:value-type="float">
            <text:p>1.73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47" calcext:value-type="float">
            <text:p>47</text:p>
          </table:table-cell>
          <table:table-cell office:value-type="float" office:value="37.0690527227844" calcext:value-type="float">
            <text:p>37.07</text:p>
          </table:table-cell>
          <table:table-cell office:value-type="float" office:value="22.4306223309865" calcext:value-type="float">
            <text:p>22.43</text:p>
          </table:table-cell>
          <table:table-cell table:formula="of:=[.C1454]/[.D1454]" office:value-type="float" office:value="1.6526091954023" calcext:value-type="float">
            <text:p>1.65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47" calcext:value-type="float">
            <text:p>47</text:p>
          </table:table-cell>
          <table:table-cell office:value-type="float" office:value="22.905075758238" calcext:value-type="float">
            <text:p>22.91</text:p>
          </table:table-cell>
          <table:table-cell office:value-type="float" office:value="16.1636725469035" calcext:value-type="float">
            <text:p>16.16</text:p>
          </table:table-cell>
          <table:table-cell table:formula="of:=[.C1455]/[.D1455]" office:value-type="float" office:value="1.41707125603865" calcext:value-type="float">
            <text:p>1.42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47" calcext:value-type="float">
            <text:p>47</text:p>
          </table:table-cell>
          <table:table-cell office:value-type="float" office:value="47.7186930435154" calcext:value-type="float">
            <text:p>47.72</text:p>
          </table:table-cell>
          <table:table-cell office:value-type="float" office:value="24.951303981342" calcext:value-type="float">
            <text:p>24.95</text:p>
          </table:table-cell>
          <table:table-cell table:formula="of:=[.C1456]/[.D1456]" office:value-type="float" office:value="1.91247291440954" calcext:value-type="float">
            <text:p>1.91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47" calcext:value-type="float">
            <text:p>47</text:p>
          </table:table-cell>
          <table:table-cell office:value-type="float" office:value="47.4068504904386" calcext:value-type="float">
            <text:p>47.41</text:p>
          </table:table-cell>
          <table:table-cell office:value-type="float" office:value="25.3891272702621" calcext:value-type="float">
            <text:p>25.39</text:p>
          </table:table-cell>
          <table:table-cell table:formula="of:=[.C1457]/[.D1457]" office:value-type="float" office:value="1.86721071527203" calcext:value-type="float">
            <text:p>1.87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47" calcext:value-type="float">
            <text:p>47</text:p>
          </table:table-cell>
          <table:table-cell office:value-type="float" office:value="74.0009680446353" calcext:value-type="float">
            <text:p>74.00</text:p>
          </table:table-cell>
          <table:table-cell office:value-type="float" office:value="40.9534263535287" calcext:value-type="float">
            <text:p>40.95</text:p>
          </table:table-cell>
          <table:table-cell table:formula="of:=[.C1458]/[.D1458]" office:value-type="float" office:value="1.80695425593515" calcext:value-type="float">
            <text:p>1.81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48" calcext:value-type="float">
            <text:p>48</text:p>
          </table:table-cell>
          <table:table-cell office:value-type="float" office:value="89.0056576988276" calcext:value-type="float">
            <text:p>89.01</text:p>
          </table:table-cell>
          <table:table-cell office:value-type="float" office:value="47.2924329453196" calcext:value-type="float">
            <text:p>47.29</text:p>
          </table:table-cell>
          <table:table-cell table:formula="of:=[.C1459]/[.D1459]" office:value-type="float" office:value="1.88202746519169" calcext:value-type="float">
            <text:p>1.88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48" calcext:value-type="float">
            <text:p>48</text:p>
          </table:table-cell>
          <table:table-cell office:value-type="float" office:value="26.3190230953198" calcext:value-type="float">
            <text:p>26.32</text:p>
          </table:table-cell>
          <table:table-cell office:value-type="float" office:value="14.6314289983676" calcext:value-type="float">
            <text:p>14.63</text:p>
          </table:table-cell>
          <table:table-cell table:formula="of:=[.C1460]/[.D1460]" office:value-type="float" office:value="1.79880058866814" calcext:value-type="float">
            <text:p>1.80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48" calcext:value-type="float">
            <text:p>48</text:p>
          </table:table-cell>
          <table:table-cell office:value-type="float" office:value="1.52404123375972" calcext:value-type="float">
            <text:p>1.52</text:p>
          </table:table-cell>
          <table:table-cell office:value-type="float" office:value="0.852141275019231" calcext:value-type="float">
            <text:p>0.85</text:p>
          </table:table-cell>
          <table:table-cell table:formula="of:=[.C1461]/[.D1461]" office:value-type="float" office:value="1.78848423194303" calcext:value-type="float">
            <text:p>1.79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48" calcext:value-type="float">
            <text:p>48</text:p>
          </table:table-cell>
          <table:table-cell office:value-type="float" office:value="45.354734945484" calcext:value-type="float">
            <text:p>45.35</text:p>
          </table:table-cell>
          <table:table-cell office:value-type="float" office:value="23.6224425191735" calcext:value-type="float">
            <text:p>23.62</text:p>
          </table:table-cell>
          <table:table-cell table:formula="of:=[.C1462]/[.D1462]" office:value-type="float" office:value="1.91998498498498" calcext:value-type="float">
            <text:p>1.92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48" calcext:value-type="float">
            <text:p>48</text:p>
          </table:table-cell>
          <table:table-cell office:value-type="float" office:value="179.520400959124" calcext:value-type="float">
            <text:p>179.52</text:p>
          </table:table-cell>
          <table:table-cell office:value-type="float" office:value="104.350683572117" calcext:value-type="float">
            <text:p>104.35</text:p>
          </table:table-cell>
          <table:table-cell table:formula="of:=[.C1463]/[.D1463]" office:value-type="float" office:value="1.72035673187571" calcext:value-type="float">
            <text:p>1.72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48" calcext:value-type="float">
            <text:p>48</text:p>
          </table:table-cell>
          <table:table-cell office:value-type="float" office:value="109.224128000615" calcext:value-type="float">
            <text:p>109.22</text:p>
          </table:table-cell>
          <table:table-cell office:value-type="float" office:value="62.0958740456049" calcext:value-type="float">
            <text:p>62.10</text:p>
          </table:table-cell>
          <table:table-cell table:formula="of:=[.C1464]/[.D1464]" office:value-type="float" office:value="1.75895950704225" calcext:value-type="float">
            <text:p>1.76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48" calcext:value-type="float">
            <text:p>48</text:p>
          </table:table-cell>
          <table:table-cell office:value-type="float" office:value="23.4666226800751" calcext:value-type="float">
            <text:p>23.47</text:p>
          </table:table-cell>
          <table:table-cell office:value-type="float" office:value="13.087916229671" calcext:value-type="float">
            <text:p>13.09</text:p>
          </table:table-cell>
          <table:table-cell table:formula="of:=[.C1465]/[.D1465]" office:value-type="float" office:value="1.79299915038232" calcext:value-type="float">
            <text:p>1.79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48" calcext:value-type="float">
            <text:p>48</text:p>
          </table:table-cell>
          <table:table-cell office:value-type="float" office:value="200.643234647716" calcext:value-type="float">
            <text:p>200.64</text:p>
          </table:table-cell>
          <table:table-cell office:value-type="float" office:value="112.868204658364" calcext:value-type="float">
            <text:p>112.87</text:p>
          </table:table-cell>
          <table:table-cell table:formula="of:=[.C1466]/[.D1466]" office:value-type="float" office:value="1.77767720550738" calcext:value-type="float">
            <text:p>1.78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48" calcext:value-type="float">
            <text:p>48</text:p>
          </table:table-cell>
          <table:table-cell office:value-type="float" office:value="61.4081222776098" calcext:value-type="float">
            <text:p>61.41</text:p>
          </table:table-cell>
          <table:table-cell office:value-type="float" office:value="35.3861473604789" calcext:value-type="float">
            <text:p>35.39</text:p>
          </table:table-cell>
          <table:table-cell table:formula="of:=[.C1467]/[.D1467]" office:value-type="float" office:value="1.73537180106229" calcext:value-type="float">
            <text:p>1.74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48" calcext:value-type="float">
            <text:p>48</text:p>
          </table:table-cell>
          <table:table-cell office:value-type="float" office:value="196.679240687043" calcext:value-type="float">
            <text:p>196.68</text:p>
          </table:table-cell>
          <table:table-cell office:value-type="float" office:value="112.025776199225" calcext:value-type="float">
            <text:p>112.03</text:p>
          </table:table-cell>
          <table:table-cell table:formula="of:=[.C1468]/[.D1468]" office:value-type="float" office:value="1.75566059312342" calcext:value-type="float">
            <text:p>1.76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48" calcext:value-type="float">
            <text:p>48</text:p>
          </table:table-cell>
          <table:table-cell office:value-type="float" office:value="62.1519705979526" calcext:value-type="float">
            <text:p>62.15</text:p>
          </table:table-cell>
          <table:table-cell office:value-type="float" office:value="33.8160870177439" calcext:value-type="float">
            <text:p>33.82</text:p>
          </table:table-cell>
          <table:table-cell table:formula="of:=[.C1469]/[.D1469]" office:value-type="float" office:value="1.83794093519278" calcext:value-type="float">
            <text:p>1.84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48" calcext:value-type="float">
            <text:p>48</text:p>
          </table:table-cell>
          <table:table-cell office:value-type="float" office:value="287.756805856129" calcext:value-type="float">
            <text:p>287.76</text:p>
          </table:table-cell>
          <table:table-cell office:value-type="float" office:value="175.793182990064" calcext:value-type="float">
            <text:p>175.79</text:p>
          </table:table-cell>
          <table:table-cell table:formula="of:=[.C1470]/[.D1470]" office:value-type="float" office:value="1.6369053734717" calcext:value-type="float">
            <text:p>1.64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48" calcext:value-type="float">
            <text:p>48</text:p>
          </table:table-cell>
          <table:table-cell office:value-type="float" office:value="53.9952969848574" calcext:value-type="float">
            <text:p>54.00</text:p>
          </table:table-cell>
          <table:table-cell office:value-type="float" office:value="29.9739398392866" calcext:value-type="float">
            <text:p>29.97</text:p>
          </table:table-cell>
          <table:table-cell table:formula="of:=[.C1471]/[.D1471]" office:value-type="float" office:value="1.80140806561859" calcext:value-type="float">
            <text:p>1.80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48" calcext:value-type="float">
            <text:p>48</text:p>
          </table:table-cell>
          <table:table-cell office:value-type="float" office:value="129.652351368556" calcext:value-type="float">
            <text:p>129.65</text:p>
          </table:table-cell>
          <table:table-cell office:value-type="float" office:value="74.0590375381852" calcext:value-type="float">
            <text:p>74.06</text:p>
          </table:table-cell>
          <table:table-cell table:formula="of:=[.C1472]/[.D1472]" office:value-type="float" office:value="1.75066211604096" calcext:value-type="float">
            <text:p>1.75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48" calcext:value-type="float">
            <text:p>48</text:p>
          </table:table-cell>
          <table:table-cell office:value-type="float" office:value="17.3045646560125" calcext:value-type="float">
            <text:p>17.30</text:p>
          </table:table-cell>
          <table:table-cell office:value-type="float" office:value="8.98334638726998" calcext:value-type="float">
            <text:p>8.98</text:p>
          </table:table-cell>
          <table:table-cell table:formula="of:=[.C1473]/[.D1473]" office:value-type="float" office:value="1.9262938230384" calcext:value-type="float">
            <text:p>1.93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48" calcext:value-type="float">
            <text:p>48</text:p>
          </table:table-cell>
          <table:table-cell office:value-type="float" office:value="155.354881716471" calcext:value-type="float">
            <text:p>155.35</text:p>
          </table:table-cell>
          <table:table-cell office:value-type="float" office:value="89.389121796301" calcext:value-type="float">
            <text:p>89.39</text:p>
          </table:table-cell>
          <table:table-cell table:formula="of:=[.C1474]/[.D1474]" office:value-type="float" office:value="1.7379618301933" calcext:value-type="float">
            <text:p>1.74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48" calcext:value-type="float">
            <text:p>48</text:p>
          </table:table-cell>
          <table:table-cell office:value-type="float" office:value="247.77247730194" calcext:value-type="float">
            <text:p>247.77</text:p>
          </table:table-cell>
          <table:table-cell office:value-type="float" office:value="140.661389741717" calcext:value-type="float">
            <text:p>140.66</text:p>
          </table:table-cell>
          <table:table-cell table:formula="of:=[.C1475]/[.D1475]" office:value-type="float" office:value="1.76148179508891" calcext:value-type="float">
            <text:p>1.76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48" calcext:value-type="float">
            <text:p>48</text:p>
          </table:table-cell>
          <table:table-cell office:value-type="float" office:value="96.9925019516334" calcext:value-type="float">
            <text:p>96.99</text:p>
          </table:table-cell>
          <table:table-cell office:value-type="float" office:value="51.2705259831787" calcext:value-type="float">
            <text:p>51.27</text:p>
          </table:table-cell>
          <table:table-cell table:formula="of:=[.C1476]/[.D1476]" office:value-type="float" office:value="1.89177895275456" calcext:value-type="float">
            <text:p>1.89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48" calcext:value-type="float">
            <text:p>48</text:p>
          </table:table-cell>
          <table:table-cell office:value-type="float" office:value="128.587966702988" calcext:value-type="float">
            <text:p>128.59</text:p>
          </table:table-cell>
          <table:table-cell office:value-type="float" office:value="71.2454451944134" calcext:value-type="float">
            <text:p>71.25</text:p>
          </table:table-cell>
          <table:table-cell table:formula="of:=[.C1477]/[.D1477]" office:value-type="float" office:value="1.80485877170252" calcext:value-type="float">
            <text:p>1.80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48" calcext:value-type="float">
            <text:p>48</text:p>
          </table:table-cell>
          <table:table-cell office:value-type="float" office:value="59.1978102314381" calcext:value-type="float">
            <text:p>59.20</text:p>
          </table:table-cell>
          <table:table-cell office:value-type="float" office:value="33.8224673057857" calcext:value-type="float">
            <text:p>33.82</text:p>
          </table:table-cell>
          <table:table-cell table:formula="of:=[.C1478]/[.D1478]" office:value-type="float" office:value="1.75025108890597" calcext:value-type="float">
            <text:p>1.75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48" calcext:value-type="float">
            <text:p>48</text:p>
          </table:table-cell>
          <table:table-cell office:value-type="float" office:value="190.547669275274" calcext:value-type="float">
            <text:p>190.55</text:p>
          </table:table-cell>
          <table:table-cell office:value-type="float" office:value="99.0933036473149" calcext:value-type="float">
            <text:p>99.09</text:p>
          </table:table-cell>
          <table:table-cell table:formula="of:=[.C1479]/[.D1479]" office:value-type="float" office:value="1.92291166266347" calcext:value-type="float">
            <text:p>1.92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48" calcext:value-type="float">
            <text:p>48</text:p>
          </table:table-cell>
          <table:table-cell office:value-type="float" office:value="47.2471965592235" calcext:value-type="float">
            <text:p>47.25</text:p>
          </table:table-cell>
          <table:table-cell office:value-type="float" office:value="24.1688088264211" calcext:value-type="float">
            <text:p>24.17</text:p>
          </table:table-cell>
          <table:table-cell table:formula="of:=[.C1480]/[.D1480]" office:value-type="float" office:value="1.95488312636961" calcext:value-type="float">
            <text:p>1.95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48" calcext:value-type="float">
            <text:p>48</text:p>
          </table:table-cell>
          <table:table-cell office:value-type="float" office:value="153.95290613381" calcext:value-type="float">
            <text:p>153.95</text:p>
          </table:table-cell>
          <table:table-cell office:value-type="float" office:value="90.043922613039" calcext:value-type="float">
            <text:p>90.04</text:p>
          </table:table-cell>
          <table:table-cell table:formula="of:=[.C1481]/[.D1481]" office:value-type="float" office:value="1.70975343661357" calcext:value-type="float">
            <text:p>1.71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48" calcext:value-type="float">
            <text:p>48</text:p>
          </table:table-cell>
          <table:table-cell office:value-type="float" office:value="51.1573933964187" calcext:value-type="float">
            <text:p>51.16</text:p>
          </table:table-cell>
          <table:table-cell office:value-type="float" office:value="27.7667297208079" calcext:value-type="float">
            <text:p>27.77</text:p>
          </table:table-cell>
          <table:table-cell table:formula="of:=[.C1482]/[.D1482]" office:value-type="float" office:value="1.84239893969517" calcext:value-type="float">
            <text:p>1.84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48" calcext:value-type="float">
            <text:p>48</text:p>
          </table:table-cell>
          <table:table-cell office:value-type="float" office:value="72.0105904907767" calcext:value-type="float">
            <text:p>72.01</text:p>
          </table:table-cell>
          <table:table-cell office:value-type="float" office:value="39.2506861635879" calcext:value-type="float">
            <text:p>39.25</text:p>
          </table:table-cell>
          <table:table-cell table:formula="of:=[.C1483]/[.D1483]" office:value-type="float" office:value="1.83463265306122" calcext:value-type="float">
            <text:p>1.83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48" calcext:value-type="float">
            <text:p>48</text:p>
          </table:table-cell>
          <table:table-cell office:value-type="float" office:value="65.5548915873904" calcext:value-type="float">
            <text:p>65.55</text:p>
          </table:table-cell>
          <table:table-cell office:value-type="float" office:value="40.1472832393471" calcext:value-type="float">
            <text:p>40.15</text:p>
          </table:table-cell>
          <table:table-cell table:formula="of:=[.C1484]/[.D1484]" office:value-type="float" office:value="1.63285996705107" calcext:value-type="float">
            <text:p>1.63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48" calcext:value-type="float">
            <text:p>48</text:p>
          </table:table-cell>
          <table:table-cell office:value-type="float" office:value="38.4724806096976" calcext:value-type="float">
            <text:p>38.47</text:p>
          </table:table-cell>
          <table:table-cell office:value-type="float" office:value="21.3715001519921" calcext:value-type="float">
            <text:p>21.37</text:p>
          </table:table-cell>
          <table:table-cell table:formula="of:=[.C1485]/[.D1485]" office:value-type="float" office:value="1.80017688679245" calcext:value-type="float">
            <text:p>1.80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48" calcext:value-type="float">
            <text:p>48</text:p>
          </table:table-cell>
          <table:table-cell office:value-type="float" office:value="22.7789729209298" calcext:value-type="float">
            <text:p>22.78</text:p>
          </table:table-cell>
          <table:table-cell office:value-type="float" office:value="13.957753432344" calcext:value-type="float">
            <text:p>13.96</text:p>
          </table:table-cell>
          <table:table-cell table:formula="of:=[.C1486]/[.D1486]" office:value-type="float" office:value="1.63199421965318" calcext:value-type="float">
            <text:p>1.63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48" calcext:value-type="float">
            <text:p>48</text:p>
          </table:table-cell>
          <table:table-cell office:value-type="float" office:value="49.1675797085971" calcext:value-type="float">
            <text:p>49.17</text:p>
          </table:table-cell>
          <table:table-cell office:value-type="float" office:value="26.0747249223859" calcext:value-type="float">
            <text:p>26.07</text:p>
          </table:table-cell>
          <table:table-cell table:formula="of:=[.C1487]/[.D1487]" office:value-type="float" office:value="1.88564135786473" calcext:value-type="float">
            <text:p>1.89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48" calcext:value-type="float">
            <text:p>48</text:p>
          </table:table-cell>
          <table:table-cell office:value-type="float" office:value="43.9672874013681" calcext:value-type="float">
            <text:p>43.97</text:p>
          </table:table-cell>
          <table:table-cell office:value-type="float" office:value="22.7249584699206" calcext:value-type="float">
            <text:p>22.72</text:p>
          </table:table-cell>
          <table:table-cell table:formula="of:=[.C1488]/[.D1488]" office:value-type="float" office:value="1.934757656854" calcext:value-type="float">
            <text:p>1.93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48" calcext:value-type="float">
            <text:p>48</text:p>
          </table:table-cell>
          <table:table-cell office:value-type="float" office:value="69.0671810897671" calcext:value-type="float">
            <text:p>69.07</text:p>
          </table:table-cell>
          <table:table-cell office:value-type="float" office:value="39.7174498720819" calcext:value-type="float">
            <text:p>39.72</text:p>
          </table:table-cell>
          <table:table-cell table:formula="of:=[.C1489]/[.D1489]" office:value-type="float" office:value="1.73896313364055" calcext:value-type="float">
            <text:p>1.74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average</text:p>
          </table:table-cell>
          <table:table-cell table:style-name="Default" table:formula="of:=AVERAGE([.E2:.E1489])" office:value-type="float" office:value="1.78305434734193" calcext:value-type="float">
            <text:p>1.78305434734193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std dev</text:p>
          </table:table-cell>
          <table:table-cell table:style-name="Default" table:formula="of:=STDEV([.E2:.E1489])" office:value-type="float" office:value="0.203926885043646" calcext:value-type="float">
            <text:p>0.2039268850436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5P0" style:volatile="true">
      <number:number number:decimal-places="0" number:min-decimal-places="0" number:min-integer-digits="1"/>
      <number:text> </number:text>
    </number:number-style>
    <number:number-style style:name="N125">
      <number:text>(</number:text>
      <number:number number:decimal-places="0" number:min-decimal-places="0" number:min-integer-digits="1"/>
      <number:text>)</number:text>
      <style:map style:condition="value()&gt;=0" style:apply-style-name="N125P0"/>
    </number:number-style>
    <number:number-style style:name="N124">
      <number:number number:decimal-places="0" number:min-decimal-places="0" number:min-integer-digits="1"/>
      <number:text> </number:text>
    </number:number-style>
    <number:number-style style:name="N123" number:title="User-defined">
      <number:number number:decimal-places="1" number:min-decimal-places="1" number:min-integer-digits="1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currency-style style:name="N121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/00/0000</text:date>, <text:time style:data-style-name="N2" text:time-value="06:59:54.9824720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2T12:10:10.138562233</meta:creation-date>
    <dc:date>2022-03-13T07:15:07.464755896</dc:date>
    <meta:editing-duration>PT19M36S</meta:editing-duration>
    <meta:editing-cycles>2</meta:editing-cycles>
    <meta:generator>LibreOffice/7.3.1.3$Linux_X86_64 LibreOffice_project/30$Build-3</meta:generator>
    <meta:document-statistic meta:table-count="1" meta:cell-count="7449" meta:object-count="0"/>
  </office:meta>
</office:document-meta>
</file>